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Liberation Sans1" svg:font-family="'Liberation Sans'"/>
    <style:font-face style:name="Liberation Serif1" svg:font-family="'Liberation Serif'"/>
    <style:font-face style:name="OpenSymbol" svg:font-family="OpenSymbol"/>
    <style:font-face style:name="FreeSerif" svg:font-family="FreeSerif" style:font-family-generic="roman"/>
    <style:font-face style:name="Cambria" svg:font-family="Cambria"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iberation Sans3" svg:font-family="'Liberation Sans'" style:font-family-generic="system" style:font-pitch="variable"/>
    <style:font-face style:name="Liberation Serif2" svg:font-family="'Liberation Serif'" style:font-family-generic="system" style:font-pitch="variable"/>
    <style:font-face style:name="MS Mincho" svg:font-family="'MS Mincho'" style:font-family-generic="system" style:font-pitch="variable"/>
    <style:font-face style:name="Noto Sans Thin" svg:font-family="'Noto Sans Thin'" style:font-family-generic="system" style:font-pitch="variable"/>
    <style:font-face style:name="OpenSymbol3" svg:font-family="OpenSymbol" style:font-family-generic="system" style:font-pitch="variable"/>
    <style:font-face style:name="PMingLiU1" svg:font-family="PMingLiU"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start" style:justify-single-word="false"/>
      <style:text-properties fo:font-weight="bold"/>
    </style:style>
    <style:style style:name="P3" style:family="paragraph" style:parent-style-name="Text_20_body">
      <style:paragraph-properties fo:text-align="start" style:justify-single-word="false"/>
      <style:text-properties fo:font-weight="bold" officeooo:paragraph-rsid="0015159d"/>
    </style:style>
    <style:style style:name="P4" style:family="paragraph" style:parent-style-name="Text_20_body">
      <style:paragraph-properties fo:text-align="start" style:justify-single-word="false"/>
      <style:text-properties fo:font-weight="bold" officeooo:paragraph-rsid="00377b7c"/>
    </style:style>
    <style:style style:name="P5" style:family="paragraph" style:parent-style-name="Text_20_body">
      <style:paragraph-properties fo:text-align="start" style:justify-single-word="false"/>
      <style:text-properties fo:font-weight="bold" officeooo:paragraph-rsid="003e181f"/>
    </style:style>
    <style:style style:name="P6" style:family="paragraph" style:parent-style-name="Text_20_body">
      <style:paragraph-properties fo:text-align="start" style:justify-single-word="false"/>
      <style:text-properties fo:font-weight="bold" officeooo:paragraph-rsid="005df331"/>
    </style:style>
    <style:style style:name="P7" style:family="paragraph" style:parent-style-name="Text_20_body">
      <style:paragraph-properties fo:text-align="start" style:justify-single-word="false"/>
      <style:text-properties fo:font-weight="bold" officeooo:paragraph-rsid="0064f542"/>
    </style:style>
    <style:style style:name="P8" style:family="paragraph" style:parent-style-name="Text_20_body">
      <style:paragraph-properties fo:text-align="start" style:justify-single-word="false"/>
      <style:text-properties fo:font-weight="bold" officeooo:paragraph-rsid="00808441"/>
    </style:style>
    <style:style style:name="P9" style:family="paragraph" style:parent-style-name="Text_20_body">
      <style:paragraph-properties fo:text-align="start" style:justify-single-word="false"/>
      <style:text-properties fo:font-weight="bold" officeooo:paragraph-rsid="009671e3"/>
    </style:style>
    <style:style style:name="P10" style:family="paragraph" style:parent-style-name="Text_20_body">
      <style:paragraph-properties fo:text-align="start" style:justify-single-word="false"/>
      <style:text-properties fo:font-weight="bold" officeooo:paragraph-rsid="00a7c90a"/>
    </style:style>
    <style:style style:name="P11" style:family="paragraph" style:parent-style-name="Text_20_body">
      <style:paragraph-properties fo:text-align="start" style:justify-single-word="false"/>
      <style:text-properties fo:font-weight="bold" officeooo:paragraph-rsid="00aedf11"/>
    </style:style>
    <style:style style:name="P12" style:family="paragraph" style:parent-style-name="Text_20_body">
      <style:paragraph-properties fo:text-align="start" style:justify-single-word="false"/>
      <style:text-properties fo:font-weight="bold" officeooo:paragraph-rsid="00d4bdcb"/>
    </style:style>
    <style:style style:name="P13" style:family="paragraph" style:parent-style-name="Text_20_body">
      <style:text-properties fo:font-weight="bold" officeooo:paragraph-rsid="00119e93"/>
    </style:style>
    <style:style style:name="P14" style:family="paragraph" style:parent-style-name="Text_20_body">
      <style:text-properties fo:font-weight="bold" officeooo:paragraph-rsid="0012afda"/>
    </style:style>
    <style:style style:name="P15" style:family="paragraph" style:parent-style-name="Text_20_body">
      <style:text-properties fo:font-weight="bold" officeooo:paragraph-rsid="00216207"/>
    </style:style>
    <style:style style:name="P16" style:family="paragraph" style:parent-style-name="Text_20_body">
      <style:text-properties fo:font-weight="bold" officeooo:paragraph-rsid="00205e7b" style:font-weight-asian="bold" style:font-weight-complex="bold"/>
    </style:style>
    <style:style style:name="P17" style:family="paragraph" style:parent-style-name="Text_20_body">
      <style:text-properties fo:font-weight="bold" officeooo:paragraph-rsid="0028319c"/>
    </style:style>
    <style:style style:name="P18" style:family="paragraph" style:parent-style-name="Text_20_body">
      <style:text-properties fo:font-weight="bold" officeooo:paragraph-rsid="003b969f"/>
    </style:style>
    <style:style style:name="P19" style:family="paragraph" style:parent-style-name="Text_20_body">
      <style:text-properties fo:font-weight="bold" officeooo:paragraph-rsid="003d6c86"/>
    </style:style>
    <style:style style:name="P20" style:family="paragraph" style:parent-style-name="Text_20_body">
      <style:text-properties fo:font-weight="bold" officeooo:paragraph-rsid="00471173"/>
    </style:style>
    <style:style style:name="P21" style:family="paragraph" style:parent-style-name="Text_20_body">
      <style:text-properties fo:font-weight="bold" officeooo:paragraph-rsid="006fa8f5"/>
    </style:style>
    <style:style style:name="P22" style:family="paragraph" style:parent-style-name="Text_20_body">
      <style:text-properties fo:font-weight="bold" officeooo:paragraph-rsid="006fff9d"/>
    </style:style>
    <style:style style:name="P23" style:family="paragraph" style:parent-style-name="Text_20_body">
      <style:text-properties fo:font-weight="bold" officeooo:paragraph-rsid="0082f409"/>
    </style:style>
    <style:style style:name="P24" style:family="paragraph" style:parent-style-name="Text_20_body">
      <style:text-properties fo:font-weight="bold" officeooo:paragraph-rsid="00a5f3b7"/>
    </style:style>
    <style:style style:name="P25" style:family="paragraph" style:parent-style-name="Text_20_body">
      <style:text-properties fo:font-weight="bold" officeooo:paragraph-rsid="00b26316"/>
    </style:style>
    <style:style style:name="P26" style:family="paragraph" style:parent-style-name="Text_20_body">
      <style:text-properties fo:font-weight="bold" officeooo:paragraph-rsid="00c0236a"/>
    </style:style>
    <style:style style:name="P27" style:family="paragraph" style:parent-style-name="Text_20_body">
      <style:text-properties fo:font-weight="bold" officeooo:paragraph-rsid="00c2dac7"/>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119ff4"/>
    </style:style>
    <style:style style:name="P30" style:family="paragraph" style:parent-style-name="Text_20_body">
      <style:paragraph-properties fo:text-align="center" style:justify-single-word="false"/>
      <style:text-properties officeooo:paragraph-rsid="001d255e"/>
    </style:style>
    <style:style style:name="P31" style:family="paragraph" style:parent-style-name="Text_20_body">
      <style:paragraph-properties fo:text-align="center" style:justify-single-word="false"/>
      <style:text-properties officeooo:paragraph-rsid="0028319c"/>
    </style:style>
    <style:style style:name="P32" style:family="paragraph" style:parent-style-name="Text_20_body">
      <style:paragraph-properties fo:text-align="center" style:justify-single-word="false"/>
      <style:text-properties officeooo:paragraph-rsid="00205e7b"/>
    </style:style>
    <style:style style:name="P33" style:family="paragraph" style:parent-style-name="Text_20_body">
      <style:paragraph-properties fo:text-align="center" style:justify-single-word="false"/>
      <style:text-properties officeooo:paragraph-rsid="00377b7c"/>
    </style:style>
    <style:style style:name="P34" style:family="paragraph" style:parent-style-name="Text_20_body">
      <style:paragraph-properties fo:text-align="center" style:justify-single-word="false"/>
      <style:text-properties officeooo:paragraph-rsid="003d6c86"/>
    </style:style>
    <style:style style:name="P35" style:family="paragraph" style:parent-style-name="Text_20_body">
      <style:paragraph-properties fo:text-align="center" style:justify-single-word="false"/>
      <style:text-properties officeooo:paragraph-rsid="00471173"/>
    </style:style>
    <style:style style:name="P36" style:family="paragraph" style:parent-style-name="Text_20_body">
      <style:paragraph-properties fo:text-align="center" style:justify-single-word="false"/>
      <style:text-properties officeooo:paragraph-rsid="00486cf7"/>
    </style:style>
    <style:style style:name="P37" style:family="paragraph" style:parent-style-name="Text_20_body">
      <style:paragraph-properties fo:text-align="center" style:justify-single-word="false"/>
      <style:text-properties officeooo:paragraph-rsid="006fff9d"/>
    </style:style>
    <style:style style:name="P38" style:family="paragraph" style:parent-style-name="Text_20_body">
      <style:paragraph-properties fo:text-align="center" style:justify-single-word="false"/>
      <style:text-properties officeooo:paragraph-rsid="007cc874"/>
    </style:style>
    <style:style style:name="P39" style:family="paragraph" style:parent-style-name="Text_20_body">
      <style:paragraph-properties fo:text-align="center" style:justify-single-word="false"/>
      <style:text-properties officeooo:paragraph-rsid="0097d568"/>
    </style:style>
    <style:style style:name="P40" style:family="paragraph" style:parent-style-name="Text_20_body">
      <style:paragraph-properties fo:text-align="center" style:justify-single-word="false"/>
      <style:text-properties officeooo:paragraph-rsid="00a5f3b7"/>
    </style:style>
    <style:style style:name="P41" style:family="paragraph" style:parent-style-name="Text_20_body">
      <style:paragraph-properties fo:text-align="center" style:justify-single-word="false"/>
      <style:text-properties officeooo:paragraph-rsid="00cf49e9"/>
    </style:style>
    <style:style style:name="P42" style:family="paragraph" style:parent-style-name="Text_20_body">
      <style:paragraph-properties fo:text-align="center" style:justify-single-word="false"/>
      <style:text-properties officeooo:paragraph-rsid="0012afda"/>
    </style:style>
    <style:style style:name="P43" style:family="paragraph" style:parent-style-name="Text_20_body">
      <style:paragraph-properties fo:text-align="center" style:justify-single-word="false"/>
      <style:text-properties officeooo:paragraph-rsid="00d2d997"/>
    </style:style>
    <style:style style:name="P44" style:family="paragraph" style:parent-style-name="Text_20_body">
      <style:paragraph-properties fo:text-align="center" style:justify-single-word="false"/>
      <style:text-properties officeooo:paragraph-rsid="00d4bdcb"/>
    </style:style>
    <style:style style:name="P45" style:family="paragraph" style:parent-style-name="Text_20_body">
      <style:paragraph-properties fo:text-align="start" style:justify-single-word="false"/>
    </style:style>
    <style:style style:name="P46" style:family="paragraph" style:parent-style-name="Text_20_body">
      <style:paragraph-properties fo:text-align="start" style:justify-single-word="false"/>
      <style:text-properties officeooo:paragraph-rsid="003d6c86"/>
    </style:style>
    <style:style style:name="P47" style:family="paragraph" style:parent-style-name="Text_20_body">
      <style:paragraph-properties fo:text-align="start" style:justify-single-word="false"/>
      <style:text-properties officeooo:paragraph-rsid="00887ab9"/>
    </style:style>
    <style:style style:name="P48" style:family="paragraph" style:parent-style-name="Text_20_body">
      <style:paragraph-properties fo:text-align="start" style:justify-single-word="false"/>
      <style:text-properties officeooo:paragraph-rsid="00b26316"/>
    </style:style>
    <style:style style:name="P49" style:family="paragraph" style:parent-style-name="Text_20_body">
      <style:paragraph-properties fo:text-align="start" style:justify-single-word="false"/>
      <style:text-properties officeooo:paragraph-rsid="00c0bb98"/>
    </style:style>
    <style:style style:name="P50" style:family="paragraph" style:parent-style-name="Text_20_body">
      <style:paragraph-properties fo:text-align="start" style:justify-single-word="false"/>
      <style:text-properties officeooo:paragraph-rsid="00c853bd"/>
    </style:style>
    <style:style style:name="P51" style:family="paragraph" style:parent-style-name="Text_20_body">
      <style:text-properties fo:font-weight="normal"/>
    </style:style>
    <style:style style:name="P52" style:family="paragraph" style:parent-style-name="Text_20_body">
      <style:paragraph-properties fo:text-align="start" style:justify-single-word="false"/>
      <style:text-properties fo:font-weight="normal"/>
    </style:style>
    <style:style style:name="P53" style:family="paragraph" style:parent-style-name="Text_20_body">
      <style:paragraph-properties fo:text-align="start" style:justify-single-word="false"/>
      <style:text-properties fo:font-weight="normal" officeooo:paragraph-rsid="0015159d"/>
    </style:style>
    <style:style style:name="P54" style:family="paragraph" style:parent-style-name="Text_20_body">
      <style:paragraph-properties fo:text-align="start" style:justify-single-word="false"/>
      <style:text-properties fo:font-weight="normal" officeooo:paragraph-rsid="003e181f"/>
    </style:style>
    <style:style style:name="P55" style:family="paragraph" style:parent-style-name="Text_20_body">
      <style:paragraph-properties fo:text-align="start" style:justify-single-word="false"/>
      <style:text-properties fo:font-weight="normal" officeooo:paragraph-rsid="0040b934"/>
    </style:style>
    <style:style style:name="P56" style:family="paragraph" style:parent-style-name="Text_20_body">
      <style:paragraph-properties fo:text-align="start" style:justify-single-word="false"/>
      <style:text-properties fo:font-weight="normal" officeooo:paragraph-rsid="0064f542"/>
    </style:style>
    <style:style style:name="P57" style:family="paragraph" style:parent-style-name="Text_20_body">
      <style:paragraph-properties fo:text-align="center" style:justify-single-word="false"/>
      <style:text-properties fo:font-weight="normal"/>
    </style:style>
    <style:style style:name="P58" style:family="paragraph" style:parent-style-name="Text_20_body">
      <style:paragraph-properties fo:text-align="center" style:justify-single-word="false"/>
      <style:text-properties fo:font-weight="normal" officeooo:paragraph-rsid="00119e93"/>
    </style:style>
    <style:style style:name="P59" style:family="paragraph" style:parent-style-name="Text_20_body">
      <style:paragraph-properties fo:text-align="center" style:justify-single-word="false"/>
      <style:text-properties fo:font-weight="normal" officeooo:paragraph-rsid="0015159d"/>
    </style:style>
    <style:style style:name="P60" style:family="paragraph" style:parent-style-name="Text_20_body">
      <style:paragraph-properties fo:text-align="center" style:justify-single-word="false"/>
      <style:text-properties fo:font-weight="normal" officeooo:paragraph-rsid="00287d79"/>
    </style:style>
    <style:style style:name="P61" style:family="paragraph" style:parent-style-name="Text_20_body">
      <style:paragraph-properties fo:text-align="center" style:justify-single-word="false"/>
      <style:text-properties fo:font-weight="normal" officeooo:paragraph-rsid="003e181f"/>
    </style:style>
    <style:style style:name="P62" style:family="paragraph" style:parent-style-name="Text_20_body">
      <style:paragraph-properties fo:text-align="center" style:justify-single-word="false"/>
      <style:text-properties fo:font-weight="normal" officeooo:paragraph-rsid="0040b934"/>
    </style:style>
    <style:style style:name="P63" style:family="paragraph" style:parent-style-name="Text_20_body">
      <style:paragraph-properties fo:text-align="center" style:justify-single-word="false"/>
      <style:text-properties fo:font-weight="normal" officeooo:paragraph-rsid="005df331"/>
    </style:style>
    <style:style style:name="P64" style:family="paragraph" style:parent-style-name="Text_20_body">
      <style:paragraph-properties fo:text-align="center" style:justify-single-word="false"/>
      <style:text-properties fo:font-weight="normal" officeooo:paragraph-rsid="0064f542"/>
    </style:style>
    <style:style style:name="P65" style:family="paragraph" style:parent-style-name="Text_20_body">
      <style:paragraph-properties fo:text-align="start" style:justify-single-word="false"/>
      <style:text-properties fo:font-weight="normal" officeooo:rsid="000eea38" officeooo:paragraph-rsid="00119e93"/>
    </style:style>
    <style:style style:name="P66" style:family="paragraph" style:parent-style-name="Text_20_body">
      <style:paragraph-properties fo:text-align="start" style:justify-single-word="false"/>
      <style:text-properties fo:font-weight="normal" officeooo:rsid="000eea38" officeooo:paragraph-rsid="0044e9d1"/>
    </style:style>
    <style:style style:name="P67" style:family="paragraph" style:parent-style-name="Text_20_body">
      <style:paragraph-properties fo:text-align="start" style:justify-single-word="false"/>
      <style:text-properties fo:font-weight="normal" officeooo:rsid="000eea38" officeooo:paragraph-rsid="00610d1c"/>
    </style:style>
    <style:style style:name="P68" style:family="paragraph" style:parent-style-name="Text_20_body">
      <style:paragraph-properties fo:text-align="center" style:justify-single-word="false"/>
      <style:text-properties fo:font-weight="normal" officeooo:rsid="000eea38" officeooo:paragraph-rsid="00119e93"/>
    </style:style>
    <style:style style:name="P69" style:family="paragraph" style:parent-style-name="Text_20_body">
      <style:paragraph-properties fo:text-align="center" style:justify-single-word="false"/>
      <style:text-properties fo:font-weight="normal" officeooo:rsid="000eea38" officeooo:paragraph-rsid="001c0ac2"/>
    </style:style>
    <style:style style:name="P70" style:family="paragraph" style:parent-style-name="Text_20_body">
      <style:paragraph-properties fo:text-align="center" style:justify-single-word="false"/>
      <style:text-properties fo:font-weight="normal" officeooo:rsid="000eea38" officeooo:paragraph-rsid="0044e9d1"/>
    </style:style>
    <style:style style:name="P71" style:family="paragraph" style:parent-style-name="Text_20_body">
      <style:paragraph-properties fo:text-align="center" style:justify-single-word="false"/>
      <style:text-properties fo:font-weight="normal" officeooo:rsid="000eea38" officeooo:paragraph-rsid="004baaa2"/>
    </style:style>
    <style:style style:name="P72" style:family="paragraph" style:parent-style-name="Text_20_body">
      <style:paragraph-properties fo:text-align="center" style:justify-single-word="false"/>
      <style:text-properties fo:font-weight="normal" officeooo:rsid="000eea38" officeooo:paragraph-rsid="004ff636"/>
    </style:style>
    <style:style style:name="P73" style:family="paragraph" style:parent-style-name="Text_20_body">
      <style:paragraph-properties fo:text-align="center" style:justify-single-word="false"/>
      <style:text-properties fo:font-weight="normal" officeooo:rsid="000eea38" officeooo:paragraph-rsid="00504f1e"/>
    </style:style>
    <style:style style:name="P74" style:family="paragraph" style:parent-style-name="Text_20_body">
      <style:paragraph-properties fo:text-align="center" style:justify-single-word="false"/>
      <style:text-properties fo:font-weight="normal" officeooo:rsid="000eea38" officeooo:paragraph-rsid="00610d1c"/>
    </style:style>
    <style:style style:name="P75" style:family="paragraph" style:parent-style-name="Text_20_body">
      <style:paragraph-properties fo:text-align="center" style:justify-single-word="false"/>
      <style:text-properties fo:font-weight="normal" officeooo:rsid="000fe436" officeooo:paragraph-rsid="00119e93"/>
    </style:style>
    <style:style style:name="P76" style:family="paragraph" style:parent-style-name="Text_20_body">
      <style:paragraph-properties fo:text-align="start" style:justify-single-word="false"/>
      <style:text-properties fo:font-weight="normal" officeooo:rsid="000fe436" officeooo:paragraph-rsid="00119e93"/>
    </style:style>
    <style:style style:name="P77" style:family="paragraph" style:parent-style-name="Text_20_body">
      <style:paragraph-properties fo:text-align="start" style:justify-single-word="false"/>
      <style:text-properties fo:font-weight="normal" officeooo:rsid="00116844" officeooo:paragraph-rsid="00119e93"/>
    </style:style>
    <style:style style:name="P78" style:family="paragraph" style:parent-style-name="Text_20_body">
      <style:paragraph-properties fo:text-align="center" style:justify-single-word="false"/>
      <style:text-properties fo:font-weight="normal" officeooo:rsid="00116844" officeooo:paragraph-rsid="00364319"/>
    </style:style>
    <style:style style:name="P79" style:family="paragraph" style:parent-style-name="Text_20_body">
      <style:paragraph-properties fo:text-align="center" style:justify-single-word="false"/>
      <style:text-properties fo:font-weight="normal" officeooo:rsid="00116844" officeooo:paragraph-rsid="005e2f1d"/>
    </style:style>
    <style:style style:name="P80" style:family="paragraph" style:parent-style-name="Text_20_body">
      <style:paragraph-properties fo:text-align="center" style:justify-single-word="false"/>
      <style:text-properties fo:font-weight="normal" officeooo:rsid="00116844" officeooo:paragraph-rsid="00689602"/>
    </style:style>
    <style:style style:name="P81" style:family="paragraph" style:parent-style-name="Text_20_body">
      <style:paragraph-properties fo:text-align="start" style:justify-single-word="false"/>
      <style:text-properties fo:font-weight="normal" officeooo:rsid="0012afda" officeooo:paragraph-rsid="0012afda"/>
    </style:style>
    <style:style style:name="P82" style:family="paragraph" style:parent-style-name="Text_20_body">
      <style:paragraph-properties fo:text-align="start" style:justify-single-word="false"/>
      <style:text-properties fo:font-weight="normal" officeooo:rsid="0012afda" officeooo:paragraph-rsid="00216207"/>
    </style:style>
    <style:style style:name="P83" style:family="paragraph" style:parent-style-name="Text_20_body">
      <style:paragraph-properties fo:text-align="start" style:justify-single-word="false"/>
      <style:text-properties fo:font-weight="normal" officeooo:rsid="0012afda" officeooo:paragraph-rsid="0039cbb6"/>
    </style:style>
    <style:style style:name="P84" style:family="paragraph" style:parent-style-name="Text_20_body">
      <style:paragraph-properties fo:text-align="start" style:justify-single-word="false"/>
      <style:text-properties fo:font-weight="normal" officeooo:rsid="0012afda" officeooo:paragraph-rsid="00689602"/>
    </style:style>
    <style:style style:name="P85" style:family="paragraph" style:parent-style-name="Text_20_body">
      <style:paragraph-properties fo:text-align="start" style:justify-single-word="false"/>
      <style:text-properties fo:font-weight="normal" officeooo:rsid="0012afda" officeooo:paragraph-rsid="0069fd5e"/>
    </style:style>
    <style:style style:name="P86" style:family="paragraph" style:parent-style-name="Text_20_body">
      <style:paragraph-properties fo:text-align="start" style:justify-single-word="false"/>
      <style:text-properties fo:font-weight="normal" officeooo:rsid="0012afda" officeooo:paragraph-rsid="006c05c2"/>
    </style:style>
    <style:style style:name="P87" style:family="paragraph" style:parent-style-name="Text_20_body">
      <style:paragraph-properties fo:text-align="center" style:justify-single-word="false"/>
      <style:text-properties fo:font-weight="normal" officeooo:rsid="0012afda" officeooo:paragraph-rsid="00216207"/>
    </style:style>
    <style:style style:name="P88" style:family="paragraph" style:parent-style-name="Text_20_body">
      <style:paragraph-properties fo:text-align="center" style:justify-single-word="false"/>
      <style:text-properties fo:font-weight="normal" officeooo:rsid="0012afda" officeooo:paragraph-rsid="0026166b"/>
    </style:style>
    <style:style style:name="P89" style:family="paragraph" style:parent-style-name="Text_20_body">
      <style:paragraph-properties fo:text-align="start" style:justify-single-word="false"/>
      <style:text-properties fo:font-weight="normal" officeooo:rsid="00216207" officeooo:paragraph-rsid="00216207"/>
    </style:style>
    <style:style style:name="P90" style:family="paragraph" style:parent-style-name="Text_20_body">
      <style:paragraph-properties fo:text-align="start" style:justify-single-word="false"/>
      <style:text-properties fo:font-weight="normal" officeooo:rsid="0026166b" officeooo:paragraph-rsid="0026166b"/>
    </style:style>
    <style:style style:name="P91" style:family="paragraph" style:parent-style-name="Text_20_body">
      <style:paragraph-properties fo:text-align="start" style:justify-single-word="false"/>
      <style:text-properties fo:font-weight="normal" officeooo:rsid="00287d79" officeooo:paragraph-rsid="00287d79"/>
    </style:style>
    <style:style style:name="P92" style:family="paragraph" style:parent-style-name="Text_20_body">
      <style:paragraph-properties fo:text-align="start" style:justify-single-word="false"/>
      <style:text-properties fo:font-weight="normal" officeooo:rsid="00364319" officeooo:paragraph-rsid="00364319"/>
    </style:style>
    <style:style style:name="P93" style:family="paragraph" style:parent-style-name="Text_20_body">
      <style:paragraph-properties fo:text-align="start" style:justify-single-word="false"/>
      <style:text-properties fo:font-weight="normal" officeooo:paragraph-rsid="00377b7c" style:font-weight-asian="normal" style:font-weight-complex="normal"/>
    </style:style>
    <style:style style:name="P94" style:family="paragraph" style:parent-style-name="Text_20_body">
      <style:paragraph-properties fo:text-align="center" style:justify-single-word="false"/>
      <style:text-properties fo:font-weight="normal" officeooo:paragraph-rsid="00377b7c" style:font-weight-asian="normal" style:font-weight-complex="normal"/>
    </style:style>
    <style:style style:name="P95" style:family="paragraph" style:parent-style-name="Text_20_body">
      <style:paragraph-properties fo:text-align="start" style:justify-single-word="false"/>
      <style:text-properties fo:font-weight="normal" officeooo:rsid="00887ab9" officeooo:paragraph-rsid="00887ab9" style:font-weight-asian="normal" style:font-weight-complex="normal"/>
    </style:style>
    <style:style style:name="P96" style:family="paragraph" style:parent-style-name="Text_20_body">
      <style:paragraph-properties fo:text-align="start" style:justify-single-word="false"/>
      <style:text-properties fo:font-weight="normal" officeooo:rsid="00887ab9" officeooo:paragraph-rsid="008a1e6e" style:font-weight-asian="normal" style:font-weight-complex="normal"/>
    </style:style>
    <style:style style:name="P97" style:family="paragraph" style:parent-style-name="Text_20_body">
      <style:paragraph-properties fo:text-align="center" style:justify-single-word="false"/>
      <style:text-properties fo:font-weight="normal" officeooo:rsid="00808441" officeooo:paragraph-rsid="008a1e6e" style:font-weight-asian="normal" style:font-weight-complex="normal"/>
    </style:style>
    <style:style style:name="P98" style:family="paragraph" style:parent-style-name="Text_20_body">
      <style:paragraph-properties fo:text-align="center" style:justify-single-word="false"/>
      <style:text-properties fo:font-weight="normal" officeooo:rsid="00808441" officeooo:paragraph-rsid="008fd653" style:font-weight-asian="normal" style:font-weight-complex="normal"/>
    </style:style>
    <style:style style:name="P99" style:family="paragraph" style:parent-style-name="Text_20_body">
      <style:paragraph-properties fo:text-align="center" style:justify-single-word="false"/>
      <style:text-properties fo:font-weight="normal" officeooo:rsid="00808441" officeooo:paragraph-rsid="00b26316" style:font-weight-asian="normal" style:font-weight-complex="normal"/>
    </style:style>
    <style:style style:name="P100" style:family="paragraph" style:parent-style-name="Text_20_body">
      <style:paragraph-properties fo:text-align="center" style:justify-single-word="false"/>
      <style:text-properties fo:font-weight="normal" officeooo:rsid="00808441" officeooo:paragraph-rsid="00b70e3c" style:font-weight-asian="normal" style:font-weight-complex="normal"/>
    </style:style>
    <style:style style:name="P101" style:family="paragraph" style:parent-style-name="Text_20_body">
      <style:paragraph-properties fo:text-align="center" style:justify-single-word="false"/>
      <style:text-properties fo:font-weight="normal" officeooo:rsid="00808441" officeooo:paragraph-rsid="00b83cc9" style:font-weight-asian="normal" style:font-weight-complex="normal"/>
    </style:style>
    <style:style style:name="P102" style:family="paragraph" style:parent-style-name="Text_20_body">
      <style:paragraph-properties fo:text-align="center" style:justify-single-word="false"/>
      <style:text-properties fo:font-weight="normal" officeooo:rsid="00808441" officeooo:paragraph-rsid="00c0236a" style:font-weight-asian="normal" style:font-weight-complex="normal"/>
    </style:style>
    <style:style style:name="P103" style:family="paragraph" style:parent-style-name="Text_20_body">
      <style:paragraph-properties fo:text-align="center" style:justify-single-word="false"/>
      <style:text-properties fo:font-weight="normal" officeooo:rsid="00808441" officeooo:paragraph-rsid="00c0bb98" style:font-weight-asian="normal" style:font-weight-complex="normal"/>
    </style:style>
    <style:style style:name="P104" style:family="paragraph" style:parent-style-name="Text_20_body">
      <style:paragraph-properties fo:text-align="center" style:justify-single-word="false"/>
      <style:text-properties fo:font-weight="normal" officeooo:rsid="00808441" officeooo:paragraph-rsid="00c2dac7" style:font-weight-asian="normal" style:font-weight-complex="normal"/>
    </style:style>
    <style:style style:name="P105" style:family="paragraph" style:parent-style-name="Text_20_body">
      <style:paragraph-properties fo:text-align="center" style:justify-single-word="false"/>
      <style:text-properties fo:font-weight="normal" officeooo:rsid="00808441" officeooo:paragraph-rsid="00c71b49" style:font-weight-asian="normal" style:font-weight-complex="normal"/>
    </style:style>
    <style:style style:name="P106" style:family="paragraph" style:parent-style-name="Text_20_body">
      <style:paragraph-properties fo:text-align="start" style:justify-single-word="false"/>
      <style:text-properties fo:font-weight="normal" officeooo:rsid="00808441" officeooo:paragraph-rsid="00b70e3c" style:font-weight-asian="normal" style:font-weight-complex="normal"/>
    </style:style>
    <style:style style:name="P107" style:family="paragraph" style:parent-style-name="Text_20_body">
      <style:paragraph-properties fo:text-align="start" style:justify-single-word="false"/>
      <style:text-properties fo:font-weight="normal" officeooo:rsid="008a1e6e" officeooo:paragraph-rsid="008a1e6e" style:font-weight-asian="normal" style:font-weight-complex="normal"/>
    </style:style>
    <style:style style:name="P108" style:family="paragraph" style:parent-style-name="Text_20_body">
      <style:paragraph-properties fo:text-align="start" style:justify-single-word="false"/>
      <style:text-properties fo:font-weight="normal" officeooo:rsid="008c0638" officeooo:paragraph-rsid="008c0638" style:font-weight-asian="normal" style:font-weight-complex="normal"/>
    </style:style>
    <style:style style:name="P109" style:family="paragraph" style:parent-style-name="Text_20_body">
      <style:paragraph-properties fo:text-align="start" style:justify-single-word="false"/>
      <style:text-properties fo:font-weight="normal" officeooo:rsid="008fd653" officeooo:paragraph-rsid="008fd653" style:font-weight-asian="normal" style:font-weight-complex="normal"/>
    </style:style>
    <style:style style:name="P110" style:family="paragraph" style:parent-style-name="Text_20_body">
      <style:paragraph-properties fo:text-align="start" style:justify-single-word="false"/>
      <style:text-properties fo:font-weight="normal" officeooo:rsid="008fd653" officeooo:paragraph-rsid="00918436" style:font-weight-asian="normal" style:font-weight-complex="normal"/>
    </style:style>
    <style:style style:name="P111" style:family="paragraph" style:parent-style-name="Text_20_body">
      <style:paragraph-properties fo:text-align="start" style:justify-single-word="false"/>
      <style:text-properties fo:font-weight="normal" officeooo:rsid="00918436" officeooo:paragraph-rsid="00918436" style:font-weight-asian="normal" style:font-weight-complex="normal"/>
    </style:style>
    <style:style style:name="P112" style:family="paragraph" style:parent-style-name="Text_20_body">
      <style:paragraph-properties fo:text-align="start" style:justify-single-word="false"/>
      <style:text-properties fo:font-weight="normal" officeooo:rsid="00b26316" officeooo:paragraph-rsid="00b26316" style:font-weight-asian="normal" style:font-weight-complex="normal"/>
    </style:style>
    <style:style style:name="P113" style:family="paragraph" style:parent-style-name="Text_20_body">
      <style:paragraph-properties fo:text-align="start" style:justify-single-word="false"/>
      <style:text-properties fo:font-weight="normal" officeooo:rsid="00b70e3c" officeooo:paragraph-rsid="00b70e3c" style:font-weight-asian="normal" style:font-weight-complex="normal"/>
    </style:style>
    <style:style style:name="P114" style:family="paragraph" style:parent-style-name="Text_20_body">
      <style:paragraph-properties fo:text-align="start" style:justify-single-word="false"/>
      <style:text-properties fo:font-weight="normal" officeooo:rsid="00b83cc9" officeooo:paragraph-rsid="00b83cc9" style:font-weight-asian="normal" style:font-weight-complex="normal"/>
    </style:style>
    <style:style style:name="P115" style:family="paragraph" style:parent-style-name="Text_20_body">
      <style:paragraph-properties fo:text-align="start" style:justify-single-word="false"/>
      <style:text-properties fo:font-weight="normal" officeooo:rsid="00c0bb98" officeooo:paragraph-rsid="00c0bb98" style:font-weight-asian="normal" style:font-weight-complex="normal"/>
    </style:style>
    <style:style style:name="P116" style:family="paragraph" style:parent-style-name="Text_20_body">
      <style:paragraph-properties fo:text-align="start" style:justify-single-word="false"/>
      <style:text-properties fo:font-weight="normal" officeooo:rsid="0022d671" officeooo:paragraph-rsid="0039cbb6"/>
    </style:style>
    <style:style style:name="P117" style:family="paragraph" style:parent-style-name="Text_20_body">
      <style:paragraph-properties fo:text-align="start" style:justify-single-word="false"/>
      <style:text-properties fo:font-weight="normal" officeooo:rsid="0044e9d1" officeooo:paragraph-rsid="0044e9d1"/>
    </style:style>
    <style:style style:name="P118" style:family="paragraph" style:parent-style-name="Text_20_body">
      <style:paragraph-properties fo:text-align="start" style:justify-single-word="false"/>
      <style:text-properties fo:font-weight="normal" officeooo:rsid="004baaa2" officeooo:paragraph-rsid="004baaa2"/>
    </style:style>
    <style:style style:name="P119" style:family="paragraph" style:parent-style-name="Text_20_body">
      <style:paragraph-properties fo:text-align="start" style:justify-single-word="false"/>
      <style:text-properties fo:font-weight="normal" officeooo:rsid="004ff636" officeooo:paragraph-rsid="004ff636"/>
    </style:style>
    <style:style style:name="P120" style:family="paragraph" style:parent-style-name="Text_20_body">
      <style:paragraph-properties fo:text-align="start" style:justify-single-word="false"/>
      <style:text-properties fo:font-weight="normal" officeooo:rsid="004ff636" officeooo:paragraph-rsid="00504f1e"/>
    </style:style>
    <style:style style:name="P121" style:family="paragraph" style:parent-style-name="Text_20_body">
      <style:paragraph-properties fo:text-align="start" style:justify-single-word="false"/>
      <style:text-properties fo:font-weight="normal" officeooo:rsid="005e2f1d" officeooo:paragraph-rsid="005e2f1d"/>
    </style:style>
    <style:style style:name="P122" style:family="paragraph" style:parent-style-name="Text_20_body">
      <style:paragraph-properties fo:text-align="start" style:justify-single-word="false"/>
      <style:text-properties fo:font-weight="normal" officeooo:rsid="00610d1c" officeooo:paragraph-rsid="00610d1c"/>
    </style:style>
    <style:style style:name="P123" style:family="paragraph" style:parent-style-name="Text_20_body">
      <style:paragraph-properties fo:text-align="start" style:justify-single-word="false"/>
      <style:text-properties fo:font-weight="normal" officeooo:rsid="0064f542" officeooo:paragraph-rsid="0064f542"/>
    </style:style>
    <style:style style:name="P124" style:family="paragraph" style:parent-style-name="Text_20_body">
      <style:paragraph-properties fo:text-align="start" style:justify-single-word="false"/>
      <style:text-properties fo:font-weight="normal" officeooo:rsid="00654f93" officeooo:paragraph-rsid="00654f93"/>
    </style:style>
    <style:style style:name="P125" style:family="paragraph" style:parent-style-name="Text_20_body">
      <style:paragraph-properties fo:text-align="center" style:justify-single-word="false"/>
      <style:text-properties fo:font-weight="normal" officeooo:rsid="00654f93" officeooo:paragraph-rsid="00808441"/>
    </style:style>
    <style:style style:name="P126" style:family="paragraph" style:parent-style-name="Text_20_body">
      <style:paragraph-properties fo:text-align="center" style:justify-single-word="false"/>
      <style:text-properties fo:font-weight="normal" officeooo:rsid="00654f93" officeooo:paragraph-rsid="00d4bdcb"/>
    </style:style>
    <style:style style:name="P127" style:family="paragraph" style:parent-style-name="Text_20_body">
      <style:paragraph-properties fo:text-align="start" style:justify-single-word="false"/>
      <style:text-properties fo:font-weight="normal" officeooo:rsid="00689602" officeooo:paragraph-rsid="00689602"/>
    </style:style>
    <style:style style:name="P128" style:family="paragraph" style:parent-style-name="Text_20_body">
      <style:paragraph-properties fo:text-align="start" style:justify-single-word="false"/>
      <style:text-properties fo:font-weight="normal" officeooo:rsid="0069fd5e" officeooo:paragraph-rsid="0069fd5e"/>
    </style:style>
    <style:style style:name="P129" style:family="paragraph" style:parent-style-name="Text_20_body">
      <style:paragraph-properties fo:text-align="start" style:justify-single-word="false"/>
      <style:text-properties fo:font-weight="normal" officeooo:rsid="00808441" officeooo:paragraph-rsid="00808441"/>
    </style:style>
    <style:style style:name="P130" style:family="paragraph" style:parent-style-name="Text_20_body">
      <style:paragraph-properties fo:text-align="center" style:justify-single-word="false"/>
      <style:text-properties fo:font-weight="normal" officeooo:rsid="00808441" officeooo:paragraph-rsid="0082f409"/>
    </style:style>
    <style:style style:name="P131" style:family="paragraph" style:parent-style-name="Text_20_body">
      <style:paragraph-properties fo:text-align="center" style:justify-single-word="false"/>
      <style:text-properties fo:font-weight="normal" officeooo:rsid="00808441" officeooo:paragraph-rsid="00887ab9"/>
    </style:style>
    <style:style style:name="P132" style:family="paragraph" style:parent-style-name="Text_20_body">
      <style:paragraph-properties fo:text-align="start" style:justify-single-word="false"/>
      <style:text-properties fo:font-weight="normal" officeooo:rsid="00887ab9" officeooo:paragraph-rsid="00887ab9"/>
    </style:style>
    <style:style style:name="P133" style:family="paragraph" style:parent-style-name="Text_20_body">
      <style:paragraph-properties fo:text-align="start" style:justify-single-word="false"/>
      <style:text-properties fo:font-weight="normal" officeooo:rsid="00887ab9" officeooo:paragraph-rsid="008979a1"/>
    </style:style>
    <style:style style:name="P134" style:family="paragraph" style:parent-style-name="Text_20_body">
      <style:paragraph-properties fo:text-align="start" style:justify-single-word="false"/>
      <style:text-properties fo:font-weight="normal" officeooo:rsid="008979a1" officeooo:paragraph-rsid="008979a1"/>
    </style:style>
    <style:style style:name="P135" style:family="paragraph" style:parent-style-name="Text_20_body">
      <style:paragraph-properties fo:text-align="start" style:justify-single-word="false"/>
      <style:text-properties fo:font-style="italic" fo:font-weight="normal"/>
    </style:style>
    <style:style style:name="P136" style:family="paragraph" style:parent-style-name="Text_20_body">
      <style:paragraph-properties fo:text-align="center" style:justify-single-word="false"/>
      <style:text-properties style:font-name="Liberation Serif1" fo:font-size="18pt" fo:language="it" fo:country="IT"/>
    </style:style>
    <style:style style:name="P137" style:family="paragraph" style:parent-style-name="Text_20_body">
      <style:paragraph-properties fo:text-align="start" style:justify-single-word="false"/>
      <style:text-properties officeooo:rsid="000eea38" officeooo:paragraph-rsid="00119e93"/>
    </style:style>
    <style:style style:name="P138" style:family="paragraph" style:parent-style-name="Text_20_body">
      <style:text-properties officeooo:paragraph-rsid="00119e93"/>
    </style:style>
    <style:style style:name="P139" style:family="paragraph" style:parent-style-name="Text_20_body">
      <style:paragraph-properties fo:text-align="start" style:justify-single-word="false"/>
      <style:text-properties officeooo:rsid="00119ff4" officeooo:paragraph-rsid="00119ff4"/>
    </style:style>
    <style:style style:name="P140" style:family="paragraph" style:parent-style-name="Text_20_body">
      <style:text-properties officeooo:paragraph-rsid="0015159d"/>
    </style:style>
    <style:style style:name="P141" style:family="paragraph" style:parent-style-name="Text_20_body">
      <style:text-properties officeooo:paragraph-rsid="001826a5"/>
    </style:style>
    <style:style style:name="P142" style:family="paragraph" style:parent-style-name="Text_20_body">
      <style:text-properties officeooo:paragraph-rsid="00205e7b"/>
    </style:style>
    <style:style style:name="P143" style:family="paragraph" style:parent-style-name="Text_20_body">
      <style:text-properties officeooo:paragraph-rsid="0028319c"/>
    </style:style>
    <style:style style:name="P144" style:family="paragraph" style:parent-style-name="Text_20_body">
      <style:text-properties officeooo:paragraph-rsid="002f5f0d"/>
    </style:style>
    <style:style style:name="P145" style:family="paragraph" style:parent-style-name="Text_20_body">
      <style:paragraph-properties fo:text-align="start" style:justify-single-word="false"/>
      <style:text-properties officeooo:rsid="00377b7c"/>
    </style:style>
    <style:style style:name="P146" style:family="paragraph" style:parent-style-name="Text_20_body">
      <style:paragraph-properties fo:text-align="start" style:justify-single-word="false"/>
      <style:text-properties officeooo:rsid="00486cf7" officeooo:paragraph-rsid="00486cf7"/>
    </style:style>
    <style:style style:name="P147" style:family="paragraph" style:parent-style-name="Text_20_body">
      <style:paragraph-properties fo:text-align="start" style:justify-single-word="false"/>
      <style:text-properties officeooo:rsid="00c2dac7" officeooo:paragraph-rsid="00c2dac7"/>
    </style:style>
    <style:style style:name="P148" style:family="paragraph" style:parent-style-name="Text_20_body">
      <style:paragraph-properties fo:text-align="start" style:justify-single-word="false"/>
      <style:text-properties officeooo:rsid="00c5339f" officeooo:paragraph-rsid="00c5339f"/>
    </style:style>
    <style:style style:name="P149" style:family="paragraph" style:parent-style-name="Text_20_body">
      <style:text-properties officeooo:paragraph-rsid="00c71b49"/>
    </style:style>
    <style:style style:name="P150" style:family="paragraph" style:parent-style-name="Normal">
      <style:paragraph-properties fo:text-align="start" style:justify-single-word="false"/>
    </style:style>
    <style:style style:name="P151" style:family="paragraph" style:parent-style-name="Normal">
      <style:paragraph-properties fo:text-align="start" style:justify-single-word="false"/>
      <style:text-properties officeooo:paragraph-rsid="00119e93"/>
    </style:style>
    <style:style style:name="P152" style:family="paragraph" style:parent-style-name="Normal">
      <style:paragraph-properties fo:text-align="start" style:justify-single-word="false"/>
      <style:text-properties officeooo:paragraph-rsid="0012afda"/>
    </style:style>
    <style:style style:name="P153" style:family="paragraph" style:parent-style-name="Normal">
      <style:paragraph-properties fo:text-align="start" style:justify-single-word="false"/>
      <style:text-properties officeooo:paragraph-rsid="00216207"/>
    </style:style>
    <style:style style:name="P154" style:family="paragraph" style:parent-style-name="Normal">
      <style:paragraph-properties fo:text-align="start" style:justify-single-word="false"/>
      <style:text-properties officeooo:paragraph-rsid="003d6c86"/>
    </style:style>
    <style:style style:name="P155" style:family="paragraph" style:parent-style-name="Normal">
      <style:paragraph-properties fo:text-align="start" style:justify-single-word="false"/>
      <style:text-properties officeooo:paragraph-rsid="00471173"/>
    </style:style>
    <style:style style:name="P156" style:family="paragraph" style:parent-style-name="Normal">
      <style:paragraph-properties fo:text-align="start" style:justify-single-word="false"/>
      <style:text-properties officeooo:paragraph-rsid="006fa8f5"/>
    </style:style>
    <style:style style:name="P157" style:family="paragraph" style:parent-style-name="Normal">
      <style:paragraph-properties fo:text-align="start" style:justify-single-word="false"/>
      <style:text-properties officeooo:paragraph-rsid="006fff9d"/>
    </style:style>
    <style:style style:name="P158" style:family="paragraph" style:parent-style-name="Normal">
      <style:paragraph-properties fo:text-align="start" style:justify-single-word="false"/>
      <style:text-properties officeooo:paragraph-rsid="00a5f3b7"/>
    </style:style>
    <style:style style:name="P159" style:family="paragraph" style:parent-style-name="Normal">
      <style:paragraph-properties fo:text-align="start" style:justify-single-word="false"/>
      <style:text-properties officeooo:paragraph-rsid="00d2d997"/>
    </style:style>
    <style:style style:name="P160" style:family="paragraph" style:parent-style-name="Normal">
      <style:paragraph-properties fo:text-align="start" style:justify-single-word="false"/>
      <style:text-properties fo:font-weight="normal"/>
    </style:style>
    <style:style style:name="P161" style:family="paragraph" style:parent-style-name="Normal">
      <style:text-properties officeooo:paragraph-rsid="00216207"/>
    </style:style>
    <style:style style:name="P162" style:family="paragraph" style:parent-style-name="Normal">
      <style:paragraph-properties fo:text-align="start" style:justify-single-word="false"/>
      <style:text-properties fo:font-size="18pt" officeooo:rsid="00d2d997" officeooo:paragraph-rsid="00d2d997" style:font-size-asian="18pt" style:font-size-complex="18pt"/>
    </style:style>
    <style:style style:name="P163" style:family="paragraph" style:parent-style-name="Text_20_body">
      <style:paragraph-properties fo:margin-left="1.251cm" fo:margin-right="0cm" fo:text-indent="0cm" style:auto-text-indent="false"/>
    </style:style>
    <style:style style:name="P164" style:family="paragraph" style:parent-style-name="Text_20_body">
      <style:paragraph-properties fo:margin-left="0cm" fo:margin-right="0cm" fo:text-indent="0cm" style:auto-text-indent="false"/>
    </style:style>
    <style:style style:name="P165" style:family="paragraph" style:parent-style-name="Text_20_body">
      <style:paragraph-properties fo:margin-left="0cm" fo:margin-right="0cm" fo:text-align="start" style:justify-single-word="false" fo:text-indent="0cm" style:auto-text-indent="false"/>
    </style:style>
    <style:style style:name="P166" style:family="paragraph" style:parent-style-name="Text_20_body">
      <style:paragraph-properties fo:margin-left="0cm" fo:margin-right="0cm" fo:text-align="center" style:justify-single-word="false" fo:text-indent="0cm" style:auto-text-indent="false"/>
    </style:style>
    <style:style style:name="P167" style:family="paragraph" style:parent-style-name="Text_20_body">
      <style:paragraph-properties fo:margin-left="0cm" fo:margin-right="0cm" fo:text-align="center" style:justify-single-word="false" fo:text-indent="0cm" style:auto-text-indent="false"/>
      <style:text-properties fo:color="#1a1a1a" style:font-name="Times New Roman" fo:font-size="18pt" style:text-underline-style="none" fo:font-weight="normal" officeooo:rsid="000eea38" officeooo:paragraph-rsid="0050cf80" style:font-size-asian="18pt" style:font-weight-asian="bold" style:font-name-complex="Times New Roman1"/>
    </style:style>
    <style:style style:name="P168"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5232ab" officeooo:paragraph-rsid="005232ab" style:font-size-asian="18pt" style:font-weight-asian="bold" style:font-name-complex="Times New Roman1"/>
    </style:style>
    <style:style style:name="P169"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5232ab" officeooo:paragraph-rsid="005df331" style:font-size-asian="18pt" style:font-weight-asian="bold" style:font-name-complex="Times New Roman1"/>
    </style:style>
    <style:style style:name="P170"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5232ab" officeooo:paragraph-rsid="0074ac79" style:font-size-asian="18pt" style:font-weight-asian="bold" style:font-name-complex="Times New Roman1"/>
    </style:style>
    <style:style style:name="P171" style:family="paragraph" style:parent-style-name="Text_20_body">
      <style:paragraph-properties fo:margin-left="0cm" fo:margin-right="0cm" fo:text-align="center" style:justify-single-word="false" fo:text-indent="0cm" style:auto-text-indent="false"/>
      <style:text-properties fo:color="#1a1a1a" style:font-name="Times New Roman" fo:font-size="18pt" style:text-underline-style="none" fo:font-weight="normal" officeooo:rsid="005232ab" officeooo:paragraph-rsid="0074ac79" style:font-size-asian="18pt" style:font-weight-asian="bold" style:font-name-complex="Times New Roman1"/>
    </style:style>
    <style:style style:name="P172"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5232ab" officeooo:paragraph-rsid="005232ab" style:font-size-asian="18pt" style:font-weight-asian="normal" style:font-name-complex="Times New Roman1" style:font-weight-complex="normal"/>
    </style:style>
    <style:style style:name="P173" style:family="paragraph" style:parent-style-name="Text_20_body">
      <style:paragraph-properties fo:margin-left="0cm" fo:margin-right="0cm" fo:text-align="center" style:justify-single-word="false" fo:text-indent="0cm" style:auto-text-indent="false"/>
      <style:text-properties fo:color="#1a1a1a" style:font-name="Times New Roman" fo:font-size="18pt" style:text-underline-style="none" fo:font-weight="normal" officeooo:rsid="000eea38" officeooo:paragraph-rsid="00534e2d" style:font-size-asian="18pt" style:font-weight-asian="normal" style:font-name-complex="Times New Roman1" style:font-weight-complex="normal"/>
    </style:style>
    <style:style style:name="P174" style:family="paragraph" style:parent-style-name="Text_20_body">
      <style:paragraph-properties fo:margin-left="0cm" fo:margin-right="0cm" fo:text-align="center" style:justify-single-word="false" fo:text-indent="0cm" style:auto-text-indent="false"/>
      <style:text-properties fo:color="#1a1a1a" style:font-name="Times New Roman" fo:font-size="18pt" style:text-underline-style="none" fo:font-weight="normal" officeooo:rsid="000eea38" officeooo:paragraph-rsid="005f9c2d" style:font-size-asian="18pt" style:font-weight-asian="normal" style:font-name-complex="Times New Roman1" style:font-weight-complex="normal"/>
    </style:style>
    <style:style style:name="P175"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0eea38" officeooo:paragraph-rsid="005f9c2d" style:font-size-asian="18pt" style:font-weight-asian="normal" style:font-name-complex="Times New Roman1" style:font-weight-complex="normal"/>
    </style:style>
    <style:style style:name="P176"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534e2d" officeooo:paragraph-rsid="00534e2d" style:font-size-asian="18pt" style:font-weight-asian="normal" style:font-name-complex="Times New Roman1" style:font-weight-complex="normal"/>
    </style:style>
    <style:style style:name="P177"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normal" officeooo:rsid="006057c0" officeooo:paragraph-rsid="006057c0" style:font-size-asian="18pt" style:font-weight-asian="normal" style:font-name-complex="Times New Roman1" style:font-weight-complex="normal"/>
    </style:style>
    <style:style style:name="P178" style:family="paragraph" style:parent-style-name="Text_20_body">
      <style:paragraph-properties fo:margin-left="0cm" fo:margin-right="0cm" fo:text-align="start" style:justify-single-word="false" fo:text-indent="0cm" style:auto-text-indent="false"/>
      <style:text-properties fo:color="#1a1a1a" style:font-name="Times New Roman" fo:font-size="18pt" style:text-underline-style="none" fo:font-weight="bold" officeooo:rsid="005232ab" officeooo:paragraph-rsid="005232ab" style:font-size-asian="18pt" style:font-weight-asian="bold" style:font-name-complex="Times New Roman1"/>
    </style:style>
    <style:style style:name="P179" style:family="paragraph" style:parent-style-name="Standard">
      <style:paragraph-properties fo:margin-left="0cm" fo:margin-right="0cm" fo:text-align="start" style:justify-single-word="false" fo:text-indent="0cm" style:auto-text-indent="false"/>
      <style:text-properties fo:color="#1a1a1a" style:font-name="Times New Roman" fo:font-size="18pt" style:text-underline-style="solid" style:text-underline-width="auto" style:text-underline-color="font-color" fo:font-weight="bold" officeooo:rsid="004ff636" officeooo:paragraph-rsid="004ff636" style:font-size-asian="18pt" style:font-weight-asian="bold" style:font-name-complex="Times New Roman1"/>
    </style:style>
    <style:style style:name="P180" style:family="paragraph" style:parent-style-name="List_20_Paragraph">
      <style:paragraph-properties fo:margin-left="0cm" fo:margin-right="0cm" fo:text-align="start" style:justify-single-word="false" fo:text-indent="0cm" style:auto-text-indent="false"/>
      <style:text-properties fo:color="#1a1a1a" style:font-name="Liberation Sans" fo:font-size="18pt" style:text-underline-style="none" fo:font-weight="bold" officeooo:rsid="004ff636" officeooo:paragraph-rsid="005232ab" style:font-size-asian="18pt" style:font-weight-asian="bold" style:font-name-complex="Times New Roman1" style:font-weight-complex="normal"/>
    </style:style>
    <style:style style:name="P181" style:family="paragraph" style:parent-style-name="List_20_Paragraph">
      <style:paragraph-properties fo:margin-left="0cm" fo:margin-right="0cm" fo:text-align="start" style:justify-single-word="false" fo:text-indent="0cm" style:auto-text-indent="false"/>
      <style:text-properties fo:color="#1a1a1a" style:font-name="Liberation Sans" fo:font-size="18pt" style:text-underline-style="none" fo:font-weight="bold" officeooo:rsid="004ff636" officeooo:paragraph-rsid="005749e8" style:font-size-asian="18pt" style:font-weight-asian="bold" style:font-name-complex="Times New Roman1" style:font-weight-complex="normal"/>
    </style:style>
    <style:style style:name="P182" style:family="paragraph" style:parent-style-name="Title">
      <style:paragraph-properties fo:break-before="page"/>
    </style:style>
    <style:style style:name="P183" style:family="paragraph" style:parent-style-name="Standard">
      <style:paragraph-properties fo:break-before="page"/>
    </style:style>
    <style:style style:name="P184" style:family="paragraph" style:parent-style-name="Standard">
      <style:paragraph-properties fo:text-align="start" style:justify-single-word="false"/>
      <style:text-properties fo:font-weight="normal" officeooo:rsid="004ff636" officeooo:paragraph-rsid="00504f1e"/>
    </style:style>
    <style:style style:name="P185" style:family="paragraph" style:parent-style-name="Standard">
      <style:paragraph-properties fo:text-align="start" style:justify-single-word="false"/>
      <style:text-properties style:font-name="Liberation Sans2" fo:font-size="18pt" style:text-underline-style="solid" style:text-underline-width="auto" style:text-underline-color="font-color" fo:font-weight="bold" officeooo:rsid="004ff636" officeooo:paragraph-rsid="00504f1e" style:letter-kerning="true" style:font-size-asian="18pt" style:font-weight-asian="bold" style:font-name-complex="Liberation Sans3"/>
    </style:style>
    <style:style style:name="P186" style:family="paragraph" style:parent-style-name="Heading_20_1"/>
    <style:style style:name="P187" style:family="paragraph" style:parent-style-name="Heading_20_2"/>
    <style:style style:name="P188" style:family="paragraph" style:parent-style-name="Heading_20_2">
      <style:text-properties officeooo:paragraph-rsid="00119e93"/>
    </style:style>
    <style:style style:name="P189" style:family="paragraph" style:parent-style-name="Heading_20_2">
      <style:text-properties officeooo:paragraph-rsid="006e2a04"/>
    </style:style>
    <style:style style:name="P190" style:family="paragraph" style:parent-style-name="Heading_20_2">
      <style:text-properties officeooo:paragraph-rsid="0015159d"/>
    </style:style>
    <style:style style:name="P191" style:family="paragraph" style:parent-style-name="Heading_20_2">
      <style:text-properties officeooo:paragraph-rsid="007cc874"/>
    </style:style>
    <style:style style:name="P192" style:family="paragraph" style:parent-style-name="Heading_20_2">
      <style:text-properties officeooo:paragraph-rsid="00a7c90a"/>
    </style:style>
    <style:style style:name="P193" style:family="paragraph" style:parent-style-name="Heading_20_2">
      <style:text-properties officeooo:paragraph-rsid="001826a5"/>
    </style:style>
    <style:style style:name="P194" style:family="paragraph" style:parent-style-name="Heading_20_2">
      <style:text-properties officeooo:rsid="007ead10" officeooo:paragraph-rsid="00a7c90a"/>
    </style:style>
    <style:style style:name="P195" style:family="paragraph" style:parent-style-name="Heading_20_3"/>
    <style:style style:name="P196" style:family="paragraph" style:parent-style-name="Heading_20_3">
      <style:text-properties officeooo:paragraph-rsid="001d255e"/>
    </style:style>
    <style:style style:name="P197" style:family="paragraph" style:parent-style-name="Heading_20_3">
      <style:text-properties officeooo:paragraph-rsid="005df331"/>
    </style:style>
    <style:style style:name="P198" style:family="paragraph" style:parent-style-name="Heading_20_3">
      <style:text-properties officeooo:paragraph-rsid="00119e93"/>
    </style:style>
    <style:style style:name="P199" style:family="paragraph" style:parent-style-name="Heading_20_3">
      <style:text-properties officeooo:paragraph-rsid="0012afda"/>
    </style:style>
    <style:style style:name="P200" style:family="paragraph" style:parent-style-name="Heading_20_3">
      <style:text-properties officeooo:paragraph-rsid="0028319c"/>
    </style:style>
    <style:style style:name="P201" style:family="paragraph" style:parent-style-name="Heading_20_3">
      <style:text-properties officeooo:paragraph-rsid="002f5f0d"/>
    </style:style>
    <style:style style:name="P202" style:family="paragraph" style:parent-style-name="Heading_20_3">
      <style:text-properties officeooo:paragraph-rsid="00471173"/>
    </style:style>
    <style:style style:name="P203" style:family="paragraph" style:parent-style-name="Heading_20_3">
      <style:text-properties officeooo:paragraph-rsid="003b969f"/>
    </style:style>
    <style:style style:name="P204" style:family="paragraph" style:parent-style-name="Heading_20_3">
      <style:text-properties officeooo:paragraph-rsid="003d6c86"/>
    </style:style>
    <style:style style:name="P205" style:family="paragraph" style:parent-style-name="Heading_20_3">
      <style:text-properties officeooo:paragraph-rsid="00aedf11"/>
    </style:style>
    <style:style style:name="P206" style:family="paragraph" style:parent-style-name="Heading_20_3">
      <style:text-properties officeooo:paragraph-rsid="00a5f3b7"/>
    </style:style>
    <style:style style:name="P207" style:family="paragraph" style:parent-style-name="Heading_20_3">
      <style:text-properties officeooo:paragraph-rsid="006e2a04"/>
    </style:style>
    <style:style style:name="P208" style:family="paragraph" style:parent-style-name="Heading_20_3">
      <style:text-properties officeooo:paragraph-rsid="006fff9d"/>
    </style:style>
    <style:style style:name="P209" style:family="paragraph" style:parent-style-name="Heading_20_3">
      <style:text-properties officeooo:paragraph-rsid="0015159d"/>
    </style:style>
    <style:style style:name="P210" style:family="paragraph" style:parent-style-name="Heading_20_3">
      <style:text-properties officeooo:paragraph-rsid="0097d568"/>
    </style:style>
    <style:style style:name="P211" style:family="paragraph" style:parent-style-name="Heading_20_3">
      <style:text-properties officeooo:paragraph-rsid="00d4bdcb"/>
    </style:style>
    <style:style style:name="P212" style:family="paragraph" style:parent-style-name="Heading_20_3">
      <style:text-properties officeooo:paragraph-rsid="009671e3"/>
    </style:style>
    <style:style style:name="P213" style:family="paragraph" style:parent-style-name="Heading_20_3">
      <style:text-properties officeooo:paragraph-rsid="00808441"/>
    </style:style>
    <style:style style:name="P214" style:family="paragraph" style:parent-style-name="Heading_20_3">
      <style:text-properties officeooo:paragraph-rsid="0082f409"/>
    </style:style>
    <style:style style:name="P215" style:family="paragraph" style:parent-style-name="Heading_20_3">
      <style:paragraph-properties fo:text-align="start" style:justify-single-word="false"/>
      <style:text-properties fo:font-weight="normal" officeooo:rsid="0028319c" officeooo:paragraph-rsid="0028319c"/>
    </style:style>
    <style:style style:name="P216" style:family="paragraph" style:parent-style-name="Heading_20_3">
      <style:paragraph-properties fo:text-align="start" style:justify-single-word="false"/>
      <style:text-properties fo:font-weight="normal" officeooo:rsid="0028319c" officeooo:paragraph-rsid="0028319c" style:font-weight-asian="bold" style:font-weight-complex="bold"/>
    </style:style>
    <style:style style:name="P217" style:family="paragraph" style:parent-style-name="Heading_20_3">
      <style:paragraph-properties fo:text-align="start" style:justify-single-word="false"/>
      <style:text-properties fo:font-weight="normal" officeooo:rsid="001826a5" officeooo:paragraph-rsid="001826a5"/>
    </style:style>
    <style:style style:name="P218" style:family="paragraph" style:parent-style-name="Heading_20_3">
      <style:text-properties officeooo:rsid="003e181f" officeooo:paragraph-rsid="003e181f"/>
    </style:style>
    <style:style style:name="P219" style:family="paragraph" style:parent-style-name="Heading_20_3">
      <style:text-properties officeooo:rsid="0064f542" officeooo:paragraph-rsid="0064f542"/>
    </style:style>
    <style:style style:name="P220" style:family="paragraph" style:parent-style-name="Heading_20_3">
      <style:text-properties officeooo:rsid="00cf49e9" officeooo:paragraph-rsid="00cf49e9"/>
    </style:style>
    <style:style style:name="P221" style:family="paragraph" style:parent-style-name="Heading_20_3">
      <style:text-properties style:font-name="Liberation Sans1" fo:font-size="16pt" fo:language="it" fo:country="IT" fo:font-style="italic" style:text-underline-style="solid" style:text-underline-width="auto" style:text-underline-color="font-color" fo:font-weight="normal" officeooo:rsid="00b26316" officeooo:paragraph-rsid="00b26316"/>
    </style:style>
    <style:style style:name="P222" style:family="paragraph" style:parent-style-name="Heading_20_3">
      <style:text-properties style:font-name="Liberation Sans1" fo:font-size="16pt" fo:language="it" fo:country="IT" fo:font-style="italic" style:text-underline-style="solid" style:text-underline-width="auto" style:text-underline-color="font-color" fo:font-weight="normal" officeooo:rsid="00c0236a" officeooo:paragraph-rsid="00c0236a"/>
    </style:style>
    <style:style style:name="P223" style:family="paragraph" style:parent-style-name="Heading_20_3">
      <style:text-properties style:font-name="Liberation Sans1" fo:font-size="16pt" fo:language="it" fo:country="IT" fo:font-style="italic" style:text-underline-style="solid" style:text-underline-width="auto" style:text-underline-color="font-color" fo:font-weight="normal" officeooo:rsid="00c2dac7" officeooo:paragraph-rsid="00c2dac7"/>
    </style:style>
    <style:style style:name="P224" style:family="paragraph" style:parent-style-name="Heading_20_3">
      <style:text-properties style:font-name="Liberation Serif1" fo:font-size="18pt" fo:language="it" fo:country="IT"/>
    </style:style>
    <style:style style:name="P225"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29f291"/>
    </style:style>
    <style:style style:name="P226"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326fca"/>
    </style:style>
    <style:style style:name="P227"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35bd10"/>
    </style:style>
    <style:style style:name="P228"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629c6e"/>
    </style:style>
    <style:style style:name="P229"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6893cb"/>
    </style:style>
    <style:style style:name="P230"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b0caff"/>
    </style:style>
    <style:style style:name="P231"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paragraph-rsid="00b3f009"/>
    </style:style>
    <style:style style:name="P232"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36fa3d"/>
    </style:style>
    <style:style style:name="P233" style:family="paragraph" style:parent-style-name="Heading_20_3" style:list-style-name="L47">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37ce4c"/>
    </style:style>
    <style:style style:name="P234"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3b969f"/>
    </style:style>
    <style:style style:name="P235"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421813"/>
    </style:style>
    <style:style style:name="P236"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4a3195" officeooo:paragraph-rsid="00764ab2"/>
    </style:style>
    <style:style style:name="P237" style:family="paragraph" style:parent-style-name="Heading_20_3"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6893cb" officeooo:paragraph-rsid="00b0ba6e"/>
    </style:style>
    <style:style style:name="P238" style:family="paragraph" style:parent-style-name="Heading_20_3"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style="normal" style:text-underline-style="solid" style:text-underline-width="auto" style:text-underline-color="font-color" officeooo:rsid="0082745c" officeooo:paragraph-rsid="00d1f756" style:font-size-asian="18pt" style:font-style-asian="normal" style:font-name-complex="Liberation Serif2" style:font-style-complex="normal"/>
    </style:style>
    <style:style style:name="P239"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4a3195"/>
    </style:style>
    <style:style style:name="P240"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4c7f87"/>
    </style:style>
    <style:style style:name="P241"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4ecb05"/>
    </style:style>
    <style:style style:name="P242"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5a7b6f"/>
    </style:style>
    <style:style style:name="P243" style:family="paragraph" style:parent-style-name="Heading_20_3"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613d81"/>
    </style:style>
    <style:style style:name="P244" style:family="paragraph" style:parent-style-name="Heading_20_3"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 fo:font-size="18pt" fo:language="it" fo:country="IT" fo:font-style="normal" style:text-underline-style="none" officeooo:rsid="0082745c" officeooo:paragraph-rsid="009f7b24" style:font-size-asian="18pt" style:font-style-asian="normal" style:font-name-complex="Liberation Serif2" style:font-style-complex="normal"/>
    </style:style>
    <style:style style:name="P245"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72b089"/>
    </style:style>
    <style:style style:name="P246"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6893cb"/>
    </style:style>
    <style:style style:name="P247"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7b1912"/>
    </style:style>
    <style:style style:name="P248"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82745c"/>
    </style:style>
    <style:style style:name="P249"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8e0e8d"/>
    </style:style>
    <style:style style:name="P250"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937a77"/>
    </style:style>
    <style:style style:name="P251"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e66e46"/>
    </style:style>
    <style:style style:name="P252"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e84677"/>
    </style:style>
    <style:style style:name="P253" style:family="paragraph" style:parent-style-name="Heading_20_3" style:list-style-name="WWNum1a">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a2e1de"/>
    </style:style>
    <style:style style:name="P254"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officeooo:paragraph-rsid="009beea2"/>
    </style:style>
    <style:style style:name="P255"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officeooo:paragraph-rsid="009f7b24"/>
    </style:style>
    <style:style style:name="P256" style:family="paragraph" style:parent-style-name="Heading_20_3" style:list-style-name="">
      <style:paragraph-properties fo:margin-top="0cm" fo:margin-bottom="0.247cm" loext:contextual-spacing="false" fo:line-height="120%" fo:text-align="start" style:justify-single-word="false" fo:orphans="2" fo:widows="2" style:writing-mode="lr-tb"/>
      <style:text-properties style:font-name="Liberation Serif" fo:font-size="18pt" fo:language="it" fo:country="IT" fo:font-style="normal" style:text-underline-style="none" officeooo:rsid="009dc62d" officeooo:paragraph-rsid="009dc62d" style:font-size-asian="18pt" style:font-style-asian="normal" style:font-name-complex="Liberation Serif2" style:font-style-complex="normal"/>
    </style:style>
    <style:style style:name="P257" style:family="paragraph" style:parent-style-name="List_20_Paragraph" style:list-style-name="L22">
      <style:paragraph-properties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iberation Sans2" style:letter-kerning="true" style:font-name-complex="Liberation Sans3"/>
    </style:style>
    <style:style style:name="P258" style:family="paragraph" style:parent-style-name="List_20_Paragraph" style:list-style-name="L21">
      <style:paragraph-properties fo:margin-left="0cm" fo:margin-right="0cm" fo:text-align="start" style:justify-single-word="false" fo:text-indent="0cm" style:auto-text-indent="false"/>
      <style:text-properties officeooo:paragraph-rsid="004ff636"/>
    </style:style>
    <style:style style:name="P259" style:family="paragraph" style:parent-style-name="List_20_Paragraph" style:list-style-name="L21">
      <style:paragraph-properties fo:margin-left="1.27cm" fo:margin-right="0cm" fo:orphans="0" fo:widows="0" fo:text-indent="-0.635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iberation Sans" style:font-name-complex="Times New Roman1"/>
    </style:style>
    <style:style style:name="P260" style:family="paragraph" style:parent-style-name="List_20_Paragraph" style:list-style-name="L21">
      <style:paragraph-properties fo:margin-left="1.27cm" fo:margin-right="0cm" fo:orphans="0" fo:widows="0" fo:text-indent="-0.635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iberation Sans"/>
    </style:style>
    <style:style style:name="P261" style:family="paragraph" style:parent-style-name="List_20_Paragraph" style:list-style-name="L21">
      <style:paragraph-properties fo:margin-left="1.27cm" fo:margin-right="0cm" fo:orphans="0" fo:widows="0" fo:text-indent="-0.635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a1a1a" style:font-name="Liberation Sans" style:font-name-complex="Times New Roman1"/>
    </style:style>
    <style:style style:name="P262" style:family="paragraph" style:parent-style-name="Standard" style:list-style-name="">
      <style:paragraph-properties fo:text-align="start" style:justify-single-word="false"/>
      <style:text-properties fo:font-weight="normal" officeooo:rsid="009671e3" officeooo:paragraph-rsid="00b618d7"/>
    </style:style>
    <style:style style:name="P263" style:family="paragraph" style:parent-style-name="Standard" style:list-style-name="L1">
      <style:paragraph-properties fo:margin-left="1.90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4" style:family="paragraph" style:parent-style-name="Standard" style:list-style-name="L2">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5" style:family="paragraph" style:parent-style-name="Standard" style:list-style-name="L3">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6" style:family="paragraph" style:parent-style-name="Standard" style:list-style-name="L4">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7" style:family="paragraph" style:parent-style-name="Standard" style:list-style-name="L5">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8" style:family="paragraph" style:parent-style-name="Standard" style:list-style-name="L6">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69" style:family="paragraph" style:parent-style-name="Standard" style:list-style-name="L7">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0" style:family="paragraph" style:parent-style-name="Standard" style:list-style-name="L11">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1" style:family="paragraph" style:parent-style-name="Standard" style:list-style-name="L23">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2" style:family="paragraph" style:parent-style-name="Standard" style:list-style-name="L24">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3" style:family="paragraph" style:parent-style-name="Standard" style:list-style-name="L25">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4" style:family="paragraph" style:parent-style-name="Standard" style:list-style-name="L26">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5" style:family="paragraph" style:parent-style-name="Standard" style:list-style-name="L27">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6" style:family="paragraph" style:parent-style-name="Standard" style:list-style-name="L28">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7" style:family="paragraph" style:parent-style-name="Standard" style:list-style-name="L29">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8" style:family="paragraph" style:parent-style-name="Standard" style:list-style-name="L30">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79" style:family="paragraph" style:parent-style-name="Standard" style:list-style-name="L31">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0" style:family="paragraph" style:parent-style-name="Standard" style:list-style-name="L37">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1" style:family="paragraph" style:parent-style-name="Standard" style:list-style-name="L38">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2" style:family="paragraph" style:parent-style-name="Standard" style:list-style-name="L39">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3" style:family="paragraph" style:parent-style-name="Standard" style:list-style-name="L40">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4" style:family="paragraph" style:parent-style-name="Standard" style:list-style-name="L41">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5" style:family="paragraph" style:parent-style-name="Standard" style:list-style-name="L42">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6" style:family="paragraph" style:parent-style-name="Standard" style:list-style-name="L43">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7" style:family="paragraph" style:parent-style-name="Standard" style:list-style-name="L44">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8" style:family="paragraph" style:parent-style-name="Standard" style:list-style-name="L45">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289" style:family="paragraph" style:parent-style-name="Standard" style:list-style-name="L9">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0" style:family="paragraph" style:parent-style-name="Standard" style:list-style-name="L10">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1" style:family="paragraph" style:parent-style-name="Standard" style:list-style-name="L12">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2" style:family="paragraph" style:parent-style-name="Standard" style:list-style-name="L13">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3" style:family="paragraph" style:parent-style-name="Standard" style:list-style-name="L18">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4" style:family="paragraph" style:parent-style-name="Standard" style:list-style-name="L19">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5" style:family="paragraph" style:parent-style-name="Standard" style:list-style-name="L32">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6" style:family="paragraph" style:parent-style-name="Standard" style:list-style-name="L47">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7" style:family="paragraph" style:parent-style-name="Standard" style:list-style-name="L52">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style:style>
    <style:style style:name="P298" style:family="paragraph" style:parent-style-name="Standard" style:list-style-name="L8">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fo:font-weight="normal"/>
    </style:style>
    <style:style style:name="P299" style:family="paragraph" style:parent-style-name="Standard" style:list-style-name="L14">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0" style:family="paragraph" style:parent-style-name="Standard" style:list-style-name="L15">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1" style:family="paragraph" style:parent-style-name="Standard" style:list-style-name="L16">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2" style:family="paragraph" style:parent-style-name="Standard" style:list-style-name="L17">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3" style:family="paragraph" style:parent-style-name="Standard" style:list-style-name="L18">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4" style:family="paragraph" style:parent-style-name="Standard" style:list-style-name="L20">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5" style:family="paragraph" style:parent-style-name="Standard" style:list-style-name="L33">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6" style:family="paragraph" style:parent-style-name="Standard" style:list-style-name="L34">
      <style:paragraph-properties fo:margin-left="2.54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07" style:family="paragraph" style:parent-style-name="Standard" style:list-style-name="L8">
      <style:paragraph-properties fo:margin-left="2.54cm" fo:margin-right="0cm" fo:margin-top="0cm" fo:margin-bottom="0.247cm" loext:contextual-spacing="false" fo:line-height="120%" fo:orphans="2" fo:widows="2" fo:text-indent="0cm" style:auto-text-indent="false" style:writing-mode="lr-tb"/>
      <style:text-properties style:font-name="Liberation Serif1" fo:font-size="18pt" fo:language="it" fo:country="IT" fo:font-style="italic" fo:font-weight="normal"/>
    </style:style>
    <style:style style:name="P308" style:family="paragraph" style:parent-style-name="Standard" style:list-style-name="L2">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09" style:family="paragraph" style:parent-style-name="Standard" style:list-style-name="L4">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0" style:family="paragraph" style:parent-style-name="Standard" style:list-style-name="L29">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1" style:family="paragraph" style:parent-style-name="Standard" style:list-style-name="L39">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2" style:family="paragraph" style:parent-style-name="Standard" style:list-style-name="L40">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3" style:family="paragraph" style:parent-style-name="Standard" style:list-style-name="L41">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4" style:family="paragraph" style:parent-style-name="Standard" style:list-style-name="L42">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5" style:family="paragraph" style:parent-style-name="Standard" style:list-style-name="L43">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6" style:family="paragraph" style:parent-style-name="Standard" style:list-style-name="L44">
      <style:paragraph-properties fo:margin-left="3.175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7" style:family="paragraph" style:parent-style-name="Standard" style:list-style-name="L16">
      <style:paragraph-properties fo:margin-left="3.175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weight="normal"/>
    </style:style>
    <style:style style:name="P318" style:family="paragraph" style:parent-style-name="Standard" style:list-style-name="L4">
      <style:paragraph-properties fo:margin-left="3.81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19" style:family="paragraph" style:parent-style-name="Standard" style:list-style-name="L46">
      <style:paragraph-properties fo:margin-left="2.699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20" style:family="paragraph" style:parent-style-name="Standard" style:list-style-name="L46">
      <style:paragraph-properties fo:margin-left="3.334cm" fo:margin-right="0cm" fo:margin-top="0cm" fo:margin-bottom="0.247cm" loext:contextual-spacing="false" fo:line-height="120%" fo:orphans="2" fo:widows="2" fo:text-indent="0cm" style:auto-text-indent="false" style:writing-mode="lr-tb"/>
      <style:text-properties style:font-name="Liberation Serif1" fo:font-size="18pt" fo:language="it" fo:country="IT"/>
    </style:style>
    <style:style style:name="P321" style:family="paragraph" style:parent-style-name="Text_20_body" style:list-style-name="">
      <style:paragraph-properties fo:text-align="center" style:justify-single-word="false"/>
      <style:text-properties officeooo:paragraph-rsid="001d255e"/>
    </style:style>
    <style:style style:name="P322" style:family="paragraph" style:parent-style-name="Text_20_body" style:list-style-name="">
      <style:paragraph-properties fo:text-align="center" style:justify-single-word="false"/>
      <style:text-properties officeooo:paragraph-rsid="005df331"/>
    </style:style>
    <style:style style:name="P323" style:family="paragraph" style:parent-style-name="Text_20_body" style:list-style-name="">
      <style:paragraph-properties fo:text-align="center" style:justify-single-word="false"/>
      <style:text-properties officeooo:paragraph-rsid="00216207"/>
    </style:style>
    <style:style style:name="P324" style:family="paragraph" style:parent-style-name="Text_20_body" style:list-style-name="">
      <style:paragraph-properties fo:text-align="center" style:justify-single-word="false"/>
      <style:text-properties officeooo:paragraph-rsid="003b969f"/>
    </style:style>
    <style:style style:name="P325" style:family="paragraph" style:parent-style-name="Text_20_body" style:list-style-name="">
      <style:paragraph-properties fo:text-align="center" style:justify-single-word="false"/>
      <style:text-properties officeooo:paragraph-rsid="00aedf11"/>
    </style:style>
    <style:style style:name="P326" style:family="paragraph" style:parent-style-name="Text_20_body" style:list-style-name="">
      <style:paragraph-properties fo:text-align="center" style:justify-single-word="false"/>
      <style:text-properties officeooo:paragraph-rsid="003e181f"/>
    </style:style>
    <style:style style:name="P327" style:family="paragraph" style:parent-style-name="Text_20_body" style:list-style-name="">
      <style:paragraph-properties fo:text-align="center" style:justify-single-word="false"/>
      <style:text-properties officeooo:paragraph-rsid="0064f542"/>
    </style:style>
    <style:style style:name="P328" style:family="paragraph" style:parent-style-name="Text_20_body" style:list-style-name="">
      <style:paragraph-properties fo:text-align="center" style:justify-single-word="false"/>
      <style:text-properties officeooo:paragraph-rsid="00a7c90a"/>
    </style:style>
    <style:style style:name="P329" style:family="paragraph" style:parent-style-name="Text_20_body" style:list-style-name="">
      <style:paragraph-properties fo:text-align="center" style:justify-single-word="false"/>
      <style:text-properties officeooo:paragraph-rsid="00d4bdcb"/>
    </style:style>
    <style:style style:name="P330" style:family="paragraph" style:parent-style-name="Text_20_body" style:list-style-name="">
      <style:paragraph-properties fo:text-align="center" style:justify-single-word="false"/>
      <style:text-properties officeooo:paragraph-rsid="009671e3"/>
    </style:style>
    <style:style style:name="P331" style:family="paragraph" style:parent-style-name="Text_20_body" style:list-style-name="">
      <style:paragraph-properties fo:text-align="center" style:justify-single-word="false"/>
      <style:text-properties officeooo:paragraph-rsid="00808441"/>
    </style:style>
    <style:style style:name="P332" style:family="paragraph" style:parent-style-name="Text_20_body" style:list-style-name="">
      <style:paragraph-properties fo:text-align="center" style:justify-single-word="false"/>
      <style:text-properties officeooo:paragraph-rsid="0082f409"/>
    </style:style>
    <style:style style:name="P333" style:family="paragraph" style:parent-style-name="Text_20_body" style:list-style-name="">
      <style:paragraph-properties fo:text-align="center" style:justify-single-word="false"/>
      <style:text-properties officeooo:paragraph-rsid="00b26316"/>
    </style:style>
    <style:style style:name="P334" style:family="paragraph" style:parent-style-name="Text_20_body" style:list-style-name="">
      <style:paragraph-properties fo:text-align="center" style:justify-single-word="false"/>
      <style:text-properties officeooo:paragraph-rsid="00c0236a"/>
    </style:style>
    <style:style style:name="P335" style:family="paragraph" style:parent-style-name="Text_20_body" style:list-style-name="">
      <style:paragraph-properties fo:text-align="center" style:justify-single-word="false"/>
      <style:text-properties officeooo:paragraph-rsid="00c2dac7"/>
    </style:style>
    <style:style style:name="P336" style:family="paragraph" style:parent-style-name="Text_20_body" style:list-style-name="">
      <style:paragraph-properties fo:text-align="center" style:justify-single-word="false"/>
      <style:text-properties officeooo:paragraph-rsid="00e24f5d"/>
    </style:style>
    <style:style style:name="P337" style:family="paragraph" style:parent-style-name="Text_20_body">
      <style:paragraph-properties fo:text-align="center" style:justify-single-word="false"/>
      <style:text-properties officeooo:paragraph-rsid="00471173"/>
    </style:style>
    <style:style style:name="P338" style:family="paragraph" style:parent-style-name="Text_20_body">
      <style:paragraph-properties fo:text-align="center" style:justify-single-word="false"/>
      <style:text-properties officeooo:paragraph-rsid="007cc874"/>
    </style:style>
    <style:style style:name="P339" style:family="paragraph" style:parent-style-name="Text_20_body" style:list-style-name="">
      <style:paragraph-properties fo:text-align="center" style:justify-single-word="false"/>
      <style:text-properties fo:font-weight="normal" officeooo:rsid="001826a5" officeooo:paragraph-rsid="0028319c" style:font-weight-asian="bold" style:font-weight-complex="bold"/>
    </style:style>
    <style:style style:name="P340" style:family="paragraph" style:parent-style-name="Text_20_body" style:list-style-name="">
      <style:paragraph-properties fo:text-align="center" style:justify-single-word="false"/>
      <style:text-properties fo:font-weight="normal" officeooo:rsid="001826a5" officeooo:paragraph-rsid="00634f7f" style:font-weight-asian="bold" style:font-weight-complex="bold"/>
    </style:style>
    <style:style style:name="P341" style:family="paragraph" style:parent-style-name="Text_20_body" style:list-style-name="">
      <style:paragraph-properties fo:text-align="center" style:justify-single-word="false"/>
      <style:text-properties fo:font-weight="normal" officeooo:rsid="001826a5" officeooo:paragraph-rsid="002f5f0d" style:font-weight-asian="bold" style:font-weight-complex="bold"/>
    </style:style>
    <style:style style:name="P342" style:family="paragraph" style:parent-style-name="Text_20_body" style:list-style-name="">
      <style:paragraph-properties fo:text-align="center" style:justify-single-word="false"/>
      <style:text-properties fo:font-weight="normal" officeooo:rsid="001826a5" officeooo:paragraph-rsid="001826a5" style:font-weight-asian="bold" style:font-weight-complex="bold"/>
    </style:style>
    <style:style style:name="P343" style:family="paragraph" style:parent-style-name="Text_20_body" style:list-style-name="">
      <style:paragraph-properties fo:text-align="start" style:justify-single-word="false"/>
      <style:text-properties fo:font-weight="normal" officeooo:rsid="001826a5" officeooo:paragraph-rsid="0028319c" style:font-weight-asian="bold" style:font-weight-complex="bold"/>
    </style:style>
    <style:style style:name="P344" style:family="paragraph" style:parent-style-name="Text_20_body" style:list-style-name="">
      <style:paragraph-properties fo:text-align="start" style:justify-single-word="false"/>
      <style:text-properties fo:font-weight="normal" officeooo:rsid="001826a5" officeooo:paragraph-rsid="0033b080" style:font-weight-asian="bold" style:font-weight-complex="bold"/>
    </style:style>
    <style:style style:name="P345" style:family="paragraph" style:parent-style-name="Text_20_body" style:list-style-name="">
      <style:paragraph-properties fo:text-align="start" style:justify-single-word="false"/>
      <style:text-properties fo:font-weight="normal" officeooo:rsid="001826a5" officeooo:paragraph-rsid="002f5f0d" style:font-weight-asian="bold" style:font-weight-complex="bold"/>
    </style:style>
    <style:style style:name="P346" style:family="paragraph" style:parent-style-name="Text_20_body" style:list-style-name="">
      <style:paragraph-properties fo:text-align="start" style:justify-single-word="false"/>
      <style:text-properties fo:font-weight="normal" officeooo:rsid="001826a5" officeooo:paragraph-rsid="001826a5" style:font-weight-asian="bold" style:font-weight-complex="bold"/>
    </style:style>
    <style:style style:name="P347" style:family="paragraph" style:parent-style-name="Text_20_body" style:list-style-name="">
      <style:paragraph-properties fo:text-align="start" style:justify-single-word="false"/>
      <style:text-properties fo:font-weight="normal" officeooo:rsid="001826a5" officeooo:paragraph-rsid="0026eaf9" style:font-weight-asian="bold" style:font-weight-complex="bold"/>
    </style:style>
    <style:style style:name="P348" style:family="paragraph" style:parent-style-name="Text_20_body" style:list-style-name="">
      <style:paragraph-properties fo:text-align="start" style:justify-single-word="false"/>
      <style:text-properties fo:font-weight="normal" officeooo:rsid="0026eaf9" officeooo:paragraph-rsid="0028319c" style:font-weight-asian="bold" style:font-weight-complex="bold"/>
    </style:style>
    <style:style style:name="P349" style:family="paragraph" style:parent-style-name="Text_20_body" style:list-style-name="">
      <style:paragraph-properties fo:text-align="start" style:justify-single-word="false"/>
      <style:text-properties fo:font-weight="normal" officeooo:rsid="0033b080" officeooo:paragraph-rsid="0033b080" style:font-weight-asian="bold" style:font-weight-complex="bold"/>
    </style:style>
    <style:style style:name="P350" style:family="paragraph" style:parent-style-name="Text_20_body" style:list-style-name="">
      <style:paragraph-properties fo:text-align="start" style:justify-single-word="false"/>
      <style:text-properties fo:font-weight="normal" officeooo:rsid="00634f7f" officeooo:paragraph-rsid="00634f7f" style:font-weight-asian="bold" style:font-weight-complex="bold"/>
    </style:style>
    <style:style style:name="P351" style:family="paragraph" style:parent-style-name="Text_20_body" style:list-style-name="">
      <style:paragraph-properties fo:text-align="start" style:justify-single-word="false"/>
      <style:text-properties fo:font-weight="normal" officeooo:rsid="002f5f0d" officeooo:paragraph-rsid="002f5f0d" style:font-weight-asian="bold" style:font-weight-complex="bold"/>
    </style:style>
    <style:style style:name="P352" style:family="paragraph" style:parent-style-name="Text_20_body" style:list-style-name="">
      <style:paragraph-properties fo:text-align="center" style:justify-single-word="false"/>
      <style:text-properties fo:font-weight="normal" officeooo:rsid="002f5f0d" officeooo:paragraph-rsid="00616e0b" style:font-weight-asian="bold" style:font-weight-complex="bold"/>
    </style:style>
    <style:style style:name="P353" style:family="paragraph" style:parent-style-name="Text_20_body" style:list-style-name="">
      <style:paragraph-properties fo:text-align="center" style:justify-single-word="false"/>
      <style:text-properties fo:font-weight="normal" officeooo:rsid="002f5f0d" officeooo:paragraph-rsid="003b969f" style:font-weight-asian="bold" style:font-weight-complex="bold"/>
    </style:style>
    <style:style style:name="P354" style:family="paragraph" style:parent-style-name="Text_20_body" style:list-style-name="">
      <style:paragraph-properties fo:text-align="start" style:justify-single-word="false"/>
      <style:text-properties fo:font-weight="normal" officeooo:rsid="00616e0b" officeooo:paragraph-rsid="00616e0b" style:font-weight-asian="bold" style:font-weight-complex="bold"/>
    </style:style>
    <style:style style:name="P355" style:family="paragraph" style:parent-style-name="Text_20_body" style:list-style-name="">
      <style:paragraph-properties fo:text-align="start" style:justify-single-word="false"/>
      <style:text-properties fo:font-weight="normal" officeooo:rsid="003b969f" officeooo:paragraph-rsid="003b969f" style:font-weight-asian="bold" style:font-weight-complex="bold"/>
    </style:style>
    <style:style style:name="P356" style:family="paragraph" style:parent-style-name="Text_20_body" style:list-style-name="">
      <style:paragraph-properties fo:text-align="center" style:justify-single-word="false"/>
      <style:text-properties fo:font-weight="normal" officeooo:rsid="003b969f" officeooo:paragraph-rsid="003cb74e" style:font-weight-asian="bold" style:font-weight-complex="bold"/>
    </style:style>
    <style:style style:name="P357" style:family="paragraph" style:parent-style-name="Text_20_body" style:list-style-name="">
      <style:paragraph-properties fo:text-align="center" style:justify-single-word="false"/>
      <style:text-properties fo:font-weight="normal" officeooo:rsid="001826a5" officeooo:paragraph-rsid="0028319c"/>
    </style:style>
    <style:style style:name="P358" style:family="paragraph" style:parent-style-name="Text_20_body" style:list-style-name="">
      <style:paragraph-properties fo:text-align="center" style:justify-single-word="false"/>
      <style:text-properties fo:font-weight="normal" officeooo:rsid="001826a5" officeooo:paragraph-rsid="001d255e"/>
    </style:style>
    <style:style style:name="P359" style:family="paragraph" style:parent-style-name="Text_20_body" style:list-style-name="">
      <style:paragraph-properties fo:text-align="start" style:justify-single-word="false"/>
      <style:text-properties fo:font-weight="normal" officeooo:rsid="003b969f" officeooo:paragraph-rsid="003cb74e" style:font-weight-asian="normal" style:font-weight-complex="normal"/>
    </style:style>
    <style:style style:name="P360" style:family="paragraph" style:parent-style-name="Text_20_body" style:list-style-name="">
      <style:paragraph-properties fo:text-align="start" style:justify-single-word="false"/>
      <style:text-properties fo:font-weight="normal" officeooo:rsid="003b969f" officeooo:paragraph-rsid="0057d81c" style:font-weight-asian="normal" style:font-weight-complex="normal"/>
    </style:style>
    <style:style style:name="P361" style:family="paragraph" style:parent-style-name="Text_20_body" style:list-style-name="">
      <style:paragraph-properties fo:text-align="start" style:justify-single-word="false"/>
      <style:text-properties fo:font-weight="normal" officeooo:rsid="003b969f" officeooo:paragraph-rsid="003d6c86" style:font-weight-asian="normal" style:font-weight-complex="normal"/>
    </style:style>
    <style:style style:name="P362" style:family="paragraph" style:parent-style-name="Text_20_body" style:list-style-name="">
      <style:paragraph-properties fo:text-align="start" style:justify-single-word="false"/>
      <style:text-properties fo:font-weight="normal" officeooo:rsid="003b969f" officeooo:paragraph-rsid="00596fe0" style:font-weight-asian="normal" style:font-weight-complex="normal"/>
    </style:style>
    <style:style style:name="P363" style:family="paragraph" style:parent-style-name="Text_20_body" style:list-style-name="">
      <style:paragraph-properties fo:text-align="start" style:justify-single-word="false"/>
      <style:text-properties fo:font-weight="normal" officeooo:rsid="003b969f" officeooo:paragraph-rsid="00877a82" style:font-weight-asian="normal" style:font-weight-complex="normal"/>
    </style:style>
    <style:style style:name="P364" style:family="paragraph" style:parent-style-name="Text_20_body" style:list-style-name="">
      <style:paragraph-properties fo:text-align="start" style:justify-single-word="false"/>
      <style:text-properties fo:font-weight="normal" officeooo:rsid="003b969f" officeooo:paragraph-rsid="00a5f3b7" style:font-weight-asian="normal" style:font-weight-complex="normal"/>
    </style:style>
    <style:style style:name="P365" style:family="paragraph" style:parent-style-name="Text_20_body" style:list-style-name="">
      <style:paragraph-properties fo:text-align="center" style:justify-single-word="false"/>
      <style:text-properties fo:font-weight="normal" officeooo:rsid="003b969f" officeooo:paragraph-rsid="003d6c86" style:font-weight-asian="normal" style:font-weight-complex="normal"/>
    </style:style>
    <style:style style:name="P366" style:family="paragraph" style:parent-style-name="Text_20_body" style:list-style-name="">
      <style:paragraph-properties fo:text-align="center" style:justify-single-word="false"/>
      <style:text-properties fo:font-weight="normal" officeooo:rsid="003b969f" officeooo:paragraph-rsid="00596fe0" style:font-weight-asian="normal" style:font-weight-complex="normal"/>
    </style:style>
    <style:style style:name="P367" style:family="paragraph" style:parent-style-name="Text_20_body" style:list-style-name="">
      <style:paragraph-properties fo:text-align="center" style:justify-single-word="false"/>
      <style:text-properties fo:font-weight="normal" officeooo:rsid="003b969f" officeooo:paragraph-rsid="00877a82" style:font-weight-asian="normal" style:font-weight-complex="normal"/>
    </style:style>
    <style:style style:name="P368" style:family="paragraph" style:parent-style-name="Text_20_body" style:list-style-name="">
      <style:paragraph-properties fo:text-align="center" style:justify-single-word="false"/>
      <style:text-properties fo:font-weight="normal" officeooo:rsid="003b969f" officeooo:paragraph-rsid="00a5f3b7" style:font-weight-asian="normal" style:font-weight-complex="normal"/>
    </style:style>
    <style:style style:name="P369" style:family="paragraph" style:parent-style-name="Text_20_body" style:list-style-name="">
      <style:paragraph-properties fo:text-align="center" style:justify-single-word="false"/>
      <style:text-properties fo:font-weight="normal" officeooo:rsid="003b969f" officeooo:paragraph-rsid="00a64bf0" style:font-weight-asian="normal" style:font-weight-complex="normal"/>
    </style:style>
    <style:style style:name="P370" style:family="paragraph" style:parent-style-name="Text_20_body" style:list-style-name="">
      <style:paragraph-properties fo:text-align="center" style:justify-single-word="false"/>
      <style:text-properties fo:font-weight="normal" officeooo:rsid="003b969f" officeooo:paragraph-rsid="006e2a04" style:font-weight-asian="normal" style:font-weight-complex="normal"/>
    </style:style>
    <style:style style:name="P371" style:family="paragraph" style:parent-style-name="Text_20_body" style:list-style-name="">
      <style:paragraph-properties fo:text-align="center" style:justify-single-word="false"/>
      <style:text-properties fo:font-weight="normal" officeooo:rsid="003b969f" officeooo:paragraph-rsid="006fa8f5" style:font-weight-asian="normal" style:font-weight-complex="normal"/>
    </style:style>
    <style:style style:name="P372" style:family="paragraph" style:parent-style-name="Text_20_body" style:list-style-name="">
      <style:paragraph-properties fo:text-align="center" style:justify-single-word="false"/>
      <style:text-properties fo:font-weight="normal" officeooo:rsid="003b969f" officeooo:paragraph-rsid="006fff9d" style:font-weight-asian="normal" style:font-weight-complex="normal"/>
    </style:style>
    <style:style style:name="P373" style:family="paragraph" style:parent-style-name="Text_20_body">
      <style:paragraph-properties fo:text-align="center" style:justify-single-word="false"/>
      <style:text-properties fo:font-weight="normal" officeooo:rsid="003b969f" officeooo:paragraph-rsid="00aedf11" style:font-weight-asian="normal" style:font-weight-complex="normal"/>
    </style:style>
    <style:style style:name="P374" style:family="paragraph" style:parent-style-name="Text_20_body">
      <style:paragraph-properties fo:text-align="center" style:justify-single-word="false"/>
      <style:text-properties fo:font-weight="normal" officeooo:rsid="003b969f" officeooo:paragraph-rsid="00af705d" style:font-weight-asian="normal" style:font-weight-complex="normal"/>
    </style:style>
    <style:style style:name="P375" style:family="paragraph" style:parent-style-name="Text_20_body" style:list-style-name="">
      <style:paragraph-properties fo:text-align="start" style:justify-single-word="false"/>
      <style:text-properties fo:font-weight="normal" officeooo:rsid="003d6c86" officeooo:paragraph-rsid="003d6c86" style:font-weight-asian="normal" style:font-weight-complex="normal"/>
    </style:style>
    <style:style style:name="P376" style:family="paragraph" style:parent-style-name="Text_20_body" style:list-style-name="">
      <style:paragraph-properties fo:text-align="start" style:justify-single-word="false"/>
      <style:text-properties fo:font-weight="normal" officeooo:rsid="003d6c86" officeooo:paragraph-rsid="006ff39e" style:font-weight-asian="normal" style:font-weight-complex="normal"/>
    </style:style>
    <style:style style:name="P377" style:family="paragraph" style:parent-style-name="Text_20_body" style:list-style-name="">
      <style:paragraph-properties fo:text-align="start" style:justify-single-word="false"/>
      <style:text-properties fo:font-weight="normal" officeooo:rsid="003d6c86" officeooo:paragraph-rsid="006fa8f5" style:font-weight-asian="normal" style:font-weight-complex="normal"/>
    </style:style>
    <style:style style:name="P378" style:family="paragraph" style:parent-style-name="Text_20_body" style:list-style-name="">
      <style:paragraph-properties fo:text-align="center" style:justify-single-word="false"/>
      <style:text-properties fo:font-weight="normal" officeooo:rsid="003d6c86" officeooo:paragraph-rsid="006fff9d" style:font-weight-asian="normal" style:font-weight-complex="normal"/>
    </style:style>
    <style:style style:name="P379" style:family="paragraph" style:parent-style-name="Text_20_body" style:list-style-name="">
      <style:paragraph-properties fo:text-align="center" style:justify-single-word="false"/>
      <style:text-properties fo:font-weight="normal" officeooo:rsid="003d6c86" officeooo:paragraph-rsid="0072232e" style:font-weight-asian="normal" style:font-weight-complex="normal"/>
    </style:style>
    <style:style style:name="P380" style:family="paragraph" style:parent-style-name="Text_20_body" style:list-style-name="">
      <style:paragraph-properties fo:text-align="start" style:justify-single-word="false"/>
      <style:text-properties fo:font-weight="normal" officeooo:rsid="0057d81c" officeooo:paragraph-rsid="0057d81c" style:font-weight-asian="normal" style:font-weight-complex="normal"/>
    </style:style>
    <style:style style:name="P381" style:family="paragraph" style:parent-style-name="Text_20_body" style:list-style-name="">
      <style:paragraph-properties fo:text-align="start" style:justify-single-word="false"/>
      <style:text-properties fo:font-weight="normal" officeooo:rsid="0057d81c" officeooo:paragraph-rsid="00596fe0" style:font-weight-asian="normal" style:font-weight-complex="normal"/>
    </style:style>
    <style:style style:name="P382" style:family="paragraph" style:parent-style-name="Text_20_body">
      <style:paragraph-properties fo:text-align="start" style:justify-single-word="false"/>
      <style:text-properties fo:font-weight="normal" officeooo:rsid="00af5289" officeooo:paragraph-rsid="00af5289" style:font-weight-asian="normal" style:font-weight-complex="normal"/>
    </style:style>
    <style:style style:name="P383" style:family="paragraph" style:parent-style-name="Text_20_body" style:list-style-name="">
      <style:paragraph-properties fo:text-align="start" style:justify-single-word="false"/>
      <style:text-properties fo:font-weight="normal" officeooo:rsid="00a5f3b7" officeooo:paragraph-rsid="00a5f3b7" style:font-weight-asian="normal" style:font-weight-complex="normal"/>
    </style:style>
    <style:style style:name="P384" style:family="paragraph" style:parent-style-name="Text_20_body" style:list-style-name="">
      <style:paragraph-properties fo:text-align="start" style:justify-single-word="false"/>
      <style:text-properties fo:font-weight="normal" officeooo:rsid="0072232e" officeooo:paragraph-rsid="0079425a" style:font-weight-asian="normal" style:font-weight-complex="normal"/>
    </style:style>
    <style:style style:name="P385" style:family="paragraph" style:parent-style-name="Text_20_body" style:list-style-name="">
      <style:paragraph-properties fo:text-align="start" style:justify-single-word="false"/>
      <style:text-properties fo:font-weight="normal" officeooo:rsid="0072232e" officeooo:paragraph-rsid="0072232e" style:font-weight-asian="normal" style:font-weight-complex="normal"/>
    </style:style>
    <style:style style:name="P386" style:family="paragraph" style:parent-style-name="Text_20_body" style:list-style-name="">
      <style:text-properties fo:font-weight="normal" officeooo:rsid="0097d568" officeooo:paragraph-rsid="0097d568" style:font-weight-asian="normal" style:font-weight-complex="normal"/>
    </style:style>
    <style:style style:name="P387" style:family="paragraph" style:parent-style-name="Text_20_body" style:list-style-name="">
      <style:paragraph-properties fo:text-align="center" style:justify-single-word="false"/>
      <style:text-properties fo:font-weight="normal" officeooo:rsid="0097d568" officeooo:paragraph-rsid="0097d568" style:font-weight-asian="normal" style:font-weight-complex="normal"/>
    </style:style>
    <style:style style:name="P388" style:family="paragraph" style:parent-style-name="Text_20_body" style:list-style-name="">
      <style:paragraph-properties fo:text-align="start" style:justify-single-word="false"/>
      <style:text-properties fo:font-weight="normal" officeooo:rsid="0097d568" officeooo:paragraph-rsid="0097d568" style:font-weight-asian="normal" style:font-weight-complex="normal"/>
    </style:style>
    <style:style style:name="P389" style:family="paragraph" style:parent-style-name="Text_20_body" style:list-style-name="">
      <style:paragraph-properties fo:text-align="start" style:justify-single-word="false"/>
      <style:text-properties fo:font-weight="normal" officeooo:rsid="00808441" officeooo:paragraph-rsid="00d4bdcb" style:font-weight-asian="normal" style:font-weight-complex="normal"/>
    </style:style>
    <style:style style:name="P390" style:family="paragraph" style:parent-style-name="Text_20_body" style:list-style-name="">
      <style:paragraph-properties fo:text-align="start" style:justify-single-word="false"/>
      <style:text-properties fo:font-weight="normal" officeooo:rsid="00808441" officeooo:paragraph-rsid="00d8323d" style:font-weight-asian="normal" style:font-weight-complex="normal"/>
    </style:style>
    <style:style style:name="P391" style:family="paragraph" style:parent-style-name="Text_20_body" style:list-style-name="">
      <style:paragraph-properties fo:text-align="center" style:justify-single-word="false"/>
      <style:text-properties fo:font-weight="normal" officeooo:paragraph-rsid="0097d568" style:font-weight-asian="normal" style:font-weight-complex="normal"/>
    </style:style>
    <style:style style:name="P392" style:family="paragraph" style:parent-style-name="Text_20_body" style:list-style-name="L36">
      <style:paragraph-properties fo:text-align="start" style:justify-single-word="false"/>
      <style:text-properties fo:font-weight="normal" officeooo:rsid="008fd653" officeooo:paragraph-rsid="00b70e3c" style:font-weight-asian="normal" style:font-weight-complex="normal"/>
    </style:style>
    <style:style style:name="P393" style:family="paragraph" style:parent-style-name="Text_20_body" style:list-style-name="L36">
      <style:paragraph-properties fo:text-align="start" style:justify-single-word="false"/>
      <style:text-properties fo:font-weight="normal" officeooo:rsid="00b98643" officeooo:paragraph-rsid="00b98643" style:font-weight-asian="normal" style:font-weight-complex="normal"/>
    </style:style>
    <style:style style:name="P394" style:family="paragraph" style:parent-style-name="Text_20_body" style:list-style-name="L36">
      <style:paragraph-properties fo:text-align="start" style:justify-single-word="false"/>
      <style:text-properties fo:font-weight="normal" officeooo:rsid="00b98643" officeooo:paragraph-rsid="00ba2658" style:font-weight-asian="normal" style:font-weight-complex="normal"/>
    </style:style>
    <style:style style:name="P395" style:family="paragraph" style:parent-style-name="Text_20_body" style:list-style-name="L36">
      <style:paragraph-properties fo:text-align="start" style:justify-single-word="false"/>
      <style:text-properties fo:font-weight="normal" officeooo:rsid="00b98643" officeooo:paragraph-rsid="00bac107" style:font-weight-asian="normal" style:font-weight-complex="normal"/>
    </style:style>
    <style:style style:name="P396" style:family="paragraph" style:parent-style-name="Text_20_body" style:list-style-name="L36">
      <style:paragraph-properties fo:text-align="start" style:justify-single-word="false"/>
      <style:text-properties fo:font-weight="normal" officeooo:rsid="00b98643" officeooo:paragraph-rsid="00bc2547" style:font-weight-asian="normal" style:font-weight-complex="normal"/>
    </style:style>
    <style:style style:name="P397" style:family="paragraph" style:parent-style-name="Text_20_body" style:list-style-name="">
      <style:paragraph-properties fo:text-align="center" style:justify-single-word="false"/>
      <style:text-properties fo:font-weight="normal" officeooo:rsid="00b26316" officeooo:paragraph-rsid="00c0236a" style:font-weight-asian="normal" style:font-weight-complex="normal"/>
    </style:style>
    <style:style style:name="P398" style:family="paragraph" style:parent-style-name="Text_20_body" style:list-style-name="">
      <style:paragraph-properties fo:text-align="center" style:justify-single-word="false"/>
      <style:text-properties fo:font-weight="normal" officeooo:paragraph-rsid="00433bb9"/>
    </style:style>
    <style:style style:name="P399" style:family="paragraph" style:parent-style-name="Text_20_body" style:list-style-name="">
      <style:paragraph-properties fo:text-align="center" style:justify-single-word="false"/>
      <style:text-properties fo:font-weight="normal" officeooo:paragraph-rsid="00cf49e9"/>
    </style:style>
    <style:style style:name="P400" style:family="paragraph" style:parent-style-name="Text_20_body" style:list-style-name="">
      <style:paragraph-properties fo:text-align="center" style:justify-single-word="false"/>
      <style:text-properties fo:font-weight="normal" officeooo:paragraph-rsid="00a7c90a"/>
    </style:style>
    <style:style style:name="P401" style:family="paragraph" style:parent-style-name="Text_20_body" style:list-style-name="">
      <style:paragraph-properties fo:text-align="center" style:justify-single-word="false"/>
      <style:text-properties fo:font-weight="normal" officeooo:paragraph-rsid="009671e3"/>
    </style:style>
    <style:style style:name="P402" style:family="paragraph" style:parent-style-name="Text_20_body" style:list-style-name="">
      <style:paragraph-properties fo:text-align="center" style:justify-single-word="false"/>
      <style:text-properties fo:font-weight="normal" officeooo:paragraph-rsid="001826a5"/>
    </style:style>
    <style:style style:name="P403" style:family="paragraph" style:parent-style-name="Text_20_body" style:list-style-name="">
      <style:paragraph-properties fo:text-align="start" style:justify-single-word="false"/>
      <style:text-properties fo:font-weight="normal" officeooo:rsid="00cf49e9" officeooo:paragraph-rsid="00cf49e9"/>
    </style:style>
    <style:style style:name="P404" style:family="paragraph" style:parent-style-name="Text_20_body" style:list-style-name="">
      <style:paragraph-properties fo:text-align="center" style:justify-single-word="false"/>
      <style:text-properties fo:font-weight="normal" officeooo:rsid="00cf49e9" officeooo:paragraph-rsid="00d02967"/>
    </style:style>
    <style:style style:name="P405" style:family="paragraph" style:parent-style-name="Text_20_body" style:list-style-name="">
      <style:text-properties fo:font-weight="normal" officeooo:rsid="00a91175" officeooo:paragraph-rsid="00a91175"/>
    </style:style>
    <style:style style:name="P406" style:family="paragraph" style:parent-style-name="Text_20_body" style:list-style-name="">
      <style:paragraph-properties fo:text-align="start" style:justify-single-word="false"/>
      <style:text-properties fo:font-weight="normal" officeooo:rsid="009671e3" officeooo:paragraph-rsid="009671e3"/>
    </style:style>
    <style:style style:name="P407" style:family="paragraph" style:parent-style-name="Text_20_body" style:list-style-name="">
      <style:paragraph-properties fo:text-align="center" style:justify-single-word="false"/>
      <style:text-properties fo:font-weight="normal" officeooo:rsid="00654f93" officeooo:paragraph-rsid="009671e3"/>
    </style:style>
    <style:style style:name="P408" style:family="paragraph" style:parent-style-name="Text_20_body" style:list-style-name="">
      <style:paragraph-properties fo:text-align="center" style:justify-single-word="false"/>
      <style:text-properties fo:font-weight="normal" officeooo:rsid="00654f93" officeooo:paragraph-rsid="00b618d7"/>
    </style:style>
    <style:style style:name="P409" style:family="paragraph" style:parent-style-name="Text_20_body" style:list-style-name="">
      <style:paragraph-properties fo:text-align="center" style:justify-single-word="false"/>
      <style:text-properties fo:font-weight="normal" officeooo:rsid="00654f93" officeooo:paragraph-rsid="00e7ba20"/>
    </style:style>
    <style:style style:name="P410" style:family="paragraph" style:parent-style-name="Text_20_body" style:list-style-name="">
      <style:paragraph-properties fo:text-align="start" style:justify-single-word="false"/>
      <style:text-properties fo:font-weight="normal" officeooo:rsid="00654f93" officeooo:paragraph-rsid="00e7ba20"/>
    </style:style>
    <style:style style:name="P411" style:family="paragraph" style:parent-style-name="Text_20_body" style:list-style-name="">
      <style:paragraph-properties fo:text-align="start" style:justify-single-word="false"/>
      <style:text-properties fo:font-weight="normal" officeooo:rsid="00b618d7" officeooo:paragraph-rsid="00b618d7"/>
    </style:style>
    <style:style style:name="P412" style:family="paragraph" style:parent-style-name="Text_20_body" style:list-style-name="L35">
      <style:paragraph-properties fo:text-align="start" style:justify-single-word="false"/>
      <style:text-properties fo:font-weight="normal" officeooo:rsid="00b618d7" officeooo:paragraph-rsid="00b618d7"/>
    </style:style>
    <style:style style:name="P413" style:family="paragraph" style:parent-style-name="Text_20_body" style:list-style-name="">
      <style:paragraph-properties fo:text-align="center" style:justify-single-word="false"/>
      <style:text-properties fo:font-weight="normal" officeooo:rsid="00808441" officeooo:paragraph-rsid="0082f409"/>
    </style:style>
    <style:style style:name="P414" style:family="paragraph" style:parent-style-name="Text_20_body" style:list-style-name="">
      <style:paragraph-properties fo:text-align="start" style:justify-single-word="false"/>
      <style:text-properties fo:font-weight="normal" officeooo:rsid="00e7ba20" officeooo:paragraph-rsid="00e7ba20"/>
    </style:style>
    <style:style style:name="P415" style:family="paragraph" style:parent-style-name="Text_20_body" style:list-style-name="">
      <style:paragraph-properties fo:text-align="start" style:justify-single-word="false"/>
      <style:text-properties fo:font-weight="bold" officeooo:rsid="001826a5" officeooo:paragraph-rsid="0028319c" style:font-weight-asian="bold" style:font-weight-complex="bold"/>
    </style:style>
    <style:style style:name="P416" style:family="paragraph" style:parent-style-name="Text_20_body" style:list-style-name="">
      <style:paragraph-properties fo:text-align="start" style:justify-single-word="false"/>
      <style:text-properties fo:font-weight="bold" officeooo:rsid="001826a5" officeooo:paragraph-rsid="001826a5" style:font-weight-asian="bold" style:font-weight-complex="bold"/>
    </style:style>
    <style:style style:name="P417" style:family="paragraph" style:parent-style-name="Text_20_body" style:list-style-name="">
      <style:paragraph-properties fo:text-align="start" style:justify-single-word="false"/>
      <style:text-properties fo:font-weight="bold" officeooo:rsid="003b969f" officeooo:paragraph-rsid="003cb74e" style:font-weight-asian="bold" style:font-weight-complex="bold"/>
    </style:style>
    <style:style style:name="P418" style:family="paragraph" style:parent-style-name="Text_20_body" style:list-style-name="">
      <style:paragraph-properties fo:text-align="start" style:justify-single-word="false"/>
      <style:text-properties fo:font-weight="bold" officeooo:rsid="003b969f" officeooo:paragraph-rsid="003d6c86" style:font-weight-asian="normal" style:font-weight-complex="normal"/>
    </style:style>
    <style:style style:name="P419" style:family="paragraph" style:parent-style-name="Text_20_body" style:list-style-name="">
      <style:paragraph-properties fo:text-align="start" style:justify-single-word="false"/>
      <style:text-properties fo:font-weight="bold" officeooo:rsid="003d6c86" officeooo:paragraph-rsid="0072232e" style:font-weight-asian="normal" style:font-weight-complex="normal"/>
    </style:style>
    <style:style style:name="P420" style:family="paragraph" style:parent-style-name="Text_20_body" style:list-style-name="">
      <style:paragraph-properties fo:text-align="start" style:justify-single-word="false"/>
      <style:text-properties fo:font-weight="bold" officeooo:paragraph-rsid="00cf49e9"/>
    </style:style>
    <style:style style:name="P421" style:family="paragraph" style:parent-style-name="Text_20_body" style:list-style-name="">
      <style:text-properties fo:font-weight="bold" officeooo:paragraph-rsid="0097d568"/>
    </style:style>
    <style:style style:name="P422" style:family="paragraph" style:parent-style-name="Text_20_body">
      <style:paragraph-properties fo:text-align="start" style:justify-single-word="false"/>
      <style:text-properties officeooo:rsid="00471173" officeooo:paragraph-rsid="00471173"/>
    </style:style>
    <style:style style:name="P423" style:family="paragraph" style:parent-style-name="Text_20_body">
      <style:paragraph-properties fo:text-align="center" style:justify-single-word="false"/>
      <style:text-properties officeooo:rsid="00471173" officeooo:paragraph-rsid="004cf1f3"/>
    </style:style>
    <style:style style:name="P424" style:family="paragraph" style:parent-style-name="Text_20_body">
      <style:paragraph-properties fo:text-align="start" style:justify-single-word="false"/>
      <style:text-properties officeooo:rsid="004d4bec" officeooo:paragraph-rsid="004d4bec"/>
    </style:style>
    <style:style style:name="P425" style:family="paragraph" style:parent-style-name="Text_20_body" style:list-style-name="">
      <style:paragraph-properties fo:text-align="start" style:justify-single-word="false"/>
      <style:text-properties officeooo:paragraph-rsid="006ff39e"/>
    </style:style>
    <style:style style:name="P426" style:family="paragraph" style:parent-style-name="Text_20_body" style:list-style-name="L36">
      <style:paragraph-properties fo:text-align="start" style:justify-single-word="false"/>
      <style:text-properties officeooo:paragraph-rsid="00b98643"/>
    </style:style>
    <style:style style:name="P427" style:family="paragraph" style:parent-style-name="Text_20_body" style:list-style-name="L36">
      <style:paragraph-properties fo:text-align="start" style:justify-single-word="false"/>
      <style:text-properties officeooo:paragraph-rsid="00e24f5d"/>
    </style:style>
    <style:style style:name="P428" style:family="paragraph" style:parent-style-name="Text_20_body" style:list-style-name=""/>
    <style:style style:name="P429" style:family="paragraph" style:parent-style-name="Text_20_body" style:list-style-name="">
      <style:text-properties officeooo:paragraph-rsid="007cc874"/>
    </style:style>
    <style:style style:name="P430" style:family="paragraph" style:parent-style-name="Text_20_body" style:list-style-name="">
      <style:text-properties officeooo:paragraph-rsid="00a91175"/>
    </style:style>
    <style:style style:name="P431" style:family="paragraph" style:parent-style-name="Text_20_body" style:list-style-name="">
      <style:paragraph-properties fo:text-align="center" style:justify-single-word="false"/>
      <style:text-properties officeooo:rsid="00c2dac7" officeooo:paragraph-rsid="00c71b49"/>
    </style:style>
    <style:style style:name="P432" style:family="paragraph" style:parent-style-name="Text_20_body" style:list-style-name="">
      <style:paragraph-properties fo:text-align="start" style:justify-single-word="false"/>
      <style:text-properties officeooo:rsid="00e24f5d" officeooo:paragraph-rsid="00e24f5d"/>
    </style:style>
    <style:style style:name="P433"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29f291"/>
    </style:style>
    <style:style style:name="P434"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326fca"/>
    </style:style>
    <style:style style:name="P435"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35bd10"/>
    </style:style>
    <style:style style:name="P436"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629c6e"/>
    </style:style>
    <style:style style:name="P437"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6893cb"/>
    </style:style>
    <style:style style:name="P438"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b0caff"/>
    </style:style>
    <style:style style:name="P439"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b3f009"/>
    </style:style>
    <style:style style:name="P440"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36fa3d" officeooo:paragraph-rsid="0036fa3d"/>
    </style:style>
    <style:style style:name="P441"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b0ba6e" officeooo:paragraph-rsid="00b0ba6e"/>
    </style:style>
    <style:style style:name="P442"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style="normal" style:text-underline-style="none" officeooo:rsid="00d1f756" officeooo:paragraph-rsid="00d1f756" style:font-size-asian="18pt" style:font-style-asian="normal" style:font-name-complex="Liberation Serif2" style:font-style-complex="normal"/>
    </style:style>
    <style:style style:name="P443"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style="normal" style:text-underline-style="none" officeooo:rsid="00d3c0ca" officeooo:paragraph-rsid="00d3c0ca" style:font-size-asian="18pt" style:font-style-asian="normal" style:font-name-complex="Liberation Serif2" style:font-style-complex="normal"/>
    </style:style>
    <style:style style:name="P444"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style="normal" style:text-underline-style="solid" style:text-underline-width="auto" style:text-underline-color="font-color" officeooo:rsid="00d3c0ca" officeooo:paragraph-rsid="00d3c0ca" style:font-size-asian="18pt" style:font-style-asian="normal" style:font-name-complex="Liberation Serif2" style:font-style-complex="normal"/>
    </style:style>
    <style:style style:name="P445"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fo:font-style="normal" style:text-underline-style="solid" style:text-underline-width="auto" style:text-underline-color="font-color" officeooo:rsid="00d3c0ca" officeooo:paragraph-rsid="00e0e78d" style:font-size-asian="18pt" style:font-style-asian="normal" style:font-name-complex="Liberation Serif2" style:font-style-complex="normal"/>
    </style:style>
    <style:style style:name="P446" style:family="paragraph" style:parent-style-name="Text_20_body" style:list-style-name="L49">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764ab2"/>
    </style:style>
    <style:style style:name="P447" style:family="paragraph" style:parent-style-name="Text_20_body"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e0e78d"/>
    </style:style>
    <style:style style:name="P448" style:family="paragraph" style:parent-style-name="Text_20_body" style:list-style-name="L48">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29f291" officeooo:paragraph-rsid="0029f291"/>
    </style:style>
    <style:style style:name="P449" style:family="paragraph" style:parent-style-name="Text_20_body" style:list-style-name="L48">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2acc16" officeooo:paragraph-rsid="002acc16"/>
    </style:style>
    <style:style style:name="P450" style:family="paragraph" style:parent-style-name="Text_20_body" style:list-style-name="L48">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2becba" officeooo:paragraph-rsid="002becba"/>
    </style:style>
    <style:style style:name="P451"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37ce4c" officeooo:paragraph-rsid="003a18e2"/>
    </style:style>
    <style:style style:name="P452"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37ce4c" officeooo:paragraph-rsid="003b969f"/>
    </style:style>
    <style:style style:name="P453"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3cb74e" officeooo:paragraph-rsid="003cb74e"/>
    </style:style>
    <style:style style:name="P454"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a3195" officeooo:paragraph-rsid="004a3195"/>
    </style:style>
    <style:style style:name="P455"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a3195" officeooo:paragraph-rsid="004c7f87"/>
    </style:style>
    <style:style style:name="P456"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a3195" officeooo:paragraph-rsid="004ecb05"/>
    </style:style>
    <style:style style:name="P457"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a3195" officeooo:paragraph-rsid="005a7b6f"/>
    </style:style>
    <style:style style:name="P458"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a3195" officeooo:paragraph-rsid="00613d81"/>
    </style:style>
    <style:style style:name="P459"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ecb05" officeooo:paragraph-rsid="004ecb05"/>
    </style:style>
    <style:style style:name="P460"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4ecb05" officeooo:paragraph-rsid="00613d81"/>
    </style:style>
    <style:style style:name="P461" style:family="paragraph" style:parent-style-name="Text_20_body" style:list-style-name="L50">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29c6e" officeooo:paragraph-rsid="00629c6e"/>
    </style:style>
    <style:style style:name="P462" style:family="paragraph" style:parent-style-name="Text_20_body" style:list-style-name="L50">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34f7f" officeooo:paragraph-rsid="00634f7f"/>
    </style:style>
    <style:style style:name="P463" style:family="paragraph" style:parent-style-name="Text_20_body" style:list-style-name="L51">
      <style:paragraph-properties fo:margin-top="0cm" fo:margin-bottom="0.247cm" loext:contextual-spacing="false" fo:line-height="120%" fo:text-align="start" style:justify-single-word="false" fo:orphans="2" fo:widows="2" style:writing-mode="lr-tb"/>
      <style:text-properties style:font-name="Liberation Serif1" fo:font-size="18pt" fo:language="it" fo:country="IT" officeooo:rsid="006893cb" officeooo:paragraph-rsid="006893cb"/>
    </style:style>
    <style:style style:name="P464"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officeooo:paragraph-rsid="003a18e2"/>
    </style:style>
    <style:style style:name="P465" style:family="paragraph" style:parent-style-name="Text_20_body" style:list-style-name="L49">
      <style:paragraph-properties fo:margin-top="0cm" fo:margin-bottom="0.247cm" loext:contextual-spacing="false" fo:line-height="120%" fo:text-align="start" style:justify-single-word="false" fo:orphans="2" fo:widows="2" style:writing-mode="lr-tb"/>
      <style:text-properties officeooo:rsid="00421813" officeooo:paragraph-rsid="00421813"/>
    </style:style>
    <style:style style:name="P466" style:family="paragraph" style:parent-style-name="Text_20_body_20__28_user_29_" style:list-style-name="">
      <style:paragraph-properties fo:margin-left="0cm" fo:margin-right="0cm" fo:line-height="120%" fo:text-indent="0cm" style:auto-text-indent="false" style:writing-mode="lr-tb"/>
    </style:style>
    <style:style style:name="P467" style:family="paragraph" style:parent-style-name="Text_20_body_20__28_user_29_" style:list-style-name="">
      <style:paragraph-properties fo:margin-left="0cm" fo:margin-right="0cm" fo:line-height="120%" fo:text-indent="0cm" style:auto-text-indent="false" style:writing-mode="lr-tb"/>
      <style:text-properties officeooo:paragraph-rsid="0072b089"/>
    </style:style>
    <style:style style:name="P468" style:family="paragraph" style:parent-style-name="Text_20_body_20__28_user_29_" style:list-style-name="WWNum1a">
      <style:paragraph-properties fo:margin-left="0cm" fo:margin-right="0cm" fo:line-height="120%" fo:text-indent="0cm" style:auto-text-indent="false" style:writing-mode="lr-tb"/>
      <style:text-properties officeooo:paragraph-rsid="00a2e1de"/>
    </style:style>
    <style:style style:name="P469"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7b1912"/>
    </style:style>
    <style:style style:name="P470"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82745c"/>
    </style:style>
    <style:style style:name="P471"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8e0e8d"/>
    </style:style>
    <style:style style:name="P472"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937a77"/>
    </style:style>
    <style:style style:name="P473"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officeooo:paragraph-rsid="00e66e46"/>
    </style:style>
    <style:style style:name="P474"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6893cb" officeooo:paragraph-rsid="009beea2"/>
    </style:style>
    <style:style style:name="P475"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6893cb" officeooo:paragraph-rsid="009f7b24"/>
    </style:style>
    <style:style style:name="P476" style:family="paragraph" style:parent-style-name="Text_20_body_20__28_user_29_" style:list-style-name="">
      <style:paragraph-properties fo:margin-left="0cm" fo:margin-right="0cm" fo:margin-top="0cm" fo:margin-bottom="0.247cm" loext:contextual-spacing="false" fo:line-height="120%" fo:text-align="start" style:justify-single-word="false" fo:orphans="2" fo:widows="2" fo:text-indent="0cm" style:auto-text-indent="false" style:writing-mode="lr-tb"/>
      <style:text-properties style:font-name="Liberation Serif1" fo:font-size="18pt" fo:language="it" fo:country="IT" officeooo:rsid="0029f291" officeooo:paragraph-rsid="00e84677"/>
    </style:style>
    <style:style style:name="P477" style:family="paragraph" style:parent-style-name="Text_20_body_20__28_user_29_" style:list-style-name="WWNum1a">
      <style:paragraph-properties fo:margin-left="1.27cm" fo:margin-right="0cm" fo:margin-top="0cm" fo:margin-bottom="0.247cm" loext:contextual-spacing="false" fo:line-height="120%" fo:text-align="start" style:justify-single-word="false" fo:orphans="2" fo:widows="2" fo:text-indent="-0.635cm" style:auto-text-indent="false" style:writing-mode="lr-tb"/>
      <style:text-properties style:font-name="Liberation Serif1" fo:font-size="18pt" fo:language="it" fo:country="IT" officeooo:rsid="006893cb" officeooo:paragraph-rsid="0072b089"/>
    </style:style>
    <style:style style:name="P478" style:family="paragraph" style:parent-style-name="Text_20_body_20__28_user_29_" style:list-style-name="WWNum1a">
      <style:paragraph-properties fo:margin-left="1.27cm" fo:margin-right="0cm" fo:line-height="120%" fo:text-indent="-0.635cm" style:auto-text-indent="false" style:writing-mode="lr-tb"/>
    </style:style>
    <style:style style:name="T1" style:family="text">
      <style:text-properties fo:font-weight="bold"/>
    </style:style>
    <style:style style:name="T2" style:family="text">
      <style:text-properties fo:font-weight="bold" officeooo:rsid="00808441"/>
    </style:style>
    <style:style style:name="T3" style:family="text">
      <style:text-properties fo:font-weight="bold" officeooo:rsid="00b26316" style:font-weight-asian="normal" style:font-weight-complex="normal"/>
    </style:style>
    <style:style style:name="T4" style:family="text">
      <style:text-properties fo:font-weight="bold" officeooo:rsid="00b26316"/>
    </style:style>
    <style:style style:name="T5" style:family="text">
      <style:text-properties style:text-position="33% 58%"/>
    </style:style>
    <style:style style:name="T6" style:family="text">
      <style:text-properties officeooo:rsid="000fe436"/>
    </style:style>
    <style:style style:name="T7" style:family="text">
      <style:text-properties officeooo:rsid="00119e93"/>
    </style:style>
    <style:style style:name="T8" style:family="text">
      <style:text-properties officeooo:rsid="0015159d"/>
    </style:style>
    <style:style style:name="T9" style:family="text">
      <style:text-properties fo:font-weight="normal"/>
    </style:style>
    <style:style style:name="T10" style:family="text">
      <style:text-properties fo:font-weight="normal" officeooo:rsid="00169da7"/>
    </style:style>
    <style:style style:name="T11" style:family="text">
      <style:text-properties fo:font-weight="normal" style:font-weight-asian="normal" style:font-weight-complex="normal"/>
    </style:style>
    <style:style style:name="T12" style:family="text">
      <style:text-properties fo:font-weight="normal" officeooo:rsid="003d6c86" style:font-weight-asian="normal" style:font-weight-complex="normal"/>
    </style:style>
    <style:style style:name="T13" style:family="text">
      <style:text-properties fo:font-weight="normal" officeooo:rsid="00708179" style:font-weight-asian="normal" style:font-weight-complex="normal"/>
    </style:style>
    <style:style style:name="T14" style:family="text">
      <style:text-properties fo:font-weight="normal" officeooo:rsid="008fd653" style:font-weight-asian="normal" style:font-weight-complex="normal"/>
    </style:style>
    <style:style style:name="T15" style:family="text">
      <style:text-properties fo:font-weight="normal" officeooo:rsid="00b98643" style:font-weight-asian="normal" style:font-weight-complex="normal"/>
    </style:style>
    <style:style style:name="T16" style:family="text">
      <style:text-properties fo:font-weight="normal" officeooo:rsid="00bc2547" style:font-weight-asian="normal" style:font-weight-complex="normal"/>
    </style:style>
    <style:style style:name="T17" style:family="text">
      <style:text-properties fo:font-weight="normal" officeooo:rsid="00808441" style:font-weight-asian="normal" style:font-weight-complex="normal"/>
    </style:style>
    <style:style style:name="T18" style:family="text">
      <style:text-properties fo:font-weight="normal" officeooo:rsid="00a91175"/>
    </style:style>
    <style:style style:name="T19" style:family="text">
      <style:text-properties officeooo:rsid="001aa1ac"/>
    </style:style>
    <style:style style:name="T20" style:family="text">
      <style:text-properties officeooo:rsid="00216207"/>
    </style:style>
    <style:style style:name="T21" style:family="text">
      <style:text-properties officeooo:rsid="0022d671"/>
    </style:style>
    <style:style style:name="T22" style:family="text">
      <style:text-properties officeooo:rsid="0026eaf9"/>
    </style:style>
    <style:style style:name="T23" style:family="text">
      <style:text-properties officeooo:rsid="0028319c"/>
    </style:style>
    <style:style style:name="T24" style:family="text">
      <style:text-properties officeooo:rsid="0029f291"/>
    </style:style>
    <style:style style:name="T25" style:family="text">
      <style:text-properties officeooo:rsid="002dca88"/>
    </style:style>
    <style:style style:name="T26" style:family="text">
      <style:text-properties officeooo:rsid="00326fca"/>
    </style:style>
    <style:style style:name="T27" style:family="text">
      <style:text-properties officeooo:rsid="0035bd10"/>
    </style:style>
    <style:style style:name="T28" style:family="text">
      <style:text-properties officeooo:rsid="0036fa3d"/>
    </style:style>
    <style:style style:name="T29" style:family="text">
      <style:text-properties officeooo:rsid="00377b7c"/>
    </style:style>
    <style:style style:name="T30" style:family="text">
      <style:text-properties officeooo:rsid="0037ce4c"/>
    </style:style>
    <style:style style:name="T31" style:family="text">
      <style:text-properties style:font-name="Liberation Serif1" fo:font-size="18pt" fo:language="it" fo:country="IT"/>
    </style:style>
    <style:style style:name="T32" style:family="text">
      <style:text-properties style:font-name="Liberation Serif1" fo:font-size="18pt" fo:language="it" fo:country="IT" officeooo:rsid="003a0cd7"/>
    </style:style>
    <style:style style:name="T33" style:family="text">
      <style:text-properties style:font-name="Liberation Serif1" fo:font-size="18pt" fo:language="it" fo:country="IT" officeooo:rsid="003a18e2"/>
    </style:style>
    <style:style style:name="T34" style:family="text">
      <style:text-properties style:font-name="Liberation Serif1" fo:font-size="18pt" fo:language="it" fo:country="IT" officeooo:rsid="0037ce4c"/>
    </style:style>
    <style:style style:name="T35" style:family="text">
      <style:text-properties style:font-name="Liberation Serif1" fo:font-size="18pt" fo:language="it" fo:country="IT" officeooo:rsid="00432ce7"/>
    </style:style>
    <style:style style:name="T36" style:family="text">
      <style:text-properties style:font-name="Liberation Serif1" fo:font-size="18pt" fo:language="it" fo:country="IT" officeooo:rsid="0029f291"/>
    </style:style>
    <style:style style:name="T37" style:family="text">
      <style:text-properties style:font-name="Liberation Serif1" fo:font-size="18pt" fo:language="it" fo:country="IT" officeooo:rsid="00421813"/>
    </style:style>
    <style:style style:name="T38" style:family="text">
      <style:text-properties style:font-name="Liberation Serif1" fo:font-size="18pt" fo:language="it" fo:country="IT" officeooo:rsid="004a3195"/>
    </style:style>
    <style:style style:name="T39" style:family="text">
      <style:text-properties style:font-name="Liberation Serif1" fo:font-size="18pt" fo:language="it" fo:country="IT" officeooo:rsid="004c7f87"/>
    </style:style>
    <style:style style:name="T40" style:family="text">
      <style:text-properties style:font-name="Liberation Serif1" fo:font-size="18pt" fo:language="it" fo:country="IT" officeooo:rsid="004ecb05"/>
    </style:style>
    <style:style style:name="T41" style:family="text">
      <style:text-properties style:font-name="Liberation Serif1" fo:font-size="18pt" fo:language="it" fo:country="IT" officeooo:rsid="005a7b6f"/>
    </style:style>
    <style:style style:name="T42" style:family="text">
      <style:text-properties style:font-name="Liberation Serif1" fo:font-size="18pt" fo:language="it" fo:country="IT" officeooo:rsid="00613d81"/>
    </style:style>
    <style:style style:name="T43" style:family="text">
      <style:text-properties style:font-name="Liberation Serif1" fo:font-size="18pt" fo:language="it" fo:country="IT" fo:font-weight="normal" officeooo:rsid="0079425a" style:font-weight-asian="normal" style:font-weight-complex="normal"/>
    </style:style>
    <style:style style:name="T44" style:family="text">
      <style:text-properties style:font-name="Liberation Serif1" fo:font-size="18pt" fo:language="it" fo:country="IT" fo:font-weight="normal" officeooo:rsid="00aadd78"/>
    </style:style>
    <style:style style:name="T45" style:family="text">
      <style:text-properties style:font-name="Liberation Serif1" fo:font-size="18pt" fo:language="it" fo:country="IT" officeooo:rsid="00764ab2"/>
    </style:style>
    <style:style style:name="T46" style:family="text">
      <style:text-properties style:font-name="Liberation Serif1" fo:font-size="18pt" fo:language="it" fo:country="IT" officeooo:rsid="0079425a"/>
    </style:style>
    <style:style style:name="T47" style:family="text">
      <style:text-properties style:font-name="Liberation Serif1" fo:font-size="18pt" fo:language="it" fo:country="IT" officeooo:rsid="006893cb"/>
    </style:style>
    <style:style style:name="T48" style:family="text">
      <style:text-properties style:font-name="Liberation Serif1" fo:font-size="18pt" fo:language="it" fo:country="IT" officeooo:rsid="0076c6da"/>
    </style:style>
    <style:style style:name="T49" style:family="text">
      <style:text-properties style:font-name="Liberation Serif1" fo:font-size="18pt" fo:language="it" fo:country="IT" officeooo:rsid="007b1912"/>
    </style:style>
    <style:style style:name="T50" style:family="text">
      <style:text-properties style:font-name="Liberation Serif1" fo:font-size="18pt" fo:language="it" fo:country="IT" fo:font-weight="bold" officeooo:rsid="00887ab9"/>
    </style:style>
    <style:style style:name="T51" style:family="text">
      <style:text-properties style:font-name="Liberation Serif1" fo:font-size="18pt" fo:language="it" fo:country="IT" fo:font-weight="bold" officeooo:rsid="00b26316" style:font-weight-asian="normal" style:font-weight-complex="normal"/>
    </style:style>
    <style:style style:name="T52" style:family="text">
      <style:text-properties style:font-name="Liberation Serif1" fo:font-size="18pt" fo:language="it" fo:country="IT" fo:font-weight="bold" officeooo:rsid="00c71b49"/>
    </style:style>
    <style:style style:name="T53" style:family="text">
      <style:text-properties style:font-name="Liberation Serif1" fo:font-size="18pt" fo:language="it" fo:country="IT" officeooo:rsid="0082745c" style:font-size-asian="18pt"/>
    </style:style>
    <style:style style:name="T54" style:family="text">
      <style:text-properties style:font-name="Liberation Serif1" fo:font-size="18pt" fo:language="it" fo:country="IT" officeooo:rsid="00a2e1de" style:font-size-asian="18pt"/>
    </style:style>
    <style:style style:name="T55" style:family="text">
      <style:text-properties style:font-name="Liberation Serif1" fo:font-size="18pt" fo:language="it" fo:country="IT" officeooo:rsid="00a3ff7a" style:font-size-asian="18pt"/>
    </style:style>
    <style:style style:name="T56" style:family="text">
      <style:text-properties style:font-name="Liberation Serif1" fo:font-size="18pt" fo:language="it" fo:country="IT" officeooo:rsid="0082745c"/>
    </style:style>
    <style:style style:name="T57" style:family="text">
      <style:text-properties style:font-name="Liberation Serif1" fo:font-size="18pt" fo:language="it" fo:country="IT" officeooo:rsid="008e0e8d"/>
    </style:style>
    <style:style style:name="T58" style:family="text">
      <style:text-properties style:font-name="Liberation Serif1" fo:font-size="18pt" fo:language="it" fo:country="IT" officeooo:rsid="00937a77"/>
    </style:style>
    <style:style style:name="T59" style:family="text">
      <style:text-properties style:font-name="Liberation Serif1" fo:font-size="18pt" fo:language="it" fo:country="IT" officeooo:rsid="00a2e1de"/>
    </style:style>
    <style:style style:name="T60" style:family="text">
      <style:text-properties style:font-name="Liberation Serif1" fo:font-size="18pt" fo:language="it" fo:country="IT" fo:font-style="normal" style:text-underline-style="none" officeooo:rsid="00d3c0ca" style:font-size-asian="18pt" style:font-style-asian="normal" style:font-name-complex="Liberation Serif2" style:font-style-complex="normal"/>
    </style:style>
    <style:style style:name="T61" style:family="text">
      <style:text-properties style:font-name="Liberation Serif1" fo:font-size="18pt" fo:language="it" fo:country="IT" fo:font-style="normal" style:text-underline-style="none" officeooo:rsid="00e0e78d" style:font-size-asian="18pt" style:font-style-asian="normal" style:font-name-complex="Liberation Serif2" style:font-style-complex="normal"/>
    </style:style>
    <style:style style:name="T62" style:family="text">
      <style:text-properties style:font-name="Liberation Serif1" fo:font-size="18pt" fo:language="it" fo:country="IT" fo:font-style="normal" style:text-underline-style="none" officeooo:rsid="006893cb" style:font-size-asian="18pt" style:font-style-asian="normal" style:font-name-complex="Liberation Serif2" style:font-style-complex="normal"/>
    </style:style>
    <style:style style:name="T63" style:family="text">
      <style:text-properties style:font-name="Liberation Serif1" fo:font-size="18pt" fo:language="it" fo:country="IT" fo:font-style="normal" style:text-underline-style="none" officeooo:rsid="0076c6da" style:font-size-asian="18pt" style:font-style-asian="normal" style:font-name-complex="Liberation Serif2" style:font-style-complex="normal"/>
    </style:style>
    <style:style style:name="T64" style:family="text">
      <style:text-properties style:font-name="Liberation Serif1" fo:font-size="18pt" fo:language="it" fo:country="IT" fo:font-style="normal" style:text-underline-style="none" officeooo:rsid="00937a77" style:font-size-asian="18pt" style:font-style-asian="normal" style:font-name-complex="Liberation Serif2" style:font-style-complex="normal"/>
    </style:style>
    <style:style style:name="T65" style:family="text">
      <style:text-properties style:font-name="Liberation Serif1" fo:font-size="18pt" fo:language="it" fo:country="IT" fo:font-style="normal" style:text-underline-style="none" officeooo:rsid="007b1912" style:font-size-asian="18pt" style:font-style-asian="normal" style:font-name-complex="Liberation Serif2" style:font-style-complex="normal"/>
    </style:style>
    <style:style style:name="T66" style:family="text">
      <style:text-properties style:font-name="Liberation Serif1" fo:font-size="18pt" fo:language="it" fo:country="IT" fo:font-style="normal" style:text-underline-style="none" officeooo:rsid="0082745c" style:font-size-asian="18pt" style:font-style-asian="normal" style:font-name-complex="Liberation Serif2" style:font-style-complex="normal"/>
    </style:style>
    <style:style style:name="T67" style:family="text">
      <style:text-properties officeooo:rsid="003b969f"/>
    </style:style>
    <style:style style:name="T68" style:family="text">
      <style:text-properties officeooo:rsid="003cb74e"/>
    </style:style>
    <style:style style:name="T69" style:family="text">
      <style:text-properties officeooo:rsid="003d6c86"/>
    </style:style>
    <style:style style:name="T70" style:family="text">
      <style:text-properties officeooo:rsid="003e181f"/>
    </style:style>
    <style:style style:name="T71" style:family="text">
      <style:text-properties officeooo:rsid="00421813"/>
    </style:style>
    <style:style style:name="T72" style:family="text">
      <style:text-properties officeooo:rsid="004c7f87"/>
    </style:style>
    <style:style style:name="T73" style:family="text">
      <style:text-properties officeooo:rsid="004ecb05"/>
    </style:style>
    <style:style style:name="T74" style:family="text">
      <style:text-properties style:font-name="Times New Roman" fo:font-weight="normal" officeooo:rsid="004ff636" style:font-name-complex="Times New Roman1"/>
    </style:style>
    <style:style style:name="T75" style:family="text">
      <style:text-properties fo:color="#1a1a1a" style:font-name="Liberation Sans" fo:font-size="18pt" style:text-underline-style="solid" style:text-underline-width="auto" style:text-underline-color="font-color" fo:font-weight="bold" officeooo:rsid="004ff636" style:font-size-asian="18pt" style:font-weight-asian="bold" style:font-name-complex="Times New Roman1"/>
    </style:style>
    <style:style style:name="T76" style:family="text">
      <style:text-properties fo:color="#1a1a1a" style:font-name-complex="Times New Roman1"/>
    </style:style>
    <style:style style:name="T77" style:family="text">
      <style:text-properties fo:color="#0a006d" style:font-name-complex="Times New Roman1"/>
    </style:style>
    <style:style style:name="T78" style:family="text">
      <style:text-properties style:font-name-complex="Times New Roman1"/>
    </style:style>
    <style:style style:name="T79" style:family="text">
      <style:text-properties officeooo:rsid="005a7b6f"/>
    </style:style>
    <style:style style:name="T80" style:family="text">
      <style:text-properties officeooo:rsid="005df331"/>
    </style:style>
    <style:style style:name="T81" style:family="text">
      <style:text-properties officeooo:rsid="00610d1c"/>
    </style:style>
    <style:style style:name="T82" style:family="text">
      <style:text-properties officeooo:rsid="00613d81"/>
    </style:style>
    <style:style style:name="T83" style:family="text">
      <style:text-properties officeooo:rsid="00629c6e"/>
    </style:style>
    <style:style style:name="T84" style:family="text">
      <style:text-properties officeooo:rsid="0064f542"/>
    </style:style>
    <style:style style:name="T85" style:family="text">
      <style:text-properties officeooo:rsid="0066dd66"/>
    </style:style>
    <style:style style:name="T86" style:family="text">
      <style:text-properties officeooo:rsid="006893cb"/>
    </style:style>
    <style:style style:name="T87" style:family="text">
      <style:text-properties officeooo:rsid="00689602"/>
    </style:style>
    <style:style style:name="T88" style:family="text">
      <style:text-properties officeooo:rsid="0069fd5e"/>
    </style:style>
    <style:style style:name="T89" style:family="text">
      <style:text-properties officeooo:rsid="006c05c2"/>
    </style:style>
    <style:style style:name="T90" style:family="text">
      <style:text-properties style:font-name="Liberation Serif" style:font-size-asian="18pt" style:font-name-complex="Liberation Serif2"/>
    </style:style>
    <style:style style:name="T91" style:family="text">
      <style:text-properties style:font-name="Liberation Serif" officeooo:rsid="006cd4fa" style:font-size-asian="18pt" style:font-name-complex="Liberation Serif2"/>
    </style:style>
    <style:style style:name="T92" style:family="text">
      <style:text-properties style:font-name="Liberation Serif" officeooo:rsid="006d7485" style:font-size-asian="18pt" style:font-name-complex="Liberation Serif2"/>
    </style:style>
    <style:style style:name="T93" style:family="text">
      <style:text-properties style:font-name="Liberation Serif" officeooo:rsid="0072b089" style:font-size-asian="18pt" style:font-name-complex="Liberation Serif2"/>
    </style:style>
    <style:style style:name="T94" style:family="text">
      <style:text-properties style:font-name="Liberation Serif" officeooo:rsid="007b1912" style:font-size-asian="18pt" style:font-name-complex="Liberation Serif2"/>
    </style:style>
    <style:style style:name="T95" style:family="text">
      <style:text-properties style:font-name="Liberation Serif" officeooo:rsid="0082745c" style:font-size-asian="18pt" style:font-name-complex="Liberation Serif2"/>
    </style:style>
    <style:style style:name="T96" style:family="text">
      <style:text-properties style:font-name="Liberation Serif" officeooo:rsid="008e0e8d" style:font-size-asian="18pt" style:font-name-complex="Liberation Serif2"/>
    </style:style>
    <style:style style:name="T97" style:family="text">
      <style:text-properties style:font-name="Liberation Serif" officeooo:rsid="009ace62" style:font-size-asian="18pt" style:font-name-complex="Liberation Serif2"/>
    </style:style>
    <style:style style:name="T98" style:family="text">
      <style:text-properties style:font-name="Liberation Serif" officeooo:rsid="009b7186" style:font-size-asian="18pt" style:font-name-complex="Liberation Serif2"/>
    </style:style>
    <style:style style:name="T99" style:family="text">
      <style:text-properties style:font-name="Liberation Serif" officeooo:rsid="00a31455" style:font-size-asian="18pt" style:font-name-complex="Liberation Serif2"/>
    </style:style>
    <style:style style:name="T100" style:family="text">
      <style:text-properties style:font-name="Liberation Serif" officeooo:rsid="00a455c4" style:font-size-asian="18pt" style:font-name-complex="Liberation Serif2"/>
    </style:style>
    <style:style style:name="T101" style:family="text">
      <style:text-properties style:font-name="Liberation Serif" officeooo:rsid="00b0ba6e" style:font-size-asian="18pt" style:font-name-complex="Liberation Serif2"/>
    </style:style>
    <style:style style:name="T102" style:family="text">
      <style:text-properties style:font-name="Liberation Serif" officeooo:rsid="00e66e46" style:font-size-asian="18pt" style:font-name-complex="Liberation Serif2"/>
    </style:style>
    <style:style style:name="T103" style:family="text">
      <style:text-properties style:font-name="Liberation Serif" officeooo:rsid="00e84677" style:font-size-asian="18pt" style:font-name-complex="Liberation Serif2"/>
    </style:style>
    <style:style style:name="T104" style:family="text">
      <style:text-properties style:font-name="Liberation Serif" fo:font-size="18pt" fo:language="it" fo:country="IT" officeooo:rsid="006893cb" style:font-size-asian="18pt" style:font-name-complex="Liberation Serif2"/>
    </style:style>
    <style:style style:name="T105" style:family="text">
      <style:text-properties style:font-name="Liberation Serif" fo:font-size="18pt" fo:language="it" fo:country="IT" officeooo:rsid="006d7485" style:font-size-asian="18pt" style:font-name-complex="Liberation Serif2"/>
    </style:style>
    <style:style style:name="T106" style:family="text">
      <style:text-properties style:font-name="Liberation Serif" fo:font-size="18pt" fo:language="it" fo:country="IT" officeooo:rsid="007b1912" style:font-size-asian="18pt" style:font-name-complex="Liberation Serif2"/>
    </style:style>
    <style:style style:name="T107" style:family="text">
      <style:text-properties style:font-name="Liberation Serif" fo:font-size="18pt" fo:language="it" fo:country="IT" officeooo:rsid="008e0e8d" style:font-size-asian="18pt" style:font-name-complex="Liberation Serif2"/>
    </style:style>
    <style:style style:name="T108" style:family="text">
      <style:text-properties style:font-name="Liberation Serif" fo:font-size="18pt" fo:language="it" fo:country="IT" officeooo:rsid="009ace62" style:font-size-asian="18pt" style:font-name-complex="Liberation Serif2"/>
    </style:style>
    <style:style style:name="T109" style:family="text">
      <style:text-properties style:font-name="Liberation Serif" fo:font-size="18pt" fo:language="it" fo:country="IT" officeooo:rsid="0082745c" style:font-size-asian="18pt" style:font-name-complex="Liberation Serif2"/>
    </style:style>
    <style:style style:name="T110" style:family="text">
      <style:text-properties style:font-name="Liberation Serif" fo:font-size="18pt" fo:language="it" fo:country="IT" officeooo:rsid="009f7b24" style:font-size-asian="18pt" style:font-name-complex="Liberation Serif2"/>
    </style:style>
    <style:style style:name="T111" style:family="text">
      <style:text-properties style:font-name="Liberation Serif" fo:font-size="18pt" fo:language="it" fo:country="IT" fo:font-style="italic" style:text-underline-style="solid" style:text-underline-width="auto" style:text-underline-color="font-color" fo:font-weight="normal" officeooo:rsid="009dc62d" style:font-size-asian="18pt" style:font-name-complex="Liberation Serif2"/>
    </style:style>
    <style:style style:name="T112" style:family="text">
      <style:text-properties style:font-name="Liberation Serif" fo:font-size="18pt" fo:language="it" fo:country="IT" fo:font-style="italic" style:text-underline-style="solid" style:text-underline-width="auto" style:text-underline-color="font-color" fo:font-weight="normal" officeooo:rsid="009f7b24" style:font-size-asian="18pt" style:font-name-complex="Liberation Serif2"/>
    </style:style>
    <style:style style:name="T113" style:family="text">
      <style:text-properties officeooo:rsid="006cd4fa"/>
    </style:style>
    <style:style style:name="T114" style:family="text">
      <style:text-properties officeooo:rsid="006e2a04"/>
    </style:style>
    <style:style style:name="T115" style:family="text">
      <style:text-properties officeooo:rsid="0072232e"/>
    </style:style>
    <style:style style:name="T116" style:family="text">
      <style:text-properties officeooo:rsid="0074ac79"/>
    </style:style>
    <style:style style:name="T117" style:family="text">
      <style:text-properties officeooo:rsid="00764ab2"/>
    </style:style>
    <style:style style:name="T118" style:family="text">
      <style:text-properties officeooo:rsid="0076c6da"/>
    </style:style>
    <style:style style:name="T119" style:family="text">
      <style:text-properties officeooo:rsid="007847c0"/>
    </style:style>
    <style:style style:name="T120" style:family="text">
      <style:text-properties officeooo:rsid="007ead10"/>
    </style:style>
    <style:style style:name="T121" style:family="text">
      <style:text-properties officeooo:rsid="00808441"/>
    </style:style>
    <style:style style:name="T122" style:family="text">
      <style:text-properties officeooo:rsid="00887ab9"/>
    </style:style>
    <style:style style:name="T123" style:family="text">
      <style:text-properties officeooo:rsid="00892ea6"/>
    </style:style>
    <style:style style:name="T124" style:family="text">
      <style:text-properties officeooo:rsid="008979a1"/>
    </style:style>
    <style:style style:name="T125" style:family="text">
      <style:text-properties officeooo:rsid="008a1e6e"/>
    </style:style>
    <style:style style:name="T126" style:family="text">
      <style:text-properties officeooo:rsid="008b74db"/>
    </style:style>
    <style:style style:name="T127" style:family="text">
      <style:text-properties officeooo:rsid="008f3f6b"/>
    </style:style>
    <style:style style:name="T128" style:family="text">
      <style:text-properties officeooo:rsid="00912c7a"/>
    </style:style>
    <style:style style:name="T129" style:family="text">
      <style:text-properties officeooo:rsid="00937a77"/>
    </style:style>
    <style:style style:name="T130" style:family="text">
      <style:text-properties style:font-size-asian="18pt" style:font-name-complex="Liberation Serif2"/>
    </style:style>
    <style:style style:name="T131" style:family="text">
      <style:text-properties officeooo:rsid="0076c6da" style:font-size-asian="18pt" style:font-name-complex="Liberation Serif2"/>
    </style:style>
    <style:style style:name="T132" style:family="text">
      <style:text-properties fo:font-style="normal" style:text-underline-style="none" officeooo:rsid="006893cb" style:font-size-asian="18pt" style:font-style-asian="normal" style:font-name-complex="Liberation Serif2" style:font-style-complex="normal"/>
    </style:style>
    <style:style style:name="T133" style:family="text">
      <style:text-properties fo:font-style="normal" style:text-underline-style="none" officeooo:rsid="00b3f009" style:font-size-asian="18pt" style:font-style-asian="normal" style:font-name-complex="Liberation Serif2" style:font-style-complex="normal"/>
    </style:style>
    <style:style style:name="T134" style:family="text">
      <style:text-properties fo:font-style="normal" style:text-underline-style="none" officeooo:rsid="0076c6da" style:font-size-asian="18pt" style:font-style-asian="normal" style:font-name-complex="Liberation Serif2" style:font-style-complex="normal"/>
    </style:style>
    <style:style style:name="T135" style:family="text">
      <style:text-properties fo:font-style="normal" style:text-underline-style="none" officeooo:rsid="00a2e1de" style:font-size-asian="18pt" style:font-style-asian="normal" style:font-name-complex="Liberation Serif2" style:font-style-complex="normal"/>
    </style:style>
    <style:style style:name="T136" style:family="text">
      <style:text-properties fo:font-style="normal" style:text-underline-style="none" officeooo:rsid="007b1912" style:font-size-asian="18pt" style:font-style-asian="normal" style:font-name-complex="Liberation Serif2" style:font-style-complex="normal"/>
    </style:style>
    <style:style style:name="T137" style:family="text">
      <style:text-properties fo:font-style="normal" style:text-underline-style="none" officeooo:rsid="00a3ff7a" style:font-size-asian="18pt" style:font-style-asian="normal" style:font-name-complex="Liberation Serif2" style:font-style-complex="normal"/>
    </style:style>
    <style:style style:name="T138" style:family="text">
      <style:text-properties officeooo:rsid="00b25a94"/>
    </style:style>
    <style:style style:name="T139" style:family="text">
      <style:text-properties officeooo:rsid="00b26316"/>
    </style:style>
    <style:style style:name="T140" style:family="text">
      <style:text-properties officeooo:rsid="00b3f009"/>
    </style:style>
    <style:style style:name="T141" style:family="text">
      <style:text-properties officeooo:rsid="00b618d7"/>
    </style:style>
    <style:style style:name="T142" style:family="text">
      <style:text-properties officeooo:rsid="00c0236a"/>
    </style:style>
    <style:style style:name="T143" style:family="text">
      <style:text-properties officeooo:rsid="00c2dac7"/>
    </style:style>
    <style:style style:name="T144" style:family="text">
      <style:text-properties officeooo:rsid="00c4d2b9"/>
    </style:style>
    <style:style style:name="T145" style:family="text">
      <style:text-properties officeooo:rsid="00c5339f"/>
    </style:style>
    <style:style style:name="T146" style:family="text">
      <style:text-properties officeooo:rsid="00c853bd"/>
    </style:style>
    <style:style style:name="T147" style:family="text">
      <style:text-properties officeooo:rsid="00cf49e9"/>
    </style:style>
    <style:style style:name="T148" style:family="text">
      <style:text-properties officeooo:rsid="00d1f756"/>
    </style:style>
    <style:style style:name="T149" style:family="text">
      <style:text-properties officeooo:rsid="00d4bdcb"/>
    </style:style>
    <style:style style:name="T150" style:family="text">
      <style:text-properties style:font-name="Liberation Sans1" fo:font-size="16pt" fo:language="it" fo:country="IT" fo:font-style="italic" style:text-underline-style="solid" style:text-underline-width="auto" style:text-underline-color="font-color" fo:font-weight="normal" officeooo:rsid="00d4bdcb"/>
    </style:style>
    <style:style style:name="T151" style:family="text">
      <style:text-properties officeooo:rsid="00d63412"/>
    </style:style>
    <style:style style:name="T152" style:family="text">
      <style:text-properties officeooo:rsid="00d63caa"/>
    </style:style>
    <style:style style:name="T153" style:family="text">
      <style:text-properties officeooo:rsid="00d8323d"/>
    </style:style>
    <style:style style:name="T154" style:family="text">
      <style:text-properties style:text-line-through-style="none" style:text-line-through-type="none" officeooo:rsid="00d8323d"/>
    </style:style>
    <style:style style:name="T155" style:family="text">
      <style:text-properties style:text-line-through-style="none" style:text-line-through-type="none" officeooo:rsid="00d4bdcb"/>
    </style:style>
    <style:style style:name="T156" style:family="text">
      <style:text-properties style:text-line-through-style="none" style:text-line-through-type="none" officeooo:rsid="00d63caa"/>
    </style:style>
    <style:style style:name="T157" style:family="text">
      <style:text-properties officeooo:rsid="00da0097"/>
    </style:style>
    <style:style style:name="T158" style:family="text">
      <style:text-properties officeooo:rsid="00da9553"/>
    </style:style>
    <style:style style:name="T159" style:family="text">
      <style:text-properties officeooo:rsid="00db375e"/>
    </style:style>
    <style:style style:name="T160" style:family="text">
      <style:text-properties officeooo:rsid="00db4c07"/>
    </style:style>
    <style:style style:name="T161" style:family="text">
      <style:text-properties officeooo:rsid="00dc60c0"/>
    </style:style>
    <style:style style:name="T162" style:family="text">
      <style:text-properties officeooo:rsid="00de490e"/>
    </style:style>
    <style:style style:name="T163" style:family="text">
      <style:text-properties officeooo:rsid="00de9a43"/>
    </style:style>
    <style:style style:name="T164" style:family="text">
      <style:text-properties officeooo:rsid="00e0e78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min-label-width="0.635cm"/>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bullet text:level="6" text:bullet-char="•">
        <style:list-level-properties text:min-label-width="0.635cm"/>
        <style:text-properties style:font-name="FreeSerif"/>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min-label-width="0.635cm"/>
      </text:list-level-style-number>
      <text:list-level-style-number text:level="5" style:num-format="1" text:display-levels="5">
        <style:list-level-properties text:min-label-width="0.635cm"/>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bullet text:level="5" text:bullet-char="•">
        <style:list-level-properties text:min-label-width="0.635cm"/>
        <style:text-properties style:font-name="FreeSerif"/>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82">Indice domande degli esami orali</text:p>
        <text:p text:style-name="Text_20_body">Questo è un indice di argomenti per lo studio teorico, creato dalla community di Telegram&lt;3Unical: Dimes, fatto appositamente per aiutarci a vicenda, stilando una raccolta delle domande che i professori fanno agli studenti durante le interrogazioni orali. </text:p>
        <text:p text:style-name="P1">Ringrazio innanzitutto Albus per aver proposto questo tipo di approccio, molto apprezzato e interessante.</text:p>
        <text:p text:style-name="Text_20_body">Nota bene che non è una guida su come affrontare le interrogazioni né un elenco di tutte le possibili domande, è solo una raccolta delle nostre esperienze.</text:p>
        <text:p text:style-name="Text_20_body">Se vuoi partecipare, invia le domande al founder del gruppo su Telegram. Ricorda che comunque ogni aiuto è gradito dalla community e da chi dopo di te studierà quegli argomenti. Ti ringraziamo per la partecipazione e speriamo di poterti aiutare!</text:p>
        <text:p text:style-name="Text_20_body">Ricorda sempre di indicare il professore o l’esercitatore con il quale hai affrontato l’esame! </text:p>
        <text:p text:style-name="P183"/>
        <text:h text:style-name="Heading_20_1" text:outline-level="1">Come sfogliare l’indice<text:line-break/></text:h>
        <text:p text:style-name="Text_20_body">Leggendo il file pdf, si può banalmente cercare tra le intestazioni per livelli, il file è strutturato usando la struttura a livelli dei formati office, quindi il tuo lettore pdf dovrebbe automaticamente stilarti un indice. Puoi anche usare la funzione di ricerca (ctrl f) per cercare direttamente il nome della :</text:p>
        <text:list xml:id="list386293269" text:style-name="L1">
          <text:list-item>
            <text:p text:style-name="P263">materia </text:p>
            <text:list>
              <text:list-item>
                <text:p text:style-name="P263">del professore</text:p>
                <text:list>
                  <text:list-item>
                    <text:p text:style-name="P263">dell’anno accademico</text:p>
                  </text:list-item>
                  <text:list-item>
                    <text:p text:style-name="P263">del corso di laurea</text:p>
                  </text:list-item>
                </text:list>
              </text:list-item>
            </text:list>
          </text:list-item>
        </text:list>
        <text:p text:style-name="Text_20_body"/>
        <text:p text:style-name="Text_20_body">Se hai dubbi o altro da dire, puoi chiedere direttamente sul gruppo.</text:p>
        <text:p text:style-name="Text_20_body"/>
        <text:p text:style-name="P183"/>
        <text:h text:style-name="Heading_20_1" text:outline-level="1">Ingegneria Informatica LT</text:h>
        <text:p text:style-name="Text_20_body"/>
        <text:h text:style-name="Heading_20_2" text:outline-level="2">Non Classificato</text:h>
        <text:p text:style-name="Text_20_body"/>
        <text:h text:style-name="Heading_20_3" text:outline-level="3">Algoritmi e Strutture dati</text:h>
        <text:p text:style-name="P28">#########################################</text:p>
        <text:p text:style-name="P2">Esami svolti con Flesca Sergio</text:p>
        <text:p text:style-name="P28">%%%%%%%%%%%%%</text:p>
        <text:p text:style-name="P45">Dario : A me ha chiesto il counting sort in Java . Avevo 28 come punteggio allo scritto e per aver saputo il codice non in Java mi ha dato 19</text:p>
        <text:p text:style-name="P28">#########################################</text:p>
        <text:h text:style-name="Heading_20_3" text:outline-level="3">Elettrotecnica</text:h>
        <text:h text:style-name="P321" text:outline-level="3">#########################################</text:h>
        <text:p text:style-name="P1">Esami svolti con il Professore Felice Crupi</text:p>
        <text:p text:style-name="P28">%%%%%%%%%%%%%</text:p>
        <text:p text:style-name="Text_20_body">Federica Branca:</text:p>
        <text:p text:style-name="Text_20_body">Per quello che ho potuto constatare io si concentra molto sulla seconda parte cioè dai condensatori-induttori in poi ...a me ha chiesto la risposta forza di un circuito rl e la potenza media<text:line-break/></text:p>
        <text:p text:style-name="P28"/>
        <text:p text:style-name="P28">#########################################</text:p>
        <text:h text:style-name="Heading_20_3" text:outline-level="3"><text:soft-page-break/>Metodi matematici per l’ingegneria dell’informazione</text:h>
        <text:p text:style-name="P30">#########################################</text:p>
        <text:p text:style-name="P1">Esami svolti con il Professore Sciunzi Berardino</text:p>
        <text:p text:style-name="P150"/>
        <text:p text:style-name="P28">%%%%%%%%%%%%%</text:p>
        <text:p text:style-name="Text_20_body">Luigi De Marco:</text:p>
        <text:p text:style-name="Text_20_body">-Teorema di Dini</text:p>
        <text:p text:style-name="Text_20_body">-serie di Laurent, con dimostrazione</text:p>
        <text:p text:style-name="P28">#########################################</text:p>
        <text:h text:style-name="Heading_20_3" text:outline-level="3">Fondamenti di Automatica</text:h>
        <text:p text:style-name="P30">#########################################</text:p>
        <text:p text:style-name="P1">Esami svolti con il Professore Domenico Famularo:</text:p>
        <text:p text:style-name="P150"/>
        <text:p text:style-name="P28">%%%%%%%%%%%%%</text:p>
        <text:p text:style-name="P45"/>
        <text:p text:style-name="Text_20_body">Anthony:</text:p>
        <text:p text:style-name="Text_20_body"/>
        <text:p text:style-name="Text_20_body">-margine di fase</text:p>
        <text:p text:style-name="Text_20_body">-margine di ampiezza</text:p>
        <text:p text:style-name="Text_20_body">-filtri(passa basso, banda,alto)</text:p>
        <text:p text:style-name="Text_20_body">-grafici sui sistemi con poli e zeri dominanti</text:p>
        <text:p text:style-name="Text_20_body">-reti corretrici</text:p>
        <text:p text:style-name="P150"/>
        <text:p text:style-name="P28">%%%%%%%%%%%%%</text:p>
        <text:p text:style-name="Text_20_body"/>
        <text:p text:style-name="Text_20_body"><text:soft-page-break/>Domande anonime e testimonianze (Grazie a Gianma):</text:p>
        <text:p text:style-name="Text_20_body"/>
        <text:p text:style-name="Text_20_body">-Legame pulsazione di banda passante e tempo di salita </text:p>
        <text:p text:style-name="Text_20_body">-scomposizione della risposta di un sistema in risposta libera e forzata </text:p>
        <text:p text:style-name="Text_20_body">-precisione statica </text:p>
        <text:p text:style-name="Text_20_body">-interconnessioni elementari </text:p>
        <text:p text:style-name="Text_20_body">-fase</text:p>
        <text:p text:style-name="Text_20_body">-ampiezza</text:p>
        <text:p text:style-name="Text_20_body">-interconnessioni <text:s/>elementari</text:p>
        <text:p text:style-name="Text_20_body">-laplace</text:p>
        <text:p text:style-name="Text_20_body">-teorema valore iniziale</text:p>
        <text:p text:style-name="Text_20_body">-teorema valore finale</text:p>
        <text:p text:style-name="Text_20_body">-teorema risposta armonica</text:p>
        <text:p text:style-name="Text_20_body">-costruire t(jw) data la funzione anello</text:p>
        <text:p text:style-name="Text_20_body">-banda passante (definizione)</text:p>
        <text:p text:style-name="Text_20_body">-vari tipi di filtro</text:p>
        <text:p text:style-name="Text_20_body">-bibo stabilita</text:p>
        <text:p text:style-name="Text_20_body">-stabilita interna</text:p>
        <text:p text:style-name="P36">%%%%%%%%%%%%%</text:p>
        <text:p text:style-name="P146">testimonianza Luigi De Marco:</text:p>
        <text:p text:style-name="P146">-scrivere una fdt in forma di bode</text:p>
        <text:p text:style-name="P146">-definizioni di filtro</text:p>
        <text:p text:style-name="P146"><text:soft-page-break/>(Passa alto, passa basso, passa banda)</text:p>
        <text:p text:style-name="P28">#########################################</text:p>
        <text:h text:style-name="Heading_20_3" text:outline-level="3">Sistemi operativi</text:h>
        <text:h text:style-name="P321" text:outline-level="3">#########################################</text:h>
        <text:p text:style-name="P1">Domande di Talia:</text:p>
        <text:p text:style-name="P28">%%%%%%%%%%%%%</text:p>
        <text:p text:style-name="Text_20_body">By Luigi De Marco:</text:p>
        <text:p text:style-name="Text_20_body">Come Linux implementasse non ricordo che, forse la gestione dei processi, e sicuramente come vengono gestita la priorita' tra processi real time e no, non ricordo dove xD</text:p>
        <text:p text:style-name="P28">%%%%%%%%%%%%%</text:p>
        <text:p text:style-name="Text_20_body"><text:span text:style-name="T1">Domande di Marrozzo</text:span> </text:p>
        <text:p text:style-name="P28">%%%%%%%%%%%%%</text:p>
        <text:p text:style-name="P45">By Luigi De Marco:</text:p>
        <text:p text:style-name="P45">Esercizio sui semafori</text:p>
        <text:p text:style-name="P28">#########################################</text:p>
        <text:h text:style-name="Heading_20_3" text:outline-level="3">Fondamenti di Informatica</text:h>
        <text:h text:style-name="P321" text:outline-level="3">#########################################</text:h>
        <text:p text:style-name="P1">Esami svolti misti:</text:p>
        <text:p text:style-name="P28">%%%%%%%%%%%%%</text:p>
        <text:p text:style-name="Text_20_body">Testiamonianze by Giovanni: </text:p>
        <text:p text:style-name="Text_20_body">1.Record d'attivazione</text:p>
        <text:p text:style-name="Text_20_body">2.Costo computazionale (O grande, theta,Omega)</text:p>
        <text:p text:style-name="Text_20_body">2.Algoritmi di ordinamento in dettaglio</text:p>
        <text:p text:style-name="Text_20_body"><text:soft-page-break/>3.Ricerca Binaria</text:p>
        <text:p text:style-name="Text_20_body">4.saper svolgere esercizi tipo esame</text:p>
        <text:p text:style-name="Text_20_body">5.numeri binari (quello che sai)</text:p>
        <text:p text:style-name="Text_20_body">6.se l'homework non gli va lo mostri tu a loro</text:p>
        <text:p text:style-name="Text_20_body">7.dimostrazione merge sort</text:p>
        <text:p text:style-name="P28">#########################################</text:p>
        <text:h text:style-name="Heading_20_2" text:outline-level="2">2011/2012</text:h>
        <text:p text:style-name="Text_20_body"/>
        <text:p text:style-name="P28">#########################################</text:p>
        <text:h text:style-name="Heading_20_2" text:outline-level="2">2012/2013</text:h>
        <text:h text:style-name="Heading_20_3" text:outline-level="3">Fondamenti di Automatica</text:h>
        <text:p text:style-name="P28">#########################################</text:p>
        <text:p text:style-name="P1">Esami svolti con il Professore Domenico Famularo:</text:p>
        <text:p text:style-name="P150"/>
        <text:p text:style-name="P28">%%%%%%%%%%%%%</text:p>
        <text:p text:style-name="P45"/>
        <text:p text:style-name="Text_20_body">PsykeDady, Esame con il professore Domenico Famularo:</text:p>
        <text:p text:style-name="Text_20_body"/>
        <text:p text:style-name="Text_20_body">-Tutto quello che sapevo sulla bibo stabilità da scrivere su un foglio </text:p>
        <text:p text:style-name="Text_20_body"/>
        <text:p text:style-name="Text_20_body">-mi ha fatto fare un esercizio sulla stabilità in retroazione</text:p>
        <text:p text:style-name="Text_20_body"/>
        <text:p text:style-name="Text_20_body"><text:soft-page-break/>-Una volta visto il progetto (io avevo solo quello in matlab) mi ha chiesto cosa sarebbe cambiato se:</text:p>
        <text:p text:style-name="Text_20_body"/>
        <text:p text:style-name="Text_20_body"><text:tab/>1) invece della risposta al gradino mi avesse chiesto la rampa</text:p>
        <text:p text:style-name="Text_20_body"/>
        <text:p text:style-name="Text_20_body"><text:tab/>2) se, con la risposta a gradino, avesse messo un amplificatore<text:tab/></text:p>
        <text:p text:style-name="P28">#########################################</text:p>
        <text:p text:style-name="Text_20_body"/>
        <text:h text:style-name="Heading_20_2" text:outline-level="2">2013/2014</text:h>
        <text:p text:style-name="Text_20_body"/>
        <text:h text:style-name="Heading_20_3" text:outline-level="3">Basi di Dati</text:h>
        <text:p text:style-name="P28">#########################################</text:p>
        <text:p text:style-name="P1">Esami svolti col Professore Filippo Furfaro</text:p>
        <text:p text:style-name="P150"/>
        <text:p text:style-name="P28">%%%%%%%%%%%%%</text:p>
        <text:p text:style-name="P45"/>
        <text:p text:style-name="Text_20_body">PsykeDady:</text:p>
        <text:p text:style-name="Text_20_body"/>
        <text:p text:style-name="Text_20_body">-chiave esterna, definizione formale</text:p>
        <text:p text:style-name="Text_20_body">-Metodi di Hanshing Lineare (indicizzazione su disco)</text:p>
        <text:p text:style-name="Text_20_body">-Hashing estendibile (indicizzazione su disco)</text:p>
        <text:p text:style-name="P150"/>
        <text:p text:style-name="P28">%%%%%%%%%%%%%</text:p>
        <text:p text:style-name="P45"/>
        <text:p text:style-name="P28"><text:soft-page-break/>#########################################</text:p>
        <text:h text:style-name="Heading_20_3" text:outline-level="3">Fondamenti di Automatica</text:h>
        <text:p text:style-name="P28">#########################################</text:p>
        <text:p text:style-name="P1">Esami svolti con il Professore Domenico Famularo:</text:p>
        <text:p text:style-name="P150"/>
        <text:p text:style-name="P28">%%%%%%%%%%%%%</text:p>
        <text:p text:style-name="P45"/>
        <text:p text:style-name="Text_20_body">Ivonne: </text:p>
        <text:p text:style-name="Text_20_body"/>
        <text:p text:style-name="Text_20_body">-Una volta visto il progetto (io avevo solo quello in matlab) mi ha chiesto cosa sarebbe cambiato se:</text:p>
        <text:p text:style-name="Text_20_body"/>
        <text:p text:style-name="Text_20_body"><text:tab/>1) invece della risposta al gradino mi avesse chiesto la rampa</text:p>
        <text:p text:style-name="Text_20_body"/>
        <text:p text:style-name="Text_20_body"><text:tab/>2) se, con la risposta a gradino, avesse messo un amplificatore<text:tab/></text:p>
        <text:p text:style-name="Text_20_body"/>
        <text:p text:style-name="Text_20_body">Per quanto riguarda il resto:</text:p>
        <text:p text:style-name="Text_20_body"><text:tab/>-esercizio su risposta al gradino</text:p>
        <text:p text:style-name="Text_20_body"><text:tab/>-con teorema <text:s/>del valore finale</text:p>
        <text:p text:style-name="Text_20_body"><text:tab/>-modi di evoluzione di un sistema</text:p>
        <text:p text:style-name="Text_20_body"><text:tab/>-criterio di bode</text:p>
        <text:p text:style-name="Text_20_body"><text:tab/>-diagramma di nyquist in generale</text:p>
        <text:p text:style-name="Text_20_body"><text:tab/>-qualunque cosa sapessi sul margine di fase</text:p>
        <text:p text:style-name="P28"><text:soft-page-break/>#########################################</text:p>
        <text:h text:style-name="Heading_20_2" text:outline-level="2">2014/2015</text:h>
        <text:h text:style-name="Heading_20_3" text:outline-level="3">Calcolatori Elettronici</text:h>
        <text:p text:style-name="P28">#########################################</text:p>
        <text:p text:style-name="P1">Esami svolti con il professore Luigi Palopoli</text:p>
        <text:p text:style-name="P150"/>
        <text:p text:style-name="P28">%%%%%%%%%%%%%</text:p>
        <text:p text:style-name="P45"/>
        <text:p text:style-name="Text_20_body">Cataldo:</text:p>
        <text:p text:style-name="Text_20_body">-busy waiting con codice</text:p>
        <text:p text:style-name="Text_20_body">-definizioni di cache e metodi di uso della cache:</text:p>
        <text:p text:style-name="Text_20_body"><text:tab/>LRU,MRU,RRU</text:p>
        <text:p text:style-name="P150"/>
        <text:p text:style-name="P28">%%%%%%%%%%%%%</text:p>
        <text:p text:style-name="P45"/>
        <text:p text:style-name="P28">#########################################</text:p>
        <text:p text:style-name="P1">Esami svolti con il professore Fabio Fassetti</text:p>
        <text:p text:style-name="P150"/>
        <text:p text:style-name="P28">%%%%%%%%%%%%%</text:p>
        <text:p text:style-name="P45"/>
        <text:p text:style-name="Text_20_body">Cataldo:</text:p>
        <text:p text:style-name="Text_20_body">- definizione di coder/decoder</text:p>
        <text:p text:style-name="Text_20_body">- karnaught e implicante</text:p>
        <text:p text:style-name="Text_20_body">- esercizio di assembly, operazioni su numeri a 64 bit usando due registri per numero</text:p>
        <text:p text:style-name="P150"><text:soft-page-break/></text:p>
        <text:p text:style-name="P28">%%%%%%%%%%%%%</text:p>
        <text:p text:style-name="P45"/>
        <text:p text:style-name="P28">#########################################</text:p>
        <text:p text:style-name="Text_20_body"/>
        <text:p text:style-name="Text_20_body"/>
        <text:h text:style-name="Heading_20_3" text:outline-level="3">Sistemi Operativi</text:h>
        <text:p text:style-name="P28">#########################################</text:p>
        <text:p text:style-name="P1">Esami svolti con Domenico Talia:</text:p>
        <text:p text:style-name="P150"/>
        <text:p text:style-name="P28">%%%%%%%%%%%%%</text:p>
        <text:p text:style-name="P45"/>
        <text:p text:style-name="Text_20_body">Cataldo:</text:p>
        <text:p text:style-name="Text_20_body">-mi ha chiesto la frammentazione della memoria e i metodi per evitarla</text:p>
        <text:p text:style-name="Text_20_body"/>
        <text:p text:style-name="Text_20_body">-Come funziona il kernel modulare e il micro kernel</text:p>
        <text:p text:style-name="Text_20_body"/>
        <text:p text:style-name="Text_20_body">-e di pratica produttore - consumatore, in java</text:p>
        <text:p text:style-name="Text_20_body"/>
        <text:p text:style-name="Text_20_body">-esercizi sulla precedenza dei processi con i semafori</text:p>
        <text:p text:style-name="P150"/>
        <text:p text:style-name="P28">%%%%%%%%%%%%%</text:p>
        <text:p text:style-name="P45"/>
        <text:p text:style-name="P28">#########################################</text:p>
        <text:p text:style-name="Text_20_body"><text:soft-page-break/></text:p>
        <text:h text:style-name="Heading_20_2" text:outline-level="2">2015/2016</text:h>
        <text:p text:style-name="P28">#########################################</text:p>
        <text:h text:style-name="Heading_20_3" text:outline-level="3">Ambienti di programmazione per il sw di base</text:h>
        <text:p text:style-name="P150"/>
        <text:p text:style-name="P30">#########################################</text:p>
        <text:p text:style-name="P45"/>
        <text:p text:style-name="P1">Esami svolti con professore Folino</text:p>
        <text:p text:style-name="P150"/>
        <text:p text:style-name="P28">%%%%%%%%%%%%%</text:p>
        <text:p text:style-name="P45"/>
        <text:p text:style-name="Text_20_body">Cataldo: </text:p>
        <text:p text:style-name="Text_20_body">Nfs, come gestirlo con mount e export</text:p>
        <text:p text:style-name="Text_20_body"/>
        <text:p text:style-name="Text_20_body">come gestire i permessi degli utenti e le quote assegnate</text:p>
        <text:p text:style-name="Text_20_body"/>
        <text:p text:style-name="Text_20_body">visualizzare processi e albero dei processi</text:p>
        <text:p text:style-name="Text_20_body"/>
        <text:p text:style-name="Text_20_body"/>
        <text:p text:style-name="Text_20_body">ah e ho portato Gentoo con Kde</text:p>
        <text:p text:style-name="P28">#########################################</text:p>
        <text:p text:style-name="Text_20_body"/>
        <text:p text:style-name="Text_20_body"/>
        <text:h text:style-name="Heading_20_3" text:outline-level="3">Algoritmi e strutture dati</text:h>
        <text:p text:style-name="P150"/>
        <text:p text:style-name="P30"><text:soft-page-break/>#########################################</text:p>
        <text:p text:style-name="P45"/>
        <text:p text:style-name="P1">Esami svolti con professore Flesca</text:p>
        <text:p text:style-name="P150"/>
        <text:p text:style-name="P28">%%%%%%%%%%%%%</text:p>
        <text:p text:style-name="P45"/>
        <text:p text:style-name="Text_20_body">Salvatore Riga: come srotolare una ricorsione e il teorema delle ricorrenze per il calcolo della complessità</text:p>
        <text:p text:style-name="P28">#########################################</text:p>
        <text:h text:style-name="Heading_20_3" text:outline-level="3">Chimica</text:h>
        <text:p text:style-name="P28">#########################################</text:p>
        <text:p text:style-name="P1">Esami svolti col professore Bruno De Cindio</text:p>
        <text:p text:style-name="P150"/>
        <text:p text:style-name="P28">%%%%%%%%%%%%%</text:p>
        <text:p text:style-name="P45"/>
        <text:p text:style-name="Text_20_body">Cataldo:</text:p>
        <text:p text:style-name="Text_20_body">definizione di acido e base secondo:</text:p>
        <text:p text:style-name="Text_20_body"><text:tab/>-Arrenius</text:p>
        <text:p text:style-name="Text_20_body"/>
        <text:p text:style-name="Text_20_body"><text:tab/>-Bronsted e Lawry</text:p>
        <text:p text:style-name="Text_20_body"/>
        <text:p text:style-name="Text_20_body"><text:tab/>-Lewis</text:p>
        <text:p text:style-name="Text_20_body"/>
        <text:p text:style-name="Text_20_body">con spiegazione dei vari passaggi</text:p>
        <text:p text:style-name="P150"/>
        <text:p text:style-name="P28"><text:soft-page-break/>%%%%%%%%%%%%%</text:p>
        <text:p text:style-name="P45"/>
        <text:p text:style-name="P28">#########################################</text:p>
        <text:p text:style-name="Text_20_body"/>
        <text:h text:style-name="Heading_20_3" text:outline-level="3">Fondamenti di Automatica</text:h>
        <text:p text:style-name="P28">#########################################</text:p>
        <text:p text:style-name="P1">Esami svolti con il Professore Domenico Famularo:</text:p>
        <text:p text:style-name="P150"/>
        <text:p text:style-name="P28">%%%%%%%%%%%%%</text:p>
        <text:p text:style-name="P45"/>
        <text:p text:style-name="Text_20_body">Cataldo:</text:p>
        <text:p text:style-name="Text_20_body"/>
        <text:p text:style-name="Text_20_body">-margine di fase</text:p>
        <text:p text:style-name="Text_20_body"/>
        <text:p text:style-name="Text_20_body">-margine di ampiezza (nello specifico sul diagramma di bode)</text:p>
        <text:p text:style-name="Text_20_body"/>
        <text:p text:style-name="Text_20_body">-Precisione statica, con diagrammi e spiegazione come da dispensa</text:p>
        <text:p text:style-name="Text_20_body">-Esercizio su sistemi del secondo ordine, mi ha dato una funzione di trasferimento e io dovevo determinare</text:p>
        <text:p text:style-name="Text_20_body"><text:tab/>il grafico del sistema in maniera approssimata, senza calcoli</text:p>
        <text:p text:style-name="P150"/>
        <text:p text:style-name="P28">%%%%%%%%%%%%%</text:p>
        <text:p text:style-name="P45"/>
        <text:p text:style-name="P28">#########################################</text:p>
        <text:h text:style-name="Heading_20_3" text:outline-level="3"><text:soft-page-break/>Ingegneria del Software</text:h>
        <text:p text:style-name="P28">#########################################</text:p>
        <text:p text:style-name="P1">Esami svolti con il professore Angelo Furfaro:</text:p>
        <text:p text:style-name="P150"/>
        <text:p text:style-name="P28">%%%%%%%%%%%%%</text:p>
        <text:p text:style-name="P45"/>
        <text:p text:style-name="Text_20_body">Utenti anonimi e testimonianze:<text:line-break/>-Builder pattern</text:p>
        <text:p text:style-name="Text_20_body">-Agile Development, nel particolare il metodo SCRUM</text:p>
        <text:p text:style-name="Text_20_body">-Principio di sostituibilità di Liskov</text:p>
        <text:p text:style-name="P150"/>
        <text:p text:style-name="P28">%%%%%%%%%%%%%</text:p>
        <text:p text:style-name="P45"/>
        <text:p text:style-name="Text_20_body">PsykeDady:</text:p>
        <text:p text:style-name="Text_20_body"/>
        <text:p text:style-name="Text_20_body">-Diagramma UML delle classi e degli eventi del pattern Decorator</text:p>
        <text:p text:style-name="Text_20_body">-Modello di vita a spirale</text:p>
        <text:p text:style-name="Text_20_body">-Pattern Observer, scopi utilizzi ed esempi in java</text:p>
        <text:p text:style-name="P32">%%%%%%%%%%%%%<text:line-break/></text:p>
        <text:p text:style-name="P142">Gianpaolo Cascardo:</text:p>
        <text:p text:style-name="Text_20_body"/>
        <text:p text:style-name="Text_20_body">-Pattern Decorator</text:p>
        <text:p text:style-name="Text_20_body">-Pattern Abstract Factory</text:p>
        <text:p text:style-name="Text_20_body"><text:soft-page-break/>-Design By Contract, nel particolare come si comporta rispetto all’ereditarietà di una classe</text:p>
        <text:p text:style-name="Text_20_body">-Proprietà del software</text:p>
        <text:p text:style-name="P150"/>
        <text:p text:style-name="P28">%%%%%%%%%%%%%</text:p>
        <text:p text:style-name="P45"/>
        <text:h text:style-name="Heading_20_3" text:outline-level="3">Reti di calcolatori</text:h>
        <text:p text:style-name="P28">#########################################</text:p>
        <text:p text:style-name="P1">Esami svolti col professore Trunfio Paolo:</text:p>
        <text:p text:style-name="P150"/>
        <text:p text:style-name="P28">%%%%%%%%%%%%%</text:p>
        <text:p text:style-name="P45"/>
        <text:p text:style-name="Text_20_body">Cataldo:</text:p>
        <text:p text:style-name="Text_20_body">-mi ha chiesto Bittorrent</text:p>
        <text:p text:style-name="Text_20_body"/>
        <text:p text:style-name="Text_20_body">-Caratteristiche dei sistemi peer to peer</text:p>
        <text:p text:style-name="Text_20_body"/>
        <text:p text:style-name="Text_20_body">-Il firewall</text:p>
        <text:p text:style-name="Text_20_body"/>
        <text:p text:style-name="Text_20_body">-Chiave pubblica e privata, con esempio</text:p>
        <text:p text:style-name="P150"/>
        <text:p text:style-name="P28">%%%%%%%%%%%%%</text:p>
        <text:p text:style-name="P45"/>
        <text:p text:style-name="P28">#########################################</text:p>
        <text:h text:style-name="Heading_20_3" text:outline-level="3"><text:soft-page-break/>Metodi probabilistici della ricerca operativa:</text:h>
        <text:p text:style-name="P28">#########################################</text:p>
        <text:p text:style-name="Text_20_body"><text:span text:style-name="T1">Esami svolti con Pasquale Legato</text:span><text:line-break/></text:p>
        <text:p text:style-name="P28">%%%%%%%%%%%%%</text:p>
        <text:p text:style-name="Text_20_body"><text:line-break/>Cataldo:</text:p>
        <text:p text:style-name="Text_20_body"/>
        <text:p text:style-name="Text_20_body">-mi ha chiesto statistiche di ordinamento</text:p>
        <text:p text:style-name="Text_20_body"/>
        <text:p text:style-name="Text_20_body">-covarianza</text:p>
        <text:p text:style-name="Text_20_body"/>
        <text:p text:style-name="Text_20_body">-prove di bernoulli</text:p>
        <text:p text:style-name="Text_20_body"/>
        <text:p text:style-name="Text_20_body">-modello di erlang per sistemi m out of n</text:p>
        <text:p text:style-name="P150"/>
        <text:p text:style-name="P28">%%%%%%%%%%%%%</text:p>
        <text:p text:style-name="P45"/>
        <text:p text:style-name="P28">#########################################</text:p>
        <text:h text:style-name="Heading_20_3" text:outline-level="3">Propagazione e Trasmissione</text:h>
        <text:p text:style-name="P28">#########################################</text:p>
        <text:p text:style-name="P1">Esami svolti con la Professoressa Sandra Costanzo</text:p>
        <text:p text:style-name="P150"/>
        <text:p text:style-name="P28">%%%%%%%%%%%%%</text:p>
        <text:p text:style-name="P45"/>
        <text:p text:style-name="Text_20_body"><text:soft-page-break/>Cataldo:</text:p>
        <text:p text:style-name="Text_20_body"/>
        <text:p text:style-name="Text_20_body">-mi ha chiesto leggi di snell e fibra ottica, con grafico e dimostrazione</text:p>
        <text:p text:style-name="Text_20_body"/>
        <text:p text:style-name="Text_20_body">-linee di trasmissione, nel dominio dei fasori con dimostrazione</text:p>
        <text:p text:style-name="Text_20_body"/>
        <text:p text:style-name="Text_20_body">-e qualcosa sulle equazioni dei telegrafisti</text:p>
        <text:p text:style-name="P150"/>
        <text:p text:style-name="P28">%%%%%%%%%%%%%</text:p>
        <text:p text:style-name="P45"/>
        <text:p text:style-name="P28">#########################################</text:p>
        <text:h text:style-name="Heading_20_3" text:outline-level="3">Elettrotecnica</text:h>
        <text:p text:style-name="P28">#########################################</text:p>
        <text:p text:style-name="Text_20_body"><text:span text:style-name="T1">Esami svolti con il professore Felice Crupi:</text:span><text:line-break/></text:p>
        <text:p text:style-name="P28">%%%%%%%%%%%%%</text:p>
        <text:p text:style-name="Text_20_body"><text:line-break/>Utenti anonimi e testimonianze:</text:p>
        <text:p text:style-name="Text_20_body">Potenza complessa di un resistore in serie con un condensatore in funzione di C (Condensatore) e R (Resistore)<text:line-break/></text:p>
        <text:p text:style-name="P28">%%%%%%%%%%%%%</text:p>
        <text:p text:style-name="Text_20_body"><text:line-break/>Frangesc O))) :<text:line-break/><text:soft-page-break/>dimostrazione Energia immagazzinata nel condensatore<text:line-break/>Formula capacità per condensatore facce piane parallele<text:line-break/>cos'è la potenza reattiva<text:line-break/></text:p>
        <text:p text:style-name="P28">%%%%%%%%%%%%%</text:p>
        <text:p text:style-name="Text_20_body"><text:line-break/>#########################################<text:line-break/></text:p>
        <text:h text:style-name="Heading_20_3" text:outline-level="3">Ricerca Operativa</text:h>
        <text:p text:style-name="Text_20_body">#########################################<text:line-break/><text:span text:style-name="T1">Esami Svolti con Maria Flavia Monaco e Sammarra(insieme)</text:span><text:line-break/></text:p>
        <text:p text:style-name="P28">%%%%%%%%%%%%%</text:p>
        <text:p text:style-name="Text_20_body"><text:line-break/>Cataldo:<text:line-break/><text:tab/>-dualità forte<text:line-break/>#########################################<text:line-break/></text:p>
        <text:h text:style-name="Heading_20_3" text:outline-level="3">Reti Logiche e Calcolatori (Ex Calcolatori Elettronici)</text:h>
        <text:p text:style-name="P28">#########################################</text:p>
        <text:p text:style-name="Text_20_body"><text:span text:style-name="T1">Esami svolti con Fabio Fassetti</text:span><text:line-break/></text:p>
        <text:p text:style-name="P28">%%%%%%%%%%%%%</text:p>
        <text:p text:style-name="Text_20_body"><text:line-break/>Utenti anonimi e testimonianze:<text:line-break/>-Demux, schema interno</text:p>
        <text:p text:style-name="Text_20_body"><text:soft-page-break/>-Ram definizione, schema di una cella</text:p>
        <text:p text:style-name="Text_20_body">-come si usano i flag in assembly</text:p>
        <text:p text:style-name="Text_20_body">-principio di dualità</text:p>
        <text:p text:style-name="Text_20_body">-definizione di implicante primo</text:p>
        <text:p text:style-name="Text_20_body">-operatori funzionalmente completi</text:p>
        <text:p text:style-name="Text_20_body">-differenza tra mul e imul</text:p>
        <text:p text:style-name="Text_20_body">-sistema di controllo cablato</text:p>
        <text:p text:style-name="Text_20_body">-esercizio: mettere una quadword in due registri</text:p>
        <text:p text:style-name="P150"/>
        <text:p text:style-name="P28">%%%%%%%%%%%%%</text:p>
        <text:p text:style-name="P45"/>
        <text:p text:style-name="Text_20_body"/>
        <text:p text:style-name="P183"/>
        <text:p text:style-name="P28">#########################################</text:p>
        <text:p text:style-name="Text_20_body"/>
        <text:h text:style-name="Heading_20_2" text:outline-level="2">2016/2017</text:h>
        <text:p text:style-name="P28">#########################################</text:p>
        <text:h text:style-name="Heading_20_3" text:outline-level="3">Ambienti di programmazione per il sw di base</text:h>
        <text:h text:style-name="P321" text:outline-level="3">#########################################</text:h>
        <text:p text:style-name="P1">Esami svolti con Folino</text:p>
        <text:p text:style-name="P150"/>
        <text:p text:style-name="P28">%%%%%%%%%%%%%</text:p>
        <text:p text:style-name="P45"/>
        <text:p text:style-name="Text_20_body">Inviata da Marco:</text:p>
        <text:p text:style-name="Text_20_body"/>
        <text:p text:style-name="Text_20_body">-il meccanismo dei puntatori in C, la differenza con Java e mi ha chiesto l'output di un piccolo main in C a riguardo(non lo ricordo)</text:p>
        <text:p text:style-name="Text_20_body">- qualcosa a riguardo delle system call di Linux, comunque qualcosa a che fare con Linux</text:p>
        <text:p text:style-name="Text_20_body">- Differenza tra dizionari e set in Python, programmino in python a riguardo dovevo dirgli quale fosse l'output</text:p>
        <text:p text:style-name="Text_20_body">Scusate la poca precisione, ma l'ho sostenuto diversi mesi fa spero comunque di essere stato utile 🙂</text:p>
        <text:p text:style-name="Text_20_body"/>
        <text:p text:style-name="P28">#########################################</text:p>
        <text:h text:style-name="Heading_20_3" text:outline-level="3">Analisi Matematica 2</text:h>
        <text:p text:style-name="P28">#########################################</text:p>
        <text:p text:style-name="P1"><text:soft-page-break/>Esami Svolti con Sciunzi</text:p>
        <text:p text:style-name="P150"/>
        <text:p text:style-name="P28">%%%%%%%%%%%%%</text:p>
        <text:p text:style-name="P45"/>
        <text:p text:style-name="Text_20_body"/>
        <text:p text:style-name="Text_20_body">Testimonianze Anonime:</text:p>
        <text:list xml:id="list2686880228" text:style-name="L2">
          <text:list-item>
            <text:p text:style-name="P264">Grazie a giovanni:</text:p>
            <text:list>
              <text:list-item>
                <text:p text:style-name="P308">teorema moltiplicatori Lagrange</text:p>
                <text:list>
                  <text:list-item>
                    <text:p text:style-name="P308">teorema Max Modulo</text:p>
                    <text:list>
                      <text:list-item>
                        <text:p text:style-name="P308">spazio in <text:span text:style-name="T1">R</text:span><text:span text:style-name="T5">2</text:span></text:p>
                        <text:list>
                          <text:list-item>
                            <text:p text:style-name="P308">prodotto scalare e norma</text:p>
                          </text:list-item>
                          <text:list-item>
                            <text:p text:style-name="P308">come si ricava la sviluppabilità in serie di Laurent</text:p>
                          </text:list-item>
                          <text:list-item>
                            <text:p text:style-name="P308">teorema dei residui</text:p>
                          </text:list-item>
                          <text:list-item>
                            <text:p text:style-name="P308">passaggio dalla serie alla trasformata di Fourier</text:p>
                          </text:list-item>
                          <text:list-item>
                            <text:p text:style-name="P308">Convergenza Puntuale e uniforme</text:p>
                          </text:list-item>
                          <text:list-item>
                            <text:p text:style-name="P308">Liuoville</text:p>
                          </text:list-item>
                          <text:list-item>
                            <text:p text:style-name="P308">base della serie di fourier</text:p>
                          </text:list-item>
                          <text:list-item>
                            <text:p text:style-name="P308">teorema di <text:s/>dini</text:p>
                          </text:list-item>
                          <text:list-item>
                            <text:p text:style-name="P308">teorema di cauchy</text:p>
                          </text:list-item>
                          <text:list-item>
                            <text:p text:style-name="P308">teorema di unicità</text:p>
                          </text:list-item>
                          <text:list-item>
                            <text:p text:style-name="P308">come si ricavano le condizioni di cauchy Riemann</text:p>
                          </text:list-item>
                          <text:list-item>
                            <text:p text:style-name="P308">integrale di superficie</text:p>
                          </text:list-item>
                        </text:list>
                      </text:list-item>
                    </text:list>
                  </text:list-item>
                </text:list>
              </text:list-item>
            </text:list>
          </text:list-item>
        </text:list>
        <text:p text:style-name="P28">#########################################</text:p>
        <text:h text:style-name="Heading_20_3" text:outline-level="3"><text:soft-page-break/>Sistemi Operativi</text:h>
        <text:p text:style-name="P28">#########################################</text:p>
        <text:p text:style-name="P1">Esami svolti con il professore Talia</text:p>
        <text:p text:style-name="P150"/>
        <text:p text:style-name="P28">%%%%%%%%%%%%%</text:p>
        <text:p text:style-name="P45"/>
        <text:p text:style-name="Text_20_body">Testimonianze Anonime:</text:p>
        <text:list xml:id="list388076057" text:style-name="L3">
          <text:list-item>
            <text:p text:style-name="P265">Lettori scrittori</text:p>
            <text:list>
              <text:list-item>
                <text:p text:style-name="P265">File system: allocazione concatenata</text:p>
                <text:list>
                  <text:list-item>
                    <text:p text:style-name="P265">Struttura Raid e come funziona con bit di parità</text:p>
                    <text:list>
                      <text:list-item>
                        <text:p text:style-name="P265">Delle system call: cosa sono e in che modo è possibile passare dei parametri a queste chiamate di sistema</text:p>
                      </text:list-item>
                    </text:list>
                  </text:list-item>
                </text:list>
              </text:list-item>
            </text:list>
          </text:list-item>
        </text:list>
        <text:p text:style-name="P28">#########################################</text:p>
        <text:p text:style-name="P1">Esami svolti con Marrozzo</text:p>
        <text:p text:style-name="P150"/>
        <text:p text:style-name="P28">%%%%%%%%%%%%%</text:p>
        <text:p text:style-name="P45"/>
        <text:p text:style-name="Text_20_body">Testimoniante Anonime:</text:p>
        <text:list xml:id="list1986077588" text:style-name="L4">
          <text:list-item>
            <text:p text:style-name="P266">Due thread di tipo A e B ovvero che stampano A o B</text:p>
            <text:list>
              <text:list-item>
                <text:p text:style-name="P309">Sincronizzati in questo modo:</text:p>
                <text:list>
                  <text:list-item>
                    <text:p text:style-name="P318">AB AAB AAAB AAAAB... e così via scrivere solo metodo run dei Thread A e B</text:p>
                    <text:list>
                      <text:list-item>
                        <text:p text:style-name="P266">Cosa è la race condition</text:p>
                      </text:list-item>
                      <text:list-item>
                        <text:p text:style-name="P266">Problemi di interleaving</text:p>
                      </text:list-item>
                      <text:list-item>
                        <text:p text:style-name="P266"><text:soft-page-break/>Quando si verificano problemi con le collezione se non sincronizzate</text:p>
                      </text:list-item>
                    </text:list>
                  </text:list-item>
                </text:list>
              </text:list-item>
            </text:list>
          </text:list-item>
        </text:list>
        <text:p text:style-name="P28">#########################################</text:p>
        <text:h text:style-name="Heading_20_3" text:outline-level="3">Programmazione Orientata ad Oggetti</text:h>
        <text:p text:style-name="P30">#########################################</text:p>
        <text:p text:style-name="Text_20_body"><text:span text:style-name="T1">Esami svolti con il professore Nigro</text:span><text:line-break/></text:p>
        <text:p text:style-name="P28">%%%%%%%%%%%%%</text:p>
        <text:p text:style-name="Text_20_body"/>
        <text:p text:style-name="Text_20_body">Testimonianze Anonime:</text:p>
        <text:list xml:id="list167606218" text:style-name="L5">
          <text:list-item>
            <text:p text:style-name="P267">Reverse(invertire ordine) di una linkedList puntatore singolo e solo la testa ricorsiva</text:p>
            <text:list>
              <text:list-item>
                <text:p text:style-name="P267">Equals di albero binario ricorsivo</text:p>
                <text:list>
                  <text:list-item>
                    <text:p text:style-name="P267">Dimostrazione merge sort</text:p>
                    <text:list>
                      <text:list-item>
                        <text:p text:style-name="P267">-Svolgere esercizi del compito</text:p>
                      </text:list-item>
                      <text:list-item>
                        <text:p text:style-name="P267">-utilizzare backtracking</text:p>
                      </text:list-item>
                    </text:list>
                  </text:list-item>
                </text:list>
              </text:list-item>
            </text:list>
          </text:list-item>
        </text:list>
        <text:p text:style-name="Text_20_body"/>
        <text:p text:style-name="P28">#########################################</text:p>
        <text:h text:style-name="Heading_20_3" text:outline-level="3">Fondamenti di Automatica</text:h>
        <text:h text:style-name="P321" text:outline-level="3">#########################################</text:h>
        <text:p text:style-name="P16">Esami svolti con il professore Famularo</text:p>
        <text:p text:style-name="P32"><text:line-break/>%%%%%%%%%%%%%</text:p>
        <text:p text:style-name="Text_20_body"/>
        <text:p text:style-name="Text_20_body"><text:soft-page-break/>Enri:</text:p>
        <text:p text:style-name="Text_20_body">A me ha chiesto sistemi del I e II ordine, legame tra tempo di salita e banda passante, qualche esercizio su caratteristiche dei diagrammi di Bode e disegno approssimato di una risposta al gradino di un sistema del primo ordine a fase non minima</text:p>
        <text:p text:style-name="Text_20_body"/>
        <text:p text:style-name="P28">#########################################</text:p>
        <text:h text:style-name="Heading_20_3" text:outline-level="3">Reti Logiche e Calcolatori</text:h>
        <text:p text:style-name="P30">#########################################</text:p>
        <text:p text:style-name="P1">Esami svolti con Angiulli e fassetti:</text:p>
        <text:p text:style-name="P150"/>
        <text:p text:style-name="P28">%%%%%%%%%%%%%</text:p>
        <text:p text:style-name="P45"/>
        <text:p text:style-name="Text_20_body">Giovanni :<text:line-break/></text:p>
        <text:p text:style-name="Text_20_body">-Multiplexer (definizione, circuito e tabella di verità)</text:p>
        <text:p text:style-name="Text_20_body">-ritardi Tau delle reti</text:p>
        <text:p text:style-name="Text_20_body">-addizionatore a n bit (definizione, circuito e tabella di verità)</text:p>
        <text:p text:style-name="Text_20_body">-parte di controllo cablata e microprogrammata</text:p>
        <text:p text:style-name="Text_20_body"/>
        <text:p text:style-name="P28">#########################################</text:p>
        <text:h text:style-name="Heading_20_3" text:outline-level="3">Fondamenti di informatica</text:h>
        <text:p text:style-name="P30">#########################################</text:p>
        <text:p text:style-name="P1">Esami svolti <text:s/>con Scarcello</text:p>
        <text:p text:style-name="P150"/>
        <text:p text:style-name="P28"><text:soft-page-break/>%%%%%%%%%%%%%</text:p>
        <text:p text:style-name="P45"/>
        <text:p text:style-name="Text_20_body">Giovanni :<text:line-break/>-Bubble sort (codice e complessità)</text:p>
        <text:p text:style-name="Text_20_body">-Ricerca Binaria (codice e complessità)</text:p>
        <text:p text:style-name="Text_20_body">-esercizio della traccia di Luglio 2017 modificato (primo metodo, posto maggiore sogliaMinima invece che minore)</text:p>
        <text:p text:style-name="Text_20_body">-esercizio su matrici (somma delgli elementi appartenenti al triangolo superiore)</text:p>
        <text:p text:style-name="Text_20_body"/>
        <text:p text:style-name="P28">#########################################</text:p>
        <text:h text:style-name="Heading_20_3" text:outline-level="3">Matematica Computazionale:</text:h>
        <text:p text:style-name="P28">#########################################</text:p>
        <text:p text:style-name="Text_20_body"><text:span text:style-name="T1">Esami svolti con Astorino:</text:span><text:line-break/></text:p>
        <text:p text:style-name="P28">%%%%%%%%%%%%%</text:p>
        <text:p text:style-name="Text_20_body"/>
        <text:p text:style-name="Text_20_body">Giovanni:<text:line-break/>-proprietà dei logaritmi</text:p>
        <text:p text:style-name="Text_20_body">-ellisse (definizione e dimostrazione)</text:p>
        <text:p text:style-name="Text_20_body">-dimostrazione doppia implicazione</text:p>
        <text:p text:style-name="Text_20_body">-formule chiuse e aperte</text:p>
        <text:p text:style-name="Text_20_body"/>
        <text:p text:style-name="P28">#########################################</text:p>
        <text:h text:style-name="Heading_20_3" text:outline-level="3"><text:soft-page-break/>Algebra lineare e matematica discreta</text:h>
        <text:p text:style-name="P28">#########################################</text:p>
        <text:p text:style-name="P1">Esami Svolti con Dimitri:</text:p>
        <text:p text:style-name="P150"/>
        <text:p text:style-name="P28">%%%%%%%%%%%%%</text:p>
        <text:p text:style-name="Text_20_body"><text:line-break/>Giovanni:<text:line-break/>-esercizio su determinante di una matrice</text:p>
        <text:p text:style-name="Text_20_body">-rango di una matrice</text:p>
        <text:p text:style-name="Text_20_body">-dimostrazione delle leggi di de morgan (insiemi)<text:line-break/></text:p>
        <text:p text:style-name="P28">%%%%%%%%%%%%%</text:p>
        <text:p text:style-name="Text_20_body"><text:line-break/>#########################################</text:p>
        <text:h text:style-name="P196" text:outline-level="3">Basi di Dati<text:line-break/>#########################################</text:h>
        <text:p text:style-name="P143"><text:span text:style-name="T1">Esami svolti con Amelio</text:span><text:line-break/></text:p>
        <text:p text:style-name="P28">%%%%%%%%%%%%%</text:p>
        <text:p text:style-name="Text_20_body"><text:line-break/>Da parte di Carmen:<text:line-break/> la parte sui btree, la definizione di chiave esterna e un'altra domanda che non ricordo proprio<text:line-break/></text:p>
        <text:p text:style-name="P28">#########################################</text:p>
        <text:h text:style-name="Heading_20_3" text:outline-level="3"><text:soft-page-break/>Ricerca Operativa</text:h>
        <text:h text:style-name="P321" text:outline-level="3">#########################################</text:h>
        <text:p text:style-name="P1">Esami svolti con professoressa Monaco</text:p>
        <text:p text:style-name="P45"/>
        <text:p text:style-name="P28">%%%%%%%%%%%%%</text:p>
        <text:p text:style-name="Text_20_body">by Anna Ricca:</text:p>
        <text:p text:style-name="Text_20_body"/>
        <text:p text:style-name="Text_20_body">Dualita forte</text:p>
        <text:p text:style-name="Text_20_body">Dualita forte nel simplesso su rete (per calcolare i costi ridotti senza usare tableau come fare nell algoritmo del simplesso su rete--&gt;pag7 simplesso su rete)</text:p>
        <text:p text:style-name="Text_20_body">Tum e perché é importante</text:p>
        <text:p text:style-name="Text_20_body">Formulare problema flusso minimo</text:p>
        <text:p text:style-name="Text_20_body">Simplesso su rete</text:p>
        <text:p text:style-name="Text_20_body">Sab in un problema di flusso su rete-&gt; albero ricoprente</text:p>
        <text:p text:style-name="Text_20_body">Base-&gt;albero. <text:s/>Albero-&gt;base</text:p>
        <text:p text:style-name="Text_20_body">Definizione di costi ridotti</text:p>
        <text:p text:style-name="Text_20_body">Algoritmo di FF con dimostrazion</text:p>
        <text:p text:style-name="P183"/>
        <text:p text:style-name="P28">#########################################</text:p>
        <text:p text:style-name="Text_20_body"/>
        <text:h text:style-name="Heading_20_2" text:outline-level="2">2017/2018</text:h>
        <text:p text:style-name="P28">#########################################</text:p>
        <text:h text:style-name="Heading_20_3" text:outline-level="3">Fisica (sia 12 crediti che non) </text:h>
        <text:h text:style-name="P321" text:outline-level="3">#########################################</text:h>
        <text:p text:style-name="P1">Esami svolti con il professore Crosetti</text:p>
        <text:p text:style-name="P28">%%%%%%%%%%%%%</text:p>
        <text:p text:style-name="Text_20_body">testimonianza da Giovanni Giordano:</text:p>
        <text:p text:style-name="Text_20_body"/>
        <text:list xml:id="list1118439836" text:style-name="L6">
          <text:list-item>
            <text:p text:style-name="P268">Meccanica​ &amp; Termodinamica</text:p>
            <text:list>
              <text:list-item>
                <text:p text:style-name="P268">Isoterme (tutti i particolari)</text:p>
                <text:list>
                  <text:list-item>
                    <text:p text:style-name="P268">Ricavare la gittata</text:p>
                  </text:list-item>
                </text:list>
              </text:list-item>
            </text:list>
          </text:list-item>
        </text:list>
        <text:p text:style-name="Text_20_body"/>
        <text:p text:style-name="P150"/>
        <text:p text:style-name="P28">%%%%%%%%%%%%%</text:p>
        <text:p text:style-name="P45"/>
        <text:p text:style-name="Text_20_body">testimonianze anonime:</text:p>
        <text:list xml:id="list118737166" text:style-name="L7">
          <text:list-item>
            <text:p text:style-name="P269">dimostrazione lavoro dell'adiabatica</text:p>
            <text:list>
              <text:list-item>
                <text:p text:style-name="P269">-forza elastica (generale)</text:p>
                <text:list>
                  <text:list-item>
                    <text:p text:style-name="P269">-moto armonico (generale)</text:p>
                    <text:list>
                      <text:list-item>
                        <text:p text:style-name="P269">-moto accelerato (generale)</text:p>
                      </text:list-item>
                      <text:list-item>
                        <text:p text:style-name="P269"/>
                      </text:list-item>
                      <text:list-item>
                        <text:p text:style-name="P269"><text:soft-page-break/>vuole sapere anche le formule, parte da un esercizio sbagliato se c'è (il compito devi saperlo fare come minimo)</text:p>
                      </text:list-item>
                      <text:list-item>
                        <text:p text:style-name="P269">con generale intendo proprio l'argomento nel suo complesso</text:p>
                      </text:list-item>
                    </text:list>
                  </text:list-item>
                </text:list>
              </text:list-item>
            </text:list>
          </text:list-item>
        </text:list>
        <text:p text:style-name="P28">%%%%%%%%%%%%%</text:p>
        <text:p text:style-name="P2">Esami svolti con il professore Mazzulla:</text:p>
        <text:p text:style-name="P28">%%%%%%%%%%%%%</text:p>
        <text:p text:style-name="P45">Testimonianze varie by FrancescoLux:</text:p>
        <text:p text:style-name="P45">-gauss su un cilindro</text:p>
        <text:p text:style-name="P45">-definizione lavoro(integrale) </text:p>
        <text:p text:style-name="P45">-di solito chiede il compito se non è stato svolto correttamente</text:p>
        <text:p text:style-name="P45">-tiene molto ai vettori, bisogna saperli bene, non dimenticare i segni di vettore(simbolo)o versori e bisogna saperli disegnare </text:p>
        <text:p text:style-name="P45">-come ricavare modulo direzione e verso di un campo magnetico generato da corrente <text:s/>in un punto p distante r</text:p>
        <text:p text:style-name="P45">-momento angolare con disegno </text:p>
        <text:p text:style-name="P45">-carica all'interno di un condensatore nel quale è presente un CE,ricavare l'accelerazione che subisce la carica, e poi vari casi in base alla stato di moto della carica (velocità nulla, verso opposto e così via)</text:p>
        <text:p text:style-name="P45">-forze conservative e non</text:p>
        <text:p text:style-name="P45">-gauss su un guscio</text:p>
        <text:p text:style-name="P45">-carica in un campo magnetico, forza centripeta</text:p>
        <text:p text:style-name="P28">%%%%%%%%%%%%%</text:p>
        <text:p text:style-name="P45"><text:soft-page-break/>Inviata da GiovanniN</text:p>
        <text:p text:style-name="P45">- Attrito Volvente</text:p>
        <text:p text:style-name="P45">- Rotazione con formule velocità spostamento e accelerazione</text:p>
        <text:p text:style-name="P45">- Teorema di Gauss</text:p>
        <text:p text:style-name="P45">- Si può applicare Gauss su campo magnetico?</text:p>
        <text:p text:style-name="P45">-Errori nel compito</text:p>
        <text:p text:style-name="P28">%%%%%%%%%%%%%</text:p>
        <text:p text:style-name="P2">Esami svolti con professore </text:p>
        <text:p text:style-name="P2"/>
        <text:p text:style-name="P28">%%%%%%%%%%%%%</text:p>
        <text:p text:style-name="P45">Inviata da Martina:</text:p>
        <text:p text:style-name="P52">Velocità, accelerazione, piano inclinato, urti, moto parabolico, corpo rigido, mentre il moto armonico fino ad ora non l'ha mai chiesto. Di termodinamica chiede tutto, la teoria cinetica, il secondo principio</text:p>
        <text:p text:style-name="P28">#########################################</text:p>
        <text:h text:style-name="Heading_20_3" text:outline-level="3">Ambienti Software</text:h>
        <text:h text:style-name="P321" text:outline-level="3">#########################################</text:h>
        <text:p text:style-name="P1">Esami svolti con il professore Folino</text:p>
        <text:p text:style-name="P28">%%%%%%%%%%%%%</text:p>
        <text:p text:style-name="P45"/>
        <text:p text:style-name="Text_20_body">Alberto:</text:p>
        <text:p text:style-name="Text_20_body">cosa sono le quote e r<text:span text:style-name="T19">e</text:span>l<text:span text:style-name="T19">a</text:span>tivi comandi, l'nfs (questo il professore) </text:p>
        <text:p text:style-name="P28">#########################################</text:p>
        <text:p text:style-name="P1"><text:soft-page-break/>Esami svolti con esercitatore:</text:p>
        <text:p text:style-name="P57">%%%%%%%%%%%%%</text:p>
        <text:p text:style-name="Text_20_body">Alberto:</text:p>
        <text:p text:style-name="Text_20_body"/>
        <text:p text:style-name="Text_20_body">l'esercitatore mi ha chiesto i demoni e poi mi ha scritto un pezzo di codice chiedendomi quali fossero i possibili problemi del codice... Info aggiuntiva fa fare esercizi se si è preso un punteggio basso in qualche parte dell'esame</text:p>
        <text:p text:style-name="Normal"/>
        <text:p text:style-name="P28">%%%%%%%%%%%%%</text:p>
        <text:p text:style-name="P2">Esami svolti misti</text:p>
        <text:p text:style-name="P28">%%%%%%%%%%%%%</text:p>
        <text:p text:style-name="P45">Testimonianze Anonime:<text:line-break/></text:p>
        <text:list xml:id="list2581405046" text:style-name="L8">
          <text:list-item>
            <text:p text:style-name="P298">Gestione Permessi</text:p>
            <text:list>
              <text:list-item>
                <text:p text:style-name="P298">Software libero e Le licenze</text:p>
                <text:list>
                  <text:list-item>
                    <text:p text:style-name="P298">Output di un particolare programma C:</text:p>
                    <text:list>
                      <text:list-item>
                        <text:p text:style-name="P307">“Quale possibile grave errore è presente in questo codice? // int* x; int i; scanf("%d", &amp;i ); x = (int*) malloc(sizeof(int)*(i+1));” </text:p>
                      </text:list-item>
                      <text:list-item>
                        <text:p text:style-name="P298">Gestione delle quote</text:p>
                      </text:list-item>
                    </text:list>
                  </text:list-item>
                </text:list>
              </text:list-item>
            </text:list>
          </text:list-item>
        </text:list>
        <text:p text:style-name="P150"/>
        <text:p text:style-name="P28">#########################################</text:p>
        <text:h text:style-name="Heading_20_3" text:outline-level="3">Basi di dati</text:h>
        <text:h text:style-name="P321" text:outline-level="3">#########################################</text:h>
        <text:p text:style-name="P1"><text:soft-page-break/>Esami svolti con Furfaro Filippo</text:p>
        <text:p text:style-name="P28">%%%%%%%%%%%%%</text:p>
        <text:p text:style-name="Text_20_body">Alberto:<text:line-break/></text:p>
        <text:p text:style-name="Text_20_body">definizione di dipendenza funzionale, hashing estendibile, definizione di schedule serializzabile, schedule con proprietà recoverable e cascadeless</text:p>
        <text:p text:style-name="P28">%%%%%%%%%%%%%</text:p>
        <text:p text:style-name="P45">Simone:</text:p>
        <text:list xml:id="list3836743740" text:style-name="L9">
          <text:list-item>
            <text:p text:style-name="P289">Tecnica di hashing statico ad indirizzamento aperto</text:p>
            <text:list>
              <text:list-item>
                <text:p text:style-name="P289">Esempio di schedule View-serializzabile ma non Conflict-serializzabile</text:p>
                <text:list>
                  <text:list-item>
                    <text:p text:style-name="P289">Esempio di schedule serializzabile ma non View-serializzabile</text:p>
                  </text:list-item>
                </text:list>
              </text:list-item>
            </text:list>
          </text:list-item>
        </text:list>
        <text:p text:style-name="P28">%%%%%%%%%%%%%</text:p>
        <text:p text:style-name="P45">Testimonianze Anonime:</text:p>
        <text:p text:style-name="P52">-Definizione schedule serializzabile</text:p>
        <text:p text:style-name="P52">-Esempio di schedule non vs ma serializzabile</text:p>
        <text:p text:style-name="P52">-dimostrazione 2PL=&gt;CS</text:p>
        <text:p text:style-name="P52">poi ad altri lui ha chiesto</text:p>
        <text:p text:style-name="P52">phantom read</text:p>
        <text:p text:style-name="P52">differenze tra repeatable read e read committed</text:p>
        <text:p text:style-name="P52">e boh altro non mi ricordo più è stato la settimana scorsa</text:p>
        <text:p text:style-name="P52"><text:soft-page-break/>In genere comunque chiede esempi di schedule che rispettino determinate proprietà ed eventualmente non ne garantiscano delle altre</text:p>
        <text:p text:style-name="P52">Comunque un'altra cosa ma Piattaforme da dove si può studiare</text:p>
        <text:p text:style-name="P52"/>
        <text:p text:style-name="P28">#########################################</text:p>
        <text:p text:style-name="P45"/>
        <text:p text:style-name="P1">Esami svolti con Amelio</text:p>
        <text:p text:style-name="P28">%%%%%%%%%%%%%</text:p>
        <text:p text:style-name="Text_20_body">da FrancescoLux</text:p>
        <text:p text:style-name="Text_20_body">*b-tree, procedura inserimento, come è formato un nodo all'interno del b-tree</text:p>
        <text:p text:style-name="Text_20_body">*definizione di chiave primaria</text:p>
        <text:p text:style-name="P28">%%%%%%%%%%%%%</text:p>
        <text:p text:style-name="P45">Testimonianze anonime:</text:p>
        <text:p text:style-name="P45">-Definizione formale dipendenza funzionale</text:p>
        <text:p text:style-name="P45">-Procedura di inserimento in un B-tree(tutti i casi)</text:p>
        <text:p text:style-name="P45"/>
        <text:p text:style-name="P28">#########################################</text:p>
        <text:p text:style-name="P45"/>
        <text:h text:style-name="Heading_20_3" text:outline-level="3">Algebra Lineare e matematica discreta</text:h>
        <text:h text:style-name="P321" text:outline-level="3">#########################################</text:h>
        <text:p text:style-name="P1">Esami svolti con Sergeyev</text:p>
        <text:p text:style-name="P28">%%%%%%%%%%%%%</text:p>
        <text:p text:style-name="Text_20_body"><text:soft-page-break/>Davide: </text:p>
        <text:p text:style-name="Text_20_body"/>
        <text:p text:style-name="Text_20_body">-Definizioni varie su basi, applicazioni, spazi vettoriali etc etc </text:p>
        <text:p text:style-name="Text_20_body">- esercizi di calcolo combinatorio </text:p>
        <text:p text:style-name="Text_20_body">- esercizi di insiemistica </text:p>
        <text:p text:style-name="Text_20_body">- dimostrazioni per assurdo e/o contrapposizione</text:p>
        <text:p text:style-name="Text_20_body">- Dimostrazioni del teorema Delle dimensioni</text:p>
        <text:p text:style-name="P28">%%%%%%%%%%%%%</text:p>
        <text:p text:style-name="Text_20_body"/>
        <text:p text:style-name="Text_20_body">da Francesco</text:p>
        <text:p text:style-name="Text_20_body">*serializzabilita</text:p>
        <text:p text:style-name="Text_20_body">*esempio schedule view Serializable ma non conflict Serializable</text:p>
        <text:p text:style-name="Text_20_body">*2Pl cosa implica?</text:p>
        <text:p text:style-name="Text_20_body">*cascadeless con esempio</text:p>
        <text:p text:style-name="Text_20_body">*hashing lineare</text:p>
        <text:p text:style-name="Text_20_body">*livelli di isolamento(generalmente chiesto con voti alti)</text:p>
        <text:p text:style-name="Text_20_body"/>
        <text:p text:style-name="P28">#########################################</text:p>
        <text:h text:style-name="Heading_20_3" text:outline-level="3">Matematica Computazionale</text:h>
        <text:h text:style-name="P321" text:outline-level="3">#########################################</text:h>
        <text:p text:style-name="Text_20_body"><text:span text:style-name="T1">Esami svolti con Astorino:</text:span><text:line-break/></text:p>
        <text:p text:style-name="P28">%%%%%%%%%%%%%</text:p>
        <text:p text:style-name="Text_20_body"><text:soft-page-break/><text:line-break/>Da Davide<text:line-break/>- dimostrazioni di calcolo proposizionale </text:p>
        <text:p text:style-name="Text_20_body">- definizioni di logica del primo ordine </text:p>
        <text:p text:style-name="Text_20_body">- proprietà trigonometriche </text:p>
        <text:p text:style-name="Text_20_body">- dimostrazioni trigonometriche </text:p>
        <text:p text:style-name="Text_20_body">- proprietà di equazioni logaritmiche/esponenziali</text:p>
        <text:p text:style-name="P28">%%%%%%%%%%%%%</text:p>
        <text:p text:style-name="Text_20_body"/>
        <text:h text:style-name="Heading_20_3" text:outline-level="3">Metodi probabilistici </text:h>
        <text:h text:style-name="P321" text:outline-level="3">#########################################</text:h>
        <text:p text:style-name="P150"/>
        <text:p text:style-name="P1">Esami svolti con legato</text:p>
        <text:p text:style-name="Normal"/>
        <text:p text:style-name="P28">%%%%%%%%%%%%%</text:p>
        <text:p text:style-name="Text_20_body"><text:line-break/>Giovanni:<text:line-break/>-Statistica dell'ordinamento</text:p>
        <text:p text:style-name="Text_20_body">-Metodo montecarlo<text:line-break/></text:p>
        <text:p text:style-name="P28">%%%%%%%%%%%%%</text:p>
        <text:p text:style-name="Text_20_body"><text:line-break/>Testiamonianze:<text:line-break/>Correlazione</text:p>
        <text:p text:style-name="Text_20_body">Problema del ritardo a lezione</text:p>
        <text:p text:style-name="Text_20_body">Montecarlo</text:p>
        <text:p text:style-name="Text_20_body"><text:soft-page-break/>-Modello PC</text:p>
        <text:p text:style-name="Text_20_body">-Intervallo di confidenza</text:p>
        <text:p text:style-name="Text_20_body">Ad un altro</text:p>
        <text:p text:style-name="Normal"/>
        <text:p text:style-name="P28">%%%%%%%%%%%%%</text:p>
        <text:p text:style-name="Text_20_body"/>
        <text:h text:style-name="Heading_20_3" text:outline-level="3">Analisi 2</text:h>
        <text:p text:style-name="Normal"/>
        <text:p text:style-name="P30">#########################################</text:p>
        <text:p text:style-name="Text_20_body"><text:line-break/><text:span text:style-name="T1">Esami svolti con Sciunzi</text:span><text:line-break/></text:p>
        <text:p text:style-name="P28">%%%%%%%%%%%%%</text:p>
        <text:p text:style-name="P45">Inviata da FrancescoLux:<text:line-break/>-teorema moltiplicatori di lagrange</text:p>
        <text:p text:style-name="P45">-teorema di liouville</text:p>
        <text:p text:style-name="P145">altre testimonianze</text:p>
        <text:p text:style-name="P145"/>
        <text:p text:style-name="P29">%%%%%%%%%%%%%</text:p>
        <text:p text:style-name="P139">By Giovanni Giordano</text:p>
        <text:p text:style-name="P139">-teorema motiplicatori di lagrange</text:p>
        <text:p text:style-name="P139">-teorema dei residui</text:p>
        <text:p text:style-name="P28">%%%%%%%%%%%%%</text:p>
        <text:p text:style-name="Text_20_body"><text:soft-page-break/><text:line-break/>Testimonianze anonime:<text:line-break/></text:p>
        <text:p text:style-name="Text_20_body">-liouville</text:p>
        <text:p text:style-name="Text_20_body">-teorema residui</text:p>
        <text:p text:style-name="Text_20_body">-integrali curvilinei complessi</text:p>
        <text:p text:style-name="Text_20_body">-dini</text:p>
        <text:p text:style-name="Text_20_body">-c1 implica differenziabilita</text:p>
        <text:p text:style-name="Text_20_body">-serie di fourier<text:line-break/></text:p>
        <text:p text:style-name="P28">%%%%%%%%%%%%%</text:p>
        <text:p text:style-name="P4">Esami svolti con <text:span text:style-name="T29">Colao (Complessa)</text:span></text:p>
        <text:p text:style-name="P93">-argomento a piacere</text:p>
        <text:p text:style-name="P93">-teorema di Morera</text:p>
        <text:p text:style-name="P93">-dimostrazione che se una funzione f è analitica è olomorfa e viceversa</text:p>
        <text:p text:style-name="P33">%%%%%%%%%%%%%</text:p>
        <text:p text:style-name="P4">Esami svolti con <text:span text:style-name="T29">De Luca (Reale)</text:span></text:p>
        <text:p text:style-name="P93">calcolo del lavoro di un campo vettoriale data una curva qualsiasi e due punti</text:p>
        <text:p text:style-name="P93">-irrotazionalità = campo conservativo?</text:p>
        <text:p text:style-name="P93">-definizione di rotore e uso</text:p>
        <text:p text:style-name="P93">-verificare data una eq. differenziale che la soluzione in un punto dato è unica (verifica della lipchitzianità)</text:p>
        <text:p text:style-name="P94"><text:soft-page-break/>%%%%%%%%%%%%%</text:p>
        <text:h text:style-name="Heading_20_3" text:outline-level="3">Ricerca Operativa</text:h>
        <text:h text:style-name="P321" text:outline-level="3">#########################################</text:h>
        <text:p text:style-name="P1">Esami svolti con Monaco</text:p>
        <text:p text:style-name="P45"/>
        <text:p text:style-name="P28">%%%%%%%%%%%%%</text:p>
        <text:p text:style-name="Text_20_body">Testimonianze anonime:</text:p>
        <text:p text:style-name="Text_20_body"><text:line-break/>condizioni di arresto simplesso</text:p>
        <text:p text:style-name="Text_20_body">Calcolo costi ridotti</text:p>
        <text:p text:style-name="Text_20_body">matrici TUM</text:p>
        <text:p text:style-name="Text_20_body">Perchè è importante avere matrici TUM</text:p>
        <text:p text:style-name="Text_20_body">Problema del commesso viaggiatore</text:p>
        <text:p text:style-name="Text_20_body">Teorema fondamentale PL</text:p>
        <text:p text:style-name="Text_20_body">Perchè l'insieme delle soluzioni ottime ha cardinalità 1 o inf se non vuoto</text:p>
        <text:p text:style-name="Text_20_body">s. a. b. &lt;=&gt; vertice per omega(P)</text:p>
        <text:p text:style-name="Text_20_body">dimostrazione del lemma: albero ricoprente =&gt; triangolare superiore</text:p>
        <text:p text:style-name="Text_20_body">base per rete di flusso =&gt; albero ricoprente</text:p>
        <text:p text:style-name="Text_20_body"/>
        <text:p text:style-name="P28">#########################################</text:p>
        <text:p text:style-name="P45"/>
        <text:h text:style-name="Heading_20_3" text:outline-level="3"><text:soft-page-break/>Elettromagnetismo</text:h>
        <text:h text:style-name="P321" text:outline-level="3">#########################################</text:h>
        <text:p text:style-name="P1">Esami svolti con esercitatore</text:p>
        <text:p text:style-name="Normal"/>
        <text:p text:style-name="P28">%%%%%%%%%%%%%</text:p>
        <text:p text:style-name="Text_20_body"/>
        <text:p text:style-name="Text_20_body">by Giovanni:<text:line-break/>Equazioni di maxwell e potenziale elettrostatico </text:p>
        <text:p text:style-name="Text_20_body">In generale chiede i suoi appunti esattamente come li ha spiegati</text:p>
        <text:p text:style-name="Normal"/>
        <text:p text:style-name="P28"/>
        <text:p text:style-name="P28">#########################################</text:p>
        <text:h text:style-name="Heading_20_3" text:outline-level="3">Reti di Telecomuncazioni</text:h>
        <text:h text:style-name="P321" text:outline-level="3">#########################################</text:h>
        <text:p text:style-name="P1">Esami svolti con De Rango:</text:p>
        <text:p text:style-name="P28">%%%%%%%%%%%%%</text:p>
        <text:p text:style-name="P45">Testimonianze Anonime:</text:p>
        <text:list xml:id="list133423275" text:style-name="L10">
          <text:list-item>
            <text:p text:style-name="P290">fast retrasmitt e fast recovery</text:p>
            <text:list>
              <text:list-item>
                <text:p text:style-name="P290">Perché nel calcolo dell'RTT si tiene conto della deviazione media</text:p>
                <text:list>
                  <text:list-item>
                    <text:p text:style-name="P290">Cosa succede all'RTT in caso di reti lente rispetto alle veloci</text:p>
                  </text:list-item>
                </text:list>
              </text:list-item>
            </text:list>
          </text:list-item>
        </text:list>
        <text:p text:style-name="P28">#########################################</text:p>
        <text:h text:style-name="Heading_20_3" text:outline-level="3">Fondamenti di automatica</text:h>
        <text:h text:style-name="P321" text:outline-level="3">#########################################</text:h>
        <text:p text:style-name="Text_20_body"><text:soft-page-break/><text:span text:style-name="T1">Esami svolti con Famularo</text:span> </text:p>
        <text:p text:style-name="P28">%%%%%%%%%%%%%</text:p>
        <text:p text:style-name="Text_20_body">by Simone:</text:p>
        <text:list xml:id="list973665354" text:style-name="L11">
          <text:list-item>
            <text:p text:style-name="P270">Definizione di scala logaritmica e proprietà</text:p>
            <text:list>
              <text:list-item>
                <text:p text:style-name="P270">Definizione di decibel</text:p>
                <text:list>
                  <text:list-item>
                    <text:p text:style-name="P270">Definizione formale di segnale L-trasformabile</text:p>
                    <text:list>
                      <text:list-item>
                        <text:p text:style-name="P270">Esercizio sulla regione di convergenza</text:p>
                      </text:list-item>
                    </text:list>
                  </text:list-item>
                </text:list>
              </text:list-item>
            </text:list>
          </text:list-item>
        </text:list>
        <text:p text:style-name="P28">#########################################</text:p>
        <text:h text:style-name="Heading_20_3" text:outline-level="3">Fondamenti di Telecomuncazioni</text:h>
        <text:p text:style-name="P1">Esami svolti con Aloi:</text:p>
        <text:p text:style-name="P28">%%%%%%%%%%%%%</text:p>
        <text:p text:style-name="P45">Testimonianze by Martorello96:</text:p>
        <text:p text:style-name="P45">Teo di parseval, shannon, <text:s/>algoritmo di gram shmit, interferenze intersimbolo con criterio di nysquist e vari filtri, criteri di decisione (poco), struttura del ricevitore chiede spesso il matched filter, a volte anche gli altri</text:p>
        <text:p text:style-name="P45">Ogni tanto ha chiesto convoluzione e correlazione</text:p>
        <text:p text:style-name="P28">#########################################</text:p>
        <text:h text:style-name="Heading_20_3" text:outline-level="3">Propagazione e trasmissioni</text:h>
        <text:h text:style-name="P321" text:outline-level="3">#########################################</text:h>
        <text:p text:style-name="P1">Esami svolti con Costanzo:</text:p>
        <text:p text:style-name="P28">%%%%%%%%%%%%%</text:p>
        <text:p text:style-name="P45">Testimonianze varie by FrancescoLux:</text:p>
        <text:p text:style-name="P45">-Corrente di conduzione e spostamento </text:p>
        <text:p text:style-name="P45"><text:soft-page-break/>-modellazione perdite in un cavo coassiale(credo intendesse linea di trasmissione in generale)</text:p>
        <text:p text:style-name="P45">-relazioni costitutive, quante sono?</text:p>
        <text:p text:style-name="P45">-J nel caso di perdite</text:p>
        <text:p text:style-name="P45">-si può annullare la riflessione nell'incidenza normale? </text:p>
        <text:p text:style-name="P45">-cosa è un mezzo non magnetico</text:p>
        <text:p text:style-name="P45">-possiamo avere μr&lt;1?</text:p>
        <text:p text:style-name="P45">-profondità di penetrazione</text:p>
        <text:p text:style-name="P45">-leggi di snell</text:p>
        <text:p text:style-name="P45">-quando si usano le soluzioni viaggianti e quando le stazionarie?</text:p>
        <text:p text:style-name="P45">-intervallo di variazione θi</text:p>
        <text:p text:style-name="P45">-cosa è la polarizzazione di un'onda e quanti tipi ne abbiamo?</text:p>
        <text:p text:style-name="P45">-linea adattata, comportamenti di tensione e corrente</text:p>
        <text:p text:style-name="P45">-mezzi con perdite</text:p>
        <text:p text:style-name="P45">-perché portiamo fuori la derivata temporale nella prima equazione di maxwell? (dimo equivalenza legge di Faraday)</text:p>
        <text:p text:style-name="P45">-tipi di adattamento, come si collega lo stub</text:p>
        <text:p text:style-name="P45">-cosa è quel pallino nell'integrale?(circuitazione)</text:p>
        <text:p text:style-name="P28">#########################################</text:p>
        <text:h text:style-name="Heading_20_3" text:outline-level="3">Laboratorio di Automatica </text:h>
        <text:h text:style-name="P321" text:outline-level="3">#########################################</text:h>
        <text:p text:style-name="P1">Esami svolti con Famularo:</text:p>
        <text:p text:style-name="P28">%%%%%%%%%%%%%</text:p>
        <text:p text:style-name="P45"><text:soft-page-break/>by Fabio: </text:p>
        <text:p text:style-name="P45">Domande di laboratorio di automatica: eravamo in 3 e ci ha chiesto "tu parlami dei PID, tu della DFT e tu dei Filtri"</text:p>
        <text:p text:style-name="P28">#########################################</text:p>
        <text:h text:style-name="Heading_20_3" text:outline-level="3">Qualità del servizio</text:h>
        <text:h text:style-name="P321" text:outline-level="3">#########################################</text:h>
        <text:p text:style-name="P1">Esami svolti con Amadeo:</text:p>
        <text:p text:style-name="P28">%%%%%%%%%%%%%</text:p>
        <text:p text:style-name="P45">Testimonianze by Matteo Groilino</text:p>
        <text:p text:style-name="P51">- ICN</text:p>
        <text:p text:style-name="P51">- SDN</text:p>
        <text:p text:style-name="P51">- MPLS</text:p>
        <text:p text:style-name="P51">- Micro e Macro Mobilità </text:p>
        <text:p text:style-name="P51">- Tipologia di attacchi informatici attivi e passivi </text:p>
        <text:p text:style-name="P51">- Tecniche di cifratura simmetriche e asimmetriche </text:p>
        <text:p text:style-name="P51">- IPSEC</text:p>
        <text:p text:style-name="P51">- Differenza tra IntServ e DiffServ</text:p>
        <text:p text:style-name="P51">- IPv6 e Ipv4</text:p>
        <text:p text:style-name="P57">#########################################</text:p>
        <text:h text:style-name="Heading_20_3" text:outline-level="3">Analisi 1</text:h>
        <text:h text:style-name="P321" text:outline-level="3">#########################################</text:h>
        <text:p text:style-name="P1">Esami svolti Riey, Solferino</text:p>
        <text:p text:style-name="P28">%%%%%%%%%%%%%</text:p>
        <text:p text:style-name="P45"><text:soft-page-break/>Testimonianze by Giovanni :</text:p>
        <text:list xml:id="list900883371" text:style-name="L12">
          <text:list-item>
            <text:p text:style-name="P291">Condizione necessaria convergenza</text:p>
            <text:list>
              <text:list-item>
                <text:p text:style-name="P291">Funzione inversa</text:p>
                <text:list>
                  <text:list-item>
                    <text:p text:style-name="P291">Criterio del rapporto</text:p>
                    <text:list>
                      <text:list-item>
                        <text:p text:style-name="P291">Criterio della radice</text:p>
                      </text:list-item>
                      <text:list-item>
                        <text:p text:style-name="P291">Teorema fondamentale del calcolo integrale<text:line-break/></text:p>
                      </text:list-item>
                    </text:list>
                  </text:list-item>
                </text:list>
              </text:list-item>
            </text:list>
          </text:list-item>
        </text:list>
        <text:p text:style-name="P136">%%%%%%%%%%%%%</text:p>
        <text:p text:style-name="P1">Esami svolti con Sciunzi</text:p>
        <text:p text:style-name="P28">%%%%%%%%%%%%%</text:p>
        <text:p text:style-name="P45">Testimonianze di Giovanni :</text:p>
        <text:list xml:id="list1891594654" text:style-name="L13">
          <text:list-item>
            <text:p text:style-name="P292">Teorema calcolo integrale</text:p>
            <text:list>
              <text:list-item>
                <text:p text:style-name="P292">Derivata e^sinx</text:p>
                <text:list>
                  <text:list-item>
                    <text:p text:style-name="P292">Fermat</text:p>
                  </text:list-item>
                </text:list>
              </text:list-item>
            </text:list>
          </text:list-item>
        </text:list>
        <text:p text:style-name="P28">%%%%%%%%%%%%%</text:p>
        <text:p text:style-name="P45">Testimonianze anonime: </text:p>
        <text:list xml:id="list1905486414" text:style-name="L14">
          <text:list-item>
            <text:p text:style-name="P299">Fare una derivata di un logaritmo composto con il coseno</text:p>
            <text:list>
              <text:list-item>
                <text:p text:style-name="P299">Teorema di Lagrange con dimostrazione</text:p>
                <text:list>
                  <text:list-item>
                    <text:p text:style-name="P299">Teorema della sviluppabilità in Taylor con dimostrazione</text:p>
                    <text:list>
                      <text:list-item>
                        <text:p text:style-name="P299">Teorema della permanenza del segno con dimostrazione</text:p>
                      </text:list-item>
                    </text:list>
                  </text:list-item>
                </text:list>
              </text:list-item>
            </text:list>
          </text:list-item>
        </text:list>
        <text:p text:style-name="P57">#########################################</text:p>
        <text:h text:style-name="Heading_20_3" text:outline-level="3"><text:soft-page-break/>Programmazione Orientata ad Oggetti</text:h>
        <text:h text:style-name="P321" text:outline-level="3">#########################################</text:h>
        <text:p text:style-name="P2">Esami svolti con Nigro:</text:p>
        <text:p text:style-name="P57">%%%%%%%%%%%%%</text:p>
        <text:p text:style-name="P52">Tesimonianze by Giovanni :</text:p>
        <text:list xml:id="list3585928664" text:style-name="L15">
          <text:list-item>
            <text:p text:style-name="P300">Implementazione completa</text:p>
            <text:list>
              <text:list-item>
                <text:p text:style-name="P300">Stack, StackAstratto, StackConcatenato </text:p>
                <text:list>
                  <text:list-item>
                    <text:p text:style-name="P300">Dimostrazione merge sort</text:p>
                    <text:list>
                      <text:list-item>
                        <text:p text:style-name="P300">Prenotazioni backtracking</text:p>
                      </text:list-item>
                    </text:list>
                  </text:list-item>
                </text:list>
              </text:list-item>
            </text:list>
          </text:list-item>
        </text:list>
        <text:p text:style-name="P57">#########################################</text:p>
        <text:h text:style-name="Heading_20_3" text:outline-level="3">Reti Calcolatori</text:h>
        <text:h text:style-name="P321" text:outline-level="3">#########################################</text:h>
        <text:p text:style-name="P2">Esami svolti con Trunfio:</text:p>
        <text:p text:style-name="P57">%%%%%%%%%%%%%</text:p>
        <text:p text:style-name="P52">Testimonianze Anonime:</text:p>
        <text:list xml:id="list4139839623" text:style-name="L16">
          <text:list-item>
            <text:p text:style-name="P301">Go backn e selective repeat:</text:p>
            <text:list>
              <text:list-item>
                <text:p text:style-name="P317">differenze</text:p>
                <text:list>
                  <text:list-item>
                    <text:p text:style-name="P317">Chi utilizza i buffer in ricezione e perché</text:p>
                    <text:list>
                      <text:list-item>
                        <text:p text:style-name="P317">Sappiamo che tcp in realtà non implementa nessuno dei due, come funziona? Quali sono le similitudini e differenze con gbn e sr</text:p>
                      </text:list-item>
                    </text:list>
                  </text:list-item>
                </text:list>
              </text:list-item>
            </text:list>
          </text:list-item>
        </text:list>
        <text:p text:style-name="P57">#########################################</text:p>
        <text:h text:style-name="Heading_20_3" text:outline-level="3">Reti logiche calcolatori</text:h>
        <text:h text:style-name="P321" text:outline-level="3">#########################################</text:h>
        <text:p text:style-name="P1"><text:soft-page-break/>Esami svolti con angiulli:</text:p>
        <text:p text:style-name="P57">%%%%%%%%%%%%%</text:p>
        <text:p text:style-name="P52">Testimonianze by AL031:</text:p>
        <text:p text:style-name="P135">“questi sono topic frequenti che angiulli e assistente toccano all' orale”:</text:p>
        <text:list xml:id="list3922349429" text:style-name="L17">
          <text:list-item>
            <text:p text:style-name="P302">Interruzione</text:p>
            <text:list>
              <text:list-item>
                <text:p text:style-name="P302">Segnali beta</text:p>
                <text:list>
                  <text:list-item>
                    <text:p text:style-name="P302">Reti sequenziali</text:p>
                    <text:list>
                      <text:list-item>
                        <text:p text:style-name="P302">Flip Flop</text:p>
                      </text:list-item>
                      <text:list-item>
                        <text:p text:style-name="P302">RS</text:p>
                      </text:list-item>
                      <text:list-item>
                        <text:p text:style-name="P302">Principio dualità</text:p>
                      </text:list-item>
                      <text:list-item>
                        <text:p text:style-name="P302">DEMUX</text:p>
                      </text:list-item>
                      <text:list-item>
                        <text:p text:style-name="P302">Livello dei circuiti</text:p>
                      </text:list-item>
                      <text:list-item>
                        <text:p text:style-name="P302">MUX</text:p>
                      </text:list-item>
                      <text:list-item>
                        <text:p text:style-name="P302">RAM</text:p>
                      </text:list-item>
                      <text:list-item>
                        <text:p text:style-name="P302">Macchina a registri (registro lr a 64bit con fetch, quindi piu complessa, registro collegato alla parte meno significativa dell'ir)</text:p>
                      </text:list-item>
                      <text:list-item>
                        <text:p text:style-name="P302">MBR</text:p>
                      </text:list-item>
                      <text:list-item>
                        <text:p text:style-name="P302">Mappe di karnaugh</text:p>
                      </text:list-item>
                      <text:list-item>
                        <text:p text:style-name="P302">Meccanismo interruzione (maschera)</text:p>
                      </text:list-item>
                      <text:list-item>
                        <text:p text:style-name="P302">Schema circuitale</text:p>
                      </text:list-item>
                      <text:list-item>
                        <text:p text:style-name="P302">Implicante e proprietà</text:p>
                      </text:list-item>
                      <text:list-item>
                        <text:p text:style-name="P302"><text:soft-page-break/>Funzioni k</text:p>
                      </text:list-item>
                      <text:list-item>
                        <text:p text:style-name="P302">Decoder</text:p>
                      </text:list-item>
                      <text:list-item>
                        <text:p text:style-name="P302">Mintermine Maxtermine</text:p>
                      </text:list-item>
                      <text:list-item>
                        <text:p text:style-name="P302">MAR</text:p>
                      </text:list-item>
                      <text:list-item>
                        <text:p text:style-name="P302">ROM (struttura e indirizzi)</text:p>
                      </text:list-item>
                      <text:list-item>
                        <text:p text:style-name="P302">Parte operativa</text:p>
                      </text:list-item>
                      <text:list-item>
                        <text:p text:style-name="P302">Reti combinatorie</text:p>
                      </text:list-item>
                      <text:list-item>
                        <text:p text:style-name="P302">Reti sincrone e asincrone</text:p>
                      </text:list-item>
                      <text:list-item>
                        <text:p text:style-name="P302">Parte di controllo + disegno</text:p>
                      </text:list-item>
                      <text:list-item>
                        <text:p text:style-name="P302">Tavola rom esercizio RTL</text:p>
                      </text:list-item>
                      <text:list-item>
                        <text:p text:style-name="P302">Funzione irridondante</text:p>
                      </text:list-item>
                      <text:list-item>
                        <text:p text:style-name="P302">Implicanti/implicati primi</text:p>
                      </text:list-item>
                      <text:list-item>
                        <text:p text:style-name="P302">Transcoder</text:p>
                      </text:list-item>
                      <text:list-item>
                        <text:p text:style-name="P302">Codice operativo</text:p>
                      </text:list-item>
                      <text:list-item>
                        <text:p text:style-name="P302">Organizzazione (3 tipi)</text:p>
                      </text:list-item>
                      <text:list-item>
                        <text:p text:style-name="P302">Bus</text:p>
                      </text:list-item>
                      <text:list-item>
                        <text:p text:style-name="P302">Ritardi</text:p>
                      </text:list-item>
                      <text:list-item>
                        <text:p text:style-name="P302">Full adder</text:p>
                      </text:list-item>
                      <text:list-item>
                        <text:p text:style-name="P302">Ritardo full adder</text:p>
                      </text:list-item>
                      <text:list-item>
                        <text:p text:style-name="P302">Livelli full adder</text:p>
                      </text:list-item>
                      <text:list-item>
                        <text:p text:style-name="P302">ALU (+ struttura)</text:p>
                      </text:list-item>
                      <text:list-item>
                        <text:p text:style-name="P302">Somma binaria con riporto (sempre ALU)</text:p>
                      </text:list-item>
                      <text:list-item>
                        <text:p text:style-name="P302">Overflow</text:p>
                      </text:list-item>
                      <text:list-item>
                        <text:p text:style-name="P302"><text:soft-page-break/>Rapporto Clock-ritardo</text:p>
                      </text:list-item>
                      <text:list-item>
                        <text:p text:style-name="P302">Algoritmo minimizzazione automa</text:p>
                      </text:list-item>
                    </text:list>
                  </text:list-item>
                </text:list>
              </text:list-item>
            </text:list>
          </text:list-item>
        </text:list>
        <text:p text:style-name="P57">#########################################</text:p>
        <text:h text:style-name="Heading_20_3" text:outline-level="3">Ingegneria del software </text:h>
        <text:p text:style-name="P2">Esami svolti con Argento</text:p>
        <text:p text:style-name="P57">%%%%%%%%%%%%%</text:p>
        <text:p text:style-name="P52">Testimonianze anonime:</text:p>
        <text:list xml:id="list827248042" text:style-name="L18">
          <text:list-item>
            <text:p text:style-name="P303">Decorator</text:p>
            <text:list>
              <text:list-item>
                <text:p text:style-name="P303">Strategy</text:p>
                <text:list>
                  <text:list-item>
                    <text:p text:style-name="P303">Separazione degli interessi</text:p>
                    <text:list>
                      <text:list-item>
                        <text:p text:style-name="P293">Associazione aggregazione e composizione</text:p>
                      </text:list-item>
                      <text:list-item>
                        <text:p text:style-name="P293">Design by contract</text:p>
                      </text:list-item>
                    </text:list>
                  </text:list-item>
                </text:list>
              </text:list-item>
            </text:list>
          </text:list-item>
        </text:list>
        <text:p text:style-name="P28">%%%%%%%%%%%%%</text:p>
        <text:p text:style-name="P2">Esami svolti misti</text:p>
        <text:p text:style-name="P28">%%%%%%%%%%%%%</text:p>
        <text:p text:style-name="P45">Testimonianze by Ciccio:</text:p>
        <text:list xml:id="list2413190024" text:style-name="L19">
          <text:list-item>
            <text:p text:style-name="P294">- Quali sono le parti riutilizzabili del pattern builder e vantaggi rispetto ad altri pattern, (cambiando il director che cosa cambio?)</text:p>
            <text:list>
              <text:list-item>
                <text:p text:style-name="P294">-scrum con disegno </text:p>
                <text:list>
                  <text:list-item>
                    <text:p text:style-name="P294">- che cos'è un attore? </text:p>
                    <text:list>
                      <text:list-item>
                        <text:p text:style-name="P294">-use case diagram a cosa serve rispetto a use case, che cos'è un caso d'uso,( il diagramma serve a sintetizzare i casi d'uso)</text:p>
                      </text:list-item>
                      <text:list-item>
                        <text:p text:style-name="P294"><text:soft-page-break/>- design by contract</text:p>
                      </text:list-item>
                      <text:list-item>
                        <text:p text:style-name="P294">- inheritance </text:p>
                      </text:list-item>
                      <text:list-item>
                        <text:p text:style-name="P294">- metodologia agile</text:p>
                      </text:list-item>
                      <text:list-item>
                        <text:p text:style-name="P294">- diagrammi di stato</text:p>
                      </text:list-item>
                      <text:list-item>
                        <text:p text:style-name="P294">- rational unified process</text:p>
                      </text:list-item>
                      <text:list-item>
                        <text:p text:style-name="P294">- pattern proxy</text:p>
                      </text:list-item>
                      <text:list-item>
                        <text:p text:style-name="P294">-pattern decorator, come avviene la decorazione</text:p>
                      </text:list-item>
                      <text:list-item>
                        <text:p text:style-name="P294">-modello a spirale (perché si dice orientato al rischio?) </text:p>
                      </text:list-item>
                      <text:list-item>
                        <text:p text:style-name="P294">-cos'è un componente </text:p>
                      </text:list-item>
                      <text:list-item>
                        <text:p text:style-name="P294">-diagramma della struttura dei componenti _fare un esempio_</text:p>
                      </text:list-item>
                      <text:list-item>
                        <text:p text:style-name="P294">-diagramma dei deployment</text:p>
                      </text:list-item>
                      <text:list-item>
                        <text:p text:style-name="P294">- testing waitbox</text:p>
                      </text:list-item>
                      <text:list-item>
                        <text:p text:style-name="P294">- pattern abstract factory (difetto:aggiungere nuove tipologie di prodotto) </text:p>
                      </text:list-item>
                      <text:list-item>
                        <text:p text:style-name="P294">- nel ciclo di vita di un sistema software (a prescindere che sia a cascata o a spirale) qual è la fase che costa di più (risposta :è la fase di manutenzione), quanti tipi di manutenzione esistono? (risposta : manutenzione correttiva, perfettiva e adattiva) quali sono i principi che aiutano a minimizzare i costi? (risposta:anticipazione del cambiamento, manutenibilità) </text:p>
                      </text:list-item>
                      <text:list-item>
                        <text:p text:style-name="P294">- invarianza</text:p>
                      </text:list-item>
                      <text:list-item>
                        <text:p text:style-name="P294"><text:soft-page-break/>- principio di sostituibilità(ha impatto sul design by contract? Si)</text:p>
                      </text:list-item>
                      <text:list-item>
                        <text:p text:style-name="P294">-Pattern strategy (non sulla slide del Prof)</text:p>
                      </text:list-item>
                      <text:list-item>
                        <text:p text:style-name="P294">-logica booleana applicata al design by contract e tabella di verità</text:p>
                      </text:list-item>
                      <text:list-item>
                        <text:p text:style-name="P294">-pattern template</text:p>
                      </text:list-item>
                      <text:list-item>
                        <text:p text:style-name="P294">-pattern visitor e com'è fatto il metodo accept</text:p>
                      </text:list-item>
                      <text:list-item>
                        <text:p text:style-name="P294">-pattern bridge ed esempio</text:p>
                      </text:list-item>
                      <text:list-item>
                        <text:p text:style-name="P294">-pattern builder</text:p>
                      </text:list-item>
                      <text:list-item>
                        <text:p text:style-name="P294">-pattern observe</text:p>
                      </text:list-item>
                      <text:list-item>
                        <text:p text:style-name="P294">-pattern template</text:p>
                      </text:list-item>
                      <text:list-item>
                        <text:p text:style-name="P294">-pattern command</text:p>
                      </text:list-item>
                      <text:list-item>
                        <text:p text:style-name="P294">-component diagram</text:p>
                      </text:list-item>
                      <text:list-item>
                        <text:p text:style-name="P294">-patter interpreter</text:p>
                      </text:list-item>
                    </text:list>
                  </text:list-item>
                </text:list>
              </text:list-item>
            </text:list>
          </text:list-item>
        </text:list>
        <text:p text:style-name="P28">#########################################</text:p>
        <text:h text:style-name="Heading_20_3" text:outline-level="3">Fondamenti informatica </text:h>
        <text:h text:style-name="P321" text:outline-level="3">#########################################</text:h>
        <text:p text:style-name="P2">Esami svolti con Scarcello</text:p>
        <text:p text:style-name="P57">%%%%%%%%%%%%%</text:p>
        <text:p text:style-name="P52">Testimonianze by Davide </text:p>
        <text:list xml:id="list921277778" text:style-name="L20">
          <text:list-item>
            <text:p text:style-name="P304">Fondamenti inf con scarcello:</text:p>
            <text:list>
              <text:list-item>
                <text:p text:style-name="P304">Hashmap</text:p>
                <text:list>
                  <text:list-item>
                    <text:p text:style-name="P304">Hashcode</text:p>
                    <text:list>
                      <text:list-item>
                        <text:p text:style-name="P304"><text:soft-page-break/>Record attivazione</text:p>
                      </text:list-item>
                      <text:list-item>
                        <text:p text:style-name="P304">Complessità spaziale</text:p>
                      </text:list-item>
                      <text:list-item>
                        <text:p text:style-name="P304">Algoritmi di ordinamento e complessità relstive</text:p>
                      </text:list-item>
                      <text:list-item>
                        <text:p text:style-name="P304">Complessità temporale</text:p>
                      </text:list-item>
                      <text:list-item>
                        <text:p text:style-name="P304">Cos'è un compilatore</text:p>
                      </text:list-item>
                      <text:list-item>
                        <text:p text:style-name="P304">Differenza fra java e python</text:p>
                      </text:list-item>
                      <text:list-item>
                        <text:p text:style-name="P304">O grande definizione</text:p>
                      </text:list-item>
                      <text:list-item>
                        <text:p text:style-name="P304">Ricerca binaria</text:p>
                      </text:list-item>
                      <text:list-item>
                        <text:p text:style-name="P304">Complessità asintotica</text:p>
                      </text:list-item>
                    </text:list>
                  </text:list-item>
                </text:list>
              </text:list-item>
            </text:list>
          </text:list-item>
        </text:list>
        <text:p text:style-name="P57">#########################################</text:p>
        <text:h text:style-name="Heading_20_3" text:outline-level="3">Algoritmi e strutture dati </text:h>
        <text:h text:style-name="P321" text:outline-level="3">#########################################</text:h>
        <text:p text:style-name="P2">Esami svolti con Flesca</text:p>
        <text:p text:style-name="P57">%%%%%%%%%%%%%</text:p>
        <text:p text:style-name="P52">Testimonianze by Giovanni:</text:p>
        <text:p text:style-name="P52">ha chiesto i grafi (prim come esempio, ma in generale chiede pseudocodici e dimostrazioni) <text:s/>ed edit distance. <text:span text:style-name="T7">A me ha chiesto l’esercitatore (mandaglio) le code di priorità, l’heap, funzionamento di Prim, e algoritmo CountinSort. Poi ad <text:s/>un altro ha chiesto il funzionamento di Floyd.</text:span></text:p>
        <text:p text:style-name="P52">-edit distance con e senza swap</text:p>
        <text:p text:style-name="P52">-metodo èDiRicerca(AB a)</text:p>
        <text:p text:style-name="P52">-Kruskal</text:p>
        <text:p text:style-name="P52">-verifica grafo aciclico</text:p>
        <text:p text:style-name="P52"><text:soft-page-break/>-chiede qualche vero falso sbagliata</text:p>
        <text:p text:style-name="P57">#########################################</text:p>
        <text:h text:style-name="P188" text:outline-level="2">201<text:span text:style-name="T6">8</text:span>/201<text:span text:style-name="T6">9</text:span></text:h>
        <text:h text:style-name="P197" text:outline-level="3">Algoritmi e strutture dati </text:h>
        <text:h text:style-name="P322" text:outline-level="3">#########################################</text:h>
        <text:p text:style-name="P6">Esami svolti con <text:span text:style-name="T80">Mandaglio</text:span></text:p>
        <text:p text:style-name="P63">%%%%%%%%%%%%%</text:p>
        <text:p text:style-name="P169">testimonianza by Arbrane97:</text:p>
        <text:p text:style-name="P169">-Scrivere algoritmi ricorsivo che verifica che l’albero passato sia un ABR </text:p>
        <text:p text:style-name="P169">-Algoritmo Floyd</text:p>
        <text:p text:style-name="P169">-Counting Sort</text:p>
        <text:p text:style-name="P171">%%%%%%%%%%%%%</text:p>
        <text:p text:style-name="P170">testimonianza by <text:span text:style-name="T116">Davide:</text:span></text:p>
        <text:p text:style-name="P170">- esercizio backtracking</text:p>
        <text:p text:style-name="P170">- dimostrazione di un lemma (non fatto al corso) sulle stringhe sulla base delle conoscenze del cocetto di distanza tra stringhe</text:p>
        <text:p text:style-name="P58">#########################################</text:p>
        <text:h text:style-name="P198" text:outline-level="3">Sistemi operativi</text:h>
        <text:h text:style-name="P321" text:outline-level="3">#########################################</text:h>
        <text:p text:style-name="P13">Domande di Talia:</text:p>
        <text:p text:style-name="P58">%%%%%%%%%%%%%</text:p>
        <text:p text:style-name="P137">By Giovanni Giordano</text:p>
        <text:p text:style-name="P65"><text:soft-page-break/>Funzionamento dei Semafori, Process Control Block, File Control Block, Gestione di un <text:s/>caso semplice di Deadlock, risoluzione del Deadlock, Stato sicuro di un sistema, algoritmo di lamport, Round Robin (Scheduling). Ad altri ho sentito che ha chiesto la matrice d’accesso, i dischi RAID, gli algoritmi di scheduling in generale, allocazione contigua e indicizzata</text:p>
        <text:p text:style-name="P70">%%%%%%%%%%%%%</text:p>
        <text:p text:style-name="P118">testimonianza by Mitch:</text:p>
        <text:p text:style-name="P66">Macchine virtuali (domanda dell'esonero)</text:p>
        <text:p text:style-name="P66">Cos'è un dispatcher</text:p>
        <text:p text:style-name="P66">Differenza tra scheduler a lungo termine e breve termine</text:p>
        <text:p text:style-name="P66">Segmentazione</text:p>
        <text:p text:style-name="P66">Matrice d'accesso</text:p>
        <text:p text:style-name="P71">%%%%%%%%%%%%%</text:p>
        <text:p text:style-name="P117">testimonianze anonime:</text:p>
        <text:p text:style-name="P117">-cpu burst e formula</text:p>
        <text:p text:style-name="P117">-anomalia di belady</text:p>
        <text:p text:style-name="P117">-paginazione</text:p>
        <text:p text:style-name="P117">-tabella delle pagine e tabella delle pagine invertita</text:p>
        <text:p text:style-name="P72">%%%%%%%%%%%%%</text:p>
        <text:p text:style-name="P119">testimonianze by Alessio:</text:p>
        <text:list xml:id="list4096793313" text:style-name="L21">
          <text:list-header>
            <text:p text:style-name="P258"><text:span text:style-name="T74"><text:s/></text:span><text:span text:style-name="T75">Domande di Talia:</text:span></text:p>
          </text:list-header>
          <text:list-item>
            <text:p text:style-name="P259">Scheduling di Windows</text:p>
          </text:list-item>
          <text:list-item>
            <text:p text:style-name="P259">System Call e passaggio dei loro parametri</text:p>
          </text:list-item>
          <text:list-item>
            <text:p text:style-name="P259">Modalità kernel e modalità utente</text:p>
          </text:list-item>
          <text:list-item>
            <text:p text:style-name="P259">FAT</text:p>
          </text:list-item>
          <text:list-item>
            <text:p text:style-name="P259">Ottimizzazione scheduling CPU</text:p>
          </text:list-item>
          <text:list-item>
            <text:p text:style-name="P259"><text:soft-page-break/>Scheduling in Windows, Unix e Solaris</text:p>
          </text:list-item>
          <text:list-item>
            <text:p text:style-name="P259">Swap in generale e in Unix</text:p>
          </text:list-item>
          <text:list-item>
            <text:p text:style-name="P259">Stato sicuro</text:p>
          </text:list-item>
          <text:list-item>
            <text:p text:style-name="P259">Algoritmo del fornaio</text:p>
          </text:list-item>
          <text:list-item>
            <text:p text:style-name="P259">Esempi di scheduling con prelazione e senza</text:p>
          </text:list-item>
          <text:list-item>
            <text:p text:style-name="P260"><text:span text:style-name="T78">Quale dispositivo hardware segnala che non</text:span><text:span text:style-name="T76"> esiste memoria </text:span><text:span text:style-name="T77">RAM</text:span><text:span text:style-name="T76"> allocata a una data pagina virtuale? (MMU)</text:span></text:p>
          </text:list-item>
          <text:list-item>
            <text:p text:style-name="P261">Tabella delle pagine invertite e come funziona in quel caso l'indirizzamento</text:p>
          </text:list-item>
          <text:list-item>
            <text:p text:style-name="P261">Algoritmo di Peterson per la sezione critica</text:p>
          </text:list-item>
          <text:list-item>
            <text:p text:style-name="P261">Dischi RAID e spiegazione di tutti i livelli</text:p>
          </text:list-item>
          <text:list-item>
            <text:p text:style-name="P261">Algoritmo seconda chance</text:p>
          </text:list-item>
          <text:list-item>
            <text:p text:style-name="P261">Stati dei processi</text:p>
          </text:list-item>
          <text:list-item>
            <text:p text:style-name="P261">Interrupt</text:p>
          </text:list-item>
          <text:list-item>
            <text:p text:style-name="P261">Thread e processi, differenze e kernel e user thread</text:p>
          </text:list-item>
          <text:list-item>
            <text:p text:style-name="P261">Memoria virtuale e paginazione degenere</text:p>
          </text:list-item>
          <text:list-item>
            <text:p text:style-name="P261">FileSystem in generale e in Linux</text:p>
          </text:list-item>
          <text:list-item>
            <text:p text:style-name="P261">Priorità in generale e in Linux</text:p>
          </text:list-item>
          <text:list-item>
            <text:p text:style-name="P261">Diagramma di stato dei processi</text:p>
          </text:list-item>
          <text:list-item>
            <text:p text:style-name="P261">Stati in cui può trovarsi un processo</text:p>
          </text:list-item>
          <text:list-item>
            <text:p text:style-name="P261">Quando un processo può passare da running a ready? (prelazione)</text:p>
          </text:list-item>
          <text:list-item>
            <text:p text:style-name="P261">Cos’è la prelazione e dove si può usare</text:p>
          </text:list-item>
          <text:list-item>
            <text:p text:style-name="P261">Quale scheduling usa il quanto di tempo?</text:p>
          </text:list-item>
          <text:list-item>
            <text:p text:style-name="P261">Parlare delle directory e delle loro strutture (livello singolo, doppio, albero, grafo)</text:p>
          </text:list-item>
          <text:list-item>
            <text:p text:style-name="P261">FileSystem</text:p>
          </text:list-item>
          <text:list-item>
            <text:p text:style-name="P261">Se collego una tastiera nuova a un PC che ha un sistema operativo vecchio, come fa a riconoscere la tastiera? (sottosistema di I/O)</text:p>
          </text:list-item>
          <text:list-item>
            <text:p text:style-name="P261">Ready queue e code multiple</text:p>
          </text:list-item>
          <text:list-item>
            <text:p text:style-name="P261">Paginazione su richiesta come avviene, schema ecc.</text:p>
          </text:list-item>
          <text:list-item>
            <text:p text:style-name="P261">Sistemi Real-Time in generale</text:p>
          </text:list-item>
          <text:list-item>
            <text:p text:style-name="P261">Scheduling EDF dei sistemi Real-Time</text:p>
          </text:list-item>
          <text:list-item>
            <text:p text:style-name="P261">Disegno dell’architettura della segmentazione</text:p>
          </text:list-item>
          <text:list-item>
            <text:p text:style-name="P261">Disegno dell’architettura della paginazione</text:p>
          </text:list-item>
          <text:list-item>
            <text:p text:style-name="P261">Differenza tra frammentazione interna e esterna</text:p>
          </text:list-item>
          <text:list-item>
            <text:p text:style-name="P261">Che tipo di frammentazione può verificarsi con la segmentazione?</text:p>
          </text:list-item>
          <text:list-item>
            <text:p text:style-name="P261">Indicizzazione dei file</text:p>
          </text:list-item>
          <text:list-item>
            <text:p text:style-name="P261">Come si stima la lunghezza del prossimo CPU burst nell’algoritmo di scheduling SJF?</text:p>
          </text:list-item>
          <text:list-item>
            <text:p text:style-name="P261">Macchine virtuali (domanda dell'esonero)</text:p>
          </text:list-item>
          <text:list-item>
            <text:p text:style-name="P261">Cos'è un dispatcher</text:p>
          </text:list-item>
          <text:list-item>
            <text:p text:style-name="P261">Differenza tra scheduler a lungo termine e breve termine</text:p>
          </text:list-item>
          <text:list-item>
            <text:p text:style-name="P261">Matrice d'accesso</text:p>
          </text:list-item>
        </text:list>
        <text:p text:style-name="P179"/>
        <text:p text:style-name="P167">%%%%%%%%%%%%%</text:p>
        <text:p text:style-name="P168">testimonianza by Arbrane97:</text:p>
        <text:p text:style-name="P178">Domande di Marozzo:</text:p>
        <text:p text:style-name="P172">-lettori e scrittori con i lock</text:p>
        <text:p text:style-name="P180"><text:soft-page-break/>Domande di Talia:</text:p>
        <text:p text:style-name="P172">-fat, allocazione indicizzata, paginazione a due livelli e clone in Linux</text:p>
        <text:p text:style-name="P173">%%%%%%%%%%%%%</text:p>
        <text:p text:style-name="P176">testimonianza by Batman:</text:p>
        <text:p text:style-name="P181">Domande di Talia:</text:p>
        <text:p text:style-name="P176">Context switch </text:p>
        <text:p text:style-name="P176">Pcb</text:p>
        <text:p text:style-name="P176">Come funziona in Linux Context switch </text:p>
        <text:p text:style-name="P176">Deadlock </text:p>
        <text:p text:style-name="P176">Paginazione su richiesta</text:p>
        <text:p text:style-name="P174">%%%%%%%%%%%%%</text:p>
        <text:p text:style-name="P177">testimonianza by Davide</text:p>
        <text:p text:style-name="P175">- caratteristiche di ottimizzazione dello scheduling</text:p>
        <text:p text:style-name="P175">- clone unix</text:p>
        <text:p text:style-name="P175">- fork Linux</text:p>
        <text:p text:style-name="P175">- stati dei processi </text:p>
        <text:p text:style-name="P175"><text:s/>- file system</text:p>
        <text:p text:style-name="P175">- paginazione su richiesta</text:p>
        <text:p text:style-name="P175">- protezione in generale</text:p>
        <text:p text:style-name="P175">- protezione dell' I/O</text:p>
        <text:p text:style-name="P175">- system call e passaggio parametri</text:p>
        <text:p text:style-name="P175">- qualcosina su Linux nello specifico</text:p>
        <text:p text:style-name="P69">#########################################</text:p>
        <text:p text:style-name="P138"><text:soft-page-break/><text:span text:style-name="T1">Domande di Marozzo</text:span> </text:p>
        <text:p text:style-name="P68">%%%%%%%%%%%%%</text:p>
        <text:p text:style-name="P65">By Giovanni Giordano</text:p>
        <text:p text:style-name="P76">Ha dato un foglietto precompilato e ho dovuto implementare l’esercizio dei produttori consumatori (aveva la sezione delle sole variabili e i due metodi), poi lettori-scrittori, e infine mi ha chiesto il diagramma dei thread di java (i riferimenti sono tutti nelle slide delle esercitazioni).</text:p>
        <text:p text:style-name="P70">%%%%%%%%%%%%%</text:p>
        <text:p text:style-name="P117">testimonianze anonime:</text:p>
        <text:p text:style-name="P66">-esercizio sui semafori con sequenza di A e B</text:p>
        <text:p text:style-name="P66">-legge di Moore</text:p>
        <text:p text:style-name="P73">%%%%%%%%%%%%%</text:p>
        <text:p text:style-name="P122">testimonianza by Davide</text:p>
        <text:p text:style-name="P67">- <text:span text:style-name="T81">esercizio thread </text:span>ABABBABBBABBBBA...</text:p>
        <text:p text:style-name="P74">%%%%%%%%%%%%%</text:p>
        <text:p text:style-name="P120">testimonianze by Alessio:</text:p>
        <text:p text:style-name="P185">Marozzo:</text:p>
        <text:list xml:id="list1925073000" text:style-name="L22">
          <text:list-item>
            <text:p text:style-name="P257">Stampare, tramite dei thread, la stringa ABBA (tipo esercizi delle sue slides)</text:p>
          </text:list-item>
          <text:list-item>
            <text:p text:style-name="P257">Problema Produttore-Consumatore</text:p>
          </text:list-item>
          <text:list-item>
            <text:p text:style-name="P257">5 filosofi con Semafori</text:p>
          </text:list-item>
          <text:list-item>
            <text:p text:style-name="P257">5 filosofi con Lock e Condition</text:p>
          </text:list-item>
          <text:list-item>
            <text:p text:style-name="P257">Preso un determinato codice che ti dà lui, dire cosa accade con politica di Hansen e cosa accade con politica di Hoare</text:p>
          </text:list-item>
          <text:list-item>
            <text:p text:style-name="P257">Implementare con i Lock i metodi iniziaLettura() e finisciLettura() del problema dei lettori-scrittori</text:p>
          </text:list-item>
          <text:list-item>
            <text:p text:style-name="P257">Metodi prendiBacchette(int i) e rilasciaBacchette(int i) dei 5 filosofi con Lock</text:p>
          </text:list-item>
          <text:list-item>
            <text:p text:style-name="P257">Come si fa una await a basso livello</text:p>
          </text:list-item>
          <text:list-item>
            <text:p text:style-name="P257">Monitor di Hanser e di Hoare</text:p>
          </text:list-item>
          <text:list-item>
            <text:p text:style-name="P257">Dati tre thread a b c fermi su delle istruzioni, dire il comportamento secondo Hoare, Hansen e Java</text:p>
          </text:list-item>
          <text:list-item>
            <text:p text:style-name="P257">Cosa fa la yield e perché non la usiamo nei programmi</text:p>
          </text:list-item>
          <text:list-item>
            <text:p text:style-name="P257"><text:soft-page-break/>Cosa fa la setPriority e perché non la usiamo nei programmi</text:p>
          </text:list-item>
          <text:list-item>
            <text:p text:style-name="P257">Legge di Amdhal</text:p>
          </text:list-item>
          <text:list-item>
            <text:p text:style-name="P257">Legge di Moore</text:p>
          </text:list-item>
          <text:list-item>
            <text:p text:style-name="P257">Barbiere addormentato</text:p>
          </text:list-item>
          <text:list-item>
            <text:p text:style-name="P257">Cosa succede quando chiamo una await</text:p>
          </text:list-item>
          <text:list-item>
            <text:p text:style-name="P257">Cosa succede quando chiamo una signal</text:p>
          </text:list-item>
          <text:list-item>
            <text:p text:style-name="P257">Come garantire ordine FIFO dei Thread</text:p>
          </text:list-item>
          <text:list-item>
            <text:p text:style-name="P257">Spiegazione del problema dei lettori-scrittori</text:p>
          </text:list-item>
          <text:list-item>
            <text:p text:style-name="P257">Metodi synchronized: teoria e produttore-consumatore</text:p>
          </text:list-item>
          <text:list-item>
            <text:p text:style-name="P257">Modifica di una lista in parallelo: problemi e ConcurrentModificationException</text:p>
          </text:list-item>
          <text:list-item>
            <text:p text:style-name="P257">Produttore-Consumatore usando una lista (con i Lock)</text:p>
          </text:list-item>
          <text:list-item>
            <text:p text:style-name="P257">Se due thread A e B incrementano una variabile inizializzata a zero, se il valore finale della variabile non è 2, che cosa significa? (interleaving)</text:p>
          </text:list-item>
          <text:list-item>
            <text:p text:style-name="P257">Cosa succede a basso livello (nei registri) quando si incrementa una variabile?</text:p>
          </text:list-item>
          <text:list-item>
            <text:p text:style-name="P257">Diagramma di stato dei Thread Java</text:p>
          </text:list-item>
        </text:list>
        <text:p text:style-name="P184"/>
        <text:p text:style-name="P75">#########################################</text:p>
        <text:h text:style-name="P198" text:outline-level="3">Fondamenti di Automatica</text:h>
        <text:p text:style-name="P30">#########################################</text:p>
        <text:p text:style-name="P13">Esami svolti con il Professore Domenico Famularo:</text:p>
        <text:p text:style-name="P151"/>
        <text:p text:style-name="P75">%%%%%%%%%%%%%</text:p>
        <text:p text:style-name="P77">By Giovanni Giordano</text:p>
        <text:p text:style-name="P77">Mi ha chiesto un esercizio da svolgere: y+2y’=u fare in modo che la risposta al gradino abbia la condizione iniziale y(0) tale che il transitorio sia nullo, poi mi ha chiesto i luoghi a modulo costante e poi mi ha chiesto pulsazione naturale e smorzamento. Ad altri ho sentito che ha chiesto il Criterio di Bode, esercizi su Routh con un K variabile e situazioni patologiche (termine uguale a 0), un esercizio sulla stabilità interna (la parte del margine di fase e margine d’ampiezza), esercizio su ascissa di convergenza.</text:p>
        <text:p text:style-name="P78">%%%%%%%%%%%%%</text:p>
        <text:p text:style-name="P92">Altre testimonianze</text:p>
        <text:p text:style-name="P92"><text:soft-page-break/>- Scomposizione della risposta di un sistema in risposta libera e forzata</text:p>
        <text:p text:style-name="P92">-Teorema del valore iniziale e finale con dimostrazione</text:p>
        <text:p text:style-name="P92">-Modi di evoluzione libera</text:p>
        <text:p text:style-name="P92">-Da una f.d.t calcola i modi di evoluzione libera</text:p>
        <text:p text:style-name="P92">-Criterio di routh</text:p>
        <text:p text:style-name="P92">-BIBO stabilità con dimostrazione necessaria e sufficiente</text:p>
        <text:p text:style-name="P92">-Teorema della risposta armonica</text:p>
        <text:p text:style-name="P92">-Forma di bode</text:p>
        <text:p text:style-name="P92">-Margine di fase e di ampiezza</text:p>
        <text:p text:style-name="P92">-Interconnessione elementari</text:p>
        <text:p text:style-name="P92">-Banda passante (passa basso, passa alto, passa banda)</text:p>
        <text:p text:style-name="P92">-Diagramma di nyquist</text:p>
        <text:p text:style-name="P92">-Criterio di bode</text:p>
        <text:p text:style-name="P92">-Stabilità in retroazione</text:p>
        <text:p text:style-name="P92">-Stabilità interna</text:p>
        <text:p text:style-name="P92">-Precisione statica</text:p>
        <text:p text:style-name="P92"><text:s/>- T(jw) data la f di anello</text:p>
        <text:p text:style-name="P92">-Sistemi del primo e del secondo ordine</text:p>
        <text:p text:style-name="P92">-Grafici con poli e zeri dominanti</text:p>
        <text:p text:style-name="P92">-Tempo di assestamento, tempo di salita e massima sovraelongazione</text:p>
        <text:p text:style-name="P92">-Punti di flesso nei sistemi del secondo ordine</text:p>
        <text:p text:style-name="P92"><text:soft-page-break/>-Legame di pulsazione di banda passante e tempo di salita</text:p>
        <text:p text:style-name="P92">-Rete attenuatrice</text:p>
        <text:p text:style-name="P92">-Ascissa di convergenza</text:p>
        <text:p text:style-name="P92">-Luogo dei punti a modulo costante</text:p>
        <text:p text:style-name="P92">-Come disegnare diagramma di bode</text:p>
        <text:p text:style-name="P92">-Sovraelengoazion</text:p>
        <text:p text:style-name="P79">%%%%%%%%%%%%%</text:p>
        <text:p text:style-name="P121">testimonianza by Luigi</text:p>
        <text:p text:style-name="P121">-Definizioni di: tempo di sovraelongazione, tempo di assestamento e tempo di salita sulla risposta al gradino</text:p>
        <text:p text:style-name="P121">-Ascissa di convergenza (mi ha dato una risposta in t e gli ho dovuto dire qual era l'ascissa di convergenza in quel particolare caso)</text:p>
        <text:p text:style-name="P75">#########################################</text:p>
        <text:h text:style-name="P199" text:outline-level="3">Ingegneria del Software</text:h>
        <text:p text:style-name="P30">#########################################</text:p>
        <text:p text:style-name="P14">Esami svolti con il professore Angelo Furfaro:</text:p>
        <text:p text:style-name="P152"/>
        <text:p text:style-name="P42">%%%%%%%%%%%%%</text:p>
        <text:p text:style-name="P159"/>
        <text:p text:style-name="P162">testimonianza by Emanu:</text:p>
        <text:p text:style-name="P162">- Abstract Factory (Pattern, diagramma di classe, esempio, conseguenze)</text:p>
        <text:p text:style-name="P162">- D-by-C con particolare attenzione su Invariante (ha chiesto dove va verificata) e poi come è formato un contratto.</text:p>
        <text:p text:style-name="P162">- Frame di interazione (diagrammi di sequenza) con esempio anche generico</text:p>
        <text:p text:style-name="P43"><text:soft-page-break/>%%%%%%%%%%%%%</text:p>
        <text:p text:style-name="P81">testimonianze by Francescolux:</text:p>
        <text:p text:style-name="P81">- Quali sono le parti riutilizzabili del pattern builder e vantaggi rispetto ad altri pattern, (cambiando il director che cosa cambio?)</text:p>
        <text:p text:style-name="P81">-scrum con disegno </text:p>
        <text:p text:style-name="P81">- che cos'è un attore? </text:p>
        <text:p text:style-name="P81">-use case diagram a cosa serve rispetto a use case, che cos'è un caso d'uso,( il diagramma serve a sintetizzare i casi d'uso)</text:p>
        <text:p text:style-name="P81">- design by contract</text:p>
        <text:p text:style-name="P81">- inheritance </text:p>
        <text:p text:style-name="P81">- metodologia agile</text:p>
        <text:p text:style-name="P81">- diagrammi di stato</text:p>
        <text:p text:style-name="P81">- rational unified process</text:p>
        <text:p text:style-name="P81">- pattern proxy</text:p>
        <text:p text:style-name="P81">-pattern decorator, come avviene la decorazione</text:p>
        <text:p text:style-name="P81">-modello a spirale (perché si dice orientato al rischio?) </text:p>
        <text:p text:style-name="P81">-cos'è un componente </text:p>
        <text:p text:style-name="P81">-diagramma della struttura dei componenti _fare un esempio_</text:p>
        <text:p text:style-name="P81">-diagramma dei deployment</text:p>
        <text:p text:style-name="P81">- testing waitbox</text:p>
        <text:p text:style-name="P81">- pattern abstract factory (difetto:aggiungere nuove tipologie di prodotto) </text:p>
        <text:p text:style-name="P81">- nel ciclo di vita di un sistema software (a prescindere che sia a cascata o a spirale) qual è la fase che costa di più (risposta :è la <text:soft-page-break/>fase di manutenzione), quanti tipi di manutenzione esistono? (risposta : manutenzione correttiva, perfettiva e adattiva) quali sono i principi che aiutano a minimizzare i costi? (risposta:anticipazione del cambiamento, manutenibilità) </text:p>
        <text:p text:style-name="P81">- invarianza</text:p>
        <text:p text:style-name="P81">- principio di sostituibilità(ha impatto sul design by contract? Si)</text:p>
        <text:p text:style-name="P81">-Pattern strategy (non sulla slide del Prof)</text:p>
        <text:p text:style-name="P81">-logica booleana applicata al design by contract e tabella di verità</text:p>
        <text:p text:style-name="P81">-pattern template</text:p>
        <text:p text:style-name="P81">-pattern visitor e com'è fatto il metodo accept</text:p>
        <text:p text:style-name="P81">-pattern bridge ed esempio</text:p>
        <text:p text:style-name="P81">-pattern builder</text:p>
        <text:p text:style-name="P81">-pattern observe</text:p>
        <text:p text:style-name="P81">-pattern template</text:p>
        <text:p text:style-name="P81">-pattern command</text:p>
        <text:p text:style-name="P81">-component diagram</text:p>
        <text:p text:style-name="P84">-patter interpreter<text:line-break/>-Pattern builder con sequence diagram, posso usare stesso director e builder diverso? posso utilizzare questo pattern per la riusabilità? esempio fatto a lezione (document) <text:line-break/>-differenza tra class diagram e sequence diagram<text:line-break/>-tabella di verità implicazione logica<text:line-break/>-weaker vs stronger precondizione e post condizione<text:line-break/>-Dato P(superclasse) be P'(sottoclasse) <text:s/>P implica P' o viceversa? quale dei due posso rendere più restrittivo/meno restrittivo?</text:p>
        <text:p text:style-name="P80"><text:soft-page-break/>%%%%%%%%%%%%%</text:p>
        <text:p text:style-name="P127">Testimonianza by Giovanni:<text:line-break/>-Builder con il sequence Diagram</text:p>
        <text:p text:style-name="P84">-<text:span text:style-name="T87">UseCase: un esempio che ha ogni componente che mi veniva in mente (se ricordate l’esempio bene se non ricordate l’esempio nessun problema inventatelo)</text:span></text:p>
        <text:p text:style-name="P84">-<text:span text:style-name="T87">RMI (pattern correlato? Proxy, come funziona?)</text:span></text:p>
        <text:p text:style-name="P80">%%%%%%%%%%%%%</text:p>
        <text:p text:style-name="P127">Testimonianze anonime:</text:p>
        <text:p text:style-name="P85">-<text:span text:style-name="T88">in generale gli esempi pratici vanno imparati, sia per quanto riguarda UML sia per quanto riguarda i Pattern in Java.</text:span></text:p>
        <text:p text:style-name="P85">-<text:span text:style-name="T88">Prototype con esempio java</text:span></text:p>
        <text:p text:style-name="P85">-<text:span text:style-name="T88">AbstratFactory con esempio java</text:span></text:p>
        <text:p text:style-name="P85">-<text:span text:style-name="T88">Strategy</text:span></text:p>
        <text:p text:style-name="P128">-Observer</text:p>
        <text:p text:style-name="P85">-<text:span text:style-name="T88">Decorator con sequence Diagram</text:span></text:p>
        <text:p text:style-name="P85">-<text:span text:style-name="T88">Bridge</text:span></text:p>
        <text:p text:style-name="P85">-<text:span text:style-name="T88">tabella implicazione</text:span></text:p>
        <text:p text:style-name="P85">-<text:span text:style-name="T88">Design By contract</text:span></text:p>
        <text:p text:style-name="P86">-<text:span text:style-name="T88">RMI con parte implementata java</text:span></text:p>
        <text:p text:style-name="P86">-<text:span text:style-name="T89">Liskov: esempio che non rispetta il principio</text:span><text:line-break/></text:p>
        <text:h text:style-name="P215" text:outline-level="3">Metodi Probailistici</text:h>
        <text:h text:style-name="P323" text:outline-level="3">#########################################</text:h>
        <text:p text:style-name="P153"><text:soft-page-break/></text:p>
        <text:p text:style-name="P15">Esami svolti con legato</text:p>
        <text:p text:style-name="P161"/>
        <text:p text:style-name="P87">%%%%%%%%%%%%%</text:p>
        <text:p text:style-name="P89">testimonianze by Francescolux:</text:p>
        <text:p text:style-name="P89">Prove di Bernoulli (ipotesi)</text:p>
        <text:p text:style-name="P89">Retta di Regressione (come si arriva e come mai )</text:p>
        <text:p text:style-name="P15">Esami svolti con l’<text:span text:style-name="T20">esercitatrice</text:span></text:p>
        <text:p text:style-name="P161"/>
        <text:p text:style-name="P87">%%%%%%%%%%%%%</text:p>
        <text:p text:style-name="P82">esercizio <text:s/><text:span text:style-name="T21">(preso da </text:span>prova scritta <text:span text:style-name="T21">2012)</text:span> affidabilità probabilità successo :3 server <text:span text:style-name="T21">di</text:span> 2 componenti in <text:span text:style-name="T25">serie</text:span>,</text:p>
        <text:p text:style-name="P82"><text:span text:style-name="T21">calcolo con la </text:span>geometrica <text:span text:style-name="T21">la probabilità di </text:span>guasto <text:span text:style-name="T21">del</text:span> 3° server</text:p>
        <text:p text:style-name="P83">affidabilità <text:span text:style-name="T21">come </text:span>misura durata: 3 componenti <text:s/><text:span text:style-name="T21">di cui </text:span>2 <text:span text:style-name="T21">in</text:span> serie con una riserva <text:span text:style-name="T21">in </text:span>com<text:span text:style-name="T25">m</text:span>utazione perfetta, <text:span text:style-name="T21">modello produttore consumatore e coefficiente di</text:span> pearson </text:p>
        <text:p text:style-name="P116">-modello PC e considerazioni sul tempo di giacenza-tempo di soggiono perchè è piu influente il tempo di giacenza rispetto a quello di servizio (excel)?)</text:p>
        <text:p text:style-name="P83">-modello di erlag e considerazioni sui grafici della erlang modulata(varia la varianza ma la media è costante,forma di gauss finale)</text:p>
        <text:p text:style-name="P88">%%%%%%%%%%%%%</text:p>
        <text:p text:style-name="P90">altre testimonianze: </text:p>
        <text:p text:style-name="P90">-dimostrazione coefficienti della retta di regressione</text:p>
        <text:p text:style-name="P90">-Valore atteso e distribuzione esponenziale</text:p>
        <text:p text:style-name="P90"><text:soft-page-break/>-diapositiva regressione(excel) </text:p>
        <text:p text:style-name="P90">-esercizio su earlang con bernoulli</text:p>
        <text:p text:style-name="P90">-definzioni di distribuzioni</text:p>
        <text:p text:style-name="P90">-curva di regressione </text:p>
        <text:p text:style-name="P90">-statistiche ordinamento</text:p>
        <text:p text:style-name="P90">-esercizio su m out of n e commutazione</text:p>
        <text:p text:style-name="P90">-foglio excel della correlazione produttore consumatore</text:p>
        <text:p text:style-name="P90">-dimostrazione coefficienti della retta di regressione</text:p>
        <text:p text:style-name="P90">-funzioni di v.a. </text:p>
        <text:p text:style-name="P90">-statistiche min e Max con funzione di distribuzione</text:p>
        <text:p text:style-name="P90">-modello di erlang e commutazione perfetta e non</text:p>
        <text:p text:style-name="P90">-test sulla forma con foglio excel</text:p>
        <text:p text:style-name="P90">-test di ipotesi e test della differenza tra due medie</text:p>
        <text:p text:style-name="P90">-dimostrazione della distribuzione totale</text:p>
        <text:p text:style-name="P90">-distribuzione della somma di v.a.</text:p>
        <text:h text:style-name="P339" text:outline-level="3">#########################################</text:h>
        <text:h text:style-name="P216" text:outline-level="3">Robotica</text:h>
        <text:h text:style-name="P357" text:outline-level="3">#########################################</text:h>
        <text:h text:style-name="P415" text:outline-level="3">Esami svolti con <text:span text:style-name="T22">Muraca</text:span></text:h>
        <text:h text:style-name="P339" text:outline-level="3">%%%%%%%%%%%%%</text:h>
        <text:h text:style-name="P348" text:outline-level="3">Testimonianza da Fabio:</text:h>
        <text:h text:style-name="P343" text:outline-level="3">pianificazione della traiettoria nel caso di una circonferenza, poiché nel progetto c'era un quadrato </text:h>
        <text:h text:style-name="P343" text:outline-level="3"><text:soft-page-break/></text:h>
        <text:h text:style-name="P343" text:outline-level="3">la semicirconferenza deve essere poi descritta in R3, con matrice di rototraslazione per la trasformazione</text:h>
        <text:h text:style-name="P343" text:outline-level="3"/>
        <text:h text:style-name="P343" text:outline-level="3">cinematica differenziale, matrice jacobiana nel caso delle velocità lineari e non quelle angolari ed i casi in cui presenta o meno singolarità, dal punto di vista analitico</text:h>
        <text:h text:style-name="P339" text:outline-level="3">#########################################</text:h>
        <text:h text:style-name="P200" text:outline-level="3">Basi di Dati</text:h>
        <text:p text:style-name="P31">#########################################</text:p>
        <text:p text:style-name="P17">Esami svolti col Professore Filippo Furfaro</text:p>
        <text:h text:style-name="P349" text:outline-level="3">Testimonianze by Batman:</text:h>
        <text:h text:style-name="P344" text:outline-level="3">-condizione per essere serializzabile</text:h>
        <text:h text:style-name="P344" text:outline-level="3">-schedule cascadless e recoverable</text:h>
        <text:h text:style-name="P349" text:outline-level="3">Altre testimonianze:</text:h>
        <text:h text:style-name="P344" text:outline-level="3">chiede due domande su tre d<text:span text:style-name="T23">i</text:span> quelle essenziali, cioè dipendenze funzionali, chiave primaria, chiave candidata,differenza tra btree e bplus tree</text:h>
        <text:h text:style-name="P350" text:outline-level="3">Testimonianze by Giovanni Giordano:</text:h>
        <text:h text:style-name="P350" text:outline-level="3">-Definizione quando due Schedule sono Serializzabili</text:h>
        <text:h text:style-name="P350" text:outline-level="3">-Quando due transazioni sono in conflitto</text:h>
        <text:h text:style-name="P339" text:outline-level="3">%%%%%%%%%%%%%</text:h>
        <text:h text:style-name="P415" text:outline-level="3">Esami svolti con Amelio</text:h>
        <text:h text:style-name="P349" text:outline-level="3">Testimonianze by Batman:</text:h>
        <text:h text:style-name="P344" text:outline-level="3"><text:soft-page-break/>-definizione di dipendenza funzionale</text:h>
        <text:h text:style-name="P344" text:outline-level="3">-metodo di inserimento nel btree</text:h>
        <text:h text:style-name="P344" text:outline-level="3">-hashing lineare (ha visto che sapevo farlo e mi ha stoppato a metá)</text:h>
        <text:h text:style-name="P349" text:outline-level="3">Altre testimonianze:</text:h>
        <text:h text:style-name="P343" text:outline-level="3">chiede due domande su tre d<text:span text:style-name="T23">i</text:span> quelle essenziali, cioè dipendenze funzionali, chiave primaria, chiave candidata,differenza tra btree e bplus tree</text:h>
        <text:h text:style-name="P340" text:outline-level="3">%%%%%%%%%%%%%</text:h>
        <text:h text:style-name="P350" text:outline-level="3">Testimonianze by Giovanni Giordano:</text:h>
        <text:h text:style-name="P350" text:outline-level="3">-Differenza fra Btree e B+tree (dove sono i puntatori e il contenuto informativo dove si trova)</text:h>
        <text:h text:style-name="P350" text:outline-level="3">-chiave esterna</text:h>
        <text:h text:style-name="P415" text:outline-level="3">Esami svolti col Professore Filippo Furfaro</text:h>
        <text:h text:style-name="P343" text:outline-level="3">agglomerazione primaria</text:h>
        <text:h text:style-name="P345" text:outline-level="3">#########################################</text:h>
        <text:h text:style-name="P201" text:outline-level="3"/>
        <text:h text:style-name="P202" text:outline-level="3">Reti di calcolatori</text:h>
        <text:p text:style-name="P35">#########################################</text:p>
        <text:p text:style-name="P20">Esami svolti col professore Trunfio Paolo:</text:p>
        <text:p text:style-name="P155"/>
        <text:h text:style-name="P337" text:outline-level="3">%%%%%%%%%%%%%</text:h>
        <text:h text:style-name="P422" text:outline-level="3">Testimonianze anonime:</text:h>
        <text:h text:style-name="P422" text:outline-level="3"><text:s text:c="8"/>-Controllo flusso TCP<text:line-break/>-Autenticazione con chiave simmetrica<text:line-break/><text:soft-page-break/>- Perché go back n e selective repeat sono sia a lv trasporto che di collegamento<text:line-break/>-Smurfing<text:line-break/>-Multiplexing Demultiplexing TCP e udp</text:h>
        <text:h text:style-name="P422" text:outline-level="3"><text:s text:c="8"/>-WebServices </text:h>
        <text:h text:style-name="P422" text:outline-level="3"><text:s text:c="8"/>- Nat, Chord e e-mail sicure</text:h>
        <text:h text:style-name="P423" text:outline-level="3">%%%%%%%%%%%%%</text:h>
        <text:h text:style-name="P424" text:outline-level="3">Testimonianza by Alfredo:</text:h>
        <text:h text:style-name="P424" text:outline-level="3">-Chiave simmetrica e asimmetrica</text:h>
        <text:h text:style-name="P424" text:outline-level="3">- Protocollo ap4.0 (in più:se il Nonce rimane invariato che succede?)</text:h>
        <text:h text:style-name="P337" text:outline-level="3">#########################################</text:h>
        <text:h text:style-name="P201" text:outline-level="3">Ricerca Operativa</text:h>
        <text:p text:style-name="P144">#########################################<text:line-break/><text:span text:style-name="T1">Esami Svolti con Maria Flavia Monaco e Sammarra(insieme)</text:span><text:line-break/></text:p>
        <text:h text:style-name="P341" text:outline-level="3">%%%%%%%%%%%%%</text:h>
        <text:h text:style-name="P351" text:outline-level="3">Testimonianze varie:</text:h>
        <text:h text:style-name="P351" text:outline-level="3">-Teorema fondamentale</text:h>
        <text:h text:style-name="P351" text:outline-level="3">-Teroemi di dualità (3+ 2 corollari)</text:h>
        <text:h text:style-name="P351" text:outline-level="3">-Teorema di F&amp;F (3 enunciati)</text:h>
        <text:h text:style-name="P351" text:outline-level="3">-Corrispondenza base-alberi</text:h>
        <text:h text:style-name="P351" text:outline-level="3">-TUM</text:h>
        <text:h text:style-name="P351" text:outline-level="3"/>
        <text:h text:style-name="P351" text:outline-level="3"><text:soft-page-break/></text:h>
        <text:h text:style-name="P351" text:outline-level="3">Domande fatte 31-01-2019</text:h>
        <text:h text:style-name="P351" text:outline-level="3">-Proprietà regione ammissibile problema di PL e di PLI</text:h>
        <text:h text:style-name="P351" text:outline-level="3">-Differenza simplesso su rete -simplesso di PL</text:h>
        <text:h text:style-name="P351" text:outline-level="3">-Teorema fondamentale della PL e formulazione geometrica</text:h>
        <text:h text:style-name="P351" text:outline-level="3">-Regione ammissibile di un generico problema di PL</text:h>
        <text:h text:style-name="P351" text:outline-level="3">-Problema di PLI e relazione con un problema di PL associato(rilassato lineare)</text:h>
        <text:h text:style-name="P351" text:outline-level="3">- Quando esiste soluzione ottima non di base? mostrarlo graficamente</text:h>
        <text:h text:style-name="P351" text:outline-level="3">-Per l'esattezza vuole un esempio di unica soluzione ottima e infinite soluzioni ottime e come può essere la f.ob in entrambi i casi</text:h>
        <text:h text:style-name="P351" text:outline-level="3">(Risposta:</text:h>
        <text:h text:style-name="P351" text:outline-level="3">Se la soluzione sta tra due vertici allora sono infinite soluzioni. </text:h>
        <text:h text:style-name="P351" text:outline-level="3">Avremo due soluzioni ottime di base e le infinite soluzioni ottime non di base)</text:h>
        <text:h text:style-name="P351" text:outline-level="3"/>
        <text:h text:style-name="P351" text:outline-level="3">- cosa sono i coefficienti ridotti?e come ricavarli</text:h>
        <text:h text:style-name="P351" text:outline-level="3">- Definizione di soluzione di base</text:h>
        <text:h text:style-name="P351" text:outline-level="3">- quando è più facile risolvere il PLI rispetto al problema di PL associato?</text:h>
        <text:h text:style-name="P351" text:outline-level="3">- disegnare regione ammissibile del PLI e dire quando il PLI è inammissibile</text:h>
        <text:h text:style-name="P351" text:outline-level="3"><text:soft-page-break/>- la regione ammissibile del PLI è convesso? No. È chiuso? No. (Perché è un insieme discreto di punti e non ha nessuna proprietà matematica)</text:h>
        <text:h text:style-name="P351" text:outline-level="3">- che relazione c'è tra z*(pl) e z*(pli)</text:h>
        <text:h text:style-name="P351" text:outline-level="3">- dimostrare che le matrici d'incidenza di un grafo siano TUM</text:h>
        <text:h text:style-name="P351" text:outline-level="3">- teorema delle relazioni di complementarietà</text:h>
        <text:h text:style-name="P351" text:outline-level="3">- coppia primale/duale simmetrica, forma e proprietà</text:h>
        <text:h text:style-name="P351" text:outline-level="3">- formulazione problema di flusso di costo minimo e il suo duale</text:h>
        <text:h text:style-name="P351" text:outline-level="3">- se il primale è degenere il duale ammette infinite soluzioni ottime</text:h>
        <text:h text:style-name="P351" text:outline-level="3">- caratterizzazioni delle basi del problema di flusso di costo minimo</text:h>
        <text:h text:style-name="P351" text:outline-level="3">- la soluzione ottima del max flusso è di base?</text:h>
        <text:h text:style-name="P352" text:outline-level="3">%%%%%%%%%%%%%</text:h>
        <text:h text:style-name="P354" text:outline-level="3">Testimonianze varie by Angelo:</text:h>
        <text:h text:style-name="P354" text:outline-level="3">ragazza 28 durata: 20 min</text:h>
        <text:h text:style-name="P354" text:outline-level="3">• criteri di bound per il B&amp;B</text:h>
        <text:h text:style-name="P354" text:outline-level="3">• l'intervallo [L, U] a che serve?</text:h>
        <text:h text:style-name="P354" text:outline-level="3">• c'è un caso in cui l'algoritmo B&amp;B si ferma sul nodo radice?</text:h>
        <text:h text:style-name="P354" text:outline-level="3">risposta: <text:tab/>si, ad esempio quando tutti gli estremi del poliedro del rilassato lineare sono interi, questo si verifica</text:h>
        <text:h text:style-name="P354" text:outline-level="3"><text:tab/>quando A è TUM</text:h>
        <text:h text:style-name="P354" text:outline-level="3">• matrici TUM</text:h>
        <text:h text:style-name="P354" text:outline-level="3"/>
        <text:h text:style-name="P354" text:outline-level="3"><text:soft-page-break/>ragazzo da 23 a 27 durata: 27 min</text:h>
        <text:h text:style-name="P354" text:outline-level="3">• teorema fondamentale della PL</text:h>
        <text:h text:style-name="P354" text:outline-level="3">• le ipotesi usuali che diamo sempre per scontate senza dimostrazione (vedi sopra)</text:h>
        <text:h text:style-name="P354" text:outline-level="3">• [ε1, ε2] una delle due può essere infinita (almeno una deve essere finita), dal punto di vista geometrico il</text:h>
        <text:h text:style-name="P354" text:outline-level="3">significato?</text:h>
        <text:h text:style-name="P354" text:outline-level="3">risposta: una è infinita quando la regione ammissibile è illimitata (ci sono altri esempi)</text:h>
        <text:h text:style-name="P354" text:outline-level="3"/>
        <text:h text:style-name="P354" text:outline-level="3">ragazza da 23 a 26 durata: 16 min</text:h>
        <text:h text:style-name="P354" text:outline-level="3">• teorema debole e forte e formula il duale</text:h>
        <text:h text:style-name="P354" text:outline-level="3">• per quale corollario il teorema della dualità forte risulta verificato?</text:h>
        <text:h text:style-name="P354" text:outline-level="3">risposta: per il primo corollario</text:h>
        <text:h text:style-name="P354" text:outline-level="3"/>
        <text:h text:style-name="P354" text:outline-level="3">ragazzo 30 e lode durata: 24 min</text:h>
        <text:h text:style-name="P354" text:outline-level="3">• simplesso esponenziale [non ha risposto, ma non fa niente dice il prof]</text:h>
        <text:h text:style-name="P354" text:outline-level="3">• teorema FF</text:h>
        <text:h text:style-name="P354" text:outline-level="3">• perchè il duale del massimo flusso ha variabili "strane", ovvero appartenenti {0,1}?</text:h>
        <text:h text:style-name="P354" text:outline-level="3">(stessa domanda riformulata)</text:h>
        <text:h text:style-name="P354" text:outline-level="3">dal continuo si passa a variabili {0, 1}, come mai?</text:h>
        <text:h text:style-name="P354" text:outline-level="3"><text:soft-page-break/>risposta: grazie alle matrici TUM (risposta che andrebbe maggiormente argomentata)</text:h>
        <text:h text:style-name="P354" text:outline-level="3"/>
        <text:h text:style-name="P354" text:outline-level="3">Da quello che ho potuto vedere e dalla mia esperienza, vi consiglio di imparare bene bene i teoremi, l'orale inizia</text:h>
        <text:h text:style-name="P354" text:outline-level="3">con la visione del compito e possono essere fatte delle domande sugli errori e l'orale potrebbe iniziare da lì.</text:h>
        <text:h text:style-name="P203" text:outline-level="3"><text:span text:style-name="T67">Fondamenti di </text:span>Reti di Telecomuncazioni</text:h>
        <text:h text:style-name="P324" text:outline-level="3">#########################################</text:h>
        <text:p text:style-name="P18">Esami svolti con De Rango:</text:p>
        <text:h text:style-name="P353" text:outline-level="3">%%%%%%%%%%%%%</text:h>
        <text:h text:style-name="P355" text:outline-level="3">Testimonianze by Giovanni Giordano:</text:h>
        <text:h text:style-name="P355" text:outline-level="3">-Slow Start</text:h>
        <text:h text:style-name="P355" text:outline-level="3">-Congestion Avoidance</text:h>
        <text:h text:style-name="P355" text:outline-level="3">-in generale nella sessione Gennaio/Febbraio ho sentito domande che riguardava tutto il TCP/congestione (media,varianza,jacobson,karn,SRTT ecc)</text:h>
        <text:h text:style-name="P355" text:outline-level="3">Altre testimonianze:</text:h>
        <text:h text:style-name="P355" text:outline-level="3">-fast retrasmit</text:h>
        <text:h text:style-name="P355" text:outline-level="3">-fast reccovery</text:h>
        <text:h text:style-name="P356" text:outline-level="3">%%%%%%%%%%%%%</text:h>
        <text:h text:style-name="P417" text:outline-level="3">Esami svolti con <text:span text:style-name="T68">Esercitatore (Tropea, Raimondo,Santamaria)</text:span>:</text:h>
        <text:h text:style-name="P359" text:outline-level="3"><text:soft-page-break/>-<text:span text:style-name="T68">Chiedono particolari della tesina, cioè cose inerenti alla tesina ad esempio come funziona questo protocolo, a cosa serve questo/quello eccetera</text:span></text:h>
        <text:h text:style-name="P365" text:outline-level="3">#########################################</text:h>
        <text:h text:style-name="P204" text:outline-level="3">Ambienti di programmazione per il sw di base</text:h>
        <text:p text:style-name="P154"/>
        <text:p text:style-name="P34">#########################################</text:p>
        <text:p text:style-name="P46"/>
        <text:p text:style-name="P19">Esami svolti con professore Folino</text:p>
        <text:p text:style-name="P154"/>
        <text:h text:style-name="P365" text:outline-level="3">%%%%%%%%%%%%%</text:h>
        <text:h text:style-name="P375" text:outline-level="3">Testimonianze varie:</text:h>
        <text:h text:style-name="P375" text:outline-level="3">-Samba</text:h>
        <text:h text:style-name="P375" text:outline-level="3">-Storia di Linux</text:h>
        <text:h text:style-name="P375" text:outline-level="3">-NFS</text:h>
        <text:h text:style-name="P375" text:outline-level="3">-Comandi BASH in generale</text:h>
        <text:h text:style-name="P375" text:outline-level="3">-Amministrazione linux (comandi tipo mount)</text:h>
        <text:h text:style-name="P365" text:outline-level="3">%%%%%%%%%%%%%</text:h>
        <text:h text:style-name="P380" text:outline-level="3">Testimonianza By Arbrane97</text:h>
        <text:h text:style-name="P360" text:outline-level="3">-cosa è una system call</text:h>
        <text:h text:style-name="P360" text:outline-level="3">-reposotory</text:h>
        <text:h text:style-name="P360" text:outline-level="3">-fstab</text:h>
        <text:h text:style-name="P418" text:outline-level="3">Esami svolti con professore <text:span text:style-name="T69">Ianni:</text:span></text:h>
        <text:h text:style-name="P361" text:outline-level="3">-<text:span text:style-name="T69">Esercizi C o BASH fatti sul momento o errori del compito</text:span></text:h>
        <text:h text:style-name="P361" text:outline-level="3"><text:soft-page-break/>-https://clc-wiki.net/wiki/C_standard_library:string.h <text:span text:style-name="T127">Ianni potrebbe far vedere i codici delle funzioni di utilità senza dirvi nulla. VI dice semplicemente spiegate cosa fa questo codice e se voi li imparate da qui li riconoscete subito</text:span></text:h>
        <text:h text:style-name="P361" text:outline-level="3">-<text:span text:style-name="T69">Proposta di un codice C o BASH da spiegare dicendo cosa fa</text:span></text:h>
        <text:h text:style-name="P362" text:outline-level="3">-<text:span text:style-name="T69">Comandi Linux (std input,std error, std output “1&gt;”, “2&gt;”,”&gt;”,”&gt;&gt;”)</text:span></text:h>
        <text:h text:style-name="P366" text:outline-level="3">%%%%%%%%%%%%%</text:h>
        <text:h text:style-name="P381" text:outline-level="3">Testimonianza By @Arbrane97:</text:h>
        <text:h text:style-name="P362" text:outline-level="3">-struct</text:h>
        <text:h text:style-name="P362" text:outline-level="3">-Union</text:h>
        <text:h text:style-name="P362" text:outline-level="3">-cron</text:h>
        <text:h text:style-name="P362" text:outline-level="3">-typedef</text:h>
        <text:h text:style-name="P362" text:outline-level="3"/>
        <text:h text:style-name="P362" text:outline-level="3"/>
        <text:h text:style-name="P362" text:outline-level="3"/>
        <text:h text:style-name="P362" text:outline-level="3"/>
        <text:h text:style-name="P362" text:outline-level="3"/>
        <text:h text:style-name="P189" text:outline-level="2">201<text:span text:style-name="T114">9</text:span>/20<text:span text:style-name="T114">20</text:span></text:h>
        <text:h text:style-name="P367" text:outline-level="3">#########################################</text:h>
        <text:h text:style-name="P363" text:outline-level="3"/>
        <text:h text:style-name="P205" text:outline-level="3">Programmazione Orientata ad Oggetti</text:h>
        <text:h text:style-name="P325" text:outline-level="3">#########################################</text:h>
        <text:p text:style-name="P11">Esami svolti con Nigro:</text:p>
        <text:h text:style-name="P373" text:outline-level="3"><text:soft-page-break/>%%%%%%%%%%%%%</text:h>
        <text:h text:style-name="P382" text:outline-level="3">Testimonianza by Andrea</text:h>
        <text:h text:style-name="P382" text:outline-level="3">- Operazioni di Visite sugli alberi</text:h>
        <text:h text:style-name="P382" text:outline-level="3">- Calcolo del determinante utilizzando il metodo di Laplace</text:h>
        <text:h text:style-name="P382" text:outline-level="3">- Ricerca Binaria su array a, contenente oggetti T comparabili, da implementare ricorsivamente</text:h>
        <text:h text:style-name="P382" text:outline-level="3">- Lettura di un file tipato di interi, con modifica "in loco"</text:h>
        <text:h text:style-name="P382" text:outline-level="3">- Metodi add/remove su una LinkedList Ricorsiva</text:h>
        <text:h text:style-name="P382" text:outline-level="3">- Metodi add/remove/iterator su Heap</text:h>
        <text:h text:style-name="P374" text:outline-level="3">%%%%%%%%%%%%%</text:h>
        <text:h text:style-name="P206" text:outline-level="3">Ingegneria del Software</text:h>
        <text:p text:style-name="P40">#########################################</text:p>
        <text:p text:style-name="P24">Esami svolti con il professore Angelo Furfaro:</text:p>
        <text:p text:style-name="P158"/>
        <text:h text:style-name="P368" text:outline-level="3">%%%%%%%%%%%%%</text:h>
        <text:h text:style-name="P383" text:outline-level="3">Testimonianze anonime:</text:h>
        <text:h text:style-name="P364" text:outline-level="3">-A me hanno chiesto Flyweight, Design by Contract con precondizioni, postcondizioni e invarianti e differenza tra composizione e aggregazione nei class diagram (quest'ultima la Sacco)</text:h>
        <text:h text:style-name="P364" text:outline-level="3">-Su molti pattern fanno fare i sequence diagram quindi fatevi bene anche quelli</text:h>
        <text:h text:style-name="P364" text:outline-level="3">- chiedono in generale tutti gli UML, non fatevi ingannare dal fatto che molti sono corti, fateveli tutti per bene perchè li hanno chiesti quasi tutti</text:h>
        <text:h text:style-name="P369" text:outline-level="3"><text:soft-page-break/>%%%%%%%%%%%%%</text:h>
        <text:h text:style-name="P207" text:outline-level="3">Ambienti di programmazione per il sw di base</text:h>
        <text:h text:style-name="P370" text:outline-level="3">#########################################</text:h>
        <text:p text:style-name="P21">Esami svolti con professore Folino</text:p>
        <text:p text:style-name="P156"/>
        <text:h text:style-name="P371" text:outline-level="3">%%%%%%%%%%%%%</text:h>
        <text:h text:style-name="P425" text:outline-level="3"><text:span text:style-name="T12">Testimonianz</text:span><text:span text:style-name="T13">a</text:span><text:span text:style-name="T12"> </text:span><text:span text:style-name="T43">di Viviana</text:span><text:span text:style-name="T12">:</text:span></text:h>
        <text:h text:style-name="P376" text:outline-level="3">Configurazione NFS lato server</text:h>
        <text:h text:style-name="P377" text:outline-level="3">Descrizione dei puntatori e vettori dinamici in C</text:h>
        <text:h text:style-name="P377" text:outline-level="3">Problema segmentation fault</text:h>
        <text:h text:style-name="P372" text:outline-level="3">#########################################</text:h>
        <text:h text:style-name="P208" text:outline-level="3">Basi di Dati</text:h>
        <text:p text:style-name="P37">#########################################</text:p>
        <text:p text:style-name="P22">Esami svolti col Professore Filippo Furfaro</text:p>
        <text:p text:style-name="P157"/>
        <text:h text:style-name="P378" text:outline-level="3">%%%%%%%%%%%%%</text:h>
        <text:h text:style-name="P384" text:outline-level="3">Testimonianza <text:span text:style-name="T46">di Viviana</text:span>:</text:h>
        <text:h text:style-name="P385" text:outline-level="3">schedule serializzabile, schedule seriale, Phantom read e dimostrazione del fatto che 2PL implica conflict equivalence</text:h>
        <text:h text:style-name="P379" text:outline-level="3">%%%%%%%%%%%%%</text:h>
        <text:h text:style-name="P419" text:outline-level="3">Esami svolti co<text:span text:style-name="T115">n la</text:span> Professore<text:span text:style-name="T115">ssa</text:span> <text:span text:style-name="T115">Alessia Amelio</text:span></text:h>
        <text:h text:style-name="P384" text:outline-level="3">Testimonianza <text:span text:style-name="T46">di Viviana</text:span>: </text:h>
        <text:h text:style-name="P385" text:outline-level="3">def di chiave primaria e differenza tra btree e b+tree</text:h>
        <text:p text:style-name="P183"/>
        <text:h text:style-name="Heading_20_1" text:outline-level="1">Ingegneria Elettronica LT</text:h>
        <text:p text:style-name="Text_20_body"/>
        <text:h text:style-name="Heading_20_2" text:outline-level="2">Non Classificato</text:h>
        <text:p text:style-name="Text_20_body"/>
        <text:h text:style-name="Heading_20_2" text:outline-level="2">2011/2012</text:h>
        <text:p text:style-name="Text_20_body"/>
        <text:h text:style-name="Heading_20_2" text:outline-level="2">2012/2013</text:h>
        <text:p text:style-name="Text_20_body"/>
        <text:h text:style-name="Heading_20_2" text:outline-level="2">2013/2014</text:h>
        <text:p text:style-name="Text_20_body"/>
        <text:h text:style-name="Heading_20_2" text:outline-level="2">2014/2015</text:h>
        <text:p text:style-name="Text_20_body"/>
        <text:h text:style-name="Heading_20_2" text:outline-level="2">2015/2016</text:h>
        <text:p text:style-name="P183"/>
        <text:h text:style-name="Heading_20_1" text:outline-level="1">Ingegneria Informatica LM</text:h>
        <text:p text:style-name="Text_20_body"/>
        <text:h text:style-name="Heading_20_2" text:outline-level="2">Non Classificato</text:h>
        <text:p text:style-name="Text_20_body"/>
        <text:h text:style-name="Heading_20_2" text:outline-level="2">2011/2012</text:h>
        <text:p text:style-name="Text_20_body"/>
        <text:h text:style-name="Heading_20_2" text:outline-level="2">2012/2013</text:h>
        <text:p text:style-name="Text_20_body"/>
        <text:h text:style-name="Heading_20_2" text:outline-level="2">2013/2014</text:h>
        <text:p text:style-name="Text_20_body"/>
        <text:h text:style-name="Heading_20_2" text:outline-level="2">2014/2015</text:h>
        <text:p text:style-name="Text_20_body"/>
        <text:h text:style-name="Heading_20_2" text:outline-level="2">2015/2016</text:h>
        <text:p text:style-name="Text_20_body"/>
        <text:h text:style-name="Heading_20_2" text:outline-level="2">2016/2017</text:h>
        <text:p text:style-name="Text_20_body"/>
        <text:p text:style-name="P28">#########################################</text:p>
        <text:p text:style-name="P28">%%%%%%%%%%%%%</text:p>
        <text:p text:style-name="Text_20_body"/>
        <text:h text:style-name="Heading_20_3" text:outline-level="3">Architetture e programmazione di sistemi di elaborazione</text:h>
        <text:p text:style-name="P28">#########################################</text:p>
        <text:p text:style-name="Text_20_body"/>
        <text:p text:style-name="P1">Esami Svolti Con Angiulli </text:p>
        <text:p text:style-name="Text_20_body"><text:soft-page-break/></text:p>
        <text:p text:style-name="P28">%%%%%%%%%%%%%</text:p>
        <text:p text:style-name="Text_20_body"/>
        <text:p text:style-name="Text_20_body">Tassone Roberto:</text:p>
        <text:list xml:id="list2776600572" text:style-name="L23">
          <text:list-item>
            <text:p text:style-name="P271">Cache completamente associativa</text:p>
            <text:list>
              <text:list-item>
                <text:p text:style-name="P271">OpenMP</text:p>
                <text:list>
                  <text:list-item>
                    <text:p text:style-name="P271">Schema monociclo più segnali controllo +1</text:p>
                    <text:list>
                      <text:list-item>
                        <text:p text:style-name="P271">Cache a k vie</text:p>
                      </text:list-item>
                      <text:list-item>
                        <text:p text:style-name="P271">Multithreading hw +1</text:p>
                      </text:list-item>
                      <text:list-item>
                        <text:p text:style-name="P271">grana fine grana grossa</text:p>
                      </text:list-item>
                      <text:list-item>
                        <text:p text:style-name="P271">Vantaggi multithreading simultaneo (ogni thread ha suoi registri e PC)</text:p>
                      </text:list-item>
                      <text:list-item>
                        <text:p text:style-name="P271">Differenza multithreading sw e hd</text:p>
                      </text:list-item>
                      <text:list-item>
                        <text:p text:style-name="P271">Dimensionamento clock multicolore</text:p>
                      </text:list-item>
                      <text:list-item>
                        <text:p text:style-name="P271">Conflitti sul controllo</text:p>
                      </text:list-item>
                      <text:list-item>
                        <text:p text:style-name="P271">Statistica a 2 bit automa</text:p>
                      </text:list-item>
                      <text:list-item>
                        <text:p text:style-name="P271">Nanoprogrammazione</text:p>
                      </text:list-item>
                      <text:list-item>
                        <text:p text:style-name="P271">Emissione fuori ordine</text:p>
                      </text:list-item>
                      <text:list-item>
                        <text:p text:style-name="P271">Tabella segnali alpha monociclo</text:p>
                      </text:list-item>
                      <text:list-item>
                        <text:p text:style-name="P271">Conflitti sui dati pipeline</text:p>
                      </text:list-item>
                      <text:list-item>
                        <text:p text:style-name="P271">Conflitti superscalari </text:p>
                      </text:list-item>
                      <text:list-item>
                        <text:p text:style-name="P271">Ottimizzazione unità di controllo (control store)</text:p>
                      </text:list-item>
                      <text:list-item>
                        <text:p text:style-name="P271">Completamente fuori ordine e ritiro in ordine</text:p>
                      </text:list-item>
                      <text:list-item>
                        <text:p text:style-name="P271"><text:soft-page-break/>Cpu vs GPU</text:p>
                      </text:list-item>
                      <text:list-item>
                        <text:p text:style-name="P271">Una numa</text:p>
                      </text:list-item>
                      <text:list-item>
                        <text:p text:style-name="P271">Macchina multiciclo</text:p>
                      </text:list-item>
                      <text:list-item>
                        <text:p text:style-name="P271">Dimensionamento del Clock nella multiciclo</text:p>
                      </text:list-item>
                      <text:list-item>
                        <text:p text:style-name="P271">Ottimizzazione della parte di controllo microprogrammata</text:p>
                      </text:list-item>
                      <text:list-item>
                        <text:p text:style-name="P271">Legge di Moore e Barriera dell'energia</text:p>
                      </text:list-item>
                      <text:list-item>
                        <text:p text:style-name="P271">Cache a K- vie</text:p>
                      </text:list-item>
                      <text:list-item>
                        <text:p text:style-name="P271">Speculazione nell'hardware</text:p>
                      </text:list-item>
                      <text:list-item>
                        <text:p text:style-name="P271">Statistica a 2 bit</text:p>
                      </text:list-item>
                      <text:list-item>
                        <text:p text:style-name="P271">Speculazione hw (epr)</text:p>
                      </text:list-item>
                      <text:list-item>
                        <text:p text:style-name="P271">Conflitti sui dati pipeline</text:p>
                      </text:list-item>
                      <text:list-item>
                        <text:p text:style-name="P271">Buffer di ordinamento macchina super scalare</text:p>
                      </text:list-item>
                      <text:list-item>
                        <text:p text:style-name="P271">Completamento fuori ordine</text:p>
                      </text:list-item>
                      <text:list-item>
                        <text:p text:style-name="P271">numero di posizioni</text:p>
                      </text:list-item>
                      <text:list-item>
                        <text:p text:style-name="P271">Ottimizzazione controllo microprogrammato</text:p>
                      </text:list-item>
                      <text:list-item>
                        <text:p text:style-name="P271">Completamento fuori ordine macchina super scalare</text:p>
                      </text:list-item>
                      <text:list-item>
                        <text:p text:style-name="P271">Predizione dei salti schema</text:p>
                      </text:list-item>
                      <text:list-item>
                        <text:p text:style-name="P271">Politiche sostituzione nella casche</text:p>
                      </text:list-item>
                      <text:list-item>
                        <text:p text:style-name="P271">disegno</text:p>
                      </text:list-item>
                      <text:list-item>
                        <text:p text:style-name="P271">Speculazione hardware macchina super scalare</text:p>
                      </text:list-item>
                      <text:list-item>
                        <text:p text:style-name="P271">Differenza uma e numa</text:p>
                      </text:list-item>
                      <text:list-item>
                        <text:p text:style-name="P271">Macchina monociclo</text:p>
                      </text:list-item>
                      <text:list-item>
                        <text:p text:style-name="P271"><text:soft-page-break/>Macchina hasswell</text:p>
                      </text:list-item>
                      <text:list-item>
                        <text:p text:style-name="P271">Differenze macchine cisc e risc principi di progettazione delle macchine risc</text:p>
                      </text:list-item>
                      <text:list-item>
                        <text:p text:style-name="P271">Riduzione parallela</text:p>
                      </text:list-item>
                      <text:list-item>
                        <text:p text:style-name="P271">Rsr</text:p>
                      </text:list-item>
                      <text:list-item>
                        <text:p text:style-name="P271">Emissione fuori ordine</text:p>
                      </text:list-item>
                      <text:list-item>
                        <text:p text:style-name="P271">cache completamente associativa</text:p>
                      </text:list-item>
                    </text:list>
                  </text:list-item>
                </text:list>
              </text:list-item>
            </text:list>
          </text:list-item>
        </text:list>
        <text:p text:style-name="P28">#########################################</text:p>
        <text:p text:style-name="P28"/>
        <text:p text:style-name="Text_20_body"/>
        <text:h text:style-name="Heading_20_3" text:outline-level="3">Crittografia e analisi reti sociali</text:h>
        <text:p text:style-name="P28">#########################################</text:p>
        <text:p text:style-name="P1">Esami svolti con Molinaro:</text:p>
        <text:p text:style-name="P150"/>
        <text:p text:style-name="P28">%%%%%%%%%%%%%</text:p>
        <text:p text:style-name="P45"/>
        <text:list xml:id="list877153675" text:style-name="L24">
          <text:list-item>
            <text:p text:style-name="P272">Domande raccolte da Roberto Tassone:<text:line-break/>Cifrario a flusso</text:p>
            <text:list>
              <text:list-item>
                <text:p text:style-name="P272">Otp (proprietà chiave, sicurezza, malleabilità)</text:p>
                <text:list>
                  <text:list-item>
                    <text:p text:style-name="P272">PRG (costruzione, sicurezza, impredicibilità)</text:p>
                    <text:list>
                      <text:list-item>
                        <text:p text:style-name="P272">Shannon (generale più lemma)</text:p>
                      </text:list-item>
                      <text:list-item>
                        <text:p text:style-name="P272">Cifrari a blocchi </text:p>
                      </text:list-item>
                      <text:list-item>
                        <text:p text:style-name="P272">Sicurezza semantica (challenge)</text:p>
                      </text:list-item>
                      <text:list-item>
                        <text:p text:style-name="P272">PRP</text:p>
                      </text:list-item>
                      <text:list-item>
                        <text:p text:style-name="P272"><text:soft-page-break/>Ecb</text:p>
                      </text:list-item>
                      <text:list-item>
                        <text:p text:style-name="P272">Cbc</text:p>
                      </text:list-item>
                      <text:list-item>
                        <text:p text:style-name="P272">Cbc + nonce</text:p>
                      </text:list-item>
                      <text:list-item>
                        <text:p text:style-name="P272">Ctr</text:p>
                      </text:list-item>
                      <text:list-item>
                        <text:p text:style-name="P272">Ctr + nonce</text:p>
                      </text:list-item>
                      <text:list-item>
                        <text:p text:style-name="P272">Mac (funzionamento, sicurezza, challenge)</text:p>
                      </text:list-item>
                      <text:list-item>
                        <text:p text:style-name="P272">Nmac</text:p>
                      </text:list-item>
                      <text:list-item>
                        <text:p text:style-name="P272">Pmac</text:p>
                      </text:list-item>
                      <text:list-item>
                        <text:p text:style-name="P272">Hmac</text:p>
                      </text:list-item>
                      <text:list-item>
                        <text:p text:style-name="P272">Ecbc-mac</text:p>
                      </text:list-item>
                      <text:list-item>
                        <text:p text:style-name="P272">Payload</text:p>
                      </text:list-item>
                      <text:list-item>
                        <text:p text:style-name="P272">Hash (funzionamento, sicurezza, challenge)</text:p>
                      </text:list-item>
                      <text:list-item>
                        <text:p text:style-name="P272">Paradosso compleanno + attacco a hash (collisioni)</text:p>
                      </text:list-item>
                      <text:list-item>
                        <text:p text:style-name="P272">Merkle damgard</text:p>
                      </text:list-item>
                      <text:list-item>
                        <text:p text:style-name="P272">Autenticazione cifrata (funzionamento, sicurezza, challenge)</text:p>
                      </text:list-item>
                      <text:list-item>
                        <text:p text:style-name="P272">Tre tipologie costruzione autenticazione cifrata (E than M, E and M, M then E) più differenze e sicurezza</text:p>
                      </text:list-item>
                      <text:list-item>
                        <text:p text:style-name="P272">Differenza chiave simmetrica-asimmetrica</text:p>
                      </text:list-item>
                      <text:list-item>
                        <text:p text:style-name="P272">Principi chiave asimmetrica</text:p>
                      </text:list-item>
                      <text:list-item>
                        <text:p text:style-name="P272">RSA</text:p>
                      </text:list-item>
                      <text:list-item>
                        <text:p text:style-name="P272"><text:soft-page-break/>Complessità attacco RSA per scoprire chiave segreta e complessità attacco RSA per decifrare un solo messaggio cifrato (differenza)</text:p>
                      </text:list-item>
                      <text:list-item>
                        <text:p text:style-name="P272">Merkle puzzle</text:p>
                      </text:list-item>
                      <text:list-item>
                        <text:p text:style-name="P272">Autorità di certificazione e firma digitale ( molto in generale + schema)<text:line-break/></text:p>
                      </text:list-item>
                    </text:list>
                  </text:list-item>
                </text:list>
              </text:list-item>
            </text:list>
          </text:list-item>
        </text:list>
        <text:p text:style-name="P28">%%%%%%%%%%%%%</text:p>
        <text:p text:style-name="Text_20_body"><text:line-break/>Domande raccolte da Riccardo</text:p>
        <text:list xml:id="list324289422" text:style-name="L25">
          <text:list-item>
            <text:p text:style-name="P273"><text:line-break/>Io pure avevo imparato il funzionamento completo, ma non mi è servito...all'esame mi ha chiesto, relativamente a questa parte di discussione della complessità:</text:p>
            <text:list>
              <text:list-item>
                <text:p text:style-name="P273">- Di RSA la generazione (il calcolo) delle chiavi, come si cifra e decifra</text:p>
                <text:list>
                  <text:list-item>
                    <text:p text:style-name="P273">- Di Rabin gli ho detto solo come genera le chiavi, per collegarmi alla fattorizzazione e poi che in output da 4 messaggi, che è una cattiva proprietà del sistema</text:p>
                    <text:list>
                      <text:list-item>
                        <text:p text:style-name="P273">- Di ElGamal gli ho detto che è basato su discrete log e quindi ho dovuto dirgli come sono fatte (non come si calcolano) le chiavi e come si usano per decifrare</text:p>
                      </text:list-item>
                      <text:list-item>
                        <text:p text:style-name="P273"/>
                      </text:list-item>
                      <text:list-item>
                        <text:p text:style-name="P273">Poi abbiamo parlato di tutti i possibili attacchi che si possono muovere contro RSA, tipo brute forse, Euclide, e dei problemi di RSA</text:p>
                      </text:list-item>
                      <text:list-item>
                        <text:p text:style-name="P273"><text:soft-page-break/></text:p>
                      </text:list-item>
                      <text:list-item>
                        <text:p text:style-name="P273">Altre domande sono state i puzzle di merkle, con l'introduzione sul key management e scenari di utilizzo di RSA</text:p>
                      </text:list-item>
                    </text:list>
                  </text:list-item>
                </text:list>
              </text:list-item>
            </text:list>
          </text:list-item>
        </text:list>
        <text:p text:style-name="P28">#########################################</text:p>
        <text:h text:style-name="Heading_20_3" text:outline-level="3">Linguaggi Formali</text:h>
        <text:h text:style-name="P321" text:outline-level="3">#########################################</text:h>
        <text:p text:style-name="P1">Esami svolti con il Professore Sacca:</text:p>
        <text:p text:style-name="P28">%%%%%%%%%%%%%</text:p>
        <text:p text:style-name="Text_20_body">Davide Galati: </text:p>
        <text:p text:style-name="P163">-Compilazione della tipizzazione dinamica dei linguaggi (come avviene)</text:p>
        <text:p text:style-name="P163">-Tipizzazione dinamica: che tipo di linguaggio è? (tipo 2)</text:p>
        <text:p text:style-name="P163">-cos’è un automa a pila?</text:p>
        <text:p text:style-name="P150"/>
        <text:p text:style-name="P28">%%%%%%%%%%%%%</text:p>
        <text:p text:style-name="P164"><text:line-break/>Marco Domenicano:</text:p>
        <text:list xml:id="list1881894939" text:style-name="L26">
          <text:list-item>
            <text:p text:style-name="P274">tautologia , contraddizione , memorizzazione di un json in calculist, un esercizio del minimo locale in calculist e prolog</text:p>
          </text:list-item>
        </text:list>
        <text:p text:style-name="P150"/>
        <text:p text:style-name="P28">%%%%%%%%%%%%%</text:p>
        <text:p text:style-name="P165"/>
        <text:p text:style-name="P164">Utenti Anonimi e testimonianza:</text:p>
        <text:p text:style-name="P163"><text:soft-page-break/>-come vengono rappresentati i Json in memoria nella calculist?</text:p>
        <text:p text:style-name="P166">#########################################</text:p>
        <text:p text:style-name="P1">Esami svolti con Esercitatore Rullo:</text:p>
        <text:p text:style-name="P166">%%%%%%%%%%%%%</text:p>
        <text:p text:style-name="P164">Marco Domenicano:</text:p>
        <text:list xml:id="list3898240991" text:style-name="L27">
          <text:list-item>
            <text:p text:style-name="P275">scrivere un programma in prolog che riceve una lista L ,T,T1 e restituisce una lista di copia in output L1 così composta :" se l'elemento di L corrisponde a T inserisci T1 altrimenti copia l'elemento L</text:p>
          </text:list-item>
        </text:list>
        <text:p text:style-name="P166">#########################################</text:p>
        <text:h text:style-name="Heading_20_3" text:outline-level="3">Informatica Teorica</text:h>
        <text:h text:style-name="P321" text:outline-level="3">#########################################</text:h>
        <text:p text:style-name="P1">Esami svolti con il professore Scarcello:</text:p>
        <text:p text:style-name="P150"/>
        <text:p text:style-name="P28">%%%%%%%%%%%%%</text:p>
        <text:p text:style-name="P45"/>
        <text:p text:style-name="Text_20_body">Davide Galati:</text:p>
        <text:p text:style-name="P163">-Teorema di Cook</text:p>
        <text:p text:style-name="P163">-Definizione di problema Np-complete</text:p>
        <text:p text:style-name="P150"/>
        <text:p text:style-name="P28">%%%%%%%%%%%%%</text:p>
        <text:p text:style-name="P165"/>
        <text:p text:style-name="P164">Riccardo:</text:p>
        <text:p text:style-name="P163">-PREMESSA</text:p>
        <text:p text:style-name="P163"><text:soft-page-break/>Partendo dal fatto che un problema è np-hard se qualsiasi problema np si riduce ad esso in tempo polinomiale, </text:p>
        <text:p text:style-name="P163">DOMANDA</text:p>
        <text:p text:style-name="P163">come cambia la classe np-complete se cambiamo la definizione di hardness considerando trasformazioni esponenziali invece che polinomiali?</text:p>
        <text:p text:style-name="P163">RISPOSTA</text:p>
        <text:p text:style-name="P163">Poiché np-complete è l'intersezione di np-hard ed np, i problemi di tale classe rappresentano il sottoinsieme dei problemi più difficili tra quelli appartenenti ad np (risolvibili in p-time da una NTM). Se si cambia la definizione di hardness considerando trasformazioni esponenziali però si estende la classe a problemi exp-time, in quanto si altera il rapporto di complessità durante la riduzione che supporta la hardness: intuitivamente, una trasformazione esponenziale trasferirebbe parte della complessità nella riduzione, permettendo poi di risolvere il problema risultante in tempo polinomiale, dunque tali problemi ricadrebbero in questa versione modificata di np-complete</text:p>
        <text:p text:style-name="P150"/>
        <text:p text:style-name="P28">%%%%%%%%%%%%%</text:p>
        <text:p text:style-name="P165"/>
        <text:p text:style-name="P164">Utenti anonimi e testimonianza:</text:p>
        <text:p text:style-name="P163">-Teorema di Cook</text:p>
        <text:p text:style-name="P163">-Definizioni di problemi Np, Np-hard, Np-complete</text:p>
        <text:p text:style-name="P163">-Dimostrazione di appartenza di Hamiltonian Cycle a Np-Complete</text:p>
        <text:p text:style-name="P163"><text:soft-page-break/>-Dimostrazione di non-appartenenza di Ld a RE</text:p>
        <text:p text:style-name="P163">-Dimostrazione di appartenenza di Lu a RE</text:p>
        <text:p text:style-name="P163">-Definizione di riduzione</text:p>
        <text:p text:style-name="P163">-Teorema di Rice </text:p>
        <text:p text:style-name="P166">#########################################</text:p>
        <text:h text:style-name="Heading_20_3" text:outline-level="3">Ottimizzazione</text:h>
        <text:p text:style-name="P30">#########################################</text:p>
        <text:p text:style-name="P1">Esami svolti con la professoressa Monaco</text:p>
        <text:p text:style-name="P150"/>
        <text:p text:style-name="P28">%%%%%%%%%%%%%</text:p>
        <text:p text:style-name="P45"/>
        <text:p text:style-name="Text_20_body">Davide Galati:</text:p>
        <text:list xml:id="list3404716907" text:style-name="L28">
          <text:list-item>
            <text:p text:style-name="P276">Argomento a piacere: Rilassato LaGrangiano</text:p>
            <text:list>
              <text:list-item>
                <text:p text:style-name="P276">Definizione di Problema Rilassato</text:p>
                <text:list>
                  <text:list-item>
                    <text:p text:style-name="P276">Duale LaGrangiano (perché farlo? Obiettivi)</text:p>
                    <text:list>
                      <text:list-item>
                        <text:p text:style-name="P276">Vehicle Routing Problem, formulazione</text:p>
                      </text:list-item>
                    </text:list>
                  </text:list-item>
                </text:list>
              </text:list-item>
            </text:list>
          </text:list-item>
        </text:list>
        <text:p text:style-name="P150"/>
        <text:p text:style-name="P28">%%%%%%%%%%%%%</text:p>
        <text:p text:style-name="P45"/>
        <text:p text:style-name="Text_20_body">Testimonianze Anonime :</text:p>
        <text:list xml:id="list2542890452" text:style-name="L29">
          <text:list-item>
            <text:p text:style-name="P277">( raccolta di Gianpaolo):</text:p>
            <text:list>
              <text:list-item>
                <text:p text:style-name="P310">Che ho a disposizione se voglio risolvere un problema piccolo con un algoritmo esatto? B&amp;bound</text:p>
                <text:list>
                  <text:list-item>
                    <text:p text:style-name="P310">Cosa si intende per "cut" e quindi l'algoritmo di b&amp;c? </text:p>
                    <text:list>
                      <text:list-item>
                        <text:p text:style-name="P310"><text:soft-page-break/>Gomory tutto il procedimento? </text:p>
                        <text:list>
                          <text:list-item>
                            <text:p text:style-name="P310">Perché posso usare la funzione obbiettivo in gomory per indurre un taglio? </text:p>
                          </text:list-item>
                          <text:list-item>
                            <text:p text:style-name="P310">Come si valuta un euristica? Lagrangiano </text:p>
                          </text:list-item>
                          <text:list-item>
                            <text:p text:style-name="P310">Definire il duale lagrangiano? </text:p>
                          </text:list-item>
                          <text:list-item>
                            <text:p text:style-name="P310">Commesso viaggiatore, come calcolo un lower bound, perché non abbiamo usato il rilassato lagrangiano? Perché ha un numero esponenziale di cicli e molto probabilmente avrà sempre sottocicli </text:p>
                          </text:list-item>
                          <text:list-item>
                            <text:p text:style-name="P310">Tagli commesso non orientato, b&amp;cut? </text:p>
                          </text:list-item>
                          <text:list-item>
                            <text:p text:style-name="P310">Oracolo di separazione commesso non orientato? </text:p>
                          </text:list-item>
                          <text:list-item>
                            <text:p text:style-name="P310">Formulazioni commesso viaggiatore, sia orientato che non? </text:p>
                          </text:list-item>
                          <text:list-item>
                            <text:p text:style-name="P310">Quando è sicuro che una formulazione è ottimale? TUM </text:p>
                          </text:list-item>
                          <text:list-item>
                            <text:p text:style-name="P310">Per quale problema ho una formulazione ottimale anche se non è TUM? Problema del matching</text:p>
                          </text:list-item>
                          <text:list-item>
                            <text:p text:style-name="P310">Set covering definizione? </text:p>
                          </text:list-item>
                          <text:list-item>
                            <text:p text:style-name="P310">Intrinsecamente combinatorio commesso viaggiatore complessità? </text:p>
                          </text:list-item>
                          <text:list-item>
                            <text:p text:style-name="P310">Come risolvo il set-covering? Quali algoritmi conosco? Max saving </text:p>
                          </text:list-item>
                          <text:list-item>
                            <text:p text:style-name="P310">Chvatal come funziona? </text:p>
                          </text:list-item>
                          <text:list-item>
                            <text:p text:style-name="P310"><text:soft-page-break/>Vehicle routing? </text:p>
                          </text:list-item>
                          <text:list-item>
                            <text:p text:style-name="P310">Algoritmo clarke-wright (massimo risparmio)? </text:p>
                          </text:list-item>
                          <text:list-item>
                            <text:p text:style-name="P310">Epsilon-approssimato, definizione? TSP, algoritmo dell'albero </text:p>
                          </text:list-item>
                          <text:list-item>
                            <text:p text:style-name="P310">Differenza hamilton Eulero, con confronto tra i due?</text:p>
                          </text:list-item>
                          <text:list-item>
                            <text:p text:style-name="P310">Teorema minkowsky?</text:p>
                          </text:list-item>
                        </text:list>
                      </text:list-item>
                    </text:list>
                  </text:list-item>
                </text:list>
              </text:list-item>
            </text:list>
          </text:list-item>
        </text:list>
        <text:p text:style-name="Text_20_body"/>
        <text:p text:style-name="P28">#########################################</text:p>
        <text:h text:style-name="Heading_20_3" text:outline-level="3">Valutazione delle Prestazioni </text:h>
        <text:h text:style-name="P321" text:outline-level="3">#########################################</text:h>
        <text:p text:style-name="Text_20_body">Esame con il professor Legato<text:line-break/></text:p>
        <text:p text:style-name="P28">%%%%%%%%%%%%%</text:p>
        <text:p text:style-name="Text_20_body"/>
        <text:p text:style-name="Text_20_body">Davide Galati:</text:p>
        <text:p text:style-name="Text_20_body">La mia interrogazione si è divisa in due fasi, nella prima ha chiesto cose relative ai richiami di Analisi Probabilistica (metodi probabilistici della Ricerca Operativa, sono comunque riportate nelle prime slide del corso di VP). Nella seconda ha chiesto cose relative al programma “nuovo”.</text:p>
        <text:p text:style-name="Text_20_body">Nel particolare ci tiene molto a sapere se hai studiato i fogli excel da lui caricati.</text:p>
        <text:p text:style-name="Text_20_body"/>
        <text:p text:style-name="Text_20_body"><text:soft-page-break/>Le mie domande son state:</text:p>
        <text:list xml:id="list1995366652" text:style-name="L30">
          <text:list-item>
            <text:p text:style-name="P278">Problema del professore in ritardo (excel) </text:p>
            <text:list>
              <text:list-item>
                <text:p text:style-name="P278">Produttore/Consumatore (excel) </text:p>
                <text:list>
                  <text:list-item>
                    <text:p text:style-name="P278">Modello di Markov (slide) </text:p>
                  </text:list-item>
                </text:list>
              </text:list-item>
            </text:list>
          </text:list-item>
        </text:list>
        <text:p text:style-name="Text_20_body"/>
        <text:p text:style-name="P28">#########################################</text:p>
        <text:h text:style-name="Heading_20_2" text:outline-level="2">2017/2018</text:h>
        <text:p text:style-name="Text_20_body"/>
        <text:p text:style-name="P28">#########################################</text:p>
        <text:h text:style-name="Heading_20_3" text:outline-level="3">Intelligenza Artificiale</text:h>
        <text:p text:style-name="P30">#########################################</text:p>
        <text:p text:style-name="P1">Esami svolti con Palopoli</text:p>
        <text:p text:style-name="P28">%%%%%%%%%%%%%</text:p>
        <text:p text:style-name="Text_20_body"><text:line-break/>Davide Galati:<text:line-break/></text:p>
        <text:p text:style-name="Text_20_body">Iterative Deepining</text:p>
        <text:list xml:id="list3443751647" text:style-name="L31">
          <text:list-item>
            <text:p text:style-name="P279">Estensione di Reiter<text:line-break/>Anomalia di Sussman</text:p>
            <text:list>
              <text:list-item>
                <text:p text:style-name="P279">breadth first (vantaggi rispetto a depth first)</text:p>
                <text:list>
                  <text:list-item>
                    <text:p text:style-name="P279">Strips: Frame problem, qualification problem e rappresentation problem</text:p>
                    <text:list>
                      <text:list-item>
                        <text:p text:style-name="P279">Deep Learning: definizione, reti neurali, struttura neurone, altri approcci al deep learning, features <text:soft-page-break/>extraction<text:line-break/>Hill climbing + Simulated Annealing</text:p>
                      </text:list-item>
                      <text:list-item>
                        <text:p text:style-name="P279">PAC learning</text:p>
                      </text:list-item>
                    </text:list>
                  </text:list-item>
                </text:list>
              </text:list-item>
            </text:list>
          </text:list-item>
        </text:list>
        <text:p text:style-name="Text_20_body"/>
        <text:p text:style-name="P28">%%%%%%%%%%%%%</text:p>
        <text:p text:style-name="P45"/>
        <text:p text:style-name="P45">Testimonianze Anonime:</text:p>
        <text:list xml:id="list550823080" text:style-name="L32">
          <text:list-item>
            <text:p text:style-name="P295">Domande IA: IDA* e perché c’è min nella funzione </text:p>
            <text:list>
              <text:list-item>
                <text:p text:style-name="P295">Frame assension( non so come si scrive), come risolve strips il problema, i problemi di strips e quale il problema di non essere un linguaggio logico</text:p>
                <text:list>
                  <text:list-item>
                    <text:p text:style-name="P295">Estensione di Reithers , come calcolarla e cosa succede se togliamo Th da In(pigreco)</text:p>
                    <text:list>
                      <text:list-item>
                        <text:p text:style-name="P295">Nucleolo</text:p>
                      </text:list-item>
                    </text:list>
                  </text:list-item>
                </text:list>
              </text:list-item>
            </text:list>
          </text:list-item>
        </text:list>
        <text:p text:style-name="P28">#########################################<text:line-break/></text:p>
        <text:p text:style-name="P160"/>
        <text:h text:style-name="Heading_20_3" text:outline-level="3">Informatica Teorica </text:h>
        <text:h text:style-name="P321" text:outline-level="3">#########################################</text:h>
        <text:p text:style-name="P2">Esami svolti con Scarcello</text:p>
        <text:p text:style-name="P57">%%%%%%%%%%%%%</text:p>
        <text:p text:style-name="P52">by Marco:</text:p>
        <text:p text:style-name="P52">Linguaggio Empty, dimostrazione NP-complete e dimostrazione Independent set</text:p>
        <text:p text:style-name="P57">#########################################</text:p>
        <text:h text:style-name="Heading_20_3" text:outline-level="3"><text:soft-page-break/>Sistemi informativi </text:h>
        <text:h text:style-name="P321" text:outline-level="3">#########################################</text:h>
        <text:p text:style-name="P2">Esami svolti con Cassavia (parte Pentaho) </text:p>
        <text:p text:style-name="P57">%%%%%%%%%%%%%</text:p>
        <text:p text:style-name="P52">By Gianpaolo:</text:p>
        <text:list xml:id="list1437546681" text:style-name="L33">
          <text:list-item>
            <text:p text:style-name="P305">ho appena fatto la parte di pentaho</text:p>
            <text:list>
              <text:list-item>
                <text:p text:style-name="P305">1. Operatori OLAP</text:p>
                <text:list>
                  <text:list-item>
                    <text:p text:style-name="P305">2. Modellazione concettuale dei data warehouse</text:p>
                    <text:list>
                      <text:list-item>
                        <text:p text:style-name="P305">3. realizzare in saiku roll-up e drill-down</text:p>
                      </text:list-item>
                      <text:list-item>
                        <text:p text:style-name="P305">4. document datastore</text:p>
                      </text:list-item>
                      <text:list-item>
                        <text:p text:style-name="P305">5. column family</text:p>
                      </text:list-item>
                    </text:list>
                  </text:list-item>
                </text:list>
              </text:list-item>
            </text:list>
          </text:list-item>
        </text:list>
        <text:p text:style-name="P57">%%%%%%%%%%%%%</text:p>
        <text:p text:style-name="P52">By Luca:</text:p>
        <text:list xml:id="list4042720473" text:style-name="L34">
          <text:list-item>
            <text:p text:style-name="P306">1. Creare in saiku l'operazione di slice e selezione</text:p>
            <text:list>
              <text:list-item>
                <text:p text:style-name="P306">2.modellazione logica dei data warehouse, ma non la ricordava e gli ha chiesto le 4 fasi (analisi, modellazione concettuale, modellazione logica, modellazione fisica) solo i 4 nomi ovviamente</text:p>
                <text:list>
                  <text:list-item>
                    <text:p text:style-name="P306">Imputation mismatching</text:p>
                    <text:list>
                      <text:list-item>
                        <text:p text:style-name="P306">4. Schema del sistema Hbase - Disegnarlo e dire il nome Delle componenti con i 4 modi per interfacciare il server con il client HBase (Riga di comando, interfaccia web e gli altri due non li ricordo)</text:p>
                      </text:list-item>
                      <text:list-item>
                        <text:p text:style-name="P306">Il teorema CAP</text:p>
                      </text:list-item>
                    </text:list>
                  </text:list-item>
                </text:list>
              </text:list-item>
            </text:list>
          </text:list-item>
        </text:list>
        <text:p text:style-name="P52"><text:soft-page-break/>in genere vuole tutti i disegni.</text:p>
        <text:p text:style-name="P60">%%%%%%%%%%%%%</text:p>
        <text:p text:style-name="P91">By Rak:</text:p>
        <text:p text:style-name="P91">1. Operatori OLAP</text:p>
        <text:p text:style-name="P91">2. Modellazione concettuale dei data warehouse</text:p>
        <text:p text:style-name="P91">3. realizzare in saiku roll-up e drill-down</text:p>
        <text:p text:style-name="P91">4. document datastore</text:p>
        <text:p text:style-name="P91">5. column family</text:p>
        <text:p text:style-name="P57">#########################################</text:p>
        <text:h text:style-name="P190" text:outline-level="2">201<text:span text:style-name="T8">8</text:span>/201<text:span text:style-name="T8">9</text:span></text:h>
        <text:p text:style-name="P140"/>
        <text:p text:style-name="P59">#########################################</text:p>
        <text:p text:style-name="P53"/>
        <text:h text:style-name="P209" text:outline-level="3">Informatica Teorica </text:h>
        <text:h text:style-name="P321" text:outline-level="3">#########################################</text:h>
        <text:p text:style-name="P3">Esami svolti con Scarcello</text:p>
        <text:p text:style-name="P59">%%%%%%%%%%%%%</text:p>
        <text:p text:style-name="P3"><text:span text:style-name="T10">By Matteo Grollino:</text:span><text:span text:style-name="T9"><text:line-break/>- Teorema Rice<text:line-break/>- Teorema Cook<text:line-break/>- Knapsack Intero e Frazionario<text:line-break/>- SubsetSum<text:line-break/>- Approssimabilità Knapsack (Algoritmo Pseudo-polinomiale e FPTAS)<text:line-break/>- Definizione NP, NP-Hard e NP-Complete <text:line-break/></text:span><text:soft-page-break/><text:span text:style-name="T9">- Dimostrazione indecidibilità di Lu e di non appartenenza a RE di Ld<text:line-break/>- Importanza della riduzione polinomiale tra problemi decisionali<text:line-break/>- Perché NP è incluso in Pspace, con "dimostrazione"<text:line-break/>- Complessità Parametrizzata con definizione di XP e di FPT<text:line-break/>- Algoritmo FPT del Vertex Cover</text:span></text:p>
        <text:p text:style-name="P62">%%%%%%%%%%%%%</text:p>
        <text:p text:style-name="P55">Gianpaolo 27/03/2019</text:p>
        <text:p text:style-name="P55">Teorema 4.14.1 : un problema NP ha come definizione NP = {L | E R polinomialmente decidibile e bilanciata che caratterizza L} con PI1 R=L (dimostrazione)</text:p>
        <text:h text:style-name="P398" text:outline-level="3">#########################################</text:h>
        <text:h text:style-name="P218" text:outline-level="3">Ingegneria del Software per Sistemi Real-time ed Agenti</text:h>
        <text:h text:style-name="P326" text:outline-level="3">#########################################</text:h>
        <text:p text:style-name="P5">Esami svolti con <text:span text:style-name="T70">Nigro</text:span></text:p>
        <text:p text:style-name="P61">%%%%%%%%%%%%%</text:p>
        <text:p text:style-name="P54">02/04/2019</text:p>
        <text:p text:style-name="P54">-tempo di blocco FPS</text:p>
        <text:p text:style-name="P54">-conversione processo sporadico/periodico</text:p>
        <text:p text:style-name="P54">-Ping pong in Jade</text:p>
        <text:p text:style-name="P54">-grafo degli Stati Uppaal</text:p>
        <text:p text:style-name="P54">-query in uppaal</text:p>
        <text:p text:style-name="P54">-scrivere un parcheggio in reti di petri </text:p>
        <text:p text:style-name="P54">-template tTransition pTransition delle ptpn</text:p>
        <text:p text:style-name="P54">-clock di uppaal</text:p>
        <text:p text:style-name="P54"><text:soft-page-break/>-come si rappresenta uno stato nel model state graph di uppaal</text:p>
        <text:p text:style-name="P54">-Jsemaphore</text:p>
        <text:p text:style-name="P54">-parametro lambda nella simulazione ad attori</text:p>
        <text:h text:style-name="P219" text:outline-level="3">Sistemi Distribuiti e Cloud Computing</text:h>
        <text:h text:style-name="P327" text:outline-level="3">#########################################</text:h>
        <text:p text:style-name="P7">Esami svolti con <text:span text:style-name="T84">Talia</text:span></text:p>
        <text:p text:style-name="P64">%%%%%%%%%%%%%</text:p>
        <text:p text:style-name="P123">Testimonianze by @aloeasy</text:p>
        <text:p text:style-name="P56">-Java CARD</text:p>
        <text:p text:style-name="P56">-Replicazione</text:p>
        <text:p text:style-name="P56">-NFS</text:p>
        <text:p text:style-name="P56">-Consistenza</text:p>
        <text:p text:style-name="P7">Esami svolti con <text:span text:style-name="T84">Belcastro</text:span></text:p>
        <text:p text:style-name="P64">%%%%%%%%%%%%%</text:p>
        <text:p text:style-name="P124">Testimonianze by @aloeasy:</text:p>
        <text:p text:style-name="P124">Distribuited Garbage Collector, Storage di Azure , Fabric Controller di Azure, e come si passano i parametri in JAVA RMI se tramite riferimento o tramite valore</text:p>
        <text:h text:style-name="P338" text:outline-level="2">#########################################</text:h>
        <text:h text:style-name="P191" text:outline-level="2"/>
        <text:h text:style-name="P191" text:outline-level="2"/>
        <text:h text:style-name="P191" text:outline-level="2"/>
        <text:h text:style-name="P429" text:outline-level="2"/>
        <text:h text:style-name="P192" text:outline-level="2"><text:soft-page-break/>201<text:span text:style-name="T120">9</text:span>/20<text:span text:style-name="T120">20</text:span></text:h>
        <text:h text:style-name="P328" text:outline-level="3">#########################################</text:h>
        <text:p text:style-name="P41"/>
        <text:h text:style-name="P220" text:outline-level="3">Basi di dati Evolute</text:h>
        <text:p text:style-name="P41">#########################################</text:p>
        <text:h text:style-name="P420" text:outline-level="3">Esami svolti con <text:span text:style-name="T147">Sergio Greco</text:span>:</text:h>
        <text:h text:style-name="P399" text:outline-level="2">%%%%%%%%%%%%%</text:h>
        <text:h text:style-name="P403" text:outline-level="2">Testimonianza by Rak:</text:h>
        <text:h text:style-name="P403" text:outline-level="2">1. mi ha chiesto di parlare in generale del calcolo relazionale e mi ha chiesto la definizione di linguaggio indipendente dal dominio di valutazione</text:h>
        <text:h text:style-name="P403" text:outline-level="2">2. Mi ha chiesto di parlare dei lock su database distribuiti, quali sono le tecniche di assegnazione dei lock e quando potrebbero generarsi dei deadlock</text:h>
        <text:h text:style-name="P403" text:outline-level="2">la risposta a quando si possono generare i deadlock in questi meccanismi non è presente nelle slide, ma in pratica la risposta è che se due transazioni richiedono il lock in scrittura sulla stessa risorsa e ci sono dei ritardi nella rete, nessuna delle due transazioni ottiene il lock e quindi si va in deadlock</text:h>
        <text:h text:style-name="P404" text:outline-level="3">#########################################</text:h>
        <text:h text:style-name="P194" text:outline-level="2">Sistemi informativi </text:h>
        <text:h text:style-name="P328" text:outline-level="3">#########################################</text:h>
        <text:p text:style-name="P10">Esami svolti con Cassavia (parte Pentaho) </text:p>
        <text:h text:style-name="P400" text:outline-level="2">%%%%%%%%%%%%%</text:h>
        <text:h text:style-name="P430" text:outline-level="2"><text:span text:style-name="T18">Testimonianza </text:span><text:span text:style-name="T44">Davide Galati</text:span><text:span text:style-name="T18">:</text:span></text:h>
        <text:h text:style-name="P405" text:outline-level="2"><text:soft-page-break/>Presentazione progetto </text:h>
        <text:h text:style-name="P405" text:outline-level="2">Chiede di far vedere le operazioni di drill up roll down selection slice e altre operazioni del cubo su pentaho</text:h>
        <text:h text:style-name="P405" text:outline-level="2">Fasi di progettazione di DW</text:h>
        <text:h text:style-name="P405" text:outline-level="2">Schemi di fatto a stella e snowflake</text:h>
        <text:h text:style-name="P405" text:outline-level="2">Proprietà sistemi nosql</text:h>
        <text:h text:style-name="P405" text:outline-level="2">Utilizzo di hbase</text:h>
        <text:h text:style-name="P429" text:outline-level="2"/>
        <text:h text:style-name="P210" text:outline-level="3">Architetture e programmazione di sistemi di elaborazione</text:h>
        <text:p text:style-name="P39">#########################################</text:p>
        <text:h text:style-name="P421" text:outline-level="2">Esami Svolti Con Angiulli </text:h>
        <text:h text:style-name="P386" text:outline-level="2">1. <text:s/>Legge di Moore e Barriera dell'energia</text:h>
        <text:h text:style-name="P386" text:outline-level="2">2. <text:s/>Macchina multiciclo </text:h>
        <text:h text:style-name="P386" text:outline-level="2">3. <text:s/>Ottimizzazione unità di controllo (control store microprogrammato)</text:h>
        <text:h text:style-name="P386" text:outline-level="2">4. <text:s/>Nanoprogrammazione </text:h>
        <text:h text:style-name="P386" text:outline-level="2">5. <text:s/>Dimensionamento del Clock nella multiciclo microprogrammata</text:h>
        <text:h text:style-name="P386" text:outline-level="2">6. <text:s/>Differenze macchine cisc e risc principi di progettazione delle macchine risc</text:h>
        <text:h text:style-name="P386" text:outline-level="2">7. <text:s/>Schema Monociclio e Tabella segnali alpha</text:h>
        <text:h text:style-name="P386" text:outline-level="2">8. <text:s/>Conflitti sui dati pipeline</text:h>
        <text:h text:style-name="P386" text:outline-level="2">9. <text:s/>Emissione fuori ordine</text:h>
        <text:h text:style-name="P386" text:outline-level="2">10. <text:s/>Rsr</text:h>
        <text:h text:style-name="P386" text:outline-level="2"><text:soft-page-break/>11. <text:s/>Completamento fuori ordine e ritiro in ordine</text:h>
        <text:h text:style-name="P386" text:outline-level="2">12. <text:s/>Conflitti sul controllo</text:h>
        <text:h text:style-name="P386" text:outline-level="2">13. <text:s/>Predizione dei salti schema(bpu)</text:h>
        <text:h text:style-name="P386" text:outline-level="2">14. <text:s/>Statistica a 2 bit con automa</text:h>
        <text:h text:style-name="P386" text:outline-level="2">15. <text:s/>Conflitti superscalari</text:h>
        <text:h text:style-name="P386" text:outline-level="2">16. <text:s/>Buffer di ordinamento macchina super scalare</text:h>
        <text:h text:style-name="P386" text:outline-level="2">17. <text:s/>Speculazione hardware (epr)</text:h>
        <text:h text:style-name="P386" text:outline-level="2">18. <text:s/>Completamento fuori ordine macchina super scalare</text:h>
        <text:h text:style-name="P386" text:outline-level="2">19. <text:s/>Macchina haswell</text:h>
        <text:h text:style-name="P386" text:outline-level="2">20. <text:s/>Cache completamente associativa</text:h>
        <text:h text:style-name="P386" text:outline-level="2">21. <text:s/>Cache a k vie</text:h>
        <text:h text:style-name="P386" text:outline-level="2">22. <text:s/>Politiche sostituzione nella cache disegno</text:h>
        <text:h text:style-name="P386" text:outline-level="2">23. <text:s/>Differenza uma e numa</text:h>
        <text:h text:style-name="P386" text:outline-level="2">24. <text:s/>Multithreading hw: grana fine e grana grossa</text:h>
        <text:h text:style-name="P386" text:outline-level="2">25. <text:s/>Vantaggi multithreading simultaneo (ogni thread ha suoi registri e PC)</text:h>
        <text:h text:style-name="P386" text:outline-level="2">26. <text:s/>Differenza multithreading sw e hd</text:h>
        <text:h text:style-name="P386" text:outline-level="2">27. <text:s/>Cpu vs GPU</text:h>
        <text:h text:style-name="P386" text:outline-level="2">28. <text:s/>Riduzione parallela</text:h>
        <text:h text:style-name="P386" text:outline-level="2">29. <text:s/>OpenMP</text:h>
        <text:h text:style-name="P387" text:outline-level="2">%%%%%%%%%%%%%</text:h>
        <text:h text:style-name="P388" text:outline-level="2">Testimonianza di Giovanni Giordano:</text:h>
        <text:h text:style-name="P388" text:outline-level="2">cache a K vie</text:h>
        <text:h text:style-name="P388" text:outline-level="2"><text:soft-page-break/>cache a mappatura diretta</text:h>
        <text:h text:style-name="P388" text:outline-level="2">tipi di threading</text:h>
        <text:h text:style-name="P388" text:outline-level="2">conflitti pipeline</text:h>
        <text:p text:style-name="P44">#########################################</text:p>
        <text:h text:style-name="P211" text:outline-level="3"><text:span text:style-name="T150">Intelligenza Artificiale e Rappresentazione della Conoscenza</text:span> </text:h>
        <text:h text:style-name="P329" text:outline-level="3">#########################################</text:h>
        <text:p text:style-name="P12">Esami svolti con <text:span text:style-name="T149">Palopoli</text:span></text:p>
        <text:p text:style-name="P126">%%%%%%%%%%%%%</text:p>
        <text:h text:style-name="P389" text:outline-level="2">testimonianze <text:span text:style-name="T149">anonime:</text:span></text:h>
        <text:h text:style-name="P389" text:outline-level="2">- <text:span text:style-name="T149">Interative B</text:span><text:span text:style-name="T160">roaden</text:span><text:span text:style-name="T151">ing </text:span><text:span text:style-name="T152">(ordine di visita degli alberi, risposta simile grossomodo a DepthFirst che mantiene una specie di contatore per i livelli)</text:span></text:h>
        <text:h text:style-name="P389" text:outline-level="2">-<text:span text:style-name="T159">Iterative Dipening</text:span></text:h>
        <text:h text:style-name="P389" text:outline-level="2">-<text:span text:style-name="T157">processi closed e succesfull</text:span></text:h>
        <text:h text:style-name="P389" text:outline-level="2">-<text:span text:style-name="T149">Sh</text:span><text:span text:style-name="T161">a</text:span><text:span text:style-name="T149">pl</text:span><text:span text:style-name="T161">ey</text:span><text:span text:style-name="T149"> value </text:span><text:span text:style-name="T162">(codificano un principio di fernes)</text:span></text:h>
        <text:h text:style-name="P389" text:outline-level="2">-<text:span text:style-name="T149">wsat e gsat</text:span></text:h>
        <text:h text:style-name="P390" text:outline-level="2"><text:span text:style-name="T155">-estensioni </text:span><text:span text:style-name="T156">secondo</text:span><text:span text:style-name="T155"> reiter </text:span><text:span text:style-name="T154">(domanda sottointesa Teoria parte w=A implica B</text:span><text:span text:style-name="T153"> e 1 solo default True:a – a qual è l’estensione?)</text:span></text:h>
        <text:h text:style-name="P389" text:outline-level="2">-<text:span text:style-name="T149">frame problem </text:span><text:span text:style-name="T158">e perché strips non soffre del problema del frame</text:span></text:h>
        <text:h text:style-name="P389" text:outline-level="2">-<text:span text:style-name="T163">approssimazione lower bound upper bound con calcolo greatest lower bound</text:span></text:h>
        <text:h text:style-name="P391" text:outline-level="3">#########################################</text:h>
        <text:h text:style-name="P212" text:outline-level="3">Informatica Teorica </text:h>
        <text:h text:style-name="P330" text:outline-level="3">#########################################</text:h>
        <text:p text:style-name="P9"><text:soft-page-break/>Esami svolti con Scarcello</text:p>
        <text:h text:style-name="P401" text:outline-level="2">%%%%%%%%%%%%%</text:h>
        <text:h text:style-name="P406" text:outline-level="2">Testimonianze by Angelo:</text:h>
        <text:h text:style-name="P406" text:outline-level="2">•definizione di problema np-completo</text:h>
        <text:h text:style-name="P406" text:outline-level="2">•cos'è una trasformazione polinomiale?</text:h>
        <text:h text:style-name="P406" text:outline-level="2">•dimostrazione teorema di rice</text:h>
        <text:h text:style-name="P406" text:outline-level="2">•fixed paramatred trattability</text:h>
        <text:h text:style-name="P406" text:outline-level="2">•cos'è uno schema di approssimazione polinomiale?</text:h>
        <text:h text:style-name="P406" text:outline-level="2">•dimostrare che nap-sack è np-hard</text:h>
        <text:h text:style-name="P406" text:outline-level="2">•perché usiamo trasformazioni polinomiale? E non esponenziali?</text:h>
        <text:h text:style-name="P406" text:outline-level="2">•dimostrare che ld è ricorsivamente enumerabile</text:h>
        <text:h text:style-name="P406" text:outline-level="2">•definizione di np-hard</text:h>
        <text:h text:style-name="P406" text:outline-level="2">•dimostrare che hamiltonian cycle è np-hard</text:h>
        <text:h text:style-name="P407" text:outline-level="2">%%%%%%%%%%%%%</text:h>
        <text:h text:style-name="P411" text:outline-level="2">Testimonianza by Giovanni Giordano:</text:h>
        <text:list xml:id="list3921346522" text:style-name="L35">
          <text:list-item>
            <text:h text:style-name="P412" text:outline-level="2">Dimostrazione linguaggi NTM e DTM uguali</text:h>
          </text:list-item>
          <text:list-item>
            <text:h text:style-name="P412" text:outline-level="2">Caratterizzazione NP dimostrato</text:h>
          </text:list-item>
          <text:list-item>
            <text:h text:style-name="P412" text:outline-level="2">Indipendent Set dimostrato</text:h>
          </text:list-item>
        </text:list>
        <text:h text:style-name="P262" text:outline-level="2"/>
        <text:h text:style-name="P408" text:outline-level="2">%%%%%%%%%%%%%</text:h>
        <text:h text:style-name="P406" text:outline-level="2">Altre testimonianze:</text:h>
        <text:h text:style-name="P406" text:outline-level="2">Cook e FTPAS, <text:span text:style-name="T141">NP dentro Pspace dimostrato, RICE dimostrato, NP completo definizione e vantaggio nell’usarlo</text:span></text:h>
        <text:h text:style-name="P406" text:outline-level="2"/>
        <text:h text:style-name="P409" text:outline-level="2"><text:soft-page-break/>%%%%%%%%%%%%%</text:h>
        <text:h text:style-name="P414" text:outline-level="2">Testimonianze varie:</text:h>
        <text:h text:style-name="P410" text:outline-level="2">-Teorema di Cook</text:h>
        <text:h text:style-name="P410" text:outline-level="2">-Definizione di problema Np-complete</text:h>
        <text:h text:style-name="P410" text:outline-level="2">DOMANDA</text:h>
        <text:h text:style-name="P410" text:outline-level="2">come cambia la classe np-complete se cambiamo la</text:h>
        <text:h text:style-name="P410" text:outline-level="2">definizione di hardness considerando trasformazioni</text:h>
        <text:h text:style-name="P410" text:outline-level="2">esponenziali invece che polinomiali?</text:h>
        <text:h text:style-name="P410" text:outline-level="2">RISPOSTA</text:h>
        <text:h text:style-name="P410" text:outline-level="2">Poiché np-complete è l'intersezione di np-hard ed np, i</text:h>
        <text:h text:style-name="P410" text:outline-level="2">problemi di tale classe rappresentano il sottoinsieme dei</text:h>
        <text:h text:style-name="P410" text:outline-level="2">problemi più difficili tra quelli appartenenti ad np (risolvibili</text:h>
        <text:h text:style-name="P410" text:outline-level="2">in p-time da una NTM). Se si cambia la definizione di</text:h>
        <text:h text:style-name="P410" text:outline-level="2">hardness considerando trasformazioni esponenziali però si</text:h>
        <text:h text:style-name="P410" text:outline-level="2">estende la classe a problemi exp-time, in quanto si altera il</text:h>
        <text:h text:style-name="P410" text:outline-level="2">rapporto di complessità durante la riduzione che supporta la</text:h>
        <text:h text:style-name="P410" text:outline-level="2">hardness: intuitivamente, una trasformazione esponenziale</text:h>
        <text:h text:style-name="P410" text:outline-level="2">trasferirebbe parte della complessità nella riduzione,</text:h>
        <text:h text:style-name="P410" text:outline-level="2">permettendo poi di risolvere il problema risultante in tempo</text:h>
        <text:h text:style-name="P410" text:outline-level="2">polinomiale, dunque tali problemi ricadrebbero in questa</text:h>
        <text:h text:style-name="P410" text:outline-level="2">versione modificata di np-complete.</text:h>
        <text:h text:style-name="P410" text:outline-level="2"/>
        <text:h text:style-name="P410" text:outline-level="2"/>
        <text:h text:style-name="P410" text:outline-level="2"><text:soft-page-break/>-Dimostrazione di appartenza di Hamiltonian Cycle a Np-</text:h>
        <text:h text:style-name="P410" text:outline-level="2">Complete</text:h>
        <text:h text:style-name="P410" text:outline-level="2">-Dimostrazione di non-appartenenza di Ld a RE</text:h>
        <text:h text:style-name="P410" text:outline-level="2">-Dimostrazione di appartenenza di Lu a RE</text:h>
        <text:h text:style-name="P410" text:outline-level="2">-Definizione di riduzione</text:h>
        <text:h text:style-name="P410" text:outline-level="2">-Teorema di Rice</text:h>
        <text:h text:style-name="P410" text:outline-level="2"/>
        <text:h text:style-name="P410" text:outline-level="2">-Linguaggio Empty, dimostrazione NP-complete e dimostrazione</text:h>
        <text:h text:style-name="P410" text:outline-level="2">Independent set</text:h>
        <text:h text:style-name="P410" text:outline-level="2">- Knapsack Intero e Frazionario</text:h>
        <text:h text:style-name="P410" text:outline-level="2">- SubsetSum</text:h>
        <text:h text:style-name="P410" text:outline-level="2">- Approssimabilità Knapsack (Algoritmo Pseudo-polinomiale e</text:h>
        <text:h text:style-name="P410" text:outline-level="2">FPTAS)</text:h>
        <text:h text:style-name="P410" text:outline-level="2">- Importanza della riduzione polinomiale tra problemi decisionali</text:h>
        <text:h text:style-name="P410" text:outline-level="2">- Perché NP è incluso in Pspace, con "dimostrazione"</text:h>
        <text:h text:style-name="P410" text:outline-level="2">Risposta</text:h>
        <text:h text:style-name="P410" text:outline-level="2">Perchè la definizione di NP dice che NP appartiene a Ptime, poichè Ptime è un sottoinsieme <text:s/>di Pspace allora anche NP è un sottoinsieme di Pspace</text:h>
        <text:h text:style-name="P410" text:outline-level="2">- Complessità Parametrizzata con definizione di XP e di FPT</text:h>
        <text:h text:style-name="P410" text:outline-level="2">- Algoritmo FPT del Vertex Cover</text:h>
        <text:h text:style-name="P410" text:outline-level="2">-Problema NP ha come definizione NP = {L |</text:h>
        <text:h text:style-name="P410" text:outline-level="2">E R polinomialmente decidibile e bilanciata che caratterizza L}</text:h>
        <text:h text:style-name="P410" text:outline-level="2"><text:soft-page-break/>con PI1 R=L (dimostrazione)</text:h>
        <text:h text:style-name="P410" text:outline-level="2">-FPTAS con costi</text:h>
        <text:h text:style-name="P410" text:outline-level="2">-FPT con VC e con Knapsack</text:h>
        <text:h text:style-name="P410" text:outline-level="2">-Knapsack con programmazione dinamica</text:h>
        <text:h text:style-name="P414" text:outline-level="2"/>
        <text:p text:style-name="P38">#########################################</text:p>
        <text:h text:style-name="P213" text:outline-level="3">Sistemi informativi </text:h>
        <text:h text:style-name="P331" text:outline-level="3">#########################################</text:h>
        <text:p text:style-name="P8">Esami svolti con Cassavia</text:p>
        <text:p text:style-name="P125">%%%%%%%%%%%%%</text:p>
        <text:p text:style-name="P129">testimonianze di Davide Galati:</text:p>
        <text:p text:style-name="P129">-Presentazione progetto </text:p>
        <text:p text:style-name="P129">-Chiede di far vedere le operazioni di drill up roll down selection --slice e altre operazioni del cubo su pentaho</text:p>
        <text:p text:style-name="P129">-Fasi di progettazione di DW</text:p>
        <text:p text:style-name="P129">-Schemi di fatto a stella e snowflake</text:p>
        <text:p text:style-name="P129">-Proprietà sistemi nosql</text:p>
        <text:p text:style-name="P129">-Utilizzo di hbase</text:p>
        <text:h text:style-name="P413" text:outline-level="3">#########################################</text:h>
        <text:h text:style-name="P214" text:outline-level="3">Linguaggi Formali</text:h>
        <text:h text:style-name="P332" text:outline-level="3">#########################################</text:h>
        <text:p text:style-name="P23">Esami svolti con il Professore Sacca:</text:p>
        <text:p text:style-name="P130">%%%%%%%%%%%%%</text:p>
        <text:p text:style-name="P132"><text:soft-page-break/>Testimonianza by Alfredo:</text:p>
        <text:p text:style-name="P132">json, linguaggi 1 2 e 3, java html xml che linguaggi sono</text:p>
        <text:p text:style-name="P131">%%%%%%%%%%%%%</text:p>
        <text:p text:style-name="P131"/>
        <text:p text:style-name="P131"/>
        <text:p text:style-name="P133">Testimonianza by <text:span text:style-name="T124">Giovanni Giordano:</text:span></text:p>
        <text:p text:style-name="P133">-Saccà può chiedere qualcosa di teorico così a caso e/o un esercizio (cioè aggiuntivo alla domanda o proprio del tutto sostitutivo <text:span text:style-name="T124">alla domanda</text:span>) però come <text:span text:style-name="T124">numero di</text:span> domande si è sempre fermato ad una sola domanda</text:p>
        <text:p text:style-name="P133">-Calculist <text:span text:style-name="T124">esercizio </text:span>Unione(L1,L2,L3) L1 unito L2 in L3 <text:span text:style-name="T124">(potete interpretarlo sia come costruzione da zero di L3 sia come verifica di L3 gia riempito, chiedete per sicurezza)</text:span></text:p>
        <text:p text:style-name="P133"/>
        <text:p text:style-name="P134">altre Testimonianze:</text:p>
        <text:p text:style-name="P134">- <text:span text:style-name="T122">Calculist </text:span>esercizio Intersezione<text:span text:style-name="T122">(L1,L2,L3) L1 </text:span>intersecato<text:span text:style-name="T122"> L2 in </text:span>L3</text:p>
        <text:p text:style-name="P133">-Che cos'è un modello logico?</text:p>
        <text:p text:style-name="P133">-Quando un modello è minimo?</text:p>
        <text:p text:style-name="P134"><text:span text:style-name="T122">-</text:span>in generale studiate TUTTE le dispense sul sito corsi.deis.unical.it dell’anno vostro corrente<text:span text:style-name="T122"><text:line-break/>-</text:span>Calculist lista ordinata L</text:p>
        <text:p text:style-name="P134">-Calculist High Order Function espressione con lambda function</text:p>
        <text:p text:style-name="P134">-complessità del problema di stabilire se un programma logico ammette un unico modello? <text:span text:style-name="T129">PSPACE</text:span></text:p>
        <text:p text:style-name="P98"><text:soft-page-break/>%%%%%%%%%%%%%</text:p>
        <text:p text:style-name="P109">Testimonianza by Angelo:</text:p>
        <text:p text:style-name="P110">-scrivere l'automa a stati finiti deterministico che riconosce il linguaggio (a+b+)+bc* e di scrivere una stringa che appartiene al linguaggio e una che non appartiene</text:p>
        <text:p text:style-name="P100">%%%%%%%%%%%%%</text:p>
        <text:p text:style-name="P114">testimonianze varie:</text:p>
        <text:p text:style-name="P114">Verificare se due liste L1 e L2 hanno gli stessi elementi<text:line-break/>cioè V X in L1, X in L2 3 V X in Le, X in L1</text:p>
        <text:p text:style-name="P101">%%%%%%%%%%%%%</text:p>
        <text:p text:style-name="P106"/>
        <text:p text:style-name="P47"><text:span text:style-name="T2">Esami svolti con il Professore </text:span><text:span text:style-name="T50">Rullo</text:span><text:span text:style-name="T2">:</text:span></text:p>
        <text:p text:style-name="P95"><text:span text:style-name="T121">Testimonianza by Alfredo: </text:span><text:span text:style-name="T123">2 esercizi prolog</text:span></text:p>
        <text:p text:style-name="P97">%%%%%%%%%%%%%</text:p>
        <text:p text:style-name="P97"/>
        <text:p text:style-name="P96"><text:span text:style-name="T121">Testimonianza by </text:span><text:span text:style-name="T125">Giovanni Giordano:</text:span></text:p>
        <text:p text:style-name="P96"><text:span text:style-name="T125">-</text:span><text:span text:style-name="T126">1° condizione </text:span><text:span text:style-name="T125">Prolog </text:span>L1 <text:span text:style-name="T125">intersecato</text:span> L2 in L3</text:p>
        <text:p text:style-name="P96"><text:span text:style-name="T125">-</text:span><text:span text:style-name="T126">2° condizione </text:span><text:span text:style-name="T125">Prolog </text:span>L1 <text:span text:style-name="T125">meno</text:span> L2 <text:span text:style-name="T125">in</text:span> L4</text:p>
        <text:p text:style-name="P96">-<text:span text:style-name="T126">3° condizione </text:span><text:span text:style-name="T125">Prolog se L[i]!=T verificare L[i]==L1[i] altrimenti se <text:s/>L[i]==T verificare che L1[i]==T1</text:span></text:p>
        <text:p text:style-name="P96">-<text:span text:style-name="T125">attenzione la traccia del </text:span><text:span text:style-name="T126">primo</text:span><text:span text:style-name="T125"> programma era questa:</text:span></text:p>
        <text:p text:style-name="P107">P(L1,L2,L3,L4) tale che sono valide le condizioni <text:span text:style-name="T126">1° e 2°</text:span> (su L3 <text:span text:style-name="T126">1°</text:span> e su L4 <text:span text:style-name="T126">2°)</text:span></text:p>
        <text:p text:style-name="P108">P(T,T1,L,L1) tale che è valida la <text:s/>3°</text:p>
        <text:p text:style-name="P107"><text:soft-page-break/>è lo stesso discorso fatto prima con l’orale di Saccà per Unione</text:p>
        <text:p text:style-name="P107"/>
        <text:p text:style-name="P111">Testimonianza By Angelo:</text:p>
        <text:p text:style-name="P110"><text:span text:style-name="T128">Prolog</text:span> scrivere un metodo int(L1, L2, L3) che restituisce vero se:</text:p>
        <text:p text:style-name="P110">1) L1 sotto-insieme improprio di L3</text:p>
        <text:p text:style-name="P110">2) L2 sotto-insieme improprio di L3</text:p>
        <text:p text:style-name="P110">3) L3 non contiene duplicati</text:p>
        <text:p text:style-name="P110">4) L1, L2, L3 sono ordinati in modo crescente</text:p>
        <text:p text:style-name="P100">%%%%%%%%%%%%%</text:p>
        <text:p text:style-name="P113">testimonianze varie:</text:p>
        <text:list xml:id="list752291418" text:style-name="L36">
          <text:list-item>
            <text:h text:style-name="P392" text:outline-level="3">Scrivere un programma Prolog che, dati due termini T e T1 e una lista L <text:line-break/>produce una lista L1 identica a L in cui sono state sostituite <text:line-break/>tutte le istanze di T con T1, ossia la relazione</text:h>
          </text:list-item>
          <text:list-item>
            <text:h text:style-name="P426" text:outline-level="3"><text:span text:style-name="T14">subst(T,T1,L,L1), dove L1 è la lista ottenuta da L sostituendo tutte le istanze del termine T<text:line-break/> con il termine T1 e lasciando invariati gli altri element</text:span><text:span text:style-name="T15">i</text:span></text:h>
          </text:list-item>
          <text:list-item>
            <text:h text:style-name="P393" text:outline-level="3"><text:tab/>p(L1,L2): funzione che restituisce true se L1 ed L2 contengono gli stessi elementi</text:h>
            <text:h text:style-name="P393" text:outline-level="3"><text:s/>lanciare la computazione in calculist e descrivere lo stato della memoria</text:h>
          </text:list-item>
          <text:list-item>
            <text:h text:style-name="P393" text:outline-level="3">Risultato computazione?<text:line-break/> -g(x/2,y)/1: lambda z: x(y,z+y);<text:line-break/> add(x,y): x+y;<text:line-break/><text:soft-page-break/> ^g(add,3)(4); <text:line-break/> risultato=10<text:tab/></text:h>
          </text:list-item>
          <text:list-item>
            <text:h text:style-name="P393" text:outline-level="3">teorema di rice (solo un accenno)</text:h>
          </text:list-item>
          <text:list-item>
            <text:h text:style-name="P393" text:outline-level="3">quanti sono i modelli di un programma positivo?</text:h>
          </text:list-item>
          <text:list-item>
            <text:h text:style-name="P394" text:outline-level="3">cosa è l'unificazione di due termini?</text:h>
          </text:list-item>
          <text:list-item>
            <text:h text:style-name="P394" text:outline-level="3">-g(x/2,y)/1: lambda z: x(y,z+y);</text:h>
            <text:h text:style-name="P394" text:outline-level="3">molt(x,y): x*y;</text:h>
            <text:h text:style-name="P394" text:outline-level="3">^g(molt,3)(4);<text:line-break/> risultato? </text:h>
          </text:list-item>
          <text:list-item>
            <text:h text:style-name="P395" text:outline-level="3">-Quanti modelli minimali ci sono in questo programma logico? (basta dirne almeno un paio, ne possono esistere altri)<text:line-break/> u(1). <text:line-break/> u(2). <text:line-break/> u(3).<text:line-break/> p(1).<text:line-break/> p(2). <text:line-break/><text:tab/>r(X):- u(X), not(p(X)).<text:line-break/><text:tab/>rc(X):- u(X), not(r(X)).  <text:line-break/><text:tab/>-g(x/2,y)/1: lambda z: x(y,z+y);<text:line-break/><text:tab/>pp(x,y): x+2*y;<text:line-break/><text:tab/>^g(pp,3)(4);<text:line-break/><text:line-break/><text:tab/>risultato?17 </text:h>
          </text:list-item>
          <text:list-item>
            <text:h text:style-name="P396" text:outline-level="3">quanti sono i modelli minimali?<text:line-break/> u(1).<text:line-break/> u(2).<text:line-break/> p(1).<text:line-break/><text:soft-page-break/> r(X):- u(X), not(p(X)).<text:line-break/> rc(X):- u(X), not(r(X)).<text:line-break/><text:line-break/> universo =tutti i termini ground in questo caso i primi due termini</text:h>
          </text:list-item>
          <text:list-item>
            <text:h text:style-name="P396" text:outline-level="3">Funzione calculist che dato x calcola fib(x).</text:h>
          </text:list-item>
          <text:list-item>
            <text:h text:style-name="P427" text:outline-level="3"><text:span text:style-name="T15">quanti sono i modelli minimali? <text:line-break/> u(1).<text:line-break/> u(2).<text:line-break/> p(1).<text:line-break/> r(X):- u(X), not(p(X)).<text:line-break/> rc(X):- u(X), not(r(X)).<text:line-break/> Legenda: u sono gli umani, p sono i poveri, r è una persona ricca, rc è il reddito di cittadinanza (i significati hanno poca rilevanza).<text:line-break/> </text:span><text:span text:style-name="T16">R</text:span><text:span text:style-name="T15">isposta: quando si ha la negazione di solito si hanno piu modelli minimali <text:line-break/> ma <text:s/>quale è qui quello migliore? quello che dà il reddito<text:line-break/> di cittadinanza solo ad 1 elemento (ossia rc(X) è true solo in un caso.)<text:line-break/> <text:line-break/></text:span></text:h>
          </text:list-item>
        </text:list>
        <text:h text:style-name="P336" text:outline-level="3"><text:span text:style-name="T17">%%%%%%%%%%%%%</text:span></text:h>
        <text:h text:style-name="P432" text:outline-level="3"><text:span text:style-name="T17">T</text:span><text:span text:style-name="T11">estimonianze varie tutte <text:s/>Prolog:</text:span></text:h>
        <text:h text:style-name="P432" text:outline-level="3">scrivere un metodo che riceve in ingresso 4 liste q(L1, L2, L3, L4) che restituisce true se le liste sono tali che L3 è l'itersezione di L1 e L2, L4 è L1 - L2 (sottrazione insiemistica), le liste vanno intese come insiemi.</text:h>
        <text:h text:style-name="P432" text:outline-level="3"><text:soft-page-break/></text:h>
        <text:h text:style-name="P432" text:outline-level="3">scrivere un metodo che riceve in ingresso 2 liste q(L1, L2) che restituisce true se le liste sono tali che L2 = L1 rimuovendo gli elementi di L1 che sono in posizione pari</text:h>
        <text:h text:style-name="P432" text:outline-level="3"/>
        <text:h text:style-name="P432" text:outline-level="3">scrivere un metodo q(A, B, L1, L2) che restituisce true se L1 = L2 con i caratteri A sostituiti con B in L2</text:h>
        <text:h text:style-name="P432" text:outline-level="3"/>
        <text:h text:style-name="P432" text:outline-level="3">scrivere un metodo q(X, L, Y) che restituisce vero se Y è l'elemento successivo a X nella lista L</text:h>
        <text:h text:style-name="P432" text:outline-level="3"/>
        <text:h text:style-name="P432" text:outline-level="3">scrivere un metodo q(X, L, Y) che restituisce vero solo se Y è nella posizione X di L</text:h>
        <text:h text:style-name="P221" text:outline-level="3">Calcolo Numerico</text:h>
        <text:h text:style-name="P333" text:outline-level="3">#########################################</text:h>
        <text:p text:style-name="P25">Esami svolti con il Pro<text:span text:style-name="T139">fessore Yaroslav Sergeyev</text:span>:</text:p>
        <text:p text:style-name="P99">%%%%%%%%%%%%%</text:p>
        <text:p text:style-name="P112">testimonianze varie:</text:p>
        <text:p text:style-name="P112">-equazioni differenziali metodi conosciuti impliciti espliciti</text:p>
        <text:p text:style-name="P112">-esistenza polinomio di interpolazione e tecniche <text:s/>con vantaggi e svantaggi(lagrange e newton) </text:p>
        <text:p text:style-name="P112">-metodo romberg</text:p>
        <text:p text:style-name="P112">-metodi runge kutta spiega cosa sono e che ricordi</text:p>
        <text:p text:style-name="P112">-metodo di interpolazione conosciuti (lagrange e quelli che sai)</text:p>
        <text:p text:style-name="P112"><text:soft-page-break/>-punto fisso condizioni convergenza</text:p>
        <text:p text:style-name="P112">-quei 4 grafici di convergenza</text:p>
        <text:p text:style-name="P112">-derivazione numerica metodi</text:p>
        <text:p text:style-name="P99">%%%%%%%%%%%%%</text:p>
        <text:p text:style-name="P48"><text:span text:style-name="T3">Esami svolti con il Professore </text:span><text:span text:style-name="T51">Marat</text:span><text:span text:style-name="T3">:</text:span></text:p>
        <text:p text:style-name="P112">Testimonianza By Giovanni Giordano:</text:p>
        <text:p text:style-name="P112">-errore assoluto e relativo</text:p>
        <text:p text:style-name="P112">-estrapolazione di richardson</text:p>
        <text:p text:style-name="P99">%%%%%%%%%%%%%</text:p>
        <text:p text:style-name="P112">testimonianze varie:</text:p>
        <text:p text:style-name="P112">-fenomeno runge</text:p>
        <text:p text:style-name="P112">-cancellazione numerica</text:p>
        <text:p text:style-name="P112">-decomposizione triangolare con teoremi</text:p>
        <text:h text:style-name="P397" text:outline-level="3">#########################################</text:h>
        <text:h text:style-name="P222" text:outline-level="3">Algoritmi di Crittografia</text:h>
        <text:h text:style-name="P334" text:outline-level="3">#########################################</text:h>
        <text:p text:style-name="P26">Esami svolti con il Pro<text:span text:style-name="T139">fessore </text:span><text:span text:style-name="T142">Christian Molinaro</text:span>:</text:p>
        <text:p text:style-name="P102">%%%%%%%%%%%%%</text:p>
        <text:p text:style-name="P115">testimonianza by Giovanni Giordano:</text:p>
        <text:p text:style-name="P115">CBC</text:p>
        <text:p text:style-name="P115">funzioni hash in generale</text:p>
        <text:p text:style-name="P103">%%%%%%%%%%%%%</text:p>
        <text:p text:style-name="P115">varie testimonianze:</text:p>
        <text:p text:style-name="P115"><text:soft-page-break/>merkel puzzle (problemi,obbiettivo,algoritmo)</text:p>
        <text:p text:style-name="P115">authenticated encryption (tutte e 20 le pagine)</text:p>
        <text:p text:style-name="P115">One Time Pad (decifratura e cifratura deterministico o randomizzato, sicurezza per mandare messaggi,problemi)</text:p>
        <text:p text:style-name="P115">sicurezza semantica</text:p>
        <text:p text:style-name="P115">probab adv dice 1 quando EXP1</text:p>
        <text:p text:style-name="P115">modi operativi many time key</text:p>
        <text:p text:style-name="P115">PRG e definizioni sicurezza</text:p>
        <text:p text:style-name="P115">firma digitale e CA</text:p>
        <text:p text:style-name="P49"/>
        <text:p text:style-name="P49"/>
        <text:h text:style-name="P223" text:outline-level="3">Sistemi Distribuiti e Cloud COmputing</text:h>
        <text:h text:style-name="P335" text:outline-level="3">#########################################</text:h>
        <text:p text:style-name="P27">Esami svolti con il Pro<text:span text:style-name="T139">fessore </text:span><text:span text:style-name="T143">Domenico Talia</text:span>:</text:p>
        <text:p text:style-name="P104">%%%%%%%%%%%%%</text:p>
        <text:p text:style-name="P147">testimonianza by Giovanni Giordano:<text:line-break/>Weak consistency, release consistency,<text:span text:style-name="T144">differenze con EC2 e S3,</text:span><text:span text:style-name="T145">DNS</text:span></text:p>
        <text:p text:style-name="P148">altre testimonianze:<text:span text:style-name="T143">eukaliptus,Naming in generale,HTcondor</text:span></text:p>
        <text:h text:style-name="P431" text:outline-level="3">#########################################</text:h>
        <text:p text:style-name="P149"><text:span text:style-name="T1">Esami svolti con il Pro</text:span><text:span text:style-name="T4">fessore </text:span><text:span text:style-name="T52">Loris Belcastro</text:span><text:span text:style-name="T1">:</text:span></text:p>
        <text:p text:style-name="P105">%%%%%%%%%%%%%</text:p>
        <text:p text:style-name="P50"><text:span text:style-name="T146">Testimonianze by Giovanni Giordano:</text:span>distributed garbage collector,riferimenti java RMI,tabelle Azure,Combiner</text:p>
        <text:p text:style-name="P49"><text:soft-page-break/></text:p>
        <text:p text:style-name="P49"/>
        <text:p text:style-name="P49"/>
        <text:h text:style-name="Heading_20_1" text:outline-level="1">Ingegneria Elettronica LM</text:h>
        <text:p text:style-name="Text_20_body"/>
        <text:h text:style-name="Heading_20_2" text:outline-level="2">Non Classificato</text:h>
        <text:p text:style-name="Text_20_body"/>
        <text:h text:style-name="Heading_20_2" text:outline-level="2">2011/2012</text:h>
        <text:p text:style-name="Text_20_body"/>
        <text:h text:style-name="Heading_20_2" text:outline-level="2">2012/2013</text:h>
        <text:p text:style-name="Text_20_body"/>
        <text:h text:style-name="Heading_20_2" text:outline-level="2">2013/2014</text:h>
        <text:p text:style-name="Text_20_body"/>
        <text:h text:style-name="Heading_20_2" text:outline-level="2">2014/2015</text:h>
        <text:p text:style-name="Text_20_body"/>
        <text:h text:style-name="Heading_20_2" text:outline-level="2">2015/2016</text:h>
        <text:p text:style-name="P183"/>
        <text:h text:style-name="Heading_20_1" text:outline-level="1">Ingegneria dell’Automazione LM</text:h>
        <text:p text:style-name="Text_20_body"/>
        <text:h text:style-name="Heading_20_2" text:outline-level="2">Non Classificato</text:h>
        <text:p text:style-name="Text_20_body"/>
        <text:h text:style-name="Heading_20_2" text:outline-level="2">2011/2012</text:h>
        <text:p text:style-name="Text_20_body"/>
        <text:h text:style-name="Heading_20_2" text:outline-level="2">2012/2013</text:h>
        <text:p text:style-name="Text_20_body"/>
        <text:h text:style-name="Heading_20_2" text:outline-level="2">2013/2014</text:h>
        <text:p text:style-name="Text_20_body"/>
        <text:h text:style-name="Heading_20_2" text:outline-level="2">2014/2015</text:h>
        <text:p text:style-name="Text_20_body"/>
        <text:h text:style-name="Heading_20_2" text:outline-level="2">2015/2016</text:h>
        <text:h text:style-name="P428" text:outline-level="2"/>
        <text:h text:style-name="P193" text:outline-level="2">201<text:span text:style-name="T8">8</text:span>/201<text:span text:style-name="T8">9</text:span></text:h>
        <text:p text:style-name="P141"/>
        <text:h text:style-name="P402" text:outline-level="2">#########################################</text:h>
        <text:h text:style-name="P402" text:outline-level="2"/>
        <text:h text:style-name="P217" text:outline-level="3">Teoria dei sistemi</text:h>
        <text:h text:style-name="P358" text:outline-level="3">#########################################</text:h>
        <text:h text:style-name="P416" text:outline-level="3">Esami svolti con Casavola </text:h>
        <text:h text:style-name="P342" text:outline-level="3">%%%%%%%%%%%%%</text:h>
        <text:h text:style-name="P346" text:outline-level="3">By Carmen:</text:h>
        <text:h text:style-name="P347" text:outline-level="3"><text:soft-page-break/>Linearizzazione<text:line-break/>Taratura modelli arma <text:line-break/>Analisi in frequenza <text:line-break/>Risposta libera<text:line-break/>Esponenziale di matrice <text:line-break/>Sylvester <text:line-break/>Raggiungibilità<text:line-break/>Osservabilità <text:line-break/>Partizione alla Kalman<text:line-break/>Trasferimento energia minima<text:line-break/>Retroazione <text:line-break/>Retroazione dead beat <text:line-break/><text:line-break/></text:h>
        <text:p text:style-name="P183"/>
        <text:h text:style-name="Heading_20_1" text:outline-level="1">Ingegneria delle Telecomunicazioni LM</text:h>
        <text:p text:style-name="Text_20_body"/>
        <text:h text:style-name="Heading_20_2" text:outline-level="2">Non Classificato</text:h>
        <text:p text:style-name="Text_20_body"/>
        <text:h text:style-name="Heading_20_2" text:outline-level="2">2011/2012</text:h>
        <text:p text:style-name="Text_20_body"/>
        <text:h text:style-name="Heading_20_2" text:outline-level="2">2012/2013</text:h>
        <text:p text:style-name="Text_20_body"/>
        <text:h text:style-name="Heading_20_2" text:outline-level="2">2013/2014</text:h>
        <text:p text:style-name="Text_20_body"/>
        <text:h text:style-name="Heading_20_2" text:outline-level="2">2014/2015</text:h>
        <text:p text:style-name="Text_20_body"/>
        <text:h text:style-name="Heading_20_2" text:outline-level="2">2015/2016</text:h>
        <text:p text:style-name="Text_20_body"/>
        <text:p text:style-name="P183"/>
        <text:h text:style-name="Heading_20_1" text:outline-level="1">Changelog</text:h>
        <text:p text:style-name="Text_20_body">Qui troverai una piccola cronologia dei cambiamenti del file:</text:p>
        <text:h text:style-name="Heading_20_3" text:outline-level="3">2016-09-01, ore 00:10</text:h>
        <text:list xml:id="list1287366208" text:style-name="L37">
          <text:list-item>
            <text:p text:style-name="P280">Creata una sezione changelog</text:p>
            <text:list>
              <text:list-item>
                <text:p text:style-name="P280">ringraziamenti ad Albus aggiunti</text:p>
                <text:list>
                  <text:list-item>
                    <text:p text:style-name="P280">Separate le sezioni del professore, invece di ripetere per ogni studente il professore, verranno separate le sezioni con 3 underscore, tutti gli studenti che hanno affrontato l’esame con lo stesso professore saranno nella stessa sezione</text:p>
                    <text:list>
                      <text:list-item>
                        <text:p text:style-name="P280">Inserite le interrogazioni di Cataldo in Sistemi operativi, propagazione e trasmissione, fondamenti di automatica, metodi probabilistici della ricerca operativa e reti di calcolatori</text:p>
                      </text:list-item>
                      <text:list-item>
                        <text:p text:style-name="P280">dislocate alcune interrogazioni nei giusti anni accademici</text:p>
                      </text:list-item>
                      <text:list-item>
                        <text:p text:style-name="P280">aggiunta interrogazione di PsykeDady in basi di dati</text:p>
                      </text:list-item>
                    </text:list>
                  </text:list-item>
                </text:list>
              </text:list-item>
            </text:list>
          </text:list-item>
        </text:list>
        <text:h text:style-name="Heading_20_3" text:outline-level="3">2016-09-01, ore 00:43</text:h>
        <text:list xml:id="list870137029" text:style-name="L38">
          <text:list-item>
            <text:p text:style-name="P281">Eliminata domanda messa in materia sbagliata</text:p>
            <text:list>
              <text:list-item>
                <text:p text:style-name="P281">aggiunte le interrogazioni di Cataldo in Chimica, Calcolatori Elettronici</text:p>
              </text:list-item>
            </text:list>
          </text:list-item>
        </text:list>
        <text:h text:style-name="Heading_20_3" text:outline-level="3">2016-08-15, ore 18:31</text:h>
        <text:list xml:id="list1512132257" text:style-name="L39">
          <text:list-item>
            <text:p text:style-name="P282">Aggiunte interrogazioni di :</text:p>
            <text:list>
              <text:list-item>
                <text:p text:style-name="P311">Federica Branca in Elettrotecnica</text:p>
                <text:list>
                  <text:list-item>
                    <text:p text:style-name="P311">Luigi De Marco in Metodi Matematici</text:p>
                    <text:list>
                      <text:list-item>
                        <text:p text:style-name="P311"><text:soft-page-break/>Gianpaolo Cascardo in Ingegneria del Software</text:p>
                        <text:list>
                          <text:list-item>
                            <text:p text:style-name="P311">Utenti Anonimi in Ingegneria del Software, sotto testimonianza di Gianpaolo</text:p>
                          </text:list-item>
                        </text:list>
                      </text:list-item>
                      <text:list-item>
                        <text:p text:style-name="P282">Aggiunta possibilità di aggiungere testimonianze e esperienze anonime, per questioni di privacy</text:p>
                      </text:list-item>
                      <text:list-item>
                        <text:p text:style-name="P282">Creato file di changelog</text:p>
                      </text:list-item>
                    </text:list>
                  </text:list-item>
                </text:list>
              </text:list-item>
            </text:list>
          </text:list-item>
        </text:list>
        <text:h text:style-name="Heading_20_3" text:outline-level="3">2016-09-20, ore 10:45</text:h>
        <text:list xml:id="list264316011" text:style-name="L40">
          <text:list-item>
            <text:p text:style-name="P283">Aggiunte interrogazioni di:</text:p>
            <text:list>
              <text:list-item>
                <text:p text:style-name="P312">Frangesc O))) in elettrotecnica</text:p>
                <text:list>
                  <text:list-item>
                    <text:p text:style-name="P312">Anonime in elettrotecnica (su testimonianza di Frangesc O))) )</text:p>
                    <text:list>
                      <text:list-item>
                        <text:p text:style-name="P312">Cataldo in Ricerca Operativa</text:p>
                        <text:list>
                          <text:list-item>
                            <text:p text:style-name="P312">Anonime in Calcolatori Elettronici (su testimonianza di PsykeDady)</text:p>
                          </text:list-item>
                        </text:list>
                      </text:list-item>
                    </text:list>
                  </text:list-item>
                </text:list>
              </text:list-item>
            </text:list>
          </text:list-item>
        </text:list>
        <text:h text:style-name="Heading_20_3" text:outline-level="3">2016-11-21, ore 08:45</text:h>
        <text:list xml:id="list4199832786" text:style-name="L41">
          <text:list-item>
            <text:p text:style-name="P284">Aggiunte interrogazioni in algoritmi e strutture dati con Flesca di:</text:p>
            <text:list>
              <text:list-item>
                <text:p text:style-name="P313">Dario (Non Specificato)</text:p>
                <text:list>
                  <text:list-item>
                    <text:p text:style-name="P313">Salvatore Riga (2015-16)</text:p>
                  </text:list-item>
                </text:list>
              </text:list-item>
            </text:list>
          </text:list-item>
        </text:list>
        <text:h text:style-name="Heading_20_3" text:outline-level="3">2017-03-30, ore 10:58</text:h>
        <text:list xml:id="list3843661672" text:style-name="L42">
          <text:list-item>
            <text:p text:style-name="P285">Aggiunte interrogazioni in Linguaggi Formali e Informatica Teorica di:</text:p>
            <text:list>
              <text:list-item>
                <text:p text:style-name="P314">Davide Galati</text:p>
                <text:list>
                  <text:list-item>
                    <text:p text:style-name="P314">Utenti anonimi e testimonianze</text:p>
                  </text:list-item>
                </text:list>
              </text:list-item>
            </text:list>
          </text:list-item>
        </text:list>
        <text:p text:style-name="Text_20_body"/>
        <text:h text:style-name="Heading_20_3" text:outline-level="3"><text:soft-page-break/>2017-04-01, ore 16:26</text:h>
        <text:list xml:id="list94156962" text:style-name="L43">
          <text:list-item>
            <text:p text:style-name="P286">Aggiunte interrogazioni in Linguaggi Formali di:</text:p>
            <text:list>
              <text:list-item>
                <text:p text:style-name="P315">Utenti anonimi e testimonianza</text:p>
                <text:list>
                  <text:list-item>
                    <text:p text:style-name="P286">Aggiunte interrogazioni in Informatica Teorica di:</text:p>
                    <text:list>
                      <text:list-item>
                        <text:p text:style-name="P315">Riccardo</text:p>
                      </text:list-item>
                    </text:list>
                  </text:list-item>
                </text:list>
              </text:list-item>
            </text:list>
          </text:list-item>
        </text:list>
        <text:h text:style-name="Heading_20_3" text:outline-level="3">2017-07-17, ore 19:57</text:h>
        <text:list xml:id="list2784741240" text:style-name="L44">
          <text:list-item>
            <text:p text:style-name="P287">Tutte le modifiche sono state fatte in Ingegneria informatica (LM e LT) all'anno 2016/7:<text:line-break/></text:p>
            <text:list>
              <text:list-item>
                <text:p text:style-name="P316">Aggiunto Orale Ottimizzazione Davide Galati</text:p>
                <text:list>
                  <text:list-item>
                    <text:p text:style-name="P316">Aggiunto Orale Valutazione Prestazioni Davide Galati</text:p>
                    <text:list>
                      <text:list-item>
                        <text:p text:style-name="P316">Aggiunte testimonianze anonime Analisi Matematica 2 </text:p>
                        <text:list>
                          <text:list-item>
                            <text:p text:style-name="P316">Aggiunto Orale Roberto Tassone in Architetture e Programmazione dei sistemi di elaborazione</text:p>
                          </text:list-item>
                          <text:list-item>
                            <text:p text:style-name="P316">Aggiunte testimonianze anonime in Sistemi Operativi, con Talia e Marozzo</text:p>
                          </text:list-item>
                          <text:list-item>
                            <text:p text:style-name="P316">Aggiunte testimonianze anonime in Programmazione Orientata ad Oggetti con Libero Nigro</text:p>
                          </text:list-item>
                          <text:list-item>
                            <text:p text:style-name="P316">Aggiunto orale di Enri in Fondamenti di Automatica</text:p>
                          </text:list-item>
                          <text:list-item>
                            <text:p text:style-name="P316">Aggiunto orale Marco Domenicano in Linguaggi Formali con Saccà e Rullo</text:p>
                          </text:list-item>
                          <text:list-item>
                            <text:p text:style-name="P316"><text:soft-page-break/>Aggiunte Testimonianze raccolte da Gianpaolo in Ottimizzazione</text:p>
                          </text:list-item>
                        </text:list>
                      </text:list-item>
                    </text:list>
                  </text:list-item>
                </text:list>
              </text:list-item>
            </text:list>
          </text:list-item>
        </text:list>
        <text:h text:style-name="P224" text:outline-level="3">2017-07-17, ore 19:57</text:h>
        <text:list xml:id="list922348670" text:style-name="L45">
          <text:list-item>
            <text:p text:style-name="P288">Aggiunta testimonianza Cataldo ad Ing informatica LT in ambienti di programmazione per il sw di base</text:p>
            <text:list>
              <text:list-item>
                <text:p text:style-name="P288">Crittografia da Roberto <text:s text:c="2"/>e Riccardo</text:p>
                <text:list>
                  <text:list-item>
                    <text:p text:style-name="P288">Automatica in forma anonima da <text:s/>Gianma</text:p>
                    <text:list>
                      <text:list-item>
                        <text:p text:style-name="P288">Ambienti per il software di base da Marco</text:p>
                      </text:list-item>
                      <text:list-item>
                        <text:p text:style-name="P288">Fondamenti di informatica, Reti logiche e calcolatori, Matematica Computazionale, Algebra da Giovanni</text:p>
                      </text:list-item>
                    </text:list>
                  </text:list-item>
                </text:list>
              </text:list-item>
            </text:list>
          </text:list-item>
        </text:list>
        <text:p text:style-name="Text_20_body"/>
        <text:h text:style-name="Heading_20_3" text:outline-level="3">2017-07-17, ore 19:57</text:h>
        <text:p text:style-name="Text_20_body">Aggiunta sezione Informatica LT 2017-2018, interrogazione Fisica con Crossetti anonima e di giovanni giordano</text:p>
        <text:p text:style-name="Text_20_body"/>
        <text:h text:style-name="Heading_20_3" text:outline-level="3">2017-02-12, ore 12:37</text:h>
        <text:p text:style-name="Text_20_body">Tolti riferimenti allo zip.</text:p>
        <text:p text:style-name="Text_20_body">Interrogazioni aggiunte:</text:p>
        <text:list xml:id="list245297577" text:style-name="L46">
          <text:list-item>
            <text:p text:style-name="P319">basi di dati 2017/2018</text:p>
            <text:list>
              <text:list-item>
                <text:p text:style-name="P320">Alberto (con furfaro)</text:p>
                <text:list>
                  <text:list-item>
                    <text:p text:style-name="P320">francescolux con amelio</text:p>
                    <text:list>
                      <text:list-item>
                        <text:p text:style-name="P319">Ambienti 2017/2018</text:p>
                        <text:list>
                          <text:list-item>
                            <text:p text:style-name="P320">Alberto</text:p>
                          </text:list-item>
                          <text:list-item>
                            <text:p text:style-name="P320">Anonime</text:p>
                          </text:list-item>
                        </text:list>
                      </text:list-item>
                      <text:list-item>
                        <text:p text:style-name="P319"><text:soft-page-break/>Algebra Lineare 2017/2018</text:p>
                        <text:list>
                          <text:list-item>
                            <text:p text:style-name="P320">Davide</text:p>
                          </text:list-item>
                        </text:list>
                      </text:list-item>
                      <text:list-item>
                        <text:p text:style-name="P319">Matematica computazionale 2017/2018</text:p>
                        <text:list>
                          <text:list-item>
                            <text:p text:style-name="P320">Davide</text:p>
                          </text:list-item>
                        </text:list>
                      </text:list-item>
                      <text:list-item>
                        <text:p text:style-name="P319">Probabilità 2017/2018:</text:p>
                        <text:list>
                          <text:list-item>
                            <text:p text:style-name="P320">Giovanni</text:p>
                          </text:list-item>
                          <text:list-item>
                            <text:p text:style-name="P320">Testimonianze raccolte da Giovanni</text:p>
                          </text:list-item>
                        </text:list>
                      </text:list-item>
                      <text:list-item>
                        <text:p text:style-name="P319">Analisi2 2017/2018</text:p>
                        <text:list>
                          <text:list-item>
                            <text:p text:style-name="P320">Testimonianze raccolte da Giovanni</text:p>
                          </text:list-item>
                        </text:list>
                      </text:list-item>
                      <text:list-item>
                        <text:p text:style-name="P319">Ricerca Operativa 2017/2018</text:p>
                        <text:list>
                          <text:list-item>
                            <text:p text:style-name="P320">Testimonianze raccolte</text:p>
                          </text:list-item>
                        </text:list>
                      </text:list-item>
                      <text:list-item>
                        <text:p text:style-name="P319">Elettromagnetismo 2017/2018</text:p>
                        <text:list>
                          <text:list-item>
                            <text:p text:style-name="P320">Giovanni</text:p>
                          </text:list-item>
                        </text:list>
                      </text:list-item>
                      <text:list-item>
                        <text:p text:style-name="P319">Basi di dati 2016/2017</text:p>
                        <text:list>
                          <text:list-item>
                            <text:p text:style-name="P320">Carmen (con Amelio) </text:p>
                          </text:list-item>
                        </text:list>
                      </text:list-item>
                    </text:list>
                  </text:list-item>
                </text:list>
              </text:list-item>
            </text:list>
          </text:list-item>
        </text:list>
        <text:p text:style-name="Text_20_body"/>
        <text:h text:style-name="Heading_20_3" text:outline-level="3">2017-03-11, ore 16:30</text:h>
        <text:p text:style-name="Text_20_body">Aggiunta interrogazione Davide Galati in Intelligenza artificiale</text:p>
        <text:p text:style-name="Text_20_body"/>
        <text:p text:style-name="Text_20_body">Correzione errore su interrogazioni basi </text:p>
        <text:p text:style-name="Text_20_body"/>
        <text:h text:style-name="Heading_20_3" text:outline-level="3"><text:soft-page-break/>2018-07-31, ore 19:30</text:h>
        <text:p text:style-name="Text_20_body">La quantità di aggiornamenti è davvero grande, quindi mi scuso in anticipo se non cito qualcuno di voi (o se ancora peggio non siete presenti tra le domande, in tal caso potete contattari privatamente su telegram) :</text:p>
        <text:list xml:id="list1966434625" text:style-name="L47">
          <text:list-item>
            <text:p text:style-name="P296">Anonime su Reti di TLC con De Rango</text:p>
            <text:list>
              <text:list-item>
                <text:p text:style-name="P296">Famularo fondamenti di automatica → <text:s/>febbraio <text:s/>2018 by simone</text:p>
                <text:list>
                  <text:list-item>
                    <text:p text:style-name="P296">Furfaro Basi di Dati → <text:s/>febbraio 2018 by Simone</text:p>
                    <text:list>
                      <text:list-item>
                        <text:p text:style-name="P296">Talia Sisop → <text:s/>anno nn classificato di Luigi De Marco</text:p>
                      </text:list-item>
                      <text:list-item>
                        <text:p text:style-name="P296">Fondamenti di informatica, domande miste → non classificato. giovanni giordano</text:p>
                      </text:list-item>
                      <text:list-item>
                        <text:p text:style-name="P296">Propagazione, Costanzo → anno 2017/2018 testimonianze by Francesco</text:p>
                      </text:list-item>
                      <text:list-item>
                        <text:p text:style-name="P296">Basi di Dati con amelio e furfaro → 17/18 anonime</text:p>
                      </text:list-item>
                      <text:list-item>
                        <text:p text:style-name="P296">Ricerca operativa <text:s/>con monaco→ 16/17 Anna ricca </text:p>
                      </text:list-item>
                      <text:list-item>
                        <text:p text:style-name="P296">Laboratorio di automatica con famularo → fabio </text:p>
                      </text:list-item>
                      <text:list-item>
                        <text:p text:style-name="P296">Informatica Teorica :by Marco</text:p>
                      </text:list-item>
                      <text:list-item>
                        <text:p text:style-name="P296">Ingegneria del software anonimo</text:p>
                      </text:list-item>
                      <text:list-item>
                        <text:p text:style-name="P296">giovanni : analisi 1, programmazione orientata ad oggetti</text:p>
                      </text:list-item>
                      <text:list-item>
                        <text:p text:style-name="P296">anonime analisi 1 </text:p>
                      </text:list-item>
                      <text:list-item>
                        <text:p text:style-name="P296">Marco → <text:s/>informatica teorica</text:p>
                      </text:list-item>
                      <text:list-item>
                        <text:p text:style-name="P296">Anonime <text:s/>→ IA</text:p>
                      </text:list-item>
                      <text:list-item>
                        <text:p text:style-name="P296"><text:soft-page-break/>Analisi 2 → <text:s/>by francescolux</text:p>
                      </text:list-item>
                      <text:list-item>
                        <text:p text:style-name="P296">Ingegneria del software → by ciccio</text:p>
                      </text:list-item>
                      <text:list-item>
                        <text:p text:style-name="P296">Testimonianze davide → fondamenti di informatica </text:p>
                      </text:list-item>
                      <text:list-item>
                        <text:p text:style-name="P296">Testimonianze giovanni → <text:s/>algoritmi e str dati</text:p>
                      </text:list-item>
                      <text:list-item>
                        <text:p text:style-name="P296">Pentaho, sistemi informativi con sacca, Gianpaolo e luca </text:p>
                      </text:list-item>
                    </text:list>
                    <text:h text:style-name="P225" text:outline-level="3">201<text:span text:style-name="T24">9</text:span>-<text:span text:style-name="T24">08</text:span>-<text:span text:style-name="T24">02</text:span>, ore 19:30</text:h>
                  </text:list-item>
                </text:list>
              </text:list-item>
            </text:list>
          </text:list-item>
        </text:list>
        <text:h text:style-name="P433" text:outline-level="3">Aggiunte testimonianze:</text:h>
        <text:list xml:id="list1998968054" text:style-name="L48">
          <text:list-item>
            <text:h text:style-name="P448" text:outline-level="3">Francescolux ingegneria del Software</text:h>
          </text:list-item>
          <text:list-item>
            <text:h text:style-name="P448" text:outline-level="3">Francescolux Metodi probabilistici</text:h>
          </text:list-item>
          <text:list-item>
            <text:h text:style-name="P448" text:outline-level="3">Carmen teoria dei sistemi (non conosco la data)</text:h>
          </text:list-item>
          <text:list-item>
            <text:h text:style-name="P448" text:outline-level="3">Fabio informatica teorica</text:h>
          </text:list-item>
          <text:list-item>
            <text:h text:style-name="P448" text:outline-level="3">Fabio basi di dati</text:h>
          </text:list-item>
          <text:list-item>
            <text:h text:style-name="P448" text:outline-level="3">Fabio Robotica</text:h>
          </text:list-item>
          <text:list-item>
            <text:h text:style-name="P448" text:outline-level="3">Matteo Grollino Informatica Teorica</text:h>
          </text:list-item>
          <text:list-item>
            <text:h text:style-name="P449" text:outline-level="3">Rak Sistemi Informativi</text:h>
          </text:list-item>
          <text:list-item>
            <text:h text:style-name="P450" text:outline-level="3">Giovanni Sistemi Operativi, Fondamenti di Automatica, Algoritmi e strutture dati</text:h>
          </text:list-item>
        </text:list>
        <text:list xml:id="list112513217237256" text:continue-list="list1966434625" text:style-name="L47">
          <text:list-item>
            <text:list>
              <text:list-item>
                <text:list>
                  <text:list-header>
                    <text:h text:style-name="P226" text:outline-level="3">201<text:span text:style-name="T24">9</text:span>-<text:span text:style-name="T26">18</text:span>-<text:span text:style-name="T24">02</text:span>, ore 1<text:span text:style-name="T26">8</text:span>:<text:span text:style-name="T26">29</text:span></text:h>
                  </text:list-header>
                </text:list>
              </text:list-item>
            </text:list>
          </text:list-item>
        </text:list>
        <text:h text:style-name="P434" text:outline-level="3">Aggiunte testimonianze <text:span text:style-name="T26">di metodi probabilistici come anonime</text:span></text:h>
        <text:h text:style-name="P434" text:outline-level="3"/>
        <text:list xml:id="list112512845862729" text:continue-numbering="true" text:style-name="L47">
          <text:list-item>
            <text:list>
              <text:list-item>
                <text:list>
                  <text:list-header>
                    <text:h text:style-name="P227" text:outline-level="3">201<text:span text:style-name="T24">9</text:span>-<text:span text:style-name="T26">19</text:span>-<text:span text:style-name="T24">02</text:span>, ore 1<text:span text:style-name="T27">4</text:span>:<text:span text:style-name="T27">33</text:span></text:h>
                  </text:list-header>
                </text:list>
              </text:list-item>
            </text:list>
          </text:list-item>
        </text:list>
        <text:h text:style-name="P435" text:outline-level="3">Aggiunte testimonianze <text:span text:style-name="T26">di basi di dati By batman</text:span></text:h>
        <text:list xml:id="list112513154538053" text:continue-numbering="true" text:style-name="L47">
          <text:list-item>
            <text:list>
              <text:list-item>
                <text:list>
                  <text:list-header>
                    <text:h text:style-name="P232" text:outline-level="3"><text:soft-page-break/>2019-<text:span text:style-name="T28">21</text:span>-02, ore 1<text:span text:style-name="T27">4</text:span>:<text:span text:style-name="T27">33</text:span></text:h>
                  </text:list-header>
                </text:list>
              </text:list-item>
            </text:list>
          </text:list-item>
        </text:list>
        <text:h text:style-name="P440" text:outline-level="3">Aggiunte testimonianze anonime di Fondamenti di automatica</text:h>
        <text:list xml:id="list112513248307889" text:continue-numbering="true" text:style-name="L47">
          <text:list-item>
            <text:list>
              <text:list-item>
                <text:list>
                  <text:list-header>
                    <text:h text:style-name="P233" text:outline-level="3">2019-<text:span text:style-name="T28">27</text:span>-02, ore <text:span text:style-name="T30">11</text:span>:<text:span text:style-name="T30">20</text:span></text:h>
                  </text:list-header>
                </text:list>
              </text:list-item>
            </text:list>
          </text:list-item>
        </text:list>
        <text:list xml:id="list3787737653" text:style-name="L49">
          <text:list-item>
            <text:h text:style-name="P451" text:outline-level="3">Aggiunte testimonianze orale Analisi 2 con i prof Colao e De Luca</text:h>
          </text:list-item>
          <text:list-item>
            <text:h text:style-name="P464" text:outline-level="3"><text:span text:style-name="T32">aggiustate testimonianze metodi probabilistici </text:span><text:span text:style-name="T33">con Legato</text:span></text:h>
            <text:list>
              <text:list-item>
                <text:list>
                  <text:list-header>
                    <text:h text:style-name="P234" text:outline-level="3">2019-<text:span text:style-name="T28">28</text:span>-02, ore <text:span text:style-name="T67">15</text:span>:<text:span text:style-name="T30">20</text:span></text:h>
                  </text:list-header>
                </text:list>
              </text:list-item>
            </text:list>
          </text:list-item>
          <text:list-item>
            <text:h text:style-name="P452" text:outline-level="3">Aggiunte testimonianze <text:span text:style-name="T67">di Fondamenti di Reti di Telecomunicazioni -&gt;De rango, Tropea</text:span></text:h>
          </text:list-item>
          <text:list-item>
            <text:h text:style-name="P453" text:outline-level="3">Aggiunte testimonianze di Ambienti di Programmazione per il Software di Base→ Folino</text:h>
            <text:list>
              <text:list-item>
                <text:list>
                  <text:list-header>
                    <text:h text:style-name="P235" text:outline-level="3">2019-<text:span text:style-name="T71">04</text:span>-0<text:span text:style-name="T71">4</text:span>, ore <text:span text:style-name="T67">15</text:span>:<text:span text:style-name="T30">20:</text:span></text:h>
                  </text:list-header>
                </text:list>
              </text:list-item>
            </text:list>
          </text:list-item>
          <text:list-item>
            <text:h text:style-name="P465" text:outline-level="3"><text:span text:style-name="T34">A</text:span><text:span text:style-name="T31">ggiunta testimonianza di Gianpaolo in Informatica Teoria →</text:span><text:span text:style-name="T35"> Scarcello</text:span></text:h>
          </text:list-item>
          <text:list-item>
            <text:h text:style-name="P465" text:outline-level="3"><text:span text:style-name="T31">Aggiunta testimonianza in Ingegneria del software e sistemi agenti real time →</text:span><text:span text:style-name="T35"> Nigro</text:span></text:h>
            <text:list>
              <text:list-item>
                <text:list>
                  <text:list-header>
                    <text:h text:style-name="P239" text:outline-level="3"><text:span text:style-name="T36">2019-</text:span><text:span text:style-name="T37">07</text:span><text:span text:style-name="T36">-</text:span><text:span text:style-name="T38">02</text:span><text:span text:style-name="T36">, ore </text:span><text:span text:style-name="T38">20</text:span><text:span text:style-name="T36">:</text:span><text:span text:style-name="T38">40:</text:span></text:h>
                  </text:list-header>
                </text:list>
              </text:list-item>
            </text:list>
          </text:list-item>
          <text:list-item>
            <text:h text:style-name="P454" text:outline-level="3">Aggiunta testimonianza Luigi De Marco in Fondamenti di Automatica →Famularo</text:h>
          </text:list-item>
          <text:list-item>
            <text:h text:style-name="P454" text:outline-level="3">Aggiunte testimonianze anonime di Sistemi Operativi →Talia e Marozzo</text:h>
          </text:list-item>
          <text:list-item>
            <text:h text:style-name="P454" text:outline-level="3">Aggiunte testimonianze anonime di Reti di Calcolatori → Trunfio</text:h>
            <text:list>
              <text:list-item>
                <text:list>
                  <text:list-header>
                    <text:h text:style-name="P240" text:outline-level="3"><text:soft-page-break/><text:span text:style-name="T36">2019-</text:span><text:span text:style-name="T37">07</text:span><text:span text:style-name="T36">-</text:span><text:span text:style-name="T38">0</text:span><text:span text:style-name="T39">3</text:span><text:span text:style-name="T36">, ore </text:span><text:span text:style-name="T39">18</text:span><text:span text:style-name="T36">:</text:span><text:span text:style-name="T39">55</text:span><text:span text:style-name="T38">:</text:span></text:h>
                  </text:list-header>
                </text:list>
              </text:list-item>
            </text:list>
          </text:list-item>
          <text:list-item>
            <text:h text:style-name="P455" text:outline-level="3">Aggiunt<text:span text:style-name="T72">a</text:span> testimonianz<text:span text:style-name="T72">a</text:span> <text:span text:style-name="T72">by Mitch</text:span> di Sistemi Operativi →Talia e Marozzo</text:h>
            <text:list>
              <text:list-item>
                <text:list>
                  <text:list-header>
                    <text:h text:style-name="P241" text:outline-level="3"><text:span text:style-name="T36">2019-</text:span><text:span text:style-name="T37">07</text:span><text:span text:style-name="T36">-</text:span><text:span text:style-name="T38">0</text:span><text:span text:style-name="T40">5</text:span><text:span text:style-name="T36">, ore </text:span><text:span text:style-name="T40">16</text:span><text:span text:style-name="T36">:</text:span><text:span text:style-name="T38">40:</text:span></text:h>
                  </text:list-header>
                </text:list>
              </text:list-item>
            </text:list>
          </text:list-item>
          <text:list-item>
            <text:h text:style-name="P456" text:outline-level="3">Aggiunte testimonianze <text:span text:style-name="T73">by Alfredo </text:span>di Reti di Calcolatori → Trunfio</text:h>
          </text:list-item>
          <text:list-item>
            <text:h text:style-name="P459" text:outline-level="3">Aggiunte testimonianze by Alessio di Sistemi Operativi → Talia e Marozzo</text:h>
            <text:list>
              <text:list-item>
                <text:list>
                  <text:list-header>
                    <text:h text:style-name="P242" text:outline-level="3"><text:span text:style-name="T36">2019-</text:span><text:span text:style-name="T37">07</text:span><text:span text:style-name="T36">-</text:span><text:span text:style-name="T41">12</text:span><text:span text:style-name="T36">, ore </text:span><text:span text:style-name="T40">1</text:span><text:span text:style-name="T41">8</text:span><text:span text:style-name="T36">:</text:span><text:span text:style-name="T38">40:</text:span></text:h>
                  </text:list-header>
                </text:list>
              </text:list-item>
            </text:list>
          </text:list-item>
          <text:list-item>
            <text:h text:style-name="P457" text:outline-level="3">Aggiunte testimonianze <text:span text:style-name="T73">by Arbrane97 </text:span>di <text:span text:style-name="T79">Ambienti programmazione software</text:span>→ <text:span text:style-name="T79">Folino e Ianni</text:span></text:h>
            <text:list>
              <text:list-item>
                <text:list>
                  <text:list-header>
                    <text:h text:style-name="P243" text:outline-level="3"><text:span text:style-name="T36">2019-</text:span><text:span text:style-name="T37">07</text:span><text:span text:style-name="T36">-</text:span><text:span text:style-name="T42">23</text:span><text:span text:style-name="T36">, ore </text:span><text:span text:style-name="T40">1</text:span><text:span text:style-name="T42">9</text:span><text:span text:style-name="T36">:</text:span><text:span text:style-name="T42">55</text:span><text:span text:style-name="T38">:</text:span></text:h>
                  </text:list-header>
                </text:list>
              </text:list-item>
            </text:list>
          </text:list-item>
          <text:list-item>
            <text:h text:style-name="P458" text:outline-level="3">Aggiunt<text:span text:style-name="T82">a</text:span> testimonianz<text:span text:style-name="T82">a</text:span> <text:span text:style-name="T73">by Arbrane97 </text:span>di <text:span text:style-name="T79">Algoritmi e strutture dati</text:span>→<text:span text:style-name="T82">Mandaglio</text:span></text:h>
          </text:list-item>
          <text:list-item>
            <text:h text:style-name="P460" text:outline-level="3">Aggiunt<text:span text:style-name="T82">a</text:span> testimonianz<text:span text:style-name="T82">a</text:span> by <text:span text:style-name="T82">Davide</text:span> di Sistemi Operativi → Talia e Marozzo</text:h>
          </text:list-item>
          <text:list-item>
            <text:h text:style-name="P458" text:outline-level="3">Aggiunta testimonianza Luigi in Fondamenti di Automatica →Famularo</text:h>
            <text:list>
              <text:list-item>
                <text:list>
                  <text:list-header>
                    <text:h text:style-name="P236" text:outline-level="3"><text:span text:style-name="T24">2019-</text:span><text:span text:style-name="T71">07</text:span><text:span text:style-name="T24">-</text:span><text:span text:style-name="T117">30</text:span><text:span text:style-name="T24">, ore </text:span><text:span text:style-name="T73">1</text:span><text:span text:style-name="T82">9</text:span><text:span text:style-name="T24">:</text:span><text:span text:style-name="T117">20</text:span></text:h>
                  </text:list-header>
                </text:list>
              </text:list-item>
            </text:list>
          </text:list-item>
          <text:list-item>
            <text:h text:style-name="P446" text:outline-level="3"><text:span text:style-name="T45">Aggiunt</text:span><text:span text:style-name="T42">a</text:span><text:span text:style-name="T45"> testimonianz</text:span><text:span text:style-name="T42">a</text:span><text:span text:style-name="T45"> </text:span><text:span text:style-name="T40">by </text:span><text:span text:style-name="T45">Davide</text:span><text:span text:style-name="T40"> </text:span><text:span text:style-name="T45">di </text:span><text:span text:style-name="T41">Algoritmi e strutture dati</text:span><text:span text:style-name="T45">→Flesca</text:span></text:h>
          </text:list-item>
        </text:list>
        <text:list xml:id="list112511902797093" text:continue-list="list112513248307889" text:style-name="L47">
          <text:list-item>
            <text:list>
              <text:list-item>
                <text:list>
                  <text:list-header>
                    <text:h text:style-name="P228" text:outline-level="3">201<text:span text:style-name="T24">9</text:span>-<text:span text:style-name="T83">10</text:span>-<text:span text:style-name="T24">05</text:span>, ore <text:span text:style-name="T83">11</text:span>:0<text:span text:style-name="T83">3</text:span></text:h>
                  </text:list-header>
                </text:list>
              </text:list-item>
            </text:list>
          </text:list-item>
        </text:list>
        <text:h text:style-name="P436" text:outline-level="3">Aggiunte testimonianze:</text:h>
        <text:list xml:id="list3034677418" text:style-name="L50">
          <text:list-item>
            <text:h text:style-name="P461" text:outline-level="3">By Angelo in Ricerca Operativa → Monaco e Sammarra</text:h>
          </text:list-item>
          <text:list-item>
            <text:h text:style-name="P462" text:outline-level="3">Giovanni Giordano in Basi di Dati → Furfaro e Amelio</text:h>
          </text:list-item>
          <text:list-item>
            <text:h text:style-name="P462" text:outline-level="3"><text:soft-page-break/><text:s/><text:span text:style-name="T85">@aloeasy in Sistemi Distribuiti e Cloud Computing → Talia e Belcastro</text:span></text:h>
          </text:list-item>
        </text:list>
        <text:list xml:id="list112512158481144" text:continue-list="list112511902797093" text:style-name="L47">
          <text:list-item>
            <text:list>
              <text:list-item>
                <text:list>
                  <text:list-header>
                    <text:h text:style-name="P229" text:outline-level="3">201<text:span text:style-name="T24">9</text:span>-<text:span text:style-name="T83">10</text:span>-<text:span text:style-name="T86">29</text:span>, ore <text:span text:style-name="T83">18</text:span>:<text:span text:style-name="T83">30</text:span></text:h>
                  </text:list-header>
                </text:list>
              </text:list-item>
            </text:list>
          </text:list-item>
        </text:list>
        <text:h text:style-name="P437" text:outline-level="3">Aggiunte testimonianze:</text:h>
        <text:list xml:id="list784801651" text:style-name="L51">
          <text:list-item>
            <text:h text:style-name="P463" text:outline-level="3">Giovanni Giordano e anonime di Ingegneria del Software → Furfaro e Falcone</text:h>
          </text:list-item>
        </text:list>
        <text:h text:style-name="P245" text:outline-level="3"><text:span text:style-name="T90">20</text:span><text:span text:style-name="T92">20</text:span><text:span text:style-name="T90">-</text:span><text:span text:style-name="T93">1</text:span><text:span text:style-name="T90">-</text:span><text:span text:style-name="T93">24</text:span><text:span text:style-name="T90">, ore </text:span><text:span text:style-name="T93">9</text:span><text:span text:style-name="T90">:</text:span><text:span text:style-name="T93">1</text:span><text:span text:style-name="T91">0</text:span></text:h>
        <text:h text:style-name="P467" text:outline-level="3">Aggiunte testimonianze <text:span text:style-name="T119">da Viviana</text:span>:</text:h>
        <text:list xml:id="list2232323848" text:style-name="WWNum1a">
          <text:list-item>
            <text:h text:style-name="P477" text:outline-level="3"><text:span text:style-name="T90">anonime di </text:span><text:span text:style-name="T93">Basi di Dati</text:span><text:span text:style-name="T90"> → </text:span><text:span text:style-name="T93">Furfaro e Amelio</text:span></text:h>
          </text:list-item>
        </text:list>
        <text:h text:style-name="P246" text:outline-level="3"><text:span text:style-name="T90">20</text:span><text:span text:style-name="T92">20</text:span><text:span text:style-name="T90">-</text:span><text:span text:style-name="T91">2</text:span><text:span text:style-name="T90">-</text:span><text:span text:style-name="T91">5</text:span><text:span text:style-name="T90">, ore 1</text:span><text:span text:style-name="T91">5</text:span><text:span text:style-name="T90">:</text:span><text:span text:style-name="T91">20</text:span></text:h>
        <text:h text:style-name="P466" text:outline-level="3">Aggiunte testimonianze <text:span text:style-name="T118">da Viviana</text:span>:</text:h>
        <text:list xml:id="list112512595871014" text:continue-numbering="true" text:style-name="WWNum1a">
          <text:list-item>
            <text:h text:style-name="P478" text:outline-level="3">anonime di <text:span text:style-name="T113">Ambienti di Programmazione per il software di base</text:span> → <text:span text:style-name="T113">Folino</text:span></text:h>
          </text:list-item>
          <text:list-item>
            <text:h text:style-name="P253" text:outline-level="3"><text:span text:style-name="T90">20</text:span><text:span text:style-name="T92">20</text:span><text:span text:style-name="T90">-</text:span><text:span text:style-name="T91">2</text:span><text:span text:style-name="T90">-</text:span><text:span text:style-name="T91">5</text:span><text:span text:style-name="T90">, ore 1</text:span><text:span text:style-name="T91">5</text:span><text:span text:style-name="T90">:</text:span><text:span text:style-name="T91">20</text:span></text:h>
          </text:list-item>
          <text:list-item>
            <text:h text:style-name="P468" text:outline-level="3">Aggiunte testimonianze <text:span text:style-name="T118">da</text:span></text:h>
          </text:list-item>
        </text:list>
        <text:h text:style-name="P247" text:outline-level="3"><text:span text:style-name="T90">20</text:span><text:span text:style-name="T92">20</text:span><text:span text:style-name="T90">-</text:span><text:span text:style-name="T94">2</text:span><text:span text:style-name="T90">-</text:span><text:span text:style-name="T100">5</text:span><text:span text:style-name="T90">, ore 1</text:span><text:span text:style-name="T99">6</text:span><text:span text:style-name="T90">:</text:span><text:span text:style-name="T99">3</text:span><text:span text:style-name="T94">5</text:span></text:h>
        <text:h text:style-name="P469" text:outline-level="3"><text:span text:style-name="T47">Aggiunte testimonianze </text:span><text:span text:style-name="T48">da </text:span><text:span text:style-name="T54">Angelo</text:span><text:span text:style-name="T49"> in </text:span><text:span text:style-name="T54">Inform</text:span><text:span text:style-name="T55">a</text:span><text:span text:style-name="T54">tica Teorica</text:span><text:span text:style-name="T49"> → </text:span><text:span text:style-name="T59">Scarcello</text:span></text:h>
        <text:h text:style-name="P248" text:outline-level="3"><text:span text:style-name="T90">20</text:span><text:span text:style-name="T92">20</text:span><text:span text:style-name="T90">-</text:span><text:span text:style-name="T94">2</text:span><text:span text:style-name="T90">-</text:span><text:span text:style-name="T95">7</text:span><text:span text:style-name="T90">, ore </text:span><text:span text:style-name="T95">15</text:span><text:span text:style-name="T90">:</text:span><text:span text:style-name="T95">30</text:span></text:h>
        <text:h text:style-name="P470" text:outline-level="3"><text:span text:style-name="T47">Aggiunte testimonianze </text:span><text:span text:style-name="T48">da </text:span><text:span text:style-name="T53">Alfredo</text:span><text:span text:style-name="T49"> in </text:span><text:span text:style-name="T56">Linguaggi Formali</text:span><text:span text:style-name="T49"> → </text:span><text:span text:style-name="T56">Saccà e Rullo</text:span></text:h>
        <text:h text:style-name="P237" text:outline-level="3"><text:span text:style-name="T95">20</text:span><text:span text:style-name="T92">20</text:span><text:span text:style-name="T95">-</text:span><text:span text:style-name="T94">2</text:span><text:span text:style-name="T95">-</text:span><text:span text:style-name="T101">12</text:span><text:span text:style-name="T95">, ore 1</text:span><text:span text:style-name="T101">3</text:span><text:span text:style-name="T95">:0</text:span><text:span text:style-name="T101">0</text:span></text:h>
        <text:h text:style-name="P441" text:outline-level="3"><text:span text:style-name="T101">A</text:span><text:span text:style-name="T90">ggiunte testimonianze di Andrea in Programmazione orientata agli oggetti → Nigro</text:span></text:h>
        <text:h text:style-name="P249" text:outline-level="3"><text:soft-page-break/><text:span text:style-name="T90">20</text:span><text:span text:style-name="T92">20</text:span><text:span text:style-name="T90">-</text:span><text:span text:style-name="T94">2</text:span><text:span text:style-name="T90">-</text:span><text:span text:style-name="T96">25</text:span><text:span text:style-name="T90">, ore </text:span><text:span text:style-name="T95">15</text:span><text:span text:style-name="T90">:</text:span><text:span text:style-name="T95">30</text:span></text:h>
        <text:h text:style-name="P471" text:outline-level="3"><text:span text:style-name="T47">Aggiunte testimonianze </text:span><text:span text:style-name="T48">da </text:span><text:span text:style-name="T57">Giovanni Giordano</text:span><text:span text:style-name="T49"> in </text:span><text:span text:style-name="T56">Linguaggi Formali</text:span><text:span text:style-name="T49"> → </text:span><text:span text:style-name="T56">Saccà e Rullo</text:span></text:h>
        <text:h text:style-name="P254" text:outline-level="3"><text:span text:style-name="T104">20</text:span><text:span text:style-name="T105">20</text:span><text:span text:style-name="T104">-</text:span><text:span text:style-name="T106">2</text:span><text:span text:style-name="T104">-</text:span><text:span text:style-name="T107">2</text:span><text:span text:style-name="T108">8</text:span><text:span text:style-name="T104">, ore </text:span><text:span text:style-name="T109">1</text:span><text:span text:style-name="T111">7</text:span><text:span text:style-name="T104">:</text:span><text:span text:style-name="T111">00</text:span></text:h>
        <text:h text:style-name="P474" text:outline-level="3"><text:span text:style-name="T130">Aggiunte testimonianze </text:span><text:span text:style-name="T131">da </text:span></text:h>
        <text:h text:style-name="P256" text:outline-level="3">Testimonianze anonime e di Giovanni Giordano in Architetture → Fabrizio Angiulli</text:h>
        <text:h text:style-name="P250" text:outline-level="3"><text:span text:style-name="T90">20</text:span><text:span text:style-name="T92">20</text:span><text:span text:style-name="T90">-</text:span><text:span text:style-name="T94">2</text:span><text:span text:style-name="T90">-</text:span><text:span text:style-name="T96">2</text:span><text:span text:style-name="T97">8</text:span><text:span text:style-name="T90">, ore </text:span><text:span text:style-name="T95">1</text:span><text:span text:style-name="T98">4</text:span><text:span text:style-name="T90">:</text:span><text:span text:style-name="T98">31</text:span></text:h>
        <text:h text:style-name="P472" text:outline-level="3"><text:span text:style-name="T47">Aggiunte testimonianze </text:span><text:span text:style-name="T48">da </text:span><text:span text:style-name="T58">Angelo e </text:span><text:span text:style-name="T49"><text:s/>in </text:span><text:span text:style-name="T56">Linguaggi Formali</text:span><text:span text:style-name="T49"> → </text:span><text:span text:style-name="T56">Saccà e Rullo</text:span></text:h>
        <text:h text:style-name="P255" text:outline-level="3"><text:span text:style-name="T104">20</text:span><text:span text:style-name="T105">20</text:span><text:span text:style-name="T104">-</text:span><text:span text:style-name="T106">2</text:span><text:span text:style-name="T104">-</text:span><text:span text:style-name="T107">2</text:span><text:span text:style-name="T110">9</text:span><text:span text:style-name="T104">, ore </text:span><text:span text:style-name="T109">1</text:span><text:span text:style-name="T112">4</text:span><text:span text:style-name="T104">:</text:span><text:span text:style-name="T111">00</text:span></text:h>
        <text:h text:style-name="P475" text:outline-level="3"><text:span text:style-name="T130">Aggiunte testimonianze </text:span><text:span text:style-name="T131">da </text:span></text:h>
        <text:h text:style-name="P244" text:outline-level="3">Testimonianze anonime <text:s/>in Architetture → Fabrizio Angiulli</text:h>
        <text:list xml:id="list112511838531835" text:continue-list="list112512158481144" text:style-name="L47">
          <text:list-item>
            <text:list>
              <text:list-item>
                <text:list>
                  <text:list-header>
                    <text:h text:style-name="P230" text:outline-level="3">20<text:span text:style-name="T138">20</text:span>-<text:span text:style-name="T138">6</text:span>-<text:span text:style-name="T138">2</text:span>, ore <text:span text:style-name="T83">1</text:span><text:span text:style-name="T138">9</text:span>:<text:span text:style-name="T138">55</text:span></text:h>
                  </text:list-header>
                </text:list>
              </text:list-item>
            </text:list>
          </text:list-item>
        </text:list>
        <text:h text:style-name="P438" text:outline-level="3">Aggiunte testimonianze <text:span text:style-name="T132">anonime di Ingegneria del Software → Furfaro e Falcone</text:span></text:h>
        <text:list xml:id="list112512665278434" text:continue-numbering="true" text:style-name="L47">
          <text:list-item>
            <text:list>
              <text:list-item>
                <text:list>
                  <text:list-header>
                    <text:h text:style-name="P231" text:outline-level="3">20<text:span text:style-name="T138">20</text:span>-<text:span text:style-name="T138">6</text:span>-<text:span text:style-name="T140">17</text:span>, ore <text:span text:style-name="T83">1</text:span><text:span text:style-name="T140">8</text:span>:<text:span text:style-name="T140">00</text:span></text:h>
                  </text:list-header>
                </text:list>
              </text:list-item>
            </text:list>
          </text:list-item>
        </text:list>
        <text:h text:style-name="P439" text:outline-level="3"><text:span text:style-name="T132">Aggiunte testimonianze </text:span><text:span text:style-name="T133">di Giovanni Giordano e anonime di Calcolo Numerico</text:span><text:span text:style-name="T132"> → </text:span><text:span text:style-name="T133">Yaroslav e Marat</text:span></text:h>
        <text:h text:style-name="P252" text:outline-level="3"><text:span text:style-name="T90">20</text:span><text:span text:style-name="T92">20</text:span><text:span text:style-name="T90">-</text:span><text:span text:style-name="T103">7</text:span><text:span text:style-name="T90">-</text:span><text:span text:style-name="T103">13</text:span><text:span text:style-name="T90">, ore 1</text:span><text:span text:style-name="T99">6</text:span><text:span text:style-name="T90">:</text:span><text:span text:style-name="T103">00</text:span></text:h>
        <text:h text:style-name="P476" text:outline-level="3"><text:span text:style-name="T132">Aggiunte testimonianze </text:span><text:span text:style-name="T134">da </text:span><text:span text:style-name="T135">Angelo</text:span><text:span text:style-name="T136"> in </text:span><text:span text:style-name="T135">Inform</text:span><text:span text:style-name="T137">a</text:span><text:span text:style-name="T135">tica Teorica</text:span><text:span text:style-name="T136"> → </text:span><text:span text:style-name="T135">Scarcello</text:span></text:h>
        <text:h text:style-name="P238" text:outline-level="3"><text:soft-page-break/>20<text:span text:style-name="T138">20</text:span>-<text:span text:style-name="T148">7-22, ore 19:00</text:span></text:h>
        <text:h text:style-name="P442" text:outline-level="3">Aggiunte testimonianze di Rak di Basi di dati Evolute → Sergio Greco</text:h>
        <text:h text:style-name="P444" text:outline-level="3">2020-9-9,ore 14:40</text:h>
        <text:h text:style-name="P443" text:outline-level="3">Aggiunte testimonianze di Emanu di Ingegneria del software→Angelo furfaro</text:h>
        <text:h text:style-name="P445" text:outline-level="3"><text:soft-page-break/>2020-9-<text:span text:style-name="T164">18</text:span>,ore <text:span text:style-name="T164">18</text:span>:40</text:h>
        <text:h text:style-name="P447" text:outline-level="3"><text:span text:style-name="T60">Aggiunte testimonianze </text:span><text:span text:style-name="T61">anonime</text:span><text:span text:style-name="T60"> di </text:span><text:span text:style-name="T61">Intelligenza Artificiale e Rappresentazione della conoscenza</text:span><text:span text:style-name="T60">→</text:span><text:span text:style-name="T61">Palopoli</text:span></text:h>
        <text:h text:style-name="P251" text:outline-level="3"><text:span text:style-name="T90">20</text:span><text:span text:style-name="T92">20</text:span><text:span text:style-name="T90">-</text:span><text:span text:style-name="T102">9</text:span><text:span text:style-name="T90">-</text:span><text:span text:style-name="T96">2</text:span><text:span text:style-name="T102">6</text:span><text:span text:style-name="T90">, ore </text:span><text:span text:style-name="T95">1</text:span><text:span text:style-name="T102">6</text:span><text:span text:style-name="T90">:</text:span><text:span text:style-name="T102">25</text:span></text:h>
        <text:h text:style-name="P473" text:outline-level="3"><text:span text:style-name="T62">Aggiunte testimonianze </text:span><text:span text:style-name="T63">da </text:span><text:span text:style-name="T64">Angelo e </text:span><text:span text:style-name="T65"><text:s/>in </text:span><text:span text:style-name="T66">Linguaggi Formali</text:span><text:span text:style-name="T65"> → </text:span><text:span text:style-name="T66">Saccà e Rullo</text:span></text:h>
        <text:p text:style-name="P45">Sono stati inoltre apportate modifiche alla formattazione del documento:</text:p>
        <text:list xml:id="list768253297" text:style-name="L52">
          <text:list-item>
            <text:p text:style-name="P297">usati gli # per separare le grandi sezioni</text:p>
            <text:list>
              <text:list-item>
                <text:p text:style-name="P297">usati gli % per separare piccole sezioni</text:p>
                <text:list>
                  <text:list-item>
                    <text:p text:style-name="P297">usato grassetto per indicare il professore della grande sezione </text:p>
                  </text:list-item>
                </text:list>
              </text:list-item>
            </text:list>
          </text:list-item>
        </text:list>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Liberation Sans1" svg:font-family="'Liberation Sans'"/>
    <style:font-face style:name="Liberation Serif1" svg:font-family="'Liberation Serif'"/>
    <style:font-face style:name="OpenSymbol" svg:font-family="OpenSymbol"/>
    <style:font-face style:name="FreeSerif" svg:font-family="FreeSerif" style:font-family-generic="roman"/>
    <style:font-face style:name="Cambria" svg:font-family="Cambria"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iberation Sans3" svg:font-family="'Liberation Sans'" style:font-family-generic="system" style:font-pitch="variable"/>
    <style:font-face style:name="Liberation Serif2" svg:font-family="'Liberation Serif'" style:font-family-generic="system" style:font-pitch="variable"/>
    <style:font-face style:name="MS Mincho" svg:font-family="'MS Mincho'" style:font-family-generic="system" style:font-pitch="variable"/>
    <style:font-face style:name="Noto Sans Thin" svg:font-family="'Noto Sans Thin'" style:font-family-generic="system" style:font-pitch="variable"/>
    <style:font-face style:name="OpenSymbol3" svg:font-family="OpenSymbol" style:font-family-generic="system" style:font-pitch="variable"/>
    <style:font-face style:name="PMingLiU1" svg:font-family="PMingLiU"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Noto Sans Thin" style:font-size-asian="12pt" style:language-asian="en" style:country-asian="US" style:font-name-complex="Noto Sans Thin" style:font-size-complex="12pt" style:language-complex="en" style:country-complex="US"/>
    </style:default-style>
    <style:default-style style:family="paragraph">
      <style:paragraph-properties style:text-autospace="ideograph-alpha" style:punctuation-wrap="hanging" style:line-break="strict" style:tab-stop-distance="1.249cm" style:writing-mode="lr-tb"/>
      <style:text-properties fo:color="#000000" style:font-name="Times New Roman" fo:font-size="12pt" fo:language="en" fo:country="US" style:font-name-asian="Noto Sans Thin" style:font-size-asian="12pt" style:language-asian="en" style:country-asian="US" style:font-name-complex="Noto Sans Thin"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style>
    <style:style style:name="Text_20_body" style:display-name="Text body" style:family="paragraph" style:parent-style-name="Normal" style:class="text">
      <style:paragraph-properties fo:margin-top="0cm" fo:margin-bottom="0.247cm" loext:contextual-spacing="false" fo:line-height="120%"/>
      <style:text-properties fo:font-size="18pt"/>
    </style:style>
    <style:style style:name="Normal" style:family="paragraph">
      <style:paragraph-properties fo:orphans="2" fo:widows="2" style:writing-mode="lr-tb"/>
      <style:text-properties style:font-name="Liberation Serif1" fo:font-family="'Liberation Serif'" fo:font-size="12pt" fo:language="it" fo:country="IT"/>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1"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paragraph-properties fo:margin-left="0cm" fo:margin-right="0cm" fo:margin-top="0.247cm" fo:margin-bottom="0.212cm" loext:contextual-spacing="false" fo:text-indent="0cm" style:auto-text-indent="false"/>
      <style:text-properties fo:font-size="16pt" fo:font-style="italic" style:text-underline-style="solid" style:text-underline-width="auto" style:text-underline-color="font-color" fo:font-weight="normal"/>
    </style:style>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Heading_20_1" style:display-name="Heading 1" style:family="paragraph" style:parent-style-name="Heading" style:next-style-name="Text_20_body" style:class="text">
      <loext:graphic-properties draw:fill="none" draw:fill-color="#cfe7f5"/>
      <style:paragraph-properties fo:margin-left="0cm" fo:margin-right="0cm" fo:margin-top="0.423cm" fo:margin-bottom="0.212cm" loext:contextual-spacing="false" fo:text-align="end" style:justify-single-word="false" fo:text-indent="0cm" style:auto-text-indent="false" fo:background-color="transparent"/>
      <style:text-properties fo:font-size="21pt" style:text-underline-style="solid" style:text-underline-width="auto" style:text-underline-color="font-color" fo:font-weight="bold"/>
    </style:style>
    <style:style style:name="Heading_20_2" style:display-name="Heading 2" style:family="paragraph" style:parent-style-name="Heading" style:next-style-name="Text_20_body" style:class="text">
      <style:paragraph-properties fo:margin-left="0cm" fo:margin-right="0cm" fo:margin-top="0.353cm" fo:margin-bottom="0.212cm" loext:contextual-spacing="false" fo:text-indent="0cm" style:auto-text-indent="false"/>
      <style:text-properties fo:font-size="18pt" fo:font-style="italic" fo:font-weight="bold"/>
    </style:style>
    <style:style style:name="Horizontal_20_Line" style:display-name="Horizontal Line" style:family="paragraph" style:parent-style-name="Normal" style:next-style-name="Text_20_body" style:class="html">
      <style:paragraph-properties fo:margin-top="0cm" fo:margin-bottom="0.499cm" loext:contextual-spacing="false" fo:padding="0cm" fo:border-left="none" fo:border-right="none" fo:border-top="none" fo:border-bottom="0.14pt solid #808080"/>
      <style:text-properties fo:font-size="6pt"/>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Illustration" style:family="paragraph" style:parent-style-name="Caption" style:class="extra">
      <style:text-properties fo:font-size="14pt"/>
    </style:style>
    <style:style style:name="List_20_Paragraph" style:display-name="List Paragraph" style:family="paragraph" style:parent-style-name="Standard" style:default-outline-level="">
      <style:paragraph-properties fo:margin-left="1.27cm" fo:margin-right="0cm" fo:orphans="2" fo:widows="2" fo:text-indent="0cm" style:auto-text-indent="false"/>
      <style:text-properties style:font-name="Cambria" fo:font-family="Cambria" style:font-family-generic="roman" style:font-pitch="variable" fo:font-size="12pt" fo:language="it" fo:country="IT" style:font-name-asian="MS Mincho" style:font-family-asian="'MS Mincho'" style:font-family-generic-asian="system" style:font-pitch-asian="variable" style:font-size-asian="12pt" style:language-asian="it" style:country-asian="IT" style:font-name-complex="Cambria1" style:font-family-complex="Cambria" style:font-family-generic-complex="system" style:font-pitch-complex="variable" style:language-complex="ar" style:country-complex="SA"/>
    </style:style>
    <style:style style:name="No_20_Spacing" style:display-name="No Spacing" style:family="paragraph" style:default-outline-level="">
      <style:paragraph-properties fo:text-align="start" style:justify-single-word="false" fo:orphans="2" fo:widows="2" style:writing-mode="lr-tb"/>
      <style:text-properties style:font-name="PMingLiU" fo:font-family="PMingLiU" style:font-family-generic="roman" style:font-pitch="variable" fo:font-size="11pt" fo:language="it" fo:country="IT" style:font-name-asian="MS Mincho" style:font-family-asian="'MS Mincho'" style:font-family-generic-asian="system" style:font-pitch-asian="variable" style:font-size-asian="11pt" style:language-asian="it" style:country-asian="IT" style:font-name-complex="PMingLiU1" style:font-family-complex="PMingLiU" style:font-family-generic-complex="system" style:font-pitch-complex="variable" style:font-size-complex="12pt" style:language-complex="ar" style:country-complex="SA"/>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fo:color="#000000" style:font-name="Times New Roman" fo:font-family="'Times New Roman'" style:font-family-generic="roman" style:font-pitch="variable" fo:font-size="12pt" fo:language="en" fo:country="US" style:letter-kerning="true" style:font-name-asian="Noto Sans Thin" style:font-family-asian="'Noto Sans Thi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fo:hyphenate="false"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20%"/>
      <style:text-properties fo:font-size="18pt" style:font-size-asian="18pt"/>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fo:font-family="OpenSymbol"/>
    </style:style>
    <style:style style:name="Emphasis_5f_text" style:display-name="Emphasis_text" style:family="text">
      <style:text-properties fo:font-style="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text-properties style:font-name="Times New Roman" fo:font-family="'Times New Roman'" style:font-family-generic="roman" style:font-pitch="variable" style:font-name-asian="MS Mincho" style:font-family-asian="'MS Mincho'"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MS Mincho" style:font-family-asian="'MS Mincho'"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MS Mincho" style:font-family-asian="'MS Mincho'" style:font-family-generic-asian="system" style:font-pitch-asian="variable" style:font-name-complex="Wingdings" style:font-family-complex="Wingdings" style:font-family-generic-complex="system" style:font-pitch-complex="variable"/>
    </style:style>
    <style:style style:name="ListLabel_20_4" style:display-name="ListLabel 4" style:family="text">
      <style:text-properties style:font-name-asian="MS Mincho" style:font-family-asian="'MS Mincho'" style:font-family-generic-asian="system" style:font-pitch-asian="variable" style:font-name-complex="Symbol" style:font-family-complex="Symbol" style:font-family-generic-complex="system" style:font-pitch-complex="variable"/>
    </style:style>
    <style:style style:name="ListLabel_20_5" style:display-name="ListLabel 5" style:family="text">
      <style:text-properties style:font-name-asian="MS Mincho" style:font-family-asian="'MS Mincho'"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MS Mincho" style:font-family-asian="'MS Mincho'" style:font-family-generic-asian="system" style:font-pitch-asian="variable" style:font-name-complex="Wingdings" style:font-family-complex="Wingdings" style:font-family-generic-complex="system" style:font-pitch-complex="variable"/>
    </style:style>
    <style:style style:name="ListLabel_20_7" style:display-name="ListLabel 7" style:family="text">
      <style:text-properties style:font-name-asian="MS Mincho" style:font-family-asian="'MS Mincho'" style:font-family-generic-asian="system" style:font-pitch-asian="variable" style:font-name-complex="Symbol" style:font-family-complex="Symbol" style:font-family-generic-complex="system" style:font-pitch-complex="variable"/>
    </style:style>
    <style:style style:name="ListLabel_20_8" style:display-name="ListLabel 8" style:family="text">
      <style:text-properties style:font-name-asian="MS Mincho" style:font-family-asian="'MS Mincho'"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Wingdings" style:font-family-complex="Wingdings" style:font-family-generic-complex="system" style:font-pitch-complex="variable"/>
    </style:style>
    <style:style style:name="Default_20_Paragraph_20_Font" style:display-name="Default Paragraph Font" style:family="text"/>
    <style:style style:name="Titolo_20_3_20_Carattere" style:display-name="Titolo 3 Carattere" style:family="text" style:parent-style-name="Default_20_Paragraph_20_Font">
      <style:text-properties style:font-name="Liberation Sans2" fo:font-family="'Liberation Sans'" style:font-family-generic="roman" style:font-pitch="variable" fo:font-size="16pt" fo:font-style="italic" style:text-underline-style="solid" style:text-underline-width="auto" style:text-underline-color="font-color" style:font-name-asian="Liberation Sans3" style:font-family-asian="'Liberation Sans'" style:font-family-generic-asian="system" style:font-pitch-asian="variable" style:font-size-asian="16pt" style:language-asian="it" style:country-asian="IT" style:font-style-asian="italic" style:font-name-complex="Liberation Sans3" style:font-family-complex="'Liberation Sans'"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16-09-15T18:35:45.501701468</meta:creation-date>
    <dc:date>2020-10-01T11:22:30.496000000</dc:date>
    <meta:editing-duration>PT11H51M50S</meta:editing-duration>
    <meta:editing-cycles>134</meta:editing-cycles>
    <meta:document-statistic meta:table-count="0" meta:image-count="0" meta:object-count="0" meta:page-count="127" meta:paragraph-count="2123" meta:word-count="12179" meta:character-count="86987" meta:non-whitespace-character-count="77077"/>
  </office:meta>
</office:document-meta>
</file>